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Droid Sans Mono" svg:font-family="'Droid Sans Mono', monospace, monospace, 'Droid Sans Fallback'"/>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표1" style:family="table">
      <style:table-properties style:width="7.4806in" table:align="margins"/>
    </style:style>
    <style:style style:name="표1.A" style:family="table-column">
      <style:table-column-properties style:column-width="1.4958in" style:rel-column-width="13107*"/>
    </style:style>
    <style:style style:name="표1.C" style:family="table-column">
      <style:table-column-properties style:column-width="1.4958in" style:rel-column-width="13106*"/>
    </style:style>
    <style:style style:name="표1.E" style:family="table-column">
      <style:table-column-properties style:column-width="1.4965in" style:rel-column-width="13108*"/>
    </style:style>
    <style:style style:name="표1.A1" style:family="table-cell">
      <style:table-cell-properties fo:padding="0.0382in" fo:border-left="0.05pt solid #000000" fo:border-right="none" fo:border-top="0.05pt solid #000000" fo:border-bottom="0.05pt solid #000000"/>
    </style:style>
    <style:style style:name="표1.E1" style:family="table-cell">
      <style:table-cell-properties fo:padding="0.0382in" fo:border="0.05pt solid #000000"/>
    </style:style>
    <style:style style:name="표1.A2" style:family="table-cell">
      <style:table-cell-properties fo:padding="0.0382in" fo:border-left="0.05pt solid #000000" fo:border-right="none" fo:border-top="none" fo:border-bottom="0.05pt solid #000000"/>
    </style:style>
    <style:style style:name="표1.E2" style:family="table-cell">
      <style:table-cell-properties fo:padding="0.0382in" fo:border-left="0.05pt solid #000000" fo:border-right="0.05pt solid #000000" fo:border-top="none" fo:border-bottom="0.05pt solid #000000"/>
    </style:style>
    <style:style style:name="Table1" style:family="table">
      <style:table-properties style:width="4.1563in" table:align="left"/>
    </style:style>
    <style:style style:name="Table1.A" style:family="table-column">
      <style:table-column-properties style:column-width="0.2507in"/>
    </style:style>
    <style:style style:name="Table1.B" style:family="table-column">
      <style:table-column-properties style:column-width="0.3653in"/>
    </style:style>
    <style:style style:name="Table1.C" style:family="table-column">
      <style:table-column-properties style:column-width="2.0042in"/>
    </style:style>
    <style:style style:name="Table1.D" style:family="table-column">
      <style:table-column-properties style:column-width="1.5361in"/>
    </style:style>
    <style:style style:name="Table1.A1" style:family="table-cell">
      <style:table-cell-properties style:vertical-align="middle" fo:padding="0in" fo:border="none"/>
    </style:style>
    <style:style style:name="Table2" style:family="table">
      <style:table-properties style:width="7.4806in" table:align="margins"/>
    </style:style>
    <style:style style:name="Table2.A" style:family="table-column">
      <style:table-column-properties style:column-width="1.4958in" style:rel-column-width="13107*"/>
    </style:style>
    <style:style style:name="Table2.C" style:family="table-column">
      <style:table-column-properties style:column-width="1.4958in" style:rel-column-width="13106*"/>
    </style:style>
    <style:style style:name="Table2.E" style:family="table-column">
      <style:table-column-properties style:column-width="1.4965in" style:rel-column-width="13108*"/>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표2" style:family="table">
      <style:table-properties style:width="7.4806in" table:align="margins"/>
    </style:style>
    <style:style style:name="표2.A" style:family="table-column">
      <style:table-column-properties style:column-width="1.4958in" style:rel-column-width="13107*"/>
    </style:style>
    <style:style style:name="표2.C" style:family="table-column">
      <style:table-column-properties style:column-width="1.4958in" style:rel-column-width="13106*"/>
    </style:style>
    <style:style style:name="표2.E" style:family="table-column">
      <style:table-column-properties style:column-width="1.4965in" style:rel-column-width="13108*"/>
    </style:style>
    <style:style style:name="표2.A1" style:family="table-cell">
      <style:table-cell-properties fo:padding="0.0382in" fo:border-left="0.05pt solid #000000" fo:border-right="none" fo:border-top="0.05pt solid #000000" fo:border-bottom="0.05pt solid #000000"/>
    </style:style>
    <style:style style:name="표2.E1" style:family="table-cell">
      <style:table-cell-properties fo:padding="0.0382in" fo:border="0.05pt solid #000000"/>
    </style:style>
    <style:style style:name="표2.A2" style:family="table-cell">
      <style:table-cell-properties fo:padding="0.0382in" fo:border-left="0.05pt solid #000000" fo:border-right="none" fo:border-top="none" fo:border-bottom="0.05pt solid #000000"/>
    </style:style>
    <style:style style:name="표2.E2" style:family="table-cell">
      <style:table-cell-properties fo:padding="0.0382in" fo:border-left="0.05pt solid #000000" fo:border-right="0.05pt solid #000000" fo:border-top="none" fo:border-bottom="0.05pt solid #000000"/>
    </style:style>
    <style:style style:name="표3" style:family="table">
      <style:table-properties style:width="4.3257in" table:align="left"/>
    </style:style>
    <style:style style:name="표3.A" style:family="table-column">
      <style:table-column-properties style:column-width="1.5542in"/>
    </style:style>
    <style:style style:name="표3.B" style:family="table-column">
      <style:table-column-properties style:column-width="0.9465in"/>
    </style:style>
    <style:style style:name="표3.C" style:family="table-column">
      <style:table-column-properties style:column-width="0.9125in"/>
    </style:style>
    <style:style style:name="표3.A1" style:family="table-cell">
      <style:table-cell-properties fo:padding="0.0382in" fo:border-left="0.05pt solid #000000" fo:border-right="none" fo:border-top="0.05pt solid #000000" fo:border-bottom="0.05pt solid #000000"/>
    </style:style>
    <style:style style:name="표3.D1" style:family="table-cell">
      <style:table-cell-properties fo:padding="0.0382in" fo:border="0.05pt solid #000000"/>
    </style:style>
    <style:style style:name="표3.A2" style:family="table-cell">
      <style:table-cell-properties fo:padding="0.0382in" fo:border-left="0.05pt solid #000000" fo:border-right="none" fo:border-top="none" fo:border-bottom="0.05pt solid #000000"/>
    </style:style>
    <style:style style:name="표3.D2" style:family="table-cell">
      <style:table-cell-properties fo:padding="0.0382in" fo:border-left="0.05pt solid #000000" fo:border-right="0.05pt solid #000000" fo:border-top="none" fo:border-bottom="0.05pt solid #000000"/>
    </style:style>
    <style:style style:name="표5" style:family="table">
      <style:table-properties style:width="4.766in" table:align="left"/>
    </style:style>
    <style:style style:name="표5.A" style:family="table-column">
      <style:table-column-properties style:column-width="1.5542in"/>
    </style:style>
    <style:style style:name="표5.B" style:family="table-column">
      <style:table-column-properties style:column-width="1.1326in"/>
    </style:style>
    <style:style style:name="표5.C" style:family="table-column">
      <style:table-column-properties style:column-width="1.0396in"/>
    </style:style>
    <style:style style:name="표5.A1" style:family="table-cell">
      <style:table-cell-properties fo:padding="0.0382in" fo:border-left="0.05pt solid #000000" fo:border-right="none" fo:border-top="0.05pt solid #000000" fo:border-bottom="0.05pt solid #000000"/>
    </style:style>
    <style:style style:name="표5.D1" style:family="table-cell">
      <style:table-cell-properties fo:padding="0.0382in" fo:border="0.05pt solid #000000"/>
    </style:style>
    <style:style style:name="표5.A2" style:family="table-cell">
      <style:table-cell-properties fo:padding="0.0382in" fo:border-left="0.05pt solid #000000" fo:border-right="none" fo:border-top="none" fo:border-bottom="0.05pt solid #000000"/>
    </style:style>
    <style:style style:name="표5.D2" style:family="table-cell">
      <style:table-cell-properties fo:padding="0.0382in" fo:border-left="0.05pt solid #000000" fo:border-right="0.05pt solid #000000" fo:border-top="none" fo:border-bottom="0.05pt solid #000000"/>
    </style:style>
    <style:style style:name="표4" style:family="table">
      <style:table-properties style:width="6.6931in" table:align="left"/>
    </style:style>
    <style:style style:name="표4.A" style:family="table-column">
      <style:table-column-properties style:column-width="0.6229in"/>
    </style:style>
    <style:style style:name="표4.B" style:family="table-column">
      <style:table-column-properties style:column-width="0.7938in"/>
    </style:style>
    <style:style style:name="표4.C" style:family="table-column">
      <style:table-column-properties style:column-width="0.6014in"/>
    </style:style>
    <style:style style:name="표4.I" style:family="table-column">
      <style:table-column-properties style:column-width="0.4688in"/>
    </style:style>
    <style:style style:name="표4.K" style:family="table-column">
      <style:table-column-properties style:column-width="0.4056in"/>
    </style:style>
    <style:style style:name="표4.A1" style:family="table-cell">
      <style:table-cell-properties fo:padding="0.0382in" fo:border-left="0.05pt solid #000000" fo:border-right="none" fo:border-top="0.05pt solid #000000" fo:border-bottom="0.05pt solid #000000"/>
    </style:style>
    <style:style style:name="표4.G1" style:family="table-cell">
      <style:table-cell-properties fo:padding="0.0382in" fo:border="0.05pt solid #000000"/>
    </style:style>
    <style:style style:name="표4.A2" style:family="table-cell">
      <style:table-cell-properties fo:padding="0.0382in" fo:border-left="0.05pt solid #000000" fo:border-right="none" fo:border-top="none" fo:border-bottom="0.05pt solid #000000"/>
    </style:style>
    <style:style style:name="표4.K2" style:family="table-cell">
      <style:table-cell-properties fo:padding="0.0382in" fo:border-left="0.05pt solid #000000" fo:border-right="0.05pt solid #000000" fo:border-top="none" fo:border-bottom="0.05pt solid #000000"/>
    </style:style>
    <style:style style:name="표6" style:family="table">
      <style:table-properties style:width="7.4806in" table:align="margins"/>
    </style:style>
    <style:style style:name="표6.A" style:family="table-column">
      <style:table-column-properties style:column-width="0.5903in" style:rel-column-width="5174*"/>
    </style:style>
    <style:style style:name="표6.B" style:family="table-column">
      <style:table-column-properties style:column-width="1.0799in" style:rel-column-width="9458*"/>
    </style:style>
    <style:style style:name="표6.C" style:family="table-column">
      <style:table-column-properties style:column-width="5.8104in" style:rel-column-width="50903*"/>
    </style:style>
    <style:style style:name="표6.A1" style:family="table-cell">
      <style:table-cell-properties fo:padding="0.0382in" fo:border-left="0.05pt solid #000000" fo:border-right="none" fo:border-top="0.05pt solid #000000" fo:border-bottom="0.05pt solid #000000"/>
    </style:style>
    <style:style style:name="표6.C1" style:family="table-cell">
      <style:table-cell-properties fo:padding="0.0382in" fo:border="0.05pt solid #000000"/>
    </style:style>
    <style:style style:name="표6.A2" style:family="table-cell">
      <style:table-cell-properties fo:padding="0.0382in" fo:border-left="0.05pt solid #000000" fo:border-right="none" fo:border-top="none" fo:border-bottom="0.05pt solid #000000"/>
    </style:style>
    <style:style style:name="표6.C2" style:family="table-cell">
      <style:table-cell-properties fo:padding="0.0382in" fo:border-left="0.05pt solid #000000" fo:border-right="0.05pt solid #000000" fo:border-top="none" fo:border-bottom="0.05pt solid #000000"/>
    </style:style>
    <style:style style:name="표8" style:family="table">
      <style:table-properties style:width="5.3576in" table:align="left"/>
    </style:style>
    <style:style style:name="표8.A" style:family="table-column">
      <style:table-column-properties style:column-width="0.4625in"/>
    </style:style>
    <style:style style:name="표8.B" style:family="table-column">
      <style:table-column-properties style:column-width="1.3965in"/>
    </style:style>
    <style:style style:name="표8.C" style:family="table-column">
      <style:table-column-properties style:column-width="0.4444in"/>
    </style:style>
    <style:style style:name="표8.D" style:family="table-column">
      <style:table-column-properties style:column-width="0.5375in"/>
    </style:style>
    <style:style style:name="표8.H" style:family="table-column">
      <style:table-column-properties style:column-width="0.4882in"/>
    </style:style>
    <style:style style:name="표8.I" style:family="table-column">
      <style:table-column-properties style:column-width="0.416in"/>
    </style:style>
    <style:style style:name="표8.A1" style:family="table-cell">
      <style:table-cell-properties fo:padding="0.0382in" fo:border-left="0.05pt solid #000000" fo:border-right="none" fo:border-top="0.05pt solid #000000" fo:border-bottom="0.05pt solid #000000"/>
    </style:style>
    <style:style style:name="표8.I1" style:family="table-cell">
      <style:table-cell-properties fo:padding="0.0382in" fo:border="0.05pt solid #000000"/>
    </style:style>
    <style:style style:name="표8.A2" style:family="table-cell">
      <style:table-cell-properties fo:padding="0.0382in" fo:border-left="0.05pt solid #000000" fo:border-right="none" fo:border-top="none" fo:border-bottom="0.05pt solid #000000"/>
    </style:style>
    <style:style style:name="표8.I2" style:family="table-cell">
      <style:table-cell-properties fo:padding="0.0382in" fo:border-left="0.05pt solid #000000" fo:border-right="0.05pt solid #000000" fo:border-top="none" fo:border-bottom="0.05pt solid #000000"/>
    </style:style>
    <style:style style:name="표7" style:family="table">
      <style:table-properties style:width="4.6729in" table:align="left"/>
    </style:style>
    <style:style style:name="표7.A" style:family="table-column">
      <style:table-column-properties style:column-width="2.8479in"/>
    </style:style>
    <style:style style:name="표7.B" style:family="table-column">
      <style:table-column-properties style:column-width="0.9125in"/>
    </style:style>
    <style:style style:name="표7.A1" style:family="table-cell">
      <style:table-cell-properties fo:padding="0.0382in" fo:border-left="0.05pt solid #000000" fo:border-right="none" fo:border-top="0.05pt solid #000000" fo:border-bottom="0.05pt solid #000000"/>
    </style:style>
    <style:style style:name="표7.C1" style:family="table-cell">
      <style:table-cell-properties fo:padding="0.0382in" fo:border="0.05pt solid #000000"/>
    </style:style>
    <style:style style:name="표7.A2" style:family="table-cell">
      <style:table-cell-properties fo:padding="0.0382in" fo:border-left="0.05pt solid #000000" fo:border-right="none" fo:border-top="none" fo:border-bottom="0.05pt solid #000000"/>
    </style:style>
    <style:style style:name="표7.C2" style:family="table-cell">
      <style:table-cell-properties fo:padding="0.0382in" fo:border-left="0.05pt solid #000000" fo:border-right="0.05pt solid #000000" fo:border-top="none" fo:border-bottom="0.05pt solid #000000"/>
    </style:style>
    <style:style style:name="표9" style:family="table">
      <style:table-properties style:width="7.4806in" table:align="left"/>
    </style:style>
    <style:style style:name="표9.A" style:family="table-column">
      <style:table-column-properties style:column-width="0.5167in"/>
    </style:style>
    <style:style style:name="표9.B" style:family="table-column">
      <style:table-column-properties style:column-width="0.6229in"/>
    </style:style>
    <style:style style:name="표9.C" style:family="table-column">
      <style:table-column-properties style:column-width="0.7938in"/>
    </style:style>
    <style:style style:name="표9.D" style:family="table-column">
      <style:table-column-properties style:column-width="0.6014in"/>
    </style:style>
    <style:style style:name="표9.K" style:family="table-column">
      <style:table-column-properties style:column-width="0.5875in"/>
    </style:style>
    <style:style style:name="표9.L" style:family="table-column">
      <style:table-column-properties style:column-width="0.5576in"/>
    </style:style>
    <style:style style:name="표9.A1" style:family="table-cell">
      <style:table-cell-properties fo:padding="0.0382in" fo:border-left="0.05pt solid #000000" fo:border-right="none" fo:border-top="0.05pt solid #000000" fo:border-bottom="0.05pt solid #000000"/>
    </style:style>
    <style:style style:name="표9.H1" style:family="table-cell">
      <style:table-cell-properties fo:padding="0.0382in" fo:border="0.05pt solid #000000"/>
    </style:style>
    <style:style style:name="표9.A2" style:family="table-cell">
      <style:table-cell-properties fo:padding="0.0382in" fo:border-left="0.05pt solid #000000" fo:border-right="none" fo:border-top="none" fo:border-bottom="0.05pt solid #000000"/>
    </style:style>
    <style:style style:name="표9.L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f9d21" officeooo:paragraph-rsid="000f9d21"/>
    </style:style>
    <style:style style:name="P2" style:family="paragraph" style:parent-style-name="Standard">
      <style:text-properties officeooo:rsid="0012b3da" officeooo:paragraph-rsid="0012b3da"/>
    </style:style>
    <style:style style:name="P3" style:family="paragraph" style:parent-style-name="Standard">
      <style:text-properties officeooo:rsid="00105ffe" officeooo:paragraph-rsid="00156e24"/>
    </style:style>
    <style:style style:name="P4" style:family="paragraph" style:parent-style-name="Standard">
      <style:text-properties officeooo:rsid="00105ffe" officeooo:paragraph-rsid="0016137e"/>
    </style:style>
    <style:style style:name="P5" style:family="paragraph" style:parent-style-name="Standard">
      <style:text-properties officeooo:rsid="00113659" officeooo:paragraph-rsid="00156e24"/>
    </style:style>
    <style:style style:name="P6" style:family="paragraph" style:parent-style-name="Standard">
      <style:text-properties fo:font-style="italic" fo:font-weight="bold" officeooo:rsid="0012b3da" officeooo:paragraph-rsid="0012b3da" style:font-style-asian="italic" style:font-weight-asian="bold" style:font-style-complex="italic" style:font-weight-complex="bold"/>
    </style:style>
    <style:style style:name="P7" style:family="paragraph" style:parent-style-name="Standard">
      <style:text-properties officeooo:rsid="0016137e" officeooo:paragraph-rsid="0016137e"/>
    </style:style>
    <style:style style:name="P8" style:family="paragraph" style:parent-style-name="Standard">
      <style:text-properties fo:font-weight="bold" officeooo:rsid="00105ffe" officeooo:paragraph-rsid="00156e24" style:font-weight-asian="bold" style:font-weight-complex="bold"/>
    </style:style>
    <style:style style:name="P9" style:family="paragraph" style:parent-style-name="Standard">
      <style:text-properties fo:font-weight="bold" officeooo:rsid="00113659" officeooo:paragraph-rsid="00156e24" style:font-weight-asian="bold" style:font-weight-complex="bold"/>
    </style:style>
    <style:style style:name="P10" style:family="paragraph" style:parent-style-name="Standard">
      <style:text-properties fo:font-weight="bold" officeooo:rsid="0019de0a" officeooo:paragraph-rsid="0019de0a" style:font-weight-asian="bold" style:font-weight-complex="bold"/>
    </style:style>
    <style:style style:name="P11" style:family="paragraph" style:parent-style-name="Standard">
      <style:text-properties fo:font-weight="bold" officeooo:rsid="001c4bac" officeooo:paragraph-rsid="001c4bac" style:font-weight-asian="bold" style:font-weight-complex="bold"/>
    </style:style>
    <style:style style:name="P12" style:family="paragraph" style:parent-style-name="Standard">
      <style:text-properties fo:font-weight="bold" officeooo:rsid="00217a1f" officeooo:paragraph-rsid="00217a1f" style:font-weight-asian="bold" style:font-weight-complex="bold"/>
    </style:style>
    <style:style style:name="P13" style:family="paragraph" style:parent-style-name="Standard">
      <style:text-properties fo:font-weight="bold" officeooo:rsid="0034798c" officeooo:paragraph-rsid="0034798c" style:font-weight-asian="bold" style:font-weight-complex="bold"/>
    </style:style>
    <style:style style:name="P14" style:family="paragraph" style:parent-style-name="Standard">
      <style:text-properties fo:font-weight="bold" officeooo:rsid="0034dfd0" officeooo:paragraph-rsid="0034dfd0" style:font-weight-asian="bold" style:font-weight-complex="bold"/>
    </style:style>
    <style:style style:name="P15" style:family="paragraph" style:parent-style-name="Standard">
      <style:text-properties fo:font-weight="bold" officeooo:rsid="00379e9f" officeooo:paragraph-rsid="00379e9f" style:font-weight-asian="bold" style:font-weight-complex="bold"/>
    </style:style>
    <style:style style:name="P16" style:family="paragraph" style:parent-style-name="Standard">
      <style:text-properties fo:font-weight="bold" officeooo:rsid="0039bf20" officeooo:paragraph-rsid="0039bf20" style:font-weight-asian="bold" style:font-weight-complex="bold"/>
    </style:style>
    <style:style style:name="P17" style:family="paragraph" style:parent-style-name="Standard">
      <style:text-properties fo:font-weight="bold" officeooo:rsid="002aed63" officeooo:paragraph-rsid="005011ee" style:font-weight-asian="bold" style:font-weight-complex="bold"/>
    </style:style>
    <style:style style:name="P18" style:family="paragraph" style:parent-style-name="Standard">
      <style:text-properties fo:font-weight="bold" officeooo:rsid="00556289" officeooo:paragraph-rsid="00556289" style:font-weight-asian="bold" style:font-weight-complex="bold"/>
    </style:style>
    <style:style style:name="P19" style:family="paragraph" style:parent-style-name="Standard">
      <style:text-properties fo:font-weight="bold" officeooo:rsid="00744a4d" officeooo:paragraph-rsid="00744a4d" style:font-weight-asian="bold" style:font-weight-complex="bold"/>
    </style:style>
    <style:style style:name="P20" style:family="paragraph" style:parent-style-name="Standard">
      <style:text-properties fo:font-weight="bold" officeooo:rsid="00108b0b" officeooo:paragraph-rsid="00765e65" style:font-weight-asian="bold" style:font-weight-complex="bold"/>
    </style:style>
    <style:style style:name="P21" style:family="paragraph" style:parent-style-name="Standard">
      <style:text-properties fo:font-weight="bold" officeooo:rsid="0080409e" officeooo:paragraph-rsid="0080409e" style:font-weight-asian="bold" style:font-weight-complex="bold"/>
    </style:style>
    <style:style style:name="P22" style:family="paragraph" style:parent-style-name="Standard">
      <style:text-properties fo:font-weight="bold" officeooo:rsid="00a35135" officeooo:paragraph-rsid="00a35135" style:font-weight-asian="bold" style:font-weight-complex="bold"/>
    </style:style>
    <style:style style:name="P23" style:family="paragraph" style:parent-style-name="Standard">
      <style:text-properties fo:font-weight="bold" officeooo:rsid="00a76be7" officeooo:paragraph-rsid="00a76be7" style:font-weight-asian="bold" style:font-weight-complex="bold"/>
    </style:style>
    <style:style style:name="P24" style:family="paragraph" style:parent-style-name="Standard">
      <style:text-properties fo:font-weight="bold" officeooo:rsid="00aa8fbd" officeooo:paragraph-rsid="00aa8fbd" style:font-weight-asian="bold" style:font-weight-complex="bold"/>
    </style:style>
    <style:style style:name="P25" style:family="paragraph" style:parent-style-name="Standard">
      <style:text-properties fo:font-weight="bold" officeooo:rsid="00ad094e" officeooo:paragraph-rsid="00ad094e" style:font-weight-asian="bold" style:font-weight-complex="bold"/>
    </style:style>
    <style:style style:name="P26" style:family="paragraph" style:parent-style-name="Standard">
      <style:text-properties fo:font-weight="bold" officeooo:rsid="00b26b8b" officeooo:paragraph-rsid="00b26b8b" style:font-weight-asian="bold" style:font-weight-complex="bold"/>
    </style:style>
    <style:style style:name="P27" style:family="paragraph" style:parent-style-name="Standard">
      <style:text-properties fo:font-weight="bold" officeooo:rsid="00b45b96" officeooo:paragraph-rsid="00b45b96" style:font-weight-asian="bold" style:font-weight-complex="bold"/>
    </style:style>
    <style:style style:name="P28" style:family="paragraph" style:parent-style-name="Standard">
      <style:text-properties fo:font-weight="bold" officeooo:rsid="00b6cec8" officeooo:paragraph-rsid="00b6cec8" style:font-weight-asian="bold" style:font-weight-complex="bold"/>
    </style:style>
    <style:style style:name="P29" style:family="paragraph" style:parent-style-name="Standard">
      <style:text-properties fo:font-weight="bold" officeooo:rsid="00b7d5fe" officeooo:paragraph-rsid="00b7d5fe" style:font-weight-asian="bold" style:font-weight-complex="bold"/>
    </style:style>
    <style:style style:name="P30" style:family="paragraph" style:parent-style-name="Standard">
      <style:text-properties fo:font-weight="bold" officeooo:rsid="00bd6735" officeooo:paragraph-rsid="00bd6735" style:font-weight-asian="bold" style:font-weight-complex="bold"/>
    </style:style>
    <style:style style:name="P31" style:family="paragraph" style:parent-style-name="Standard">
      <style:text-properties fo:font-weight="bold" officeooo:rsid="00c4caa6" officeooo:paragraph-rsid="00c4caa6" style:font-weight-asian="bold" style:font-weight-complex="bold"/>
    </style:style>
    <style:style style:name="P32" style:family="paragraph" style:parent-style-name="Standard">
      <style:text-properties fo:font-weight="bold" officeooo:rsid="00c9556a" officeooo:paragraph-rsid="00c9556a" style:font-weight-asian="bold" style:font-weight-complex="bold"/>
    </style:style>
    <style:style style:name="P33" style:family="paragraph" style:parent-style-name="Standard">
      <style:text-properties fo:font-weight="bold" officeooo:rsid="00c87d6a" officeooo:paragraph-rsid="00d362a8" style:font-weight-asian="bold" style:font-weight-complex="bold"/>
    </style:style>
    <style:style style:name="P34" style:family="paragraph" style:parent-style-name="Standard">
      <style:text-properties fo:font-weight="bold" officeooo:rsid="00d375c5" officeooo:paragraph-rsid="00d375c5" style:font-weight-asian="bold" style:font-weight-complex="bold"/>
    </style:style>
    <style:style style:name="P35" style:family="paragraph" style:parent-style-name="Standard">
      <style:text-properties fo:font-weight="bold" officeooo:rsid="00d58f7a" officeooo:paragraph-rsid="00d903ee" style:font-weight-asian="bold" style:font-weight-complex="bold"/>
    </style:style>
    <style:style style:name="P36" style:family="paragraph" style:parent-style-name="Standard">
      <style:text-properties fo:font-weight="bold" officeooo:rsid="00d95210" officeooo:paragraph-rsid="00d95210" style:font-weight-asian="bold" style:font-weight-complex="bold"/>
    </style:style>
    <style:style style:name="P37" style:family="paragraph" style:parent-style-name="Standard">
      <style:text-properties fo:font-weight="bold" officeooo:rsid="005758b2" officeooo:paragraph-rsid="005758b2" style:font-weight-asian="bold" style:font-weight-complex="bold"/>
    </style:style>
    <style:style style:name="P38" style:family="paragraph" style:parent-style-name="Standard">
      <style:text-properties fo:font-weight="bold" officeooo:rsid="006a5078" officeooo:paragraph-rsid="006a5078" style:font-weight-asian="bold" style:font-weight-complex="bold"/>
    </style:style>
    <style:style style:name="P39" style:family="paragraph" style:parent-style-name="Standard">
      <style:text-properties officeooo:rsid="0016483d" officeooo:paragraph-rsid="0016483d"/>
    </style:style>
    <style:style style:name="P40" style:family="paragraph" style:parent-style-name="Standard">
      <style:text-properties officeooo:rsid="0019de0a" officeooo:paragraph-rsid="0019de0a"/>
    </style:style>
    <style:style style:name="P41" style:family="paragraph" style:parent-style-name="Standard">
      <style:text-properties officeooo:rsid="001c4bac" officeooo:paragraph-rsid="001c4bac"/>
    </style:style>
    <style:style style:name="P42" style:family="paragraph" style:parent-style-name="Standard">
      <style:text-properties officeooo:rsid="001c4bac" officeooo:paragraph-rsid="00217a1f"/>
    </style:style>
    <style:style style:name="P43" style:family="paragraph" style:parent-style-name="Standard">
      <style:text-properties officeooo:rsid="001d76da" officeooo:paragraph-rsid="001d76da"/>
    </style:style>
    <style:style style:name="P44" style:family="paragraph" style:parent-style-name="Standard">
      <style:text-properties officeooo:rsid="001ee0d3" officeooo:paragraph-rsid="001ee0d3"/>
    </style:style>
    <style:style style:name="P45" style:family="paragraph" style:parent-style-name="Standard">
      <style:text-properties officeooo:rsid="001f68cc" officeooo:paragraph-rsid="001f68cc"/>
    </style:style>
    <style:style style:name="P46" style:family="paragraph" style:parent-style-name="Standard">
      <style:text-properties officeooo:rsid="001a8616" officeooo:paragraph-rsid="0021718a"/>
    </style:style>
    <style:style style:name="P47" style:family="paragraph" style:parent-style-name="Standard">
      <style:text-properties officeooo:rsid="00217a1f" officeooo:paragraph-rsid="00217a1f"/>
    </style:style>
    <style:style style:name="P48" style:family="paragraph" style:parent-style-name="Standard">
      <style:text-properties officeooo:rsid="0025f455" officeooo:paragraph-rsid="0026750a"/>
    </style:style>
    <style:style style:name="P49" style:family="paragraph" style:parent-style-name="Standard">
      <style:text-properties officeooo:rsid="0025f455" officeooo:paragraph-rsid="001c4bac"/>
    </style:style>
    <style:style style:name="P50" style:family="paragraph" style:parent-style-name="Standard">
      <style:text-properties fo:font-style="normal" fo:font-weight="bold" officeooo:rsid="00259dad" officeooo:paragraph-rsid="00259dad" style:font-style-asian="normal" style:font-weight-asian="bold" style:font-style-complex="normal" style:font-weight-complex="bold"/>
    </style:style>
    <style:style style:name="P51" style:family="paragraph" style:parent-style-name="Standard">
      <style:text-properties officeooo:rsid="00259dad" officeooo:paragraph-rsid="00327991"/>
    </style:style>
    <style:style style:name="P52" style:family="paragraph" style:parent-style-name="Standard">
      <style:text-properties officeooo:rsid="00327991" officeooo:paragraph-rsid="00327991"/>
    </style:style>
    <style:style style:name="P53" style:family="paragraph" style:parent-style-name="Standard">
      <style:text-properties style:text-line-through-style="solid" style:text-line-through-type="single" officeooo:rsid="0025f455" officeooo:paragraph-rsid="0026750a"/>
    </style:style>
    <style:style style:name="P54" style:family="paragraph" style:parent-style-name="Standard">
      <style:text-properties style:text-line-through-style="solid" style:text-line-through-type="single" officeooo:rsid="00c573c9" officeooo:paragraph-rsid="00c573c9"/>
    </style:style>
    <style:style style:name="P55" style:family="paragraph" style:parent-style-name="Standard">
      <style:text-properties style:text-line-through-style="solid" style:text-line-through-type="single" fo:font-size="12pt" style:text-underline-style="none" officeooo:rsid="00eba2a3" officeooo:paragraph-rsid="00eba2a3" style:font-size-asian="10.5pt" style:font-size-complex="12pt"/>
    </style:style>
    <style:style style:name="P56" style:family="paragraph" style:parent-style-name="Standard">
      <style:text-properties officeooo:rsid="0034798c" officeooo:paragraph-rsid="0034798c"/>
    </style:style>
    <style:style style:name="P57" style:family="paragraph" style:parent-style-name="Standard">
      <style:text-properties officeooo:rsid="0034dfd0" officeooo:paragraph-rsid="0034dfd0"/>
    </style:style>
    <style:style style:name="P58" style:family="paragraph" style:parent-style-name="Standard">
      <style:text-properties officeooo:rsid="00379e9f" officeooo:paragraph-rsid="00379e9f"/>
    </style:style>
    <style:style style:name="P59" style:family="paragraph" style:parent-style-name="Standard">
      <style:text-properties officeooo:rsid="00379e9f" officeooo:paragraph-rsid="00398082"/>
    </style:style>
    <style:style style:name="P60" style:family="paragraph" style:parent-style-name="Standard">
      <style:text-properties officeooo:rsid="0039bf20" officeooo:paragraph-rsid="0039bf20"/>
    </style:style>
    <style:style style:name="P61" style:family="paragraph" style:parent-style-name="Standard">
      <style:text-properties officeooo:rsid="003be1bf" officeooo:paragraph-rsid="003be1bf"/>
    </style:style>
    <style:style style:name="P62" style:family="paragraph" style:parent-style-name="Standard">
      <style:text-properties officeooo:rsid="002aed63" officeooo:paragraph-rsid="005011ee"/>
    </style:style>
    <style:style style:name="P63" style:family="paragraph" style:parent-style-name="Standard">
      <style:text-properties officeooo:rsid="001e0869" officeooo:paragraph-rsid="005011ee"/>
    </style:style>
    <style:style style:name="P64" style:family="paragraph" style:parent-style-name="Standard">
      <style:text-properties officeooo:paragraph-rsid="005011ee"/>
    </style:style>
    <style:style style:name="P65" style:family="paragraph" style:parent-style-name="Standard">
      <style:text-properties officeooo:rsid="00512b8a" officeooo:paragraph-rsid="00512b8a"/>
    </style:style>
    <style:style style:name="P66" style:family="paragraph" style:parent-style-name="Standard">
      <style:text-properties fo:font-weight="normal" officeooo:rsid="00556289" officeooo:paragraph-rsid="00556289" style:font-weight-asian="normal" style:font-weight-complex="normal"/>
    </style:style>
    <style:style style:name="P67" style:family="paragraph" style:parent-style-name="Standard">
      <style:text-properties officeooo:rsid="005758b2" officeooo:paragraph-rsid="005758b2"/>
    </style:style>
    <style:style style:name="P68" style:family="paragraph" style:parent-style-name="Standard">
      <style:text-properties officeooo:rsid="005bae40" officeooo:paragraph-rsid="005bae40"/>
    </style:style>
    <style:style style:name="P69" style:family="paragraph" style:parent-style-name="Standard">
      <style:text-properties officeooo:paragraph-rsid="005fad0a"/>
    </style:style>
    <style:style style:name="P70" style:family="paragraph" style:parent-style-name="Standard">
      <style:text-properties officeooo:rsid="006a5078" officeooo:paragraph-rsid="006a5078"/>
    </style:style>
    <style:style style:name="P71" style:family="paragraph" style:parent-style-name="Standard">
      <style:text-properties officeooo:rsid="005a17c8" officeooo:paragraph-rsid="005bae40"/>
    </style:style>
    <style:style style:name="P72" style:family="paragraph" style:parent-style-name="Standard">
      <style:text-properties officeooo:rsid="005d86d0" officeooo:paragraph-rsid="006a5078"/>
    </style:style>
    <style:style style:name="P73" style:family="paragraph" style:parent-style-name="Standard">
      <style:text-properties officeooo:rsid="007004f0" officeooo:paragraph-rsid="007004f0"/>
    </style:style>
    <style:style style:name="P74" style:family="paragraph" style:parent-style-name="Standard">
      <style:text-properties officeooo:rsid="00143786" officeooo:paragraph-rsid="00765e65"/>
    </style:style>
    <style:style style:name="P75" style:family="paragraph" style:parent-style-name="Standard">
      <style:text-properties officeooo:rsid="0077ca79" officeooo:paragraph-rsid="0077ca79"/>
    </style:style>
    <style:style style:name="P76" style:family="paragraph" style:parent-style-name="Standard">
      <style:text-properties officeooo:rsid="0079b577" officeooo:paragraph-rsid="0079b577"/>
    </style:style>
    <style:style style:name="P77" style:family="paragraph" style:parent-style-name="Standard">
      <style:text-properties officeooo:rsid="0079dab1" officeooo:paragraph-rsid="0079dab1"/>
    </style:style>
    <style:style style:name="P78" style:family="paragraph" style:parent-style-name="Standard">
      <style:text-properties officeooo:rsid="0080409e" officeooo:paragraph-rsid="0080409e"/>
    </style:style>
    <style:style style:name="P79" style:family="paragraph" style:parent-style-name="Standard">
      <style:text-properties officeooo:rsid="0080409e" officeooo:paragraph-rsid="008336a4"/>
    </style:style>
    <style:style style:name="P80" style:family="paragraph" style:parent-style-name="Standard">
      <style:text-properties officeooo:rsid="008336a4" officeooo:paragraph-rsid="008336a4"/>
    </style:style>
    <style:style style:name="P81" style:family="paragraph" style:parent-style-name="Standard">
      <style:text-properties officeooo:rsid="008336a4" officeooo:paragraph-rsid="009b04e5"/>
    </style:style>
    <style:style style:name="P82" style:family="paragraph" style:parent-style-name="Standard">
      <style:text-properties officeooo:rsid="009820cc" officeooo:paragraph-rsid="009820cc"/>
    </style:style>
    <style:style style:name="P83" style:family="paragraph" style:parent-style-name="Standard">
      <style:text-properties officeooo:rsid="009ecfd2" officeooo:paragraph-rsid="009ecfd2"/>
    </style:style>
    <style:style style:name="P84" style:family="paragraph" style:parent-style-name="Standard">
      <style:text-properties officeooo:rsid="009e7022" officeooo:paragraph-rsid="009e7022"/>
    </style:style>
    <style:style style:name="P85" style:family="paragraph" style:parent-style-name="Standard">
      <style:text-properties officeooo:rsid="00a35135" officeooo:paragraph-rsid="00a35135"/>
    </style:style>
    <style:style style:name="P86" style:family="paragraph" style:parent-style-name="Standard">
      <style:text-properties officeooo:rsid="00a35135" officeooo:paragraph-rsid="00a38c6b"/>
    </style:style>
    <style:style style:name="P87" style:family="paragraph" style:parent-style-name="Standard">
      <style:text-properties officeooo:rsid="00a38c6b" officeooo:paragraph-rsid="00a38c6b"/>
    </style:style>
    <style:style style:name="P88" style:family="paragraph" style:parent-style-name="Standard">
      <style:text-properties officeooo:rsid="00a76be7" officeooo:paragraph-rsid="00a76be7"/>
    </style:style>
    <style:style style:name="P89" style:family="paragraph" style:parent-style-name="Standard">
      <style:text-properties officeooo:rsid="00aa8fbd" officeooo:paragraph-rsid="00aa8fbd"/>
    </style:style>
    <style:style style:name="P90" style:family="paragraph" style:parent-style-name="Standard">
      <style:text-properties officeooo:rsid="00ad094e" officeooo:paragraph-rsid="00ad094e"/>
    </style:style>
    <style:style style:name="P91" style:family="paragraph" style:parent-style-name="Standard">
      <style:text-properties officeooo:rsid="00b26b8b" officeooo:paragraph-rsid="00b26b8b"/>
    </style:style>
    <style:style style:name="P92" style:family="paragraph" style:parent-style-name="Standard">
      <style:text-properties officeooo:rsid="00b45b96" officeooo:paragraph-rsid="00b45b96"/>
    </style:style>
    <style:style style:name="P93" style:family="paragraph" style:parent-style-name="Standard">
      <style:text-properties officeooo:rsid="00b6cec8" officeooo:paragraph-rsid="00b6cec8"/>
    </style:style>
    <style:style style:name="P94" style:family="paragraph" style:parent-style-name="Standard">
      <style:text-properties officeooo:rsid="00b7d5fe" officeooo:paragraph-rsid="00b7d5fe"/>
    </style:style>
    <style:style style:name="P95" style:family="paragraph" style:parent-style-name="Standard">
      <style:text-properties officeooo:rsid="00b837c4" officeooo:paragraph-rsid="00b837c4"/>
    </style:style>
    <style:style style:name="P96" style:family="paragraph" style:parent-style-name="Standard">
      <style:text-properties officeooo:rsid="00b8da55" officeooo:paragraph-rsid="00b8da55"/>
    </style:style>
    <style:style style:name="P97" style:family="paragraph" style:parent-style-name="Standard">
      <style:text-properties officeooo:rsid="00ba9484" officeooo:paragraph-rsid="00ba9484"/>
    </style:style>
    <style:style style:name="P98" style:family="paragraph" style:parent-style-name="Standard">
      <style:text-properties officeooo:paragraph-rsid="00b6cec8"/>
    </style:style>
    <style:style style:name="P99" style:family="paragraph" style:parent-style-name="Standard">
      <style:text-properties officeooo:rsid="00bd4205" officeooo:paragraph-rsid="00bd4205"/>
    </style:style>
    <style:style style:name="P100" style:family="paragraph" style:parent-style-name="Standard">
      <style:text-properties officeooo:rsid="00bd6735" officeooo:paragraph-rsid="00bd6735"/>
    </style:style>
    <style:style style:name="P101" style:family="paragraph" style:parent-style-name="Standard">
      <style:text-properties officeooo:rsid="00bd6735" officeooo:paragraph-rsid="00bf3419"/>
    </style:style>
    <style:style style:name="P102" style:family="paragraph" style:parent-style-name="Standard">
      <style:text-properties officeooo:rsid="00bd6735" officeooo:paragraph-rsid="00c0d2d7"/>
    </style:style>
    <style:style style:name="P103" style:family="paragraph" style:parent-style-name="Standard">
      <style:text-properties officeooo:rsid="00bf3419" officeooo:paragraph-rsid="00bf3419"/>
    </style:style>
    <style:style style:name="P104" style:family="paragraph" style:parent-style-name="Standard">
      <style:text-properties officeooo:rsid="00c0d2d7" officeooo:paragraph-rsid="00c0d2d7"/>
    </style:style>
    <style:style style:name="P105" style:family="paragraph" style:parent-style-name="Standard">
      <style:text-properties officeooo:rsid="00c4caa6" officeooo:paragraph-rsid="00c4caa6"/>
    </style:style>
    <style:style style:name="P106" style:family="paragraph" style:parent-style-name="Standard">
      <style:text-properties officeooo:rsid="00c573c9" officeooo:paragraph-rsid="00c573c9"/>
    </style:style>
    <style:style style:name="P107" style:family="paragraph" style:parent-style-name="Standard">
      <style:text-properties officeooo:rsid="00c75a8b" officeooo:paragraph-rsid="00c75a8b"/>
    </style:style>
    <style:style style:name="P108" style:family="paragraph" style:parent-style-name="Standard">
      <style:text-properties officeooo:rsid="00c77bc6" officeooo:paragraph-rsid="00c77bc6"/>
    </style:style>
    <style:style style:name="P109" style:family="paragraph" style:parent-style-name="Standard">
      <style:text-properties officeooo:rsid="00c9556a" officeooo:paragraph-rsid="00c9556a"/>
    </style:style>
    <style:style style:name="P110" style:family="paragraph" style:parent-style-name="Standard">
      <style:text-properties officeooo:rsid="00c9556a" officeooo:paragraph-rsid="00cced9d"/>
    </style:style>
    <style:style style:name="P111" style:family="paragraph" style:parent-style-name="Standard">
      <style:text-properties officeooo:rsid="00ca3ee3" officeooo:paragraph-rsid="00ca3ee3"/>
    </style:style>
    <style:style style:name="P112" style:family="paragraph" style:parent-style-name="Standard">
      <style:text-properties officeooo:rsid="00d11c46" officeooo:paragraph-rsid="00d11c46"/>
    </style:style>
    <style:style style:name="P113" style:family="paragraph" style:parent-style-name="Standard">
      <style:text-properties officeooo:rsid="00d24909" officeooo:paragraph-rsid="00d24909"/>
    </style:style>
    <style:style style:name="P114" style:family="paragraph" style:parent-style-name="Standard">
      <style:text-properties officeooo:rsid="00d24909" officeooo:paragraph-rsid="016465a0"/>
    </style:style>
    <style:style style:name="P115" style:family="paragraph" style:parent-style-name="Standard">
      <style:text-properties officeooo:rsid="00d24909" officeooo:paragraph-rsid="01e7fc68"/>
    </style:style>
    <style:style style:name="P116" style:family="paragraph" style:parent-style-name="Standard">
      <style:text-properties officeooo:rsid="00c87d6a" officeooo:paragraph-rsid="00d362a8"/>
    </style:style>
    <style:style style:name="P117" style:family="paragraph" style:parent-style-name="Standard">
      <style:text-properties officeooo:rsid="00d375c5" officeooo:paragraph-rsid="00d375c5"/>
    </style:style>
    <style:style style:name="P118" style:family="paragraph" style:parent-style-name="Standard">
      <style:text-properties officeooo:rsid="00d62ad0" officeooo:paragraph-rsid="00d62ad0"/>
    </style:style>
    <style:style style:name="P119" style:family="paragraph" style:parent-style-name="Standard">
      <style:text-properties officeooo:rsid="00d62ad0" officeooo:paragraph-rsid="016465a0"/>
    </style:style>
    <style:style style:name="P120" style:family="paragraph" style:parent-style-name="Standard">
      <style:text-properties officeooo:rsid="00d62ad0" officeooo:paragraph-rsid="01e7fc68"/>
    </style:style>
    <style:style style:name="P121" style:family="paragraph" style:parent-style-name="Standard">
      <style:text-properties officeooo:rsid="00d6a733" officeooo:paragraph-rsid="00d6a733"/>
    </style:style>
    <style:style style:name="P122" style:family="paragraph" style:parent-style-name="Standard">
      <style:text-properties officeooo:rsid="00d85150" officeooo:paragraph-rsid="00d85150"/>
    </style:style>
    <style:style style:name="P123" style:family="paragraph" style:parent-style-name="Standard">
      <style:text-properties officeooo:rsid="00d58f7a" officeooo:paragraph-rsid="00d903ee"/>
    </style:style>
    <style:style style:name="P124" style:family="paragraph" style:parent-style-name="Standard">
      <style:text-properties fo:font-size="8pt" officeooo:rsid="00d85150" officeooo:paragraph-rsid="00d85150" style:font-size-asian="8pt" style:font-size-complex="8pt"/>
    </style:style>
    <style:style style:name="P125" style:family="paragraph" style:parent-style-name="Standard">
      <style:text-properties fo:font-size="8pt" officeooo:rsid="00d85150" officeooo:paragraph-rsid="00d95210" style:font-size-asian="8pt" style:font-size-complex="8pt"/>
    </style:style>
    <style:style style:name="P126" style:family="paragraph" style:parent-style-name="Standard">
      <style:text-properties officeooo:rsid="00d95210" officeooo:paragraph-rsid="00d95210"/>
    </style:style>
    <style:style style:name="P127" style:family="paragraph" style:parent-style-name="Standard">
      <style:text-properties fo:font-size="12pt" officeooo:rsid="00d85150" officeooo:paragraph-rsid="00d95210" style:font-size-asian="10.5pt" style:font-size-complex="12pt"/>
    </style:style>
    <style:style style:name="P128" style:family="paragraph" style:parent-style-name="Standard">
      <style:text-properties fo:font-size="12pt" officeooo:rsid="00db0fc3" officeooo:paragraph-rsid="00db0fc3" style:font-size-asian="10.5pt" style:font-size-complex="12pt"/>
    </style:style>
    <style:style style:name="P129" style:family="paragraph" style:parent-style-name="Standard">
      <style:text-properties fo:font-size="12pt" officeooo:rsid="00dc3bce" officeooo:paragraph-rsid="00dc3bce" style:font-size-asian="10.5pt" style:font-size-complex="12pt"/>
    </style:style>
    <style:style style:name="P130" style:family="paragraph" style:parent-style-name="Standard">
      <style:text-properties fo:font-size="12pt" officeooo:rsid="00e02303" officeooo:paragraph-rsid="00e02303" style:font-size-asian="10.5pt" style:font-size-complex="12pt"/>
    </style:style>
    <style:style style:name="P131" style:family="paragraph" style:parent-style-name="Standard">
      <style:text-properties fo:font-size="12pt" officeooo:rsid="00e2085e" officeooo:paragraph-rsid="00e2085e" style:font-size-asian="10.5pt" style:font-size-complex="12pt"/>
    </style:style>
    <style:style style:name="P132" style:family="paragraph" style:parent-style-name="Standard">
      <style:text-properties fo:font-size="12pt" fo:font-weight="bold" officeooo:rsid="00dc3bce" officeooo:paragraph-rsid="00dc3bce" style:font-size-asian="10.5pt" style:font-weight-asian="bold" style:font-size-complex="12pt" style:font-weight-complex="bold"/>
    </style:style>
    <style:style style:name="P133" style:family="paragraph" style:parent-style-name="Standard">
      <style:text-properties fo:font-size="12pt" fo:font-weight="bold" officeooo:rsid="00de30f5" officeooo:paragraph-rsid="00de30f5" style:font-size-asian="10.5pt" style:font-weight-asian="bold" style:font-size-complex="12pt" style:font-weight-complex="bold"/>
    </style:style>
    <style:style style:name="P134" style:family="paragraph" style:parent-style-name="Standard">
      <style:text-properties fo:font-size="12pt" fo:font-weight="bold" officeooo:rsid="00e02303" officeooo:paragraph-rsid="00e02303" style:font-size-asian="10.5pt" style:font-weight-asian="bold" style:font-size-complex="12pt" style:font-weight-complex="bold"/>
    </style:style>
    <style:style style:name="P135" style:family="paragraph" style:parent-style-name="Standard">
      <style:text-properties fo:font-size="12pt" fo:font-weight="normal" officeooo:rsid="00de30f5" officeooo:paragraph-rsid="00de30f5" style:font-size-asian="10.5pt" style:font-weight-asian="normal" style:font-size-complex="12pt" style:font-weight-complex="normal"/>
    </style:style>
    <style:style style:name="P136" style:family="paragraph" style:parent-style-name="Standard">
      <style:text-properties fo:font-size="12pt" style:text-underline-style="none" officeooo:rsid="00e02303" officeooo:paragraph-rsid="00e02303" style:font-size-asian="10.5pt" style:font-size-complex="12pt"/>
    </style:style>
    <style:style style:name="P137" style:family="paragraph" style:parent-style-name="Standard">
      <style:text-properties fo:font-size="12pt" style:text-underline-style="none" officeooo:rsid="00e02303" officeooo:paragraph-rsid="00e2085e" style:font-size-asian="10.5pt" style:font-size-complex="12pt"/>
    </style:style>
    <style:style style:name="P138" style:family="paragraph" style:parent-style-name="Standard">
      <style:text-properties fo:font-size="12pt" style:text-underline-style="none" officeooo:rsid="00e2085e" officeooo:paragraph-rsid="00e2085e" style:font-size-asian="10.5pt" style:font-size-complex="12pt"/>
    </style:style>
    <style:style style:name="P139" style:family="paragraph" style:parent-style-name="Standard">
      <style:text-properties fo:font-size="12pt" style:text-underline-style="none" officeooo:rsid="00e652e7" officeooo:paragraph-rsid="00e652e7" style:font-size-asian="10.5pt" style:font-size-complex="12pt"/>
    </style:style>
    <style:style style:name="P140" style:family="paragraph" style:parent-style-name="Standard">
      <style:text-properties fo:font-size="12pt" style:text-underline-style="none" officeooo:rsid="00eba2a3" officeooo:paragraph-rsid="00eba2a3" style:font-size-asian="10.5pt" style:font-size-complex="12pt"/>
    </style:style>
    <style:style style:name="P141" style:family="paragraph" style:parent-style-name="Standard">
      <style:text-properties fo:font-size="12pt" style:text-underline-style="none" officeooo:rsid="00eca973" officeooo:paragraph-rsid="00eca973" style:font-size-asian="10.5pt" style:font-size-complex="12pt"/>
    </style:style>
    <style:style style:name="P142" style:family="paragraph" style:parent-style-name="Standard">
      <style:text-properties fo:font-size="12pt" style:text-underline-style="none" officeooo:rsid="00ed180f" officeooo:paragraph-rsid="00ed180f" style:font-size-asian="10.5pt" style:font-size-complex="12pt"/>
    </style:style>
    <style:style style:name="P143" style:family="paragraph" style:parent-style-name="Standard">
      <style:text-properties fo:font-size="12pt" style:text-underline-style="none" officeooo:rsid="00edb8ad" officeooo:paragraph-rsid="00edb8ad" style:font-size-asian="10.5pt" style:font-size-complex="12pt"/>
    </style:style>
    <style:style style:name="P144" style:family="paragraph" style:parent-style-name="Standard">
      <style:text-properties fo:font-size="12pt" style:text-underline-style="none" officeooo:rsid="00f68410" officeooo:paragraph-rsid="00f68410" style:font-size-asian="10.5pt" style:font-size-complex="12pt"/>
    </style:style>
    <style:style style:name="P145" style:family="paragraph" style:parent-style-name="Standard">
      <style:text-properties fo:font-size="12pt" style:text-underline-style="none" fo:font-weight="bold" officeooo:rsid="00e60870" officeooo:paragraph-rsid="00e60870" style:font-size-asian="10.5pt" style:font-weight-asian="bold" style:font-size-complex="12pt" style:font-weight-complex="bold"/>
    </style:style>
    <style:style style:name="P146" style:family="paragraph" style:parent-style-name="Standard">
      <style:text-properties officeooo:rsid="00e2085e" officeooo:paragraph-rsid="00e2085e"/>
    </style:style>
    <style:style style:name="P147" style:family="paragraph" style:parent-style-name="Standard">
      <style:text-properties officeooo:rsid="00e3aabc" officeooo:paragraph-rsid="00e3aabc"/>
    </style:style>
    <style:style style:name="P148" style:family="paragraph" style:parent-style-name="Standard">
      <style:text-properties officeooo:rsid="00e487da" officeooo:paragraph-rsid="00e487da"/>
    </style:style>
    <style:style style:name="P14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ba2a3" officeooo:paragraph-rsid="00eba2a3" style:text-blinking="false" style:font-size-asian="10.5pt" style:font-size-complex="12pt"/>
    </style:style>
    <style:style style:name="P15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acd8" style:text-blinking="false" style:font-size-asian="10.5pt" style:font-size-complex="12pt"/>
    </style:style>
    <style:style style:name="P15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b8ad" style:text-blinking="false" style:font-size-asian="10.5pt" style:font-size-complex="12pt"/>
    </style:style>
    <style:style style:name="P15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15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15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68410" officeooo:paragraph-rsid="00f68410" style:text-blinking="false" style:font-size-asian="10.5pt" style:font-size-complex="12pt"/>
    </style:style>
    <style:style style:name="P15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7c400" officeooo:paragraph-rsid="00f7c400" style:text-blinking="false" style:font-size-asian="10.5pt" style:font-size-complex="12pt"/>
    </style:style>
    <style:style style:name="P15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9ad90" officeooo:paragraph-rsid="00f9ad90" style:text-blinking="false" style:font-size-asian="10.5pt" style:font-size-complex="12pt"/>
    </style:style>
    <style:style style:name="P15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b800b" officeooo:paragraph-rsid="00fb800b" style:text-blinking="false" style:font-size-asian="10.5pt" style:font-size-complex="12pt"/>
    </style:style>
    <style:style style:name="P15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ca11c" officeooo:paragraph-rsid="00fca11c" style:text-blinking="false" style:font-size-asian="10.5pt" style:font-size-complex="12pt"/>
    </style:style>
    <style:style style:name="P15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ea319" officeooo:paragraph-rsid="00fea319" style:text-blinking="false" style:font-size-asian="10.5pt" style:font-size-complex="12pt"/>
    </style:style>
    <style:style style:name="P16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d2a7f" officeooo:paragraph-rsid="010d2a7f" style:text-blinking="false" style:font-size-asian="10.5pt" style:font-size-complex="12pt"/>
    </style:style>
    <style:style style:name="P16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e4c8a" officeooo:paragraph-rsid="010e4c8a" style:text-blinking="false" style:font-size-asian="10.5pt" style:font-size-complex="12pt"/>
    </style:style>
    <style:style style:name="P16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2fae" officeooo:paragraph-rsid="01102fae" style:text-blinking="false" style:font-size-asian="10.5pt" style:font-size-complex="12pt"/>
    </style:style>
    <style:style style:name="P16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96bb" officeooo:paragraph-rsid="011096bb" style:text-blinking="false" style:font-size-asian="10.5pt" style:font-size-complex="12pt"/>
    </style:style>
    <style:style style:name="P16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2167c" officeooo:paragraph-rsid="0112167c" style:text-blinking="false" style:font-size-asian="10.5pt" style:font-size-complex="12pt"/>
    </style:style>
    <style:style style:name="P16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19e0" officeooo:paragraph-rsid="011319e0" style:text-blinking="false" style:font-size-asian="10.5pt" style:font-size-complex="12pt"/>
    </style:style>
    <style:style style:name="P16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ca32" officeooo:paragraph-rsid="0113ca32" style:text-blinking="false" style:font-size-asian="10.5pt" style:font-size-complex="12pt"/>
    </style:style>
    <style:style style:name="P16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d13e" officeooo:paragraph-rsid="0113d13e" style:text-blinking="false" style:font-size-asian="10.5pt" style:font-size-complex="12pt"/>
    </style:style>
    <style:style style:name="P16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45103" officeooo:paragraph-rsid="01145103" style:text-blinking="false" style:font-size-asian="10.5pt" style:font-size-complex="12pt"/>
    </style:style>
    <style:style style:name="P16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51a85" officeooo:paragraph-rsid="01151a85" style:text-blinking="false" style:font-size-asian="10.5pt" style:font-size-complex="12pt"/>
    </style:style>
    <style:style style:name="P17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17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9be8b" officeooo:paragraph-rsid="0119be8b" style:text-blinking="false" style:font-size-asian="10.5pt" style:font-size-complex="12pt"/>
    </style:style>
    <style:style style:name="P17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3727" officeooo:paragraph-rsid="01173727" style:text-blinking="false" style:font-size-asian="10.5pt" style:font-size-complex="12pt"/>
    </style:style>
    <style:style style:name="P17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b6920" officeooo:paragraph-rsid="011b6920" style:text-blinking="false" style:font-size-asian="10.5pt" style:font-size-complex="12pt"/>
    </style:style>
    <style:style style:name="P17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f4168" officeooo:paragraph-rsid="011f4168" style:text-blinking="false" style:font-size-asian="10.5pt" style:font-size-complex="12pt"/>
    </style:style>
    <style:style style:name="P17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c53a3" officeooo:paragraph-rsid="012c53a3" style:text-blinking="false" style:font-size-asian="10.5pt" style:font-size-complex="12pt"/>
    </style:style>
    <style:style style:name="P17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d9925" officeooo:paragraph-rsid="012d9925" style:text-blinking="false" style:font-size-asian="10.5pt" style:font-size-complex="12pt"/>
    </style:style>
    <style:style style:name="P17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fcd58" officeooo:paragraph-rsid="012fcd58" style:text-blinking="false" style:font-size-asian="10.5pt" style:font-size-complex="12pt"/>
    </style:style>
    <style:style style:name="P17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0af70" officeooo:paragraph-rsid="0130af70" style:text-blinking="false" style:font-size-asian="10.5pt" style:font-size-complex="12pt"/>
    </style:style>
    <style:style style:name="P17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1d068" officeooo:paragraph-rsid="0131d068" style:text-blinking="false" style:font-size-asian="10.5pt" style:font-size-complex="12pt"/>
    </style:style>
    <style:style style:name="P18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1d068" officeooo:paragraph-rsid="014d1806" style:text-blinking="false" style:font-size-asian="10.5pt" style:font-size-complex="12pt"/>
    </style:style>
    <style:style style:name="P18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18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35e17" officeooo:paragraph-rsid="01335e17" style:text-blinking="false" style:font-size-asian="10.5pt" style:font-size-complex="12pt"/>
    </style:style>
    <style:style style:name="P18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bf3e" officeooo:paragraph-rsid="0136bf3e" style:text-blinking="false" style:font-size-asian="10.5pt" style:font-size-complex="12pt"/>
    </style:style>
    <style:style style:name="P18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cb30" officeooo:paragraph-rsid="0136cb30" style:text-blinking="false" style:font-size-asian="10.5pt" style:font-size-complex="12pt"/>
    </style:style>
    <style:style style:name="P18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e445" officeooo:paragraph-rsid="0136e445" style:text-blinking="false" style:font-size-asian="10.5pt" style:font-size-complex="12pt"/>
    </style:style>
    <style:style style:name="P18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82b49" officeooo:paragraph-rsid="01382b49" style:text-blinking="false" style:font-size-asian="10.5pt" style:font-size-complex="12pt"/>
    </style:style>
    <style:style style:name="P18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92958" officeooo:paragraph-rsid="01392958" style:text-blinking="false" style:font-size-asian="10.5pt" style:font-size-complex="12pt"/>
    </style:style>
    <style:style style:name="P18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ab0e6" officeooo:paragraph-rsid="013ab0e6" style:text-blinking="false" style:font-size-asian="10.5pt" style:font-size-complex="12pt"/>
    </style:style>
    <style:style style:name="P18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346bf" officeooo:paragraph-rsid="014346bf" style:text-blinking="false" style:font-size-asian="10.5pt" style:font-size-complex="12pt"/>
    </style:style>
    <style:style style:name="P19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34e36" officeooo:paragraph-rsid="01434e36" style:text-blinking="false" style:font-size-asian="10.5pt" style:font-size-complex="12pt"/>
    </style:style>
    <style:style style:name="P19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4b0f0" officeooo:paragraph-rsid="0144b0f0" style:text-blinking="false" style:font-size-asian="10.5pt" style:font-size-complex="12pt"/>
    </style:style>
    <style:style style:name="P19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52136" officeooo:paragraph-rsid="01452136" style:text-blinking="false" style:font-size-asian="10.5pt" style:font-size-complex="12pt"/>
    </style:style>
    <style:style style:name="P19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7819f" officeooo:paragraph-rsid="0147819f" style:text-blinking="false" style:font-size-asian="10.5pt" style:font-size-complex="12pt"/>
    </style:style>
    <style:style style:name="P19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8481c" officeooo:paragraph-rsid="0148481c" style:text-blinking="false" style:font-size-asian="10.5pt" style:font-size-complex="12pt"/>
    </style:style>
    <style:style style:name="P19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19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d1806" style:text-blinking="false" style:font-size-asian="10.5pt" style:font-size-complex="12pt"/>
    </style:style>
    <style:style style:name="P19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00cda" officeooo:paragraph-rsid="01500cda" style:text-blinking="false" style:font-size-asian="10.5pt" style:font-size-complex="12pt"/>
    </style:style>
    <style:style style:name="P19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a6291" officeooo:paragraph-rsid="014beb9e" style:text-blinking="false" style:font-size-asian="10.5pt" style:font-size-complex="12pt"/>
    </style:style>
    <style:style style:name="P19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5bfe0" officeooo:paragraph-rsid="0155bfe0" style:text-blinking="false" style:font-size-asian="10.5pt" style:font-size-complex="12pt"/>
    </style:style>
    <style:style style:name="P20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87417" officeooo:paragraph-rsid="0155bfe0" style:text-blinking="false" style:font-size-asian="10.5pt" style:font-size-complex="12pt"/>
    </style:style>
    <style:style style:name="P20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0be52" officeooo:paragraph-rsid="0160be52" style:text-blinking="false" style:font-size-asian="10.5pt" style:font-size-complex="12pt"/>
    </style:style>
    <style:style style:name="P20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0be52" officeooo:paragraph-rsid="016465a0" style:text-blinking="false" style:font-size-asian="10.5pt" style:font-size-complex="12pt"/>
    </style:style>
    <style:style style:name="P20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115e3" officeooo:paragraph-rsid="016115e3" style:text-blinking="false" style:font-size-asian="10.5pt" style:font-size-complex="12pt"/>
    </style:style>
    <style:style style:name="P20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1e770" officeooo:paragraph-rsid="0161e770" style:text-blinking="false" style:font-size-asian="10.5pt" style:font-size-complex="12pt"/>
    </style:style>
    <style:style style:name="P20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3588b" officeooo:paragraph-rsid="0163588b" style:text-blinking="false" style:font-size-asian="10.5pt" style:font-size-complex="12pt"/>
    </style:style>
    <style:style style:name="P20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465a0" officeooo:paragraph-rsid="016465a0" style:text-blinking="false" style:font-size-asian="10.5pt" style:font-size-complex="12pt"/>
    </style:style>
    <style:style style:name="P20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5770e" officeooo:paragraph-rsid="0165770e" style:text-blinking="false" style:font-size-asian="10.5pt" style:font-size-complex="12pt"/>
    </style:style>
    <style:style style:name="P20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8af285" officeooo:paragraph-rsid="018af285" style:text-blinking="false" style:font-size-asian="10.5pt" style:font-size-complex="12pt"/>
    </style:style>
    <style:style style:name="P20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8922e5" officeooo:paragraph-rsid="0163588b" style:text-blinking="false" style:font-size-asian="10.5pt" style:font-size-complex="12pt"/>
    </style:style>
    <style:style style:name="P21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edacd8" officeooo:paragraph-rsid="00edacd8" style:text-blinking="false" style:font-size-asian="10.5pt" style:font-weight-asian="bold" style:font-size-complex="12pt" style:font-weight-complex="bold"/>
    </style:style>
    <style:style style:name="P21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68410" officeooo:paragraph-rsid="00f68410" style:text-blinking="false" style:font-size-asian="10.5pt" style:font-weight-asian="bold" style:font-size-complex="12pt" style:font-weight-complex="bold"/>
    </style:style>
    <style:style style:name="P21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ea319" officeooo:paragraph-rsid="00fea319" style:text-blinking="false" style:font-size-asian="10.5pt" style:font-weight-asian="bold" style:font-size-complex="12pt" style:font-weight-complex="bold"/>
    </style:style>
    <style:style style:name="P21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0e4c8a" officeooo:paragraph-rsid="010e4c8a" style:text-blinking="false" style:font-size-asian="10.5pt" style:font-weight-asian="bold" style:font-size-complex="12pt" style:font-weight-complex="bold"/>
    </style:style>
    <style:style style:name="P21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2167c" officeooo:paragraph-rsid="0112167c" style:text-blinking="false" style:font-size-asian="10.5pt" style:font-weight-asian="bold" style:font-size-complex="12pt" style:font-weight-complex="bold"/>
    </style:style>
    <style:style style:name="P21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7d0f7" officeooo:paragraph-rsid="0117d0f7" style:text-blinking="false" style:font-size-asian="10.5pt" style:font-weight-asian="bold" style:font-size-complex="12pt" style:font-weight-complex="bold"/>
    </style:style>
    <style:style style:name="P21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2c53a3" officeooo:paragraph-rsid="012c53a3" style:text-blinking="false" style:font-size-asian="10.5pt" style:font-weight-asian="bold" style:font-size-complex="12pt" style:font-weight-complex="bold"/>
    </style:style>
    <style:style style:name="P21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327440" officeooo:paragraph-rsid="01327440" style:text-blinking="false" style:font-size-asian="10.5pt" style:font-weight-asian="bold" style:font-size-complex="12pt" style:font-weight-complex="bold"/>
    </style:style>
    <style:style style:name="P21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b6920" officeooo:paragraph-rsid="011b6920" style:text-blinking="false" style:font-size-asian="10.5pt" style:font-weight-asian="bold" style:font-size-complex="12pt" style:font-weight-complex="bold"/>
    </style:style>
    <style:style style:name="P21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45c031" officeooo:paragraph-rsid="0145c031" style:text-blinking="false" style:font-size-asian="10.5pt" style:font-weight-asian="bold" style:font-size-complex="12pt" style:font-weight-complex="bold"/>
    </style:style>
    <style:style style:name="P22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4beb9e" officeooo:paragraph-rsid="014beb9e" style:text-blinking="false" style:font-size-asian="10.5pt" style:font-weight-asian="bold" style:font-size-complex="12pt" style:font-weight-complex="bold"/>
    </style:style>
    <style:style style:name="P22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60be52" officeooo:paragraph-rsid="0160be52" style:text-blinking="false" style:font-size-asian="10.5pt" style:font-weight-asian="bold" style:font-size-complex="12pt" style:font-weight-complex="bold"/>
    </style:style>
    <style:style style:name="P22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6465a0" officeooo:paragraph-rsid="016465a0" style:text-blinking="false" style:font-size-asian="10.5pt" style:font-weight-asian="bold" style:font-size-complex="12pt" style:font-weight-complex="bold"/>
    </style:style>
    <style:style style:name="P223"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0ec87" style:text-blinking="false" style:font-size-asian="8pt" style:font-size-complex="8pt"/>
    </style:style>
    <style:style style:name="P224"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121c9" style:text-blinking="false" style:font-size-asian="8pt" style:font-size-complex="8pt"/>
    </style:style>
    <style:style style:name="P225"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3a90e" style:text-blinking="false" style:font-size-asian="8pt" style:font-size-complex="8pt"/>
    </style:style>
    <style:style style:name="P226"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89c83" style:text-blinking="false" style:font-size-asian="8pt" style:font-size-complex="8pt"/>
    </style:style>
    <style:style style:name="P227"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65770e" style:text-blinking="false" style:font-size-asian="8pt" style:font-size-complex="8pt"/>
    </style:style>
    <style:style style:name="P228"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66e2d8" style:text-blinking="false" style:font-size-asian="8pt" style:font-size-complex="8pt"/>
    </style:style>
    <style:style style:name="P229"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eea27c" style:text-blinking="false" style:font-size-asian="8pt" style:font-size-complex="8pt"/>
    </style:style>
    <style:style style:name="P230"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9c6896" officeooo:paragraph-rsid="019c6896" style:text-blinking="false" style:font-size-asian="8pt" style:font-size-complex="8pt"/>
    </style:style>
    <style:style style:name="P231"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9c6896" officeooo:paragraph-rsid="01eea27c" style:text-blinking="false" style:font-size-asian="8pt" style:font-size-complex="8pt"/>
    </style:style>
    <style:style style:name="P232"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f3c060" officeooo:paragraph-rsid="01f3c060" style:text-blinking="false" style:font-size-asian="8pt" style:font-size-complex="8pt"/>
    </style:style>
    <style:style style:name="P233"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c4924d" officeooo:paragraph-rsid="01c4924d" style:text-blinking="false" style:font-size-asian="7pt" style:font-size-complex="8pt"/>
    </style:style>
    <style:style style:name="P23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0d85150" officeooo:paragraph-rsid="0165770e" style:text-blinking="false" style:font-size-asian="9.14999961853027pt" style:font-size-complex="10.5pt"/>
    </style:style>
    <style:style style:name="P23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ba859" officeooo:paragraph-rsid="016ba859" style:text-blinking="false" style:font-size-asian="9.14999961853027pt" style:font-size-complex="10.5pt"/>
    </style:style>
    <style:style style:name="P23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ca0be" officeooo:paragraph-rsid="016ca0be" style:text-blinking="false" style:font-size-asian="9.14999961853027pt" style:font-size-complex="10.5pt"/>
    </style:style>
    <style:style style:name="P23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dad2e" officeooo:paragraph-rsid="016dad2e" style:text-blinking="false" style:font-size-asian="9.14999961853027pt" style:font-size-complex="10.5pt"/>
    </style:style>
    <style:style style:name="P23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08bc2" officeooo:paragraph-rsid="01708bc2" style:text-blinking="false" style:font-size-asian="9.14999961853027pt" style:font-size-complex="10.5pt"/>
    </style:style>
    <style:style style:name="P23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08bc2" officeooo:paragraph-rsid="0165770e" style:text-blinking="false" style:font-size-asian="9.14999961853027pt" style:font-size-complex="10.5pt"/>
    </style:style>
    <style:style style:name="P24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ea8cf" officeooo:paragraph-rsid="016ea8cf" style:text-blinking="false" style:font-size-asian="9.14999961853027pt" style:font-size-complex="10.5pt"/>
    </style:style>
    <style:style style:name="P24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2cc47" officeooo:paragraph-rsid="0172cc47" style:text-blinking="false" style:font-size-asian="9.14999961853027pt" style:font-size-complex="10.5pt"/>
    </style:style>
    <style:style style:name="P24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497d2" officeooo:paragraph-rsid="017497d2" style:text-blinking="false" style:font-size-asian="9.14999961853027pt" style:font-size-complex="10.5pt"/>
    </style:style>
    <style:style style:name="P24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67043" officeooo:paragraph-rsid="01767043" style:text-blinking="false" style:font-size-asian="9.14999961853027pt" style:font-size-complex="10.5pt"/>
    </style:style>
    <style:style style:name="P24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6e195" officeooo:paragraph-rsid="0176e195" style:text-blinking="false" style:font-size-asian="9.14999961853027pt" style:font-size-complex="10.5pt"/>
    </style:style>
    <style:style style:name="P24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783bd" officeooo:paragraph-rsid="017783bd" style:text-blinking="false" style:font-size-asian="9.14999961853027pt" style:font-size-complex="10.5pt"/>
    </style:style>
    <style:style style:name="P24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9fd1f" officeooo:paragraph-rsid="0179fd1f" style:text-blinking="false" style:font-size-asian="9.14999961853027pt" style:font-size-complex="10.5pt"/>
    </style:style>
    <style:style style:name="P24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e5501" officeooo:paragraph-rsid="017e5501" style:text-blinking="false" style:font-size-asian="9.14999961853027pt" style:font-size-complex="10.5pt"/>
    </style:style>
    <style:style style:name="P24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ff297" officeooo:paragraph-rsid="017ff297" style:text-blinking="false" style:font-size-asian="9.14999961853027pt" style:font-size-complex="10.5pt"/>
    </style:style>
    <style:style style:name="P24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035c8" officeooo:paragraph-rsid="018035c8" style:text-blinking="false" style:font-size-asian="9.14999961853027pt" style:font-size-complex="10.5pt"/>
    </style:style>
    <style:style style:name="P25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cb305" officeooo:paragraph-rsid="0176e195" style:text-blinking="false" style:font-size-asian="9.14999961853027pt" style:font-size-complex="10.5pt"/>
    </style:style>
    <style:style style:name="P25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0eb9e" officeooo:paragraph-rsid="0180eb9e" style:text-blinking="false" style:font-size-asian="9.14999961853027pt" style:font-size-complex="10.5pt"/>
    </style:style>
    <style:style style:name="P25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25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b44cd" officeooo:paragraph-rsid="018b44cd" style:text-blinking="false" style:font-size-asian="9.14999961853027pt" style:font-size-complex="10.5pt"/>
    </style:style>
    <style:style style:name="P25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be1f4" officeooo:paragraph-rsid="018be1f4" style:text-blinking="false" style:font-size-asian="9.14999961853027pt" style:font-size-complex="10.5pt"/>
    </style:style>
    <style:style style:name="P25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cecb4" officeooo:paragraph-rsid="018cecb4" style:text-blinking="false" style:font-size-asian="9.14999961853027pt" style:font-size-complex="10.5pt"/>
    </style:style>
    <style:style style:name="P25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df767" officeooo:paragraph-rsid="018df767" style:text-blinking="false" style:font-size-asian="9.14999961853027pt" style:font-size-complex="10.5pt"/>
    </style:style>
    <style:style style:name="P25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df767" officeooo:paragraph-rsid="0192cb9c" style:text-blinking="false" style:font-size-asian="9.14999961853027pt" style:font-size-complex="10.5pt"/>
    </style:style>
    <style:style style:name="P25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e089e" officeooo:paragraph-rsid="018e089e" style:text-blinking="false" style:font-size-asian="9.14999961853027pt" style:font-size-complex="10.5pt"/>
    </style:style>
    <style:style style:name="P25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028c7" officeooo:paragraph-rsid="019028c7" style:text-blinking="false" style:font-size-asian="9.14999961853027pt" style:font-size-complex="10.5pt"/>
    </style:style>
    <style:style style:name="P26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2cb9c" officeooo:paragraph-rsid="0192cb9c" style:text-blinking="false" style:font-size-asian="9.14999961853027pt" style:font-size-complex="10.5pt"/>
    </style:style>
    <style:style style:name="P26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47b57" officeooo:paragraph-rsid="01947b57" style:text-blinking="false" style:font-size-asian="9.14999961853027pt" style:font-size-complex="10.5pt"/>
    </style:style>
    <style:style style:name="P26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6435b" officeooo:paragraph-rsid="0196435b" style:text-blinking="false" style:font-size-asian="9.14999961853027pt" style:font-size-complex="10.5pt"/>
    </style:style>
    <style:style style:name="P26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7013f" officeooo:paragraph-rsid="0197013f" style:text-blinking="false" style:font-size-asian="9.14999961853027pt" style:font-size-complex="10.5pt"/>
    </style:style>
    <style:style style:name="P26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8e923" officeooo:paragraph-rsid="0198e923" style:text-blinking="false" style:font-size-asian="9.14999961853027pt" style:font-size-complex="10.5pt"/>
    </style:style>
    <style:style style:name="P26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8e923" officeooo:paragraph-rsid="01c9a3fa" style:text-blinking="false" style:font-size-asian="9.14999961853027pt" style:font-size-complex="10.5pt"/>
    </style:style>
    <style:style style:name="P26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b1856" officeooo:paragraph-rsid="019b1856" style:text-blinking="false" style:font-size-asian="9.14999961853027pt" style:font-size-complex="10.5pt"/>
    </style:style>
    <style:style style:name="P26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dbb8f" officeooo:paragraph-rsid="019dbb8f" style:text-blinking="false" style:font-size-asian="9.14999961853027pt" style:font-size-complex="10.5pt"/>
    </style:style>
    <style:style style:name="P26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e6d05" officeooo:paragraph-rsid="019e6d05" style:text-blinking="false" style:font-size-asian="9.14999961853027pt" style:font-size-complex="10.5pt"/>
    </style:style>
    <style:style style:name="P26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ec346" officeooo:paragraph-rsid="019ec346" style:text-blinking="false" style:font-size-asian="9.14999961853027pt" style:font-size-complex="10.5pt"/>
    </style:style>
    <style:style style:name="P27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f8694" officeooo:paragraph-rsid="019f8694" style:text-blinking="false" style:font-size-asian="9.14999961853027pt" style:font-size-complex="10.5pt"/>
    </style:style>
    <style:style style:name="P27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07275" officeooo:paragraph-rsid="01a07275" style:text-blinking="false" style:font-size-asian="9.14999961853027pt" style:font-size-complex="10.5pt"/>
    </style:style>
    <style:style style:name="P27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15487" officeooo:paragraph-rsid="01a15487" style:text-blinking="false" style:font-size-asian="9.14999961853027pt" style:font-size-complex="10.5pt"/>
    </style:style>
    <style:style style:name="P27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32125" officeooo:paragraph-rsid="01a32125" style:text-blinking="false" style:font-size-asian="9.14999961853027pt" style:font-size-complex="10.5pt"/>
    </style:style>
    <style:style style:name="P27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62063" officeooo:paragraph-rsid="01a62063" style:text-blinking="false" style:font-size-asian="9.14999961853027pt" style:font-size-complex="10.5pt"/>
    </style:style>
    <style:style style:name="P27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799df" officeooo:paragraph-rsid="01a799df" style:text-blinking="false" style:font-size-asian="9.14999961853027pt" style:font-size-complex="10.5pt"/>
    </style:style>
    <style:style style:name="P27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a068b" officeooo:paragraph-rsid="01aa068b" style:text-blinking="false" style:font-size-asian="9.14999961853027pt" style:font-size-complex="10.5pt"/>
    </style:style>
    <style:style style:name="P27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b663d" officeooo:paragraph-rsid="01ab663d" style:text-blinking="false" style:font-size-asian="9.14999961853027pt" style:font-size-complex="10.5pt"/>
    </style:style>
    <style:style style:name="P27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d863a" officeooo:paragraph-rsid="01ad863a" style:text-blinking="false" style:font-size-asian="9.14999961853027pt" style:font-size-complex="10.5pt"/>
    </style:style>
    <style:style style:name="P27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876d7" officeooo:paragraph-rsid="01b876d7" style:text-blinking="false" style:font-size-asian="9.14999961853027pt" style:font-size-complex="10.5pt"/>
    </style:style>
    <style:style style:name="P28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876d7" officeooo:paragraph-rsid="01b9ce3e" style:text-blinking="false" style:font-size-asian="9.14999961853027pt" style:font-size-complex="10.5pt"/>
    </style:style>
    <style:style style:name="P28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9b377" officeooo:paragraph-rsid="01b9b377" style:text-blinking="false" style:font-size-asian="9.14999961853027pt" style:font-size-complex="10.5pt"/>
    </style:style>
    <style:style style:name="P28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9ce3e" officeooo:paragraph-rsid="01b9ce3e" style:text-blinking="false" style:font-size-asian="9.14999961853027pt" style:font-size-complex="10.5pt"/>
    </style:style>
    <style:style style:name="P28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9e12a" officeooo:paragraph-rsid="01b9e12a" style:text-blinking="false" style:font-size-asian="9.14999961853027pt" style:font-size-complex="10.5pt"/>
    </style:style>
    <style:style style:name="P28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ab973" officeooo:paragraph-rsid="01bab973" style:text-blinking="false" style:font-size-asian="9.14999961853027pt" style:font-size-complex="10.5pt"/>
    </style:style>
    <style:style style:name="P28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c6eea" officeooo:paragraph-rsid="01bc6eea" style:text-blinking="false" style:font-size-asian="9.14999961853027pt" style:font-size-complex="10.5pt"/>
    </style:style>
    <style:style style:name="P28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e31a0" officeooo:paragraph-rsid="01bec2aa" style:text-blinking="false" style:font-size-asian="9.14999961853027pt" style:font-size-complex="10.5pt"/>
    </style:style>
    <style:style style:name="P28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1fd3c" officeooo:paragraph-rsid="01c1fd3c" style:text-blinking="false" style:font-size-asian="9.14999961853027pt" style:font-size-complex="10.5pt"/>
    </style:style>
    <style:style style:name="P28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2ae55" officeooo:paragraph-rsid="01c2ae55" style:text-blinking="false" style:font-size-asian="9.14999961853027pt" style:font-size-complex="10.5pt"/>
    </style:style>
    <style:style style:name="P28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4924d" officeooo:paragraph-rsid="01c4924d" style:text-blinking="false" style:font-size-asian="9.14999961853027pt" style:font-size-complex="10.5pt"/>
    </style:style>
    <style:style style:name="P29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5a26a" officeooo:paragraph-rsid="01c5a26a" style:text-blinking="false" style:font-size-asian="9.14999961853027pt" style:font-size-complex="10.5pt"/>
    </style:style>
    <style:style style:name="P29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7a199" officeooo:paragraph-rsid="01c7a199" style:text-blinking="false" style:font-size-asian="9.14999961853027pt" style:font-size-complex="10.5pt"/>
    </style:style>
    <style:style style:name="P29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7a949" officeooo:paragraph-rsid="01c7a949" style:text-blinking="false" style:font-size-asian="9.14999961853027pt" style:font-size-complex="10.5pt"/>
    </style:style>
    <style:style style:name="P29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9a3fa" officeooo:paragraph-rsid="01c9a3fa" style:text-blinking="false" style:font-size-asian="9.14999961853027pt" style:font-size-complex="10.5pt"/>
    </style:style>
    <style:style style:name="P29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9a3fa" officeooo:paragraph-rsid="01c9bb3a" style:text-blinking="false" style:font-size-asian="9.14999961853027pt" style:font-size-complex="10.5pt"/>
    </style:style>
    <style:style style:name="P29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9bb3a" officeooo:paragraph-rsid="01c9bb3a" style:text-blinking="false" style:font-size-asian="9.14999961853027pt" style:font-size-complex="10.5pt"/>
    </style:style>
    <style:style style:name="P29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b34a0" officeooo:paragraph-rsid="01cb34a0" style:text-blinking="false" style:font-size-asian="9.14999961853027pt" style:font-size-complex="10.5pt"/>
    </style:style>
    <style:style style:name="P29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ff5eb" officeooo:paragraph-rsid="01cff5eb" style:text-blinking="false" style:font-size-asian="9.14999961853027pt" style:font-size-complex="10.5pt"/>
    </style:style>
    <style:style style:name="P29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6fdd" officeooo:paragraph-rsid="01d36fdd" style:text-blinking="false" style:font-size-asian="9.14999961853027pt" style:font-size-complex="10.5pt"/>
    </style:style>
    <style:style style:name="P29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6fdd" officeooo:paragraph-rsid="01e7fc68" style:text-blinking="false" style:font-size-asian="9.14999961853027pt" style:font-size-complex="10.5pt"/>
    </style:style>
    <style:style style:name="P30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8b8e" officeooo:paragraph-rsid="01d48f87" style:text-blinking="false" style:font-size-asian="9.14999961853027pt" style:font-size-complex="10.5pt"/>
    </style:style>
    <style:style style:name="P30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48f87" officeooo:paragraph-rsid="01d48f87" style:text-blinking="false" style:font-size-asian="9.14999961853027pt" style:font-size-complex="10.5pt"/>
    </style:style>
    <style:style style:name="P30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7aa7e" officeooo:paragraph-rsid="01d7aa7e" style:text-blinking="false" style:font-size-asian="9.14999961853027pt" style:font-size-complex="10.5pt"/>
    </style:style>
    <style:style style:name="P30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ac895" officeooo:paragraph-rsid="01dac895" style:text-blinking="false" style:font-size-asian="9.14999961853027pt" style:font-size-complex="10.5pt"/>
    </style:style>
    <style:style style:name="P30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d3c8b" officeooo:paragraph-rsid="01dd3c8b" style:text-blinking="false" style:font-size-asian="9.14999961853027pt" style:font-size-complex="10.5pt"/>
    </style:style>
    <style:style style:name="P30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d936b" officeooo:paragraph-rsid="01dd936b" style:text-blinking="false" style:font-size-asian="9.14999961853027pt" style:font-size-complex="10.5pt"/>
    </style:style>
    <style:style style:name="P30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f4f4d" officeooo:paragraph-rsid="01df4f4d" style:text-blinking="false" style:font-size-asian="9.14999961853027pt" style:font-size-complex="10.5pt"/>
    </style:style>
    <style:style style:name="P30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03610" officeooo:paragraph-rsid="01e03610" style:text-blinking="false" style:font-size-asian="9.14999961853027pt" style:font-size-complex="10.5pt"/>
    </style:style>
    <style:style style:name="P30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2f26a" officeooo:paragraph-rsid="01e2f26a" style:text-blinking="false" style:font-size-asian="9.14999961853027pt" style:font-size-complex="10.5pt"/>
    </style:style>
    <style:style style:name="P30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405fa" officeooo:paragraph-rsid="01e405fa" style:text-blinking="false" style:font-size-asian="9.14999961853027pt" style:font-size-complex="10.5pt"/>
    </style:style>
    <style:style style:name="P31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44bcb" officeooo:paragraph-rsid="01e44bcb" style:text-blinking="false" style:font-size-asian="9.14999961853027pt" style:font-size-complex="10.5pt"/>
    </style:style>
    <style:style style:name="P31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67e3e" officeooo:paragraph-rsid="01e67e3e" style:text-blinking="false" style:font-size-asian="9.14999961853027pt" style:font-size-complex="10.5pt"/>
    </style:style>
    <style:style style:name="P31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d863a" officeooo:paragraph-rsid="01ad863a" style:text-blinking="false" style:font-size-asian="9.14999961853027pt" style:font-weight-asian="normal" style:font-size-complex="10.5pt" style:font-weight-complex="normal"/>
    </style:style>
    <style:style style:name="P31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4d7a6" officeooo:paragraph-rsid="01b4d7a6" style:text-blinking="false" style:font-size-asian="9.14999961853027pt" style:font-weight-asian="normal" style:font-size-complex="10.5pt" style:font-weight-complex="normal"/>
    </style:style>
    <style:style style:name="P31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5dc1d" officeooo:paragraph-rsid="01b5dc1d" style:text-blinking="false" style:font-size-asian="9.14999961853027pt" style:font-weight-asian="normal" style:font-size-complex="10.5pt" style:font-weight-complex="normal"/>
    </style:style>
    <style:style style:name="P31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6fdd" officeooo:paragraph-rsid="01d36fdd" style:text-blinking="false" style:font-size-asian="10.5pt" style:font-size-complex="10.5pt"/>
    </style:style>
    <style:style style:name="P31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3b5d9" officeooo:paragraph-rsid="01f3b5d9" style:text-blinking="false" style:font-size-asian="10.5pt" style:font-size-complex="10.5pt"/>
    </style:style>
    <style:style style:name="P31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3b5d9" officeooo:paragraph-rsid="02027d00" style:text-blinking="false" style:font-size-asian="10.5pt" style:font-size-complex="10.5pt"/>
    </style:style>
    <style:style style:name="P31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75bea" officeooo:paragraph-rsid="01f75bea" style:text-blinking="false" style:font-size-asian="10.5pt" style:font-size-complex="10.5pt"/>
    </style:style>
    <style:style style:name="P31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87762" officeooo:paragraph-rsid="01f87762" style:text-blinking="false" style:font-size-asian="10.5pt" style:font-size-complex="10.5pt"/>
    </style:style>
    <style:style style:name="P32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a50e0" officeooo:paragraph-rsid="01fa50e0" style:text-blinking="false" style:font-size-asian="10.5pt" style:font-size-complex="10.5pt"/>
    </style:style>
    <style:style style:name="P32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b79c0" officeooo:paragraph-rsid="01fb79c0" style:text-blinking="false" style:font-size-asian="10.5pt" style:font-size-complex="10.5pt"/>
    </style:style>
    <style:style style:name="P32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d0c75" officeooo:paragraph-rsid="01fd0c75" style:text-blinking="false" style:font-size-asian="10.5pt" style:font-size-complex="10.5pt"/>
    </style:style>
    <style:style style:name="P32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f1a55" officeooo:paragraph-rsid="01ff1a55" style:text-blinking="false" style:font-size-asian="10.5pt" style:font-size-complex="10.5pt"/>
    </style:style>
    <style:style style:name="P32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036b5" officeooo:paragraph-rsid="020036b5" style:text-blinking="false" style:font-size-asian="10.5pt" style:font-size-complex="10.5pt"/>
    </style:style>
    <style:style style:name="P32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1117b" officeooo:paragraph-rsid="0201117b" style:text-blinking="false" style:font-size-asian="10.5pt" style:font-size-complex="10.5pt"/>
    </style:style>
    <style:style style:name="P32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42823" officeooo:paragraph-rsid="02042823" style:text-blinking="false" style:font-size-asian="10.5pt" style:font-size-complex="10.5pt"/>
    </style:style>
    <style:style style:name="P32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2042823" style:text-blinking="false" style:font-size-asian="10.5pt" style:font-size-complex="10.5pt"/>
    </style:style>
    <style:style style:name="P32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8dfc5" officeooo:paragraph-rsid="0208dfc5" style:text-blinking="false" style:font-size-asian="10.5pt" style:font-size-complex="10.5pt"/>
    </style:style>
    <style:style style:name="P32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acd1f" officeooo:paragraph-rsid="020acd1f" style:text-blinking="false" style:font-size-asian="10.5pt" style:font-size-complex="10.5pt"/>
    </style:style>
    <style:style style:name="P33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af5c9" officeooo:paragraph-rsid="020af5c9" style:text-blinking="false" style:font-size-asian="10.5pt" style:font-size-complex="10.5pt"/>
    </style:style>
    <style:style style:name="P33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e0d9e" officeooo:paragraph-rsid="0212ef7a" style:text-blinking="false" style:font-size-asian="10.5pt" style:font-size-complex="10.5pt"/>
    </style:style>
    <style:style style:name="P33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1ba980" officeooo:paragraph-rsid="021ba980" style:text-blinking="false" style:font-size-asian="10.5pt" style:font-size-complex="10.5pt"/>
    </style:style>
    <style:style style:name="P33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1d9c7c" officeooo:paragraph-rsid="021d9c7c" style:text-blinking="false" style:font-size-asian="10.5pt" style:font-size-complex="10.5pt"/>
    </style:style>
    <style:style style:name="P33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1ed769" officeooo:paragraph-rsid="021ed769" style:text-blinking="false" style:font-size-asian="10.5pt" style:font-size-complex="10.5pt"/>
    </style:style>
    <style:style style:name="P33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24ec85" officeooo:paragraph-rsid="0224ec85" style:text-blinking="false" style:font-size-asian="10.5pt" style:font-size-complex="10.5pt"/>
    </style:style>
    <style:style style:name="P33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25f4f7" officeooo:paragraph-rsid="0225f4f7" style:text-blinking="false" style:font-size-asian="10.5pt" style:font-size-complex="10.5pt"/>
    </style:style>
    <style:style style:name="P33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2bb471" officeooo:paragraph-rsid="022bb471" style:text-blinking="false" style:font-size-asian="10.5pt" style:font-size-complex="10.5pt"/>
    </style:style>
    <style:style style:name="P33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2c5326" officeooo:paragraph-rsid="022c5326" style:text-blinking="false" style:font-size-asian="10.5pt" style:font-size-complex="10.5pt"/>
    </style:style>
    <style:style style:name="P33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0e6c8" officeooo:paragraph-rsid="0230e6c8" style:text-blinking="false" style:font-size-asian="10.5pt" style:font-size-complex="10.5pt"/>
    </style:style>
    <style:style style:name="P34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0e6c8" officeooo:paragraph-rsid="0233781a" style:text-blinking="false" style:font-size-asian="10.5pt" style:font-size-complex="10.5pt"/>
    </style:style>
    <style:style style:name="P34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0e6c8" officeooo:paragraph-rsid="02356261" style:text-blinking="false" style:font-size-asian="10.5pt" style:font-size-complex="10.5pt"/>
    </style:style>
    <style:style style:name="P34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0e6c8" officeooo:paragraph-rsid="0238f540" style:text-blinking="false" style:font-size-asian="10.5pt" style:font-size-complex="10.5pt"/>
    </style:style>
    <style:style style:name="P34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0e6c8" officeooo:paragraph-rsid="02416948" style:text-blinking="false" style:font-size-asian="10.5pt" style:font-size-complex="10.5pt"/>
    </style:style>
    <style:style style:name="P34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7c270" officeooo:paragraph-rsid="0237c270" style:text-blinking="false" style:font-size-asian="10.5pt" style:font-size-complex="10.5pt"/>
    </style:style>
    <style:style style:name="P34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cd503" officeooo:paragraph-rsid="023e3ebb" style:text-blinking="false" style:font-size-asian="10.5pt" style:font-size-complex="10.5pt"/>
    </style:style>
    <style:style style:name="P34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e3ebb" officeooo:paragraph-rsid="02356261" style:text-blinking="false" style:font-size-asian="10.5pt" style:font-size-complex="10.5pt"/>
    </style:style>
    <style:style style:name="P34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e3ebb" officeooo:paragraph-rsid="023e3ebb" style:text-blinking="false" style:font-size-asian="10.5pt" style:font-size-complex="10.5pt"/>
    </style:style>
    <style:style style:name="P34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16948" officeooo:paragraph-rsid="02416948" style:text-blinking="false" style:font-size-asian="10.5pt" style:font-size-complex="10.5pt"/>
    </style:style>
    <style:style style:name="P34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4c6df" officeooo:paragraph-rsid="0244c6df" style:text-blinking="false" style:font-size-asian="10.5pt" style:font-size-complex="10.5pt"/>
    </style:style>
    <style:style style:name="P35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4c6df" officeooo:paragraph-rsid="026e0bd0" style:text-blinking="false" style:font-size-asian="10.5pt" style:font-size-complex="10.5pt"/>
    </style:style>
    <style:style style:name="P35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59326" officeooo:paragraph-rsid="02459326" style:text-blinking="false" style:font-size-asian="10.5pt" style:font-size-complex="10.5pt"/>
    </style:style>
    <style:style style:name="P35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862fc" officeooo:paragraph-rsid="024862fc" style:text-blinking="false" style:font-size-asian="10.5pt" style:font-size-complex="10.5pt"/>
    </style:style>
    <style:style style:name="P35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a5e23" officeooo:paragraph-rsid="024a5e23" style:text-blinking="false" style:font-size-asian="10.5pt" style:font-size-complex="10.5pt"/>
    </style:style>
    <style:style style:name="P35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a5e23" officeooo:paragraph-rsid="0251c1a9" style:text-blinking="false" style:font-size-asian="10.5pt" style:font-size-complex="10.5pt"/>
    </style:style>
    <style:style style:name="P35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a5e23" officeooo:paragraph-rsid="0253b858" style:text-blinking="false" style:font-size-asian="10.5pt" style:font-size-complex="10.5pt"/>
    </style:style>
    <style:style style:name="P35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a5e23" officeooo:paragraph-rsid="02561a68" style:text-blinking="false" style:font-size-asian="10.5pt" style:font-size-complex="10.5pt"/>
    </style:style>
    <style:style style:name="P35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c9aa8" officeooo:paragraph-rsid="024c9aa8" style:text-blinking="false" style:font-size-asian="10.5pt" style:font-size-complex="10.5pt"/>
    </style:style>
    <style:style style:name="P35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cd6c5" officeooo:paragraph-rsid="024cd6c5" style:text-blinking="false" style:font-size-asian="10.5pt" style:font-size-complex="10.5pt"/>
    </style:style>
    <style:style style:name="P35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4e31a" officeooo:paragraph-rsid="0254e31a" style:text-blinking="false" style:font-size-asian="10.5pt" style:font-size-complex="10.5pt"/>
    </style:style>
    <style:style style:name="P36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61a68" officeooo:paragraph-rsid="02561a68" style:text-blinking="false" style:font-size-asian="10.5pt" style:font-size-complex="10.5pt"/>
    </style:style>
    <style:style style:name="P36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65201" officeooo:paragraph-rsid="02565201" style:text-blinking="false" style:font-size-asian="10.5pt" style:font-size-complex="10.5pt"/>
    </style:style>
    <style:style style:name="P36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6aa09" officeooo:paragraph-rsid="0256aa09" style:text-blinking="false" style:font-size-asian="10.5pt" style:font-size-complex="10.5pt"/>
    </style:style>
    <style:style style:name="P36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6d1ca" officeooo:paragraph-rsid="0256d1ca" style:text-blinking="false" style:font-size-asian="10.5pt" style:font-size-complex="10.5pt"/>
    </style:style>
    <style:style style:name="P36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74ef4" officeooo:paragraph-rsid="02574ef4" style:text-blinking="false" style:font-size-asian="10.5pt" style:font-size-complex="10.5pt"/>
    </style:style>
    <style:style style:name="P36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923e6" officeooo:paragraph-rsid="025923e6" style:text-blinking="false" style:font-size-asian="10.5pt" style:font-size-complex="10.5pt"/>
    </style:style>
    <style:style style:name="P36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bb774" officeooo:paragraph-rsid="025bb774" style:text-blinking="false" style:font-size-asian="10.5pt" style:font-size-complex="10.5pt"/>
    </style:style>
    <style:style style:name="P36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5ded50" officeooo:paragraph-rsid="025ded50" style:text-blinking="false" style:font-size-asian="10.5pt" style:font-size-complex="10.5pt"/>
    </style:style>
    <style:style style:name="P36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6affae" officeooo:paragraph-rsid="026affae" style:text-blinking="false" style:font-size-asian="10.5pt" style:font-size-complex="10.5pt"/>
    </style:style>
    <style:style style:name="P36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6e0bd0" officeooo:paragraph-rsid="026e0bd0" style:text-blinking="false" style:font-size-asian="10.5pt" style:font-size-complex="10.5pt"/>
    </style:style>
    <style:style style:name="P37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6f0865" officeooo:paragraph-rsid="026f0865" style:text-blinking="false" style:font-size-asian="10.5pt" style:font-size-complex="10.5pt"/>
    </style:style>
    <style:style style:name="P37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6fdd" officeooo:paragraph-rsid="01d36fdd" style:text-blinking="false" style:font-size-asian="10.5pt" style:font-weight-asian="normal" style:font-size-complex="10.5pt" style:font-weight-complex="normal"/>
    </style:style>
    <style:style style:name="P37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75bea" officeooo:paragraph-rsid="01f75bea" style:text-blinking="false" style:font-size-asian="10.5pt" style:font-weight-asian="normal" style:font-size-complex="10.5pt" style:font-weight-complex="normal"/>
    </style:style>
    <style:style style:name="P37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d0c75" officeooo:paragraph-rsid="01fd0c75" style:text-blinking="false" style:font-size-asian="10.5pt" style:font-weight-asian="normal" style:font-size-complex="10.5pt" style:font-weight-complex="normal"/>
    </style:style>
    <style:style style:name="P37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ea5fa" officeooo:paragraph-rsid="01fea5fa" style:text-blinking="false" style:font-size-asian="10.5pt" style:font-weight-asian="normal" style:font-size-complex="10.5pt" style:font-weight-complex="normal"/>
    </style:style>
    <style:style style:name="P37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4c6df" officeooo:paragraph-rsid="026e0bd0" style:text-blinking="false" style:font-size-asian="10.5pt" style:font-weight-asian="normal" style:font-size-complex="10.5pt" style:font-weight-complex="normal"/>
    </style:style>
    <style:style style:name="P37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59326" officeooo:paragraph-rsid="026e0bd0" style:text-blinking="false" style:font-size-asian="10.5pt" style:font-weight-asian="normal" style:font-size-complex="10.5pt" style:font-weight-complex="normal"/>
    </style:style>
    <style:style style:name="P37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4862fc" officeooo:paragraph-rsid="026e0bd0" style:text-blinking="false" style:font-size-asian="10.5pt" style:font-weight-asian="normal" style:font-size-complex="10.5pt" style:font-weight-complex="normal"/>
    </style:style>
    <style:style style:name="P37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30e6c8" officeooo:paragraph-rsid="026e0bd0" style:text-blinking="false" style:font-size-asian="10.5pt" style:font-weight-asian="normal" style:font-size-complex="10.5pt" style:font-weight-complex="normal"/>
    </style:style>
    <style:style style:name="P37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69abaf" officeooo:paragraph-rsid="0269abaf" style:text-blinking="false" style:font-size-asian="10.5pt" style:font-weight-asian="normal" style:font-size-complex="10.5pt" style:font-weight-complex="normal"/>
    </style:style>
    <style:style style:name="P38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71053e" officeooo:paragraph-rsid="0271053e" style:text-blinking="false" style:font-size-asian="10.5pt" style:font-weight-asian="normal" style:font-size-complex="10.5pt" style:font-weight-complex="normal"/>
    </style:style>
    <style:style style:name="P38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7783bd" officeooo:paragraph-rsid="017783bd" style:text-blinking="false" style:font-size-asian="9.14999961853027pt" style:font-weight-asian="bold" style:font-size-complex="10.5pt" style:font-weight-complex="bold"/>
    </style:style>
    <style:style style:name="P38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0eb9e" officeooo:paragraph-rsid="0180eb9e" style:text-blinking="false" style:font-size-asian="9.14999961853027pt" style:font-weight-asian="bold" style:font-size-complex="10.5pt" style:font-weight-complex="bold"/>
    </style:style>
    <style:style style:name="P38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5e262" officeooo:paragraph-rsid="0185e262" style:text-blinking="false" style:font-size-asian="9.14999961853027pt" style:font-weight-asian="bold" style:font-size-complex="10.5pt" style:font-weight-complex="bold"/>
    </style:style>
    <style:style style:name="P38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028c7" officeooo:paragraph-rsid="019028c7" style:text-blinking="false" style:font-size-asian="9.14999961853027pt" style:font-weight-asian="bold" style:font-size-complex="10.5pt" style:font-weight-complex="bold"/>
    </style:style>
    <style:style style:name="P38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239aa" officeooo:paragraph-rsid="019239aa" style:text-blinking="false" style:font-size-asian="9.14999961853027pt" style:font-weight-asian="bold" style:font-size-complex="10.5pt" style:font-weight-complex="bold"/>
    </style:style>
    <style:style style:name="P38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2cb9c" officeooo:paragraph-rsid="0192cb9c" style:text-blinking="false" style:font-size-asian="9.14999961853027pt" style:font-weight-asian="bold" style:font-size-complex="10.5pt" style:font-weight-complex="bold"/>
    </style:style>
    <style:style style:name="P38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f65b0" officeooo:paragraph-rsid="018f65b0" style:text-blinking="false" style:font-size-asian="9.14999961853027pt" style:font-weight-asian="bold" style:font-size-complex="10.5pt" style:font-weight-complex="bold"/>
    </style:style>
    <style:style style:name="P38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b1856" officeooo:paragraph-rsid="019b1856" style:text-blinking="false" style:font-size-asian="9.14999961853027pt" style:font-weight-asian="bold" style:font-size-complex="10.5pt" style:font-weight-complex="bold"/>
    </style:style>
    <style:style style:name="P38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07275" officeooo:paragraph-rsid="01a07275" style:text-blinking="false" style:font-size-asian="9.14999961853027pt" style:font-weight-asian="bold" style:font-size-complex="10.5pt" style:font-weight-complex="bold"/>
    </style:style>
    <style:style style:name="P39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799df" officeooo:paragraph-rsid="01a799df" style:text-blinking="false" style:font-size-asian="9.14999961853027pt" style:font-weight-asian="bold" style:font-size-complex="10.5pt" style:font-weight-complex="bold"/>
    </style:style>
    <style:style style:name="P39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d863a" officeooo:paragraph-rsid="01ad863a" style:text-blinking="false" style:font-size-asian="9.14999961853027pt" style:font-weight-asian="bold" style:font-size-complex="10.5pt" style:font-weight-complex="bold"/>
    </style:style>
    <style:style style:name="P39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b876d7" officeooo:paragraph-rsid="01b876d7" style:text-blinking="false" style:font-size-asian="9.14999961853027pt" style:font-weight-asian="bold" style:font-size-complex="10.5pt" style:font-weight-complex="bold"/>
    </style:style>
    <style:style style:name="P39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e31a0" officeooo:paragraph-rsid="01bec2aa" style:text-blinking="false" style:font-size-asian="9.14999961853027pt" style:font-weight-asian="bold" style:font-size-complex="10.5pt" style:font-weight-complex="bold"/>
    </style:style>
    <style:style style:name="P39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c1fd3c" officeooo:paragraph-rsid="01c1fd3c" style:text-blinking="false" style:font-size-asian="9.14999961853027pt" style:font-weight-asian="bold" style:font-size-complex="10.5pt" style:font-weight-complex="bold"/>
    </style:style>
    <style:style style:name="P39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c4924d" officeooo:paragraph-rsid="01c4924d" style:text-blinking="false" style:font-size-asian="9.14999961853027pt" style:font-weight-asian="bold" style:font-size-complex="10.5pt" style:font-weight-complex="bold"/>
    </style:style>
    <style:style style:name="P39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c8e861" officeooo:paragraph-rsid="01c8e861" style:text-blinking="false" style:font-size-asian="9.14999961853027pt" style:font-weight-asian="bold" style:font-size-complex="10.5pt" style:font-weight-complex="bold"/>
    </style:style>
    <style:style style:name="P39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d36fdd" officeooo:paragraph-rsid="01d36fdd" style:text-blinking="false" style:font-size-asian="9.14999961853027pt" style:font-weight-asian="bold" style:font-size-complex="10.5pt" style:font-weight-complex="bold"/>
    </style:style>
    <style:style style:name="P39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e67e3e" officeooo:paragraph-rsid="01e67e3e" style:text-blinking="false" style:font-size-asian="9.14999961853027pt" style:font-weight-asian="bold" style:font-size-complex="10.5pt" style:font-weight-complex="bold"/>
    </style:style>
    <style:style style:name="P39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d36fdd" officeooo:paragraph-rsid="01d36fdd" style:text-blinking="false" style:font-size-asian="10.5pt" style:font-weight-asian="bold" style:font-size-complex="10.5pt" style:font-weight-complex="bold"/>
    </style:style>
    <style:style style:name="P40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fd0c75" officeooo:paragraph-rsid="01fd0c75" style:text-blinking="false" style:font-size-asian="10.5pt" style:font-weight-asian="bold" style:font-size-complex="10.5pt" style:font-weight-complex="bold"/>
    </style:style>
    <style:style style:name="P40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0036b5" officeooo:paragraph-rsid="020036b5" style:text-blinking="false" style:font-size-asian="10.5pt" style:font-weight-asian="bold" style:font-size-complex="10.5pt" style:font-weight-complex="bold"/>
    </style:style>
    <style:style style:name="P40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027d00" officeooo:paragraph-rsid="02027d00" style:text-blinking="false" style:font-size-asian="10.5pt" style:font-weight-asian="bold" style:font-size-complex="10.5pt" style:font-weight-complex="bold"/>
    </style:style>
    <style:style style:name="P40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042823" officeooo:paragraph-rsid="02042823" style:text-blinking="false" style:font-size-asian="10.5pt" style:font-weight-asian="bold" style:font-size-complex="10.5pt" style:font-weight-complex="bold"/>
    </style:style>
    <style:style style:name="P40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08dfc5" officeooo:paragraph-rsid="0208dfc5" style:text-blinking="false" style:font-size-asian="10.5pt" style:font-weight-asian="bold" style:font-size-complex="10.5pt" style:font-weight-complex="bold"/>
    </style:style>
    <style:style style:name="P40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0e0d9e" officeooo:paragraph-rsid="020e0d9e" style:text-blinking="false" style:font-size-asian="10.5pt" style:font-weight-asian="bold" style:font-size-complex="10.5pt" style:font-weight-complex="bold"/>
    </style:style>
    <style:style style:name="P40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19bfd4" officeooo:paragraph-rsid="0219bfd4" style:text-blinking="false" style:font-size-asian="10.5pt" style:font-weight-asian="bold" style:font-size-complex="10.5pt" style:font-weight-complex="bold"/>
    </style:style>
    <style:style style:name="P40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24ec85" officeooo:paragraph-rsid="0224ec85" style:text-blinking="false" style:font-size-asian="10.5pt" style:font-weight-asian="bold" style:font-size-complex="10.5pt" style:font-weight-complex="bold"/>
    </style:style>
    <style:style style:name="P40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25f4f7" officeooo:paragraph-rsid="0225f4f7" style:text-blinking="false" style:font-size-asian="10.5pt" style:font-weight-asian="bold" style:font-size-complex="10.5pt" style:font-weight-complex="bold"/>
    </style:style>
    <style:style style:name="P40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273fac" officeooo:paragraph-rsid="02273fac" style:text-blinking="false" style:font-size-asian="10.5pt" style:font-weight-asian="bold" style:font-size-complex="10.5pt" style:font-weight-complex="bold"/>
    </style:style>
    <style:style style:name="P41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2c5326" officeooo:paragraph-rsid="022c5326" style:text-blinking="false" style:font-size-asian="10.5pt" style:font-weight-asian="bold" style:font-size-complex="10.5pt" style:font-weight-complex="bold"/>
    </style:style>
    <style:style style:name="P41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30e6c8" officeooo:paragraph-rsid="0230e6c8" style:text-blinking="false" style:font-size-asian="10.5pt" style:font-weight-asian="bold" style:font-size-complex="10.5pt" style:font-weight-complex="bold"/>
    </style:style>
    <style:style style:name="P41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3a7f63" officeooo:paragraph-rsid="023a7f63" style:text-blinking="false" style:font-size-asian="10.5pt" style:font-weight-asian="bold" style:font-size-complex="10.5pt" style:font-weight-complex="bold"/>
    </style:style>
    <style:style style:name="P41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416948" officeooo:paragraph-rsid="02416948" style:text-blinking="false" style:font-size-asian="10.5pt" style:font-weight-asian="bold" style:font-size-complex="10.5pt" style:font-weight-complex="bold"/>
    </style:style>
    <style:style style:name="P41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44c6df" officeooo:paragraph-rsid="0244c6df" style:text-blinking="false" style:font-size-asian="10.5pt" style:font-weight-asian="bold" style:font-size-complex="10.5pt" style:font-weight-complex="bold"/>
    </style:style>
    <style:style style:name="P41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459326" officeooo:paragraph-rsid="02459326" style:text-blinking="false" style:font-size-asian="10.5pt" style:font-weight-asian="bold" style:font-size-complex="10.5pt" style:font-weight-complex="bold"/>
    </style:style>
    <style:style style:name="P41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4862fc" officeooo:paragraph-rsid="024862fc" style:text-blinking="false" style:font-size-asian="10.5pt" style:font-weight-asian="bold" style:font-size-complex="10.5pt" style:font-weight-complex="bold"/>
    </style:style>
    <style:style style:name="P41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4a5e23" officeooo:paragraph-rsid="024a5e23" style:text-blinking="false" style:font-size-asian="10.5pt" style:font-weight-asian="bold" style:font-size-complex="10.5pt" style:font-weight-complex="bold"/>
    </style:style>
    <style:style style:name="P41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56aa09" officeooo:paragraph-rsid="0256aa09" style:text-blinking="false" style:font-size-asian="10.5pt" style:font-weight-asian="bold" style:font-size-complex="10.5pt" style:font-weight-complex="bold"/>
    </style:style>
    <style:style style:name="P41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5ded50" officeooo:paragraph-rsid="025ded50" style:text-blinking="false" style:font-size-asian="10.5pt" style:font-weight-asian="bold" style:font-size-complex="10.5pt" style:font-weight-complex="bold"/>
    </style:style>
    <style:style style:name="P42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6affae" officeooo:paragraph-rsid="026affae" style:text-blinking="false" style:font-size-asian="10.5pt" style:font-weight-asian="bold" style:font-size-complex="10.5pt" style:font-weight-complex="bold"/>
    </style:style>
    <style:style style:name="P42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6e0bd0" officeooo:paragraph-rsid="026e0bd0" style:text-blinking="false" style:font-size-asian="10.5pt" style:font-weight-asian="bold" style:font-size-complex="10.5pt" style:font-weight-complex="bold"/>
    </style:style>
    <style:style style:name="P42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71053e" officeooo:paragraph-rsid="0271053e" style:text-blinking="false" style:font-size-asian="10.5pt" style:font-weight-asian="bold" style:font-size-complex="10.5pt" style:font-weight-complex="bold"/>
    </style:style>
    <style:style style:name="P42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5f632a" officeooo:paragraph-rsid="025f632a" style:text-blinking="false" style:font-size-asian="10.5pt" style:font-size-complex="10.5pt"/>
    </style:style>
    <style:style style:name="P424" style:family="paragraph" style:parent-style-name="Standard">
      <style:text-properties fo:font-variant="normal" fo:text-transform="none" style:text-line-through-style="none" style:text-line-through-type="none" style:font-name="Slack-Lato" fo:font-size="10.5pt" fo:letter-spacing="normal" fo:font-style="normal" style:text-underline-style="solid" style:text-underline-width="auto" style:text-underline-color="font-color" fo:font-weight="normal" officeooo:rsid="026f0865" officeooo:paragraph-rsid="026f0865" style:text-blinking="false" style:font-size-asian="10.5pt" style:font-size-complex="10.5pt"/>
    </style:style>
    <style:style style:name="P425" style:family="paragraph" style:parent-style-name="Standard">
      <style:text-properties fo:font-variant="normal" fo:text-transform="none" style:text-line-through-style="solid" style:text-line-through-type="single" style:font-name="Slack-Lato" fo:font-size="10.5pt" fo:letter-spacing="normal" fo:font-style="normal" style:text-underline-style="none" fo:font-weight="normal" officeooo:rsid="01a799df" officeooo:paragraph-rsid="01a799df" style:text-blinking="false" style:font-size-asian="9.14999961853027pt" style:font-size-complex="10.5pt"/>
    </style:style>
    <style:style style:name="P426" style:family="paragraph" style:parent-style-name="Standard">
      <style:text-properties fo:font-variant="normal" fo:text-transform="none" style:text-line-through-style="solid" style:text-line-through-type="single" style:font-name="Slack-Lato" fo:font-size="10.5pt" fo:letter-spacing="normal" fo:font-style="normal" style:text-underline-style="none" fo:font-weight="normal" officeooo:rsid="0224ec85" officeooo:paragraph-rsid="0224ec85" style:text-blinking="false" style:font-size-asian="10.5pt" style:font-size-complex="10.5pt"/>
    </style:style>
    <style:style style:name="P427" style:family="paragraph" style:parent-style-name="Standard">
      <style:text-properties fo:font-variant="normal" fo:text-transform="none" fo:color="#ce9178" style:text-line-through-style="none" style:text-line-through-type="none" style:font-name="Droid Sans Mono" fo:font-size="10.5pt" fo:letter-spacing="normal" fo:font-style="normal" style:text-underline-style="none" fo:font-weight="normal" officeooo:rsid="01c1fd3c" officeooo:paragraph-rsid="01c1fd3c" style:text-blinking="false" fo:background-color="#1e1e1e" style:font-size-asian="9.14999961853027pt" style:font-size-complex="10.5pt"/>
    </style:style>
    <style:style style:name="P428" style:family="paragraph" style:parent-style-name="Standard">
      <style:text-properties fo:font-variant="normal" fo:text-transform="none" fo:color="#ce9178" style:text-line-through-style="none" style:text-line-through-type="none" style:font-name="Droid Sans Mono" fo:font-size="10.5pt" fo:letter-spacing="normal" fo:font-style="normal" style:text-underline-style="none" fo:font-weight="normal" officeooo:rsid="01d36fdd" officeooo:paragraph-rsid="01d36fdd" style:text-blinking="false" fo:background-color="#1e1e1e" style:font-size-asian="10.5pt" style:font-size-complex="10.5pt"/>
    </style:style>
    <style:style style:name="P429" style:family="paragraph" style:parent-style-name="Standard">
      <style:text-properties fo:font-variant="normal" fo:text-transform="none" fo:color="#6a9955" style:text-line-through-style="none" style:text-line-through-type="none" style:font-name="Droid Sans Mono" fo:font-size="10.5pt" fo:letter-spacing="normal" fo:font-style="normal" style:text-underline-style="none" fo:font-weight="normal" officeooo:rsid="01d36fdd" officeooo:paragraph-rsid="01d36fdd" style:text-blinking="false" fo:background-color="#1e1e1e" style:font-size-asian="10.5pt" style:font-size-complex="10.5pt"/>
    </style:style>
    <style:style style:name="P430" style:family="paragraph" style:parent-style-name="Standard">
      <style:text-properties officeooo:rsid="0043b333" officeooo:paragraph-rsid="00fea319"/>
    </style:style>
    <style:style style:name="P431" style:family="paragraph" style:parent-style-name="Standard">
      <style:text-properties officeooo:rsid="01042038" officeooo:paragraph-rsid="01042038"/>
    </style:style>
    <style:style style:name="P432" style:family="paragraph" style:parent-style-name="Standard">
      <style:text-properties officeooo:rsid="01042038" officeooo:paragraph-rsid="0105e2e5"/>
    </style:style>
    <style:style style:name="P433" style:family="paragraph" style:parent-style-name="Standard">
      <style:text-properties officeooo:rsid="01042038" officeooo:paragraph-rsid="014d1806"/>
    </style:style>
    <style:style style:name="P434" style:family="paragraph" style:parent-style-name="Standard">
      <style:text-properties officeooo:rsid="014beb9e" officeooo:paragraph-rsid="014d1806"/>
    </style:style>
    <style:style style:name="P435" style:family="paragraph" style:parent-style-name="Standard">
      <style:text-properties officeooo:paragraph-rsid="0155bfe0"/>
    </style:style>
    <style:style style:name="P436" style:family="paragraph" style:parent-style-name="Standard">
      <style:text-properties officeooo:paragraph-rsid="01b5dc1d"/>
    </style:style>
    <style:style style:name="P437" style:family="paragraph" style:parent-style-name="Standard">
      <style:text-properties officeooo:rsid="01f32b74" officeooo:paragraph-rsid="01f32b74"/>
    </style:style>
    <style:style style:name="P438" style:family="paragraph" style:parent-style-name="Text_20_body">
      <style:text-properties officeooo:rsid="0019de0a" officeooo:paragraph-rsid="0019de0a"/>
    </style:style>
    <style:style style:name="P439" style:family="paragraph" style:parent-style-name="Table_20_Contents">
      <style:text-properties officeooo:rsid="00d24909" officeooo:paragraph-rsid="00d24909"/>
    </style:style>
    <style:style style:name="P440" style:family="paragraph" style:parent-style-name="Table_20_Contents">
      <style:text-properties officeooo:rsid="00d24909" officeooo:paragraph-rsid="016465a0"/>
    </style:style>
    <style:style style:name="P441" style:family="paragraph" style:parent-style-name="Table_20_Contents">
      <style:text-properties officeooo:rsid="00d24909" officeooo:paragraph-rsid="01e7fc68"/>
    </style:style>
    <style:style style:name="P442" style:family="paragraph" style:parent-style-name="Table_20_Contents">
      <style:text-properties officeooo:rsid="00d62ad0" officeooo:paragraph-rsid="00d62ad0"/>
    </style:style>
    <style:style style:name="P443" style:family="paragraph" style:parent-style-name="Table_20_Contents">
      <style:text-properties officeooo:rsid="00d62ad0" officeooo:paragraph-rsid="016465a0"/>
    </style:style>
    <style:style style:name="P444" style:family="paragraph" style:parent-style-name="Table_20_Contents">
      <style:text-properties officeooo:rsid="00d62ad0" officeooo:paragraph-rsid="01c4924d"/>
    </style:style>
    <style:style style:name="P445" style:family="paragraph" style:parent-style-name="Table_20_Contents">
      <style:text-properties officeooo:rsid="00d62ad0" officeooo:paragraph-rsid="01e7fc68"/>
    </style:style>
    <style:style style:name="P446" style:family="paragraph" style:parent-style-name="Table_20_Contents">
      <style:text-properties officeooo:rsid="00d7d1f0" officeooo:paragraph-rsid="00d7d1f0"/>
    </style:style>
    <style:style style:name="P447" style:family="paragraph" style:parent-style-name="Table_20_Contents">
      <style:text-properties officeooo:rsid="00d7d1f0" officeooo:paragraph-rsid="016465a0"/>
    </style:style>
    <style:style style:name="P448" style:family="paragraph" style:parent-style-name="Table_20_Contents">
      <style:text-properties officeooo:rsid="00d7d1f0" officeooo:paragraph-rsid="01c4924d"/>
    </style:style>
    <style:style style:name="P449" style:family="paragraph" style:parent-style-name="Table_20_Contents">
      <style:text-properties officeooo:rsid="00d7d1f0" officeooo:paragraph-rsid="01e7fc68"/>
    </style:style>
    <style:style style:name="P450" style:family="paragraph" style:parent-style-name="Table_20_Contents">
      <style:text-properties officeooo:rsid="011dbf00" officeooo:paragraph-rsid="011dbf00"/>
    </style:style>
    <style:style style:name="P451" style:family="paragraph" style:parent-style-name="Table_20_Contents">
      <style:text-properties officeooo:paragraph-rsid="016465a0"/>
    </style:style>
    <style:style style:name="P452" style:family="paragraph" style:parent-style-name="Table_20_Contents">
      <style:text-properties officeooo:rsid="01c4924d" officeooo:paragraph-rsid="01c4924d"/>
    </style:style>
    <style:style style:name="P453" style:family="paragraph" style:parent-style-name="Table_20_Contents">
      <style:text-properties officeooo:rsid="01c4924d" officeooo:paragraph-rsid="01e7fc68"/>
    </style:style>
    <style:style style:name="P454" style:family="paragraph" style:parent-style-name="Table_20_Contents">
      <style:text-properties officeooo:paragraph-rsid="01e7fc68"/>
    </style:style>
    <style:style style:name="P455" style:family="paragraph" style:parent-style-name="Table_20_Contents">
      <style:text-properties officeooo:rsid="01f32b74" officeooo:paragraph-rsid="01f32b74"/>
    </style:style>
    <style:style style:name="P456" style:family="paragraph" style:parent-style-name="Table_20_Contents">
      <style:text-properties style:font-name="Slack-Lato" fo:font-size="10.5pt" style:font-size-asian="10.5pt" style:font-size-complex="10.5pt"/>
    </style:style>
    <style:style style:name="P457" style:family="paragraph" style:parent-style-name="Table_20_Contents">
      <style:paragraph-properties fo:text-align="center" style:justify-single-word="false"/>
      <style:text-properties style:font-name="Slack-Lato" fo:font-size="10.5pt" officeooo:rsid="020e0d9e" officeooo:paragraph-rsid="020e0d9e" style:font-size-asian="10.5pt" style:font-size-complex="10.5pt"/>
    </style:style>
    <style:style style:name="P458" style:family="paragraph" style:parent-style-name="Table_20_Contents">
      <style:paragraph-properties fo:text-align="center" style:justify-single-word="false"/>
      <style:text-properties style:font-name="Slack-Lato" fo:font-size="10.5pt" officeooo:rsid="020e0d9e" officeooo:paragraph-rsid="0212ef7a" style:font-size-asian="10.5pt" style:font-size-complex="10.5pt"/>
    </style:style>
    <style:style style:name="P459" style:family="paragraph" style:parent-style-name="Table_20_Contents">
      <style:paragraph-properties fo:text-align="end" style:justify-single-word="false"/>
      <style:text-properties style:font-name="Slack-Lato" fo:font-size="10.5pt" officeooo:rsid="020e0d9e" officeooo:paragraph-rsid="020e0d9e" style:font-size-asian="10.5pt" style:font-size-complex="10.5pt"/>
    </style:style>
    <style:style style:name="P460" style:family="paragraph" style:parent-style-name="Table_20_Contents">
      <style:paragraph-properties fo:text-align="end" style:justify-single-word="false"/>
      <style:text-properties style:font-name="Slack-Lato" fo:font-size="10.5pt" officeooo:rsid="020e0d9e" officeooo:paragraph-rsid="0212ef7a" style:font-size-asian="10.5pt" style:font-size-complex="10.5pt"/>
    </style:style>
    <style:style style:name="P461" style:family="paragraph" style:parent-style-name="Table_20_Contents">
      <style:paragraph-properties fo:text-align="center" style:justify-single-word="false"/>
      <style:text-properties style:font-name="Slack-Lato" fo:font-size="10.5pt" officeooo:paragraph-rsid="0212ef7a" style:font-size-asian="10.5pt" style:font-size-complex="10.5pt"/>
    </style:style>
    <style:style style:name="P462" style:family="paragraph" style:parent-style-name="Table_20_Contents">
      <style:paragraph-properties fo:text-align="end" style:justify-single-word="false"/>
      <style:text-properties style:font-name="Slack-Lato" fo:font-size="10.5pt" officeooo:rsid="02109f3a" officeooo:paragraph-rsid="02109f3a" style:font-size-asian="10.5pt" style:font-size-complex="10.5pt"/>
    </style:style>
    <style:style style:name="P463" style:family="paragraph" style:parent-style-name="Table_20_Contents">
      <style:paragraph-properties fo:text-align="end" style:justify-single-word="false"/>
      <style:text-properties style:font-name="Slack-Lato" fo:font-size="10.5pt" officeooo:rsid="02109f3a" officeooo:paragraph-rsid="0212ef7a" style:font-size-asian="10.5pt" style:font-size-complex="10.5pt"/>
    </style:style>
    <style:style style:name="P464" style:family="paragraph" style:parent-style-name="Table_20_Contents">
      <style:paragraph-properties fo:text-align="center" style:justify-single-word="false"/>
      <style:text-properties style:font-name="Slack-Lato" fo:font-size="10.5pt" officeooo:rsid="02109f3a" officeooo:paragraph-rsid="0212ef7a" style:font-size-asian="10.5pt" style:font-size-complex="10.5pt"/>
    </style:style>
    <style:style style:name="P465" style:family="paragraph" style:parent-style-name="Table_20_Contents">
      <style:paragraph-properties fo:text-align="center" style:justify-single-word="false"/>
      <style:text-properties style:font-name="Slack-Lato" fo:font-size="10.5pt" officeooo:rsid="0211a403" officeooo:paragraph-rsid="0211a403" style:font-size-asian="10.5pt" style:font-size-complex="10.5pt"/>
    </style:style>
    <style:style style:name="P466" style:family="paragraph" style:parent-style-name="Table_20_Contents">
      <style:paragraph-properties fo:text-align="center" style:justify-single-word="false"/>
      <style:text-properties style:font-name="Slack-Lato" fo:font-size="10.5pt" officeooo:rsid="0211a403" officeooo:paragraph-rsid="02416948" style:font-size-asian="10.5pt" style:font-size-complex="10.5pt"/>
    </style:style>
    <style:style style:name="P467" style:family="paragraph" style:parent-style-name="Table_20_Contents">
      <style:paragraph-properties fo:text-align="center" style:justify-single-word="false"/>
      <style:text-properties style:font-name="Slack-Lato" fo:font-size="10.5pt" officeooo:rsid="0212179b" officeooo:paragraph-rsid="0212179b" style:font-size-asian="10.5pt" style:font-size-complex="10.5pt"/>
    </style:style>
    <style:style style:name="P468" style:family="paragraph" style:parent-style-name="Table_20_Contents">
      <style:paragraph-properties fo:text-align="center" style:justify-single-word="false"/>
      <style:text-properties style:font-name="Slack-Lato" fo:font-size="10.5pt" officeooo:rsid="0212179b" officeooo:paragraph-rsid="02416948" style:font-size-asian="10.5pt" style:font-size-complex="10.5pt"/>
    </style:style>
    <style:style style:name="P469" style:family="paragraph" style:parent-style-name="Table_20_Contents">
      <style:paragraph-properties fo:text-align="end" style:justify-single-word="false"/>
      <style:text-properties style:font-name="Slack-Lato" fo:font-size="10.5pt" officeooo:rsid="0212ef7a" officeooo:paragraph-rsid="0212ef7a" style:font-size-asian="10.5pt" style:font-size-complex="10.5pt"/>
    </style:style>
    <style:style style:name="P470" style:family="paragraph" style:parent-style-name="Table_20_Contents">
      <style:paragraph-properties fo:text-align="center" style:justify-single-word="false"/>
      <style:text-properties style:font-name="Slack-Lato" fo:font-size="10.5pt" officeooo:rsid="0216bab9" officeooo:paragraph-rsid="0216bab9" style:font-size-asian="10.5pt" style:font-size-complex="10.5pt"/>
    </style:style>
    <style:style style:name="P471" style:family="paragraph" style:parent-style-name="Table_20_Contents">
      <style:paragraph-properties fo:text-align="center" style:justify-single-word="false"/>
      <style:text-properties style:font-name="Slack-Lato" fo:font-size="10.5pt" officeooo:rsid="0216bab9" officeooo:paragraph-rsid="02416948" style:font-size-asian="10.5pt" style:font-size-complex="10.5pt"/>
    </style:style>
    <style:style style:name="P472" style:family="paragraph" style:parent-style-name="Table_20_Contents">
      <style:text-properties style:font-name="Slack-Lato" fo:font-size="10.5pt" officeooo:rsid="02175391" officeooo:paragraph-rsid="02175391" style:font-size-asian="10.5pt" style:font-size-complex="10.5pt"/>
    </style:style>
    <style:style style:name="P473" style:family="paragraph" style:parent-style-name="Table_20_Contents">
      <style:text-properties style:font-name="Slack-Lato" fo:font-size="10.5pt" officeooo:paragraph-rsid="02175391" style:font-size-asian="10.5pt" style:font-size-complex="10.5pt"/>
    </style:style>
    <style:style style:name="P474" style:family="paragraph" style:parent-style-name="Table_20_Contents">
      <style:paragraph-properties fo:text-align="center" style:justify-single-word="false"/>
      <style:text-properties style:font-name="Slack-Lato" fo:font-size="10.5pt" officeooo:rsid="021948b3" officeooo:paragraph-rsid="021948b3" style:font-size-asian="10.5pt" style:font-size-complex="10.5pt"/>
    </style:style>
    <style:style style:name="P475" style:family="paragraph" style:parent-style-name="Table_20_Contents">
      <style:paragraph-properties fo:text-align="center" style:justify-single-word="false"/>
      <style:text-properties style:font-name="Slack-Lato" fo:font-size="10.5pt" officeooo:rsid="021948b3" officeooo:paragraph-rsid="02416948" style:font-size-asian="10.5pt" style:font-size-complex="10.5pt"/>
    </style:style>
    <style:style style:name="P476" style:family="paragraph" style:parent-style-name="Table_20_Contents">
      <style:text-properties style:font-name="Slack-Lato" fo:font-size="10.5pt" officeooo:rsid="0238f540" officeooo:paragraph-rsid="0238f540" style:font-size-asian="10.5pt" style:font-size-complex="10.5pt"/>
    </style:style>
    <style:style style:name="P477" style:family="paragraph" style:parent-style-name="Table_20_Contents">
      <style:text-properties style:font-name="Slack-Lato" fo:font-size="10.5pt" officeooo:paragraph-rsid="0238f540" style:font-size-asian="10.5pt" style:font-size-complex="10.5pt"/>
    </style:style>
    <style:style style:name="P478" style:family="paragraph" style:parent-style-name="Table_20_Contents">
      <style:text-properties style:font-name="Slack-Lato" fo:font-size="10.5pt" officeooo:rsid="023fcbde" officeooo:paragraph-rsid="023fcbde" style:font-size-asian="10.5pt" style:font-size-complex="10.5pt"/>
    </style:style>
    <style:style style:name="P479" style:family="paragraph" style:parent-style-name="Table_20_Contents">
      <style:text-properties style:font-name="Slack-Lato" fo:font-size="10.5pt" officeooo:paragraph-rsid="023fcbde" style:font-size-asian="10.5pt" style:font-size-complex="10.5pt"/>
    </style:style>
    <style:style style:name="P480" style:family="paragraph" style:parent-style-name="Table_20_Contents">
      <style:paragraph-properties fo:text-align="center" style:justify-single-word="false"/>
      <style:text-properties style:font-name="Slack-Lato" fo:font-size="10.5pt" officeooo:rsid="02416948" officeooo:paragraph-rsid="02416948" style:font-size-asian="10.5pt" style:font-size-complex="10.5pt"/>
    </style:style>
    <style:style style:name="P481" style:family="paragraph" style:parent-style-name="Table_20_Contents">
      <style:paragraph-properties fo:text-align="center" style:justify-single-word="false"/>
      <style:text-properties style:font-name="Slack-Lato" fo:font-size="10.5pt" officeooo:rsid="0242bdc2" officeooo:paragraph-rsid="0242bdc2" style:font-size-asian="10.5pt" style:font-size-complex="10.5pt"/>
    </style:style>
    <style:style style:name="P482" style:family="paragraph" style:parent-style-name="Table_20_Contents">
      <style:paragraph-properties fo:margin-left="0in" fo:margin-right="0in" fo:margin-top="0in" fo:margin-bottom="0in" loext:contextual-spacing="false" fo:text-indent="0in" style:auto-text-indent="false" fo:padding="0in" fo:border="none"/>
      <style:text-properties fo:language="en" fo:country="US" loext:padding="0in" loext:border="none"/>
    </style:style>
    <style:style style:name="P483" style:family="paragraph" style:parent-style-name="Standard" style:list-style-name="L2">
      <style:text-properties style:text-line-through-style="solid" style:text-line-through-type="single" officeooo:rsid="0025f455" officeooo:paragraph-rsid="0026750a"/>
    </style:style>
    <style:style style:name="P484" style:family="paragraph" style:parent-style-name="Standard" style:list-style-name="L2">
      <style:text-properties officeooo:rsid="0025f455" officeooo:paragraph-rsid="0026750a"/>
    </style:style>
    <style:style style:name="P485" style:family="paragraph" style:parent-style-name="Standard" style:list-style-name="L3">
      <style:text-properties officeooo:rsid="0025f455" officeooo:paragraph-rsid="0026750a"/>
    </style:style>
    <style:style style:name="P486" style:family="paragraph" style:parent-style-name="Standard" style:list-style-name="L4">
      <style:text-properties officeooo:rsid="0025f455" officeooo:paragraph-rsid="0026750a"/>
    </style:style>
    <style:style style:name="P487" style:family="paragraph" style:parent-style-name="Standard" style:list-style-name="L3">
      <style:text-properties officeooo:rsid="002db1c6" officeooo:paragraph-rsid="002db1c6"/>
    </style:style>
    <style:style style:name="P488" style:family="paragraph" style:parent-style-name="Standard" style:list-style-name="L4">
      <style:text-properties officeooo:rsid="0026750a" officeooo:paragraph-rsid="0026750a"/>
    </style:style>
    <style:style style:name="P489" style:family="paragraph" style:parent-style-name="Standard" style:list-style-name="L5">
      <style:text-properties officeooo:rsid="00327991" officeooo:paragraph-rsid="00327991"/>
    </style:style>
    <style:style style:name="P490" style:family="paragraph" style:parent-style-name="Standard" style:list-style-name="L6">
      <style:text-properties officeooo:rsid="00327991" officeooo:paragraph-rsid="00327991"/>
    </style:style>
    <style:style style:name="P491" style:family="paragraph" style:parent-style-name="Standard" style:list-style-name="L7">
      <style:text-properties officeooo:rsid="00327991" officeooo:paragraph-rsid="00327991"/>
    </style:style>
    <style:style style:name="P492" style:family="paragraph" style:parent-style-name="Standard" style:list-style-name="L6">
      <style:text-properties officeooo:paragraph-rsid="00327991"/>
    </style:style>
    <style:style style:name="P493" style:family="paragraph" style:parent-style-name="Standard" style:list-style-name="L8">
      <style:text-properties officeooo:rsid="00259dad" officeooo:paragraph-rsid="00259dad"/>
    </style:style>
    <style:style style:name="P494" style:family="paragraph" style:parent-style-name="Standard" style:list-style-name="L9">
      <style:text-properties officeooo:rsid="00217a1f" officeooo:paragraph-rsid="00217a1f"/>
    </style:style>
    <style:style style:name="P495" style:family="paragraph" style:parent-style-name="Standard" style:list-style-name="L12">
      <style:text-properties officeooo:rsid="00217a1f" officeooo:paragraph-rsid="00217a1f"/>
    </style:style>
    <style:style style:name="P496" style:family="paragraph" style:parent-style-name="Standard" style:list-style-name="L9">
      <style:text-properties officeooo:rsid="001c4bac" officeooo:paragraph-rsid="001c4bac"/>
    </style:style>
    <style:style style:name="P497" style:family="paragraph" style:parent-style-name="Standard" style:list-style-name="L10">
      <style:text-properties officeooo:rsid="001c4bac" officeooo:paragraph-rsid="00217a1f"/>
    </style:style>
    <style:style style:name="P498" style:family="paragraph" style:parent-style-name="Standard" style:list-style-name="L10">
      <style:text-properties officeooo:rsid="001c4bac" officeooo:paragraph-rsid="001c4bac"/>
    </style:style>
    <style:style style:name="P499" style:family="paragraph" style:parent-style-name="Standard" style:list-style-name="L12">
      <style:text-properties officeooo:rsid="001c4bac" officeooo:paragraph-rsid="001c4bac"/>
    </style:style>
    <style:style style:name="P500" style:family="paragraph" style:parent-style-name="Standard" style:list-style-name="L11">
      <style:text-properties fo:font-weight="normal" officeooo:rsid="0034798c" officeooo:paragraph-rsid="0034798c" style:font-weight-asian="normal" style:font-weight-complex="normal"/>
    </style:style>
    <style:style style:name="P501" style:family="paragraph" style:parent-style-name="Standard" style:list-style-name="L14">
      <style:text-properties fo:font-weight="normal" officeooo:rsid="00ff462b" officeooo:paragraph-rsid="0100c76d" style:font-weight-asian="normal" style:font-weight-complex="normal"/>
    </style:style>
    <style:style style:name="P502" style:family="paragraph" style:parent-style-name="Standard" style:list-style-name="L13">
      <style:text-properties officeooo:rsid="0034dfd0" officeooo:paragraph-rsid="0034dfd0"/>
    </style:style>
    <style:style style:name="P503" style:family="paragraph" style:parent-style-name="Standard" style:list-style-name="L14">
      <style:text-properties officeooo:rsid="0039bf20" officeooo:paragraph-rsid="0039bf20"/>
    </style:style>
    <style:style style:name="P504" style:family="paragraph" style:parent-style-name="Standard" style:list-style-name="L14">
      <style:text-properties officeooo:rsid="0039bf20" officeooo:paragraph-rsid="00fea319"/>
    </style:style>
    <style:style style:name="P505" style:family="paragraph" style:parent-style-name="Standard" style:list-style-name="L14">
      <style:text-properties officeooo:rsid="003be1bf" officeooo:paragraph-rsid="003be1bf"/>
    </style:style>
    <style:style style:name="P506" style:family="paragraph" style:parent-style-name="Standard" style:list-style-name="L14">
      <style:text-properties officeooo:rsid="003be1bf" officeooo:paragraph-rsid="00fea319"/>
    </style:style>
    <style:style style:name="P507" style:family="paragraph" style:parent-style-name="Standard" style:list-style-name="L15">
      <style:text-properties officeooo:rsid="003be1bf" officeooo:paragraph-rsid="003be1bf"/>
    </style:style>
    <style:style style:name="P508" style:family="paragraph" style:parent-style-name="Standard" style:list-style-name="L14">
      <style:text-properties officeooo:rsid="0041004c" officeooo:paragraph-rsid="0041004c"/>
    </style:style>
    <style:style style:name="P509" style:family="paragraph" style:parent-style-name="Standard" style:list-style-name="L14">
      <style:text-properties officeooo:rsid="0041004c" officeooo:paragraph-rsid="00fea319"/>
    </style:style>
    <style:style style:name="P510" style:family="paragraph" style:parent-style-name="Standard" style:list-style-name="L14">
      <style:text-properties officeooo:rsid="004ccff6" officeooo:paragraph-rsid="004ccff6"/>
    </style:style>
    <style:style style:name="P511" style:family="paragraph" style:parent-style-name="Standard" style:list-style-name="L14">
      <style:text-properties officeooo:rsid="0043b333" officeooo:paragraph-rsid="0043b333"/>
    </style:style>
    <style:style style:name="P512" style:family="paragraph" style:parent-style-name="Standard" style:list-style-name="L14">
      <style:text-properties officeooo:rsid="0043b333" officeooo:paragraph-rsid="004a7c70"/>
    </style:style>
    <style:style style:name="P513" style:family="paragraph" style:parent-style-name="Standard" style:list-style-name="L14">
      <style:text-properties officeooo:rsid="0043b333" officeooo:paragraph-rsid="00fea319"/>
    </style:style>
    <style:style style:name="P514" style:family="paragraph" style:parent-style-name="Standard" style:list-style-name="L15">
      <style:text-properties officeooo:rsid="003e29dc" officeooo:paragraph-rsid="003e29dc"/>
    </style:style>
    <style:style style:name="P515" style:family="paragraph" style:parent-style-name="Standard" style:list-style-name="L16">
      <style:text-properties officeooo:rsid="002aed63" officeooo:paragraph-rsid="005011ee"/>
    </style:style>
    <style:style style:name="P516" style:family="paragraph" style:parent-style-name="Standard" style:list-style-name="L16">
      <style:text-properties officeooo:rsid="002b2f6f" officeooo:paragraph-rsid="005011ee"/>
    </style:style>
    <style:style style:name="P517" style:family="paragraph" style:parent-style-name="Standard" style:list-style-name="L17">
      <style:text-properties officeooo:paragraph-rsid="00512b8a"/>
    </style:style>
    <style:style style:name="P518" style:family="paragraph" style:parent-style-name="Standard" style:list-style-name="L17">
      <style:text-properties officeooo:rsid="00512b8a" officeooo:paragraph-rsid="00512b8a"/>
    </style:style>
    <style:style style:name="P519" style:family="paragraph" style:parent-style-name="Standard" style:list-style-name="L17">
      <style:text-properties officeooo:rsid="005195fe" officeooo:paragraph-rsid="00a95ae8"/>
    </style:style>
    <style:style style:name="P520" style:family="paragraph" style:parent-style-name="Standard" style:list-style-name="L17">
      <style:text-properties officeooo:rsid="005195fe" officeooo:paragraph-rsid="005195fe"/>
    </style:style>
    <style:style style:name="P521" style:family="paragraph" style:parent-style-name="Standard" style:list-style-name="L17">
      <style:text-properties officeooo:rsid="0052d138" officeooo:paragraph-rsid="0052d138"/>
    </style:style>
    <style:style style:name="P522" style:family="paragraph" style:parent-style-name="Standard" style:list-style-name="L17">
      <style:text-properties officeooo:rsid="0051e3a4" officeooo:paragraph-rsid="0051e3a4"/>
    </style:style>
    <style:style style:name="P523" style:family="paragraph" style:parent-style-name="Standard" style:list-style-name="L18">
      <style:text-properties officeooo:rsid="005758b2" officeooo:paragraph-rsid="005758b2"/>
    </style:style>
    <style:style style:name="P524" style:family="paragraph" style:parent-style-name="Standard" style:list-style-name="L21">
      <style:text-properties officeooo:rsid="005758b2" officeooo:paragraph-rsid="005758b2"/>
    </style:style>
    <style:style style:name="P525" style:family="paragraph" style:parent-style-name="Standard" style:list-style-name="L21">
      <style:text-properties officeooo:rsid="005758b2" officeooo:paragraph-rsid="006a5078"/>
    </style:style>
    <style:style style:name="P526" style:family="paragraph" style:parent-style-name="Standard" style:list-style-name="L20">
      <style:text-properties officeooo:rsid="005758b2" officeooo:paragraph-rsid="005758b2"/>
    </style:style>
    <style:style style:name="P527" style:family="paragraph" style:parent-style-name="Standard" style:list-style-name="L22">
      <style:text-properties officeooo:rsid="005758b2" officeooo:paragraph-rsid="005758b2"/>
    </style:style>
    <style:style style:name="P528" style:family="paragraph" style:parent-style-name="Standard" style:list-style-name="L23">
      <style:text-properties officeooo:rsid="005758b2" officeooo:paragraph-rsid="00690f49"/>
    </style:style>
    <style:style style:name="P529" style:family="paragraph" style:parent-style-name="Standard" style:list-style-name="L23">
      <style:text-properties officeooo:rsid="005758b2" officeooo:paragraph-rsid="006e64bf"/>
    </style:style>
    <style:style style:name="P530" style:family="paragraph" style:parent-style-name="Standard" style:list-style-name="L23">
      <style:text-properties officeooo:rsid="005758b2" officeooo:paragraph-rsid="00a07a52"/>
    </style:style>
    <style:style style:name="P531" style:family="paragraph" style:parent-style-name="Standard" style:list-style-name="L19">
      <style:text-properties officeooo:rsid="005bae40" officeooo:paragraph-rsid="005bae40"/>
    </style:style>
    <style:style style:name="P532" style:family="paragraph" style:parent-style-name="Standard" style:list-style-name="L20">
      <style:text-properties officeooo:rsid="005fad0a" officeooo:paragraph-rsid="005fad0a"/>
    </style:style>
    <style:style style:name="P533" style:family="paragraph" style:parent-style-name="Standard" style:list-style-name="L20">
      <style:text-properties officeooo:rsid="005e439d" officeooo:paragraph-rsid="0268155c"/>
    </style:style>
    <style:style style:name="P534" style:family="paragraph" style:parent-style-name="Standard" style:list-style-name="L20">
      <style:text-properties officeooo:rsid="005e439d" officeooo:paragraph-rsid="00a43ae3"/>
    </style:style>
    <style:style style:name="P535" style:family="paragraph" style:parent-style-name="Standard" style:list-style-name="L23">
      <style:text-properties officeooo:rsid="005e439d" officeooo:paragraph-rsid="00690f49"/>
    </style:style>
    <style:style style:name="P536" style:family="paragraph" style:parent-style-name="Standard" style:list-style-name="L20">
      <style:text-properties officeooo:rsid="00a43ae3" officeooo:paragraph-rsid="00a43ae3"/>
    </style:style>
    <style:style style:name="P537" style:family="paragraph" style:parent-style-name="Standard" style:list-style-name="L21">
      <style:text-properties officeooo:rsid="0062271a" officeooo:paragraph-rsid="006acf19"/>
    </style:style>
    <style:style style:name="P538" style:family="paragraph" style:parent-style-name="Standard" style:list-style-name="L22">
      <style:text-properties officeooo:rsid="0058c3e7" officeooo:paragraph-rsid="0058c3e7"/>
    </style:style>
    <style:style style:name="P539" style:family="paragraph" style:parent-style-name="Standard" style:list-style-name="L22">
      <style:text-properties officeooo:rsid="006ce341" officeooo:paragraph-rsid="006ce341"/>
    </style:style>
    <style:style style:name="P540" style:family="paragraph" style:parent-style-name="Standard" style:list-style-name="L23">
      <style:text-properties officeooo:rsid="00a1a6fd" officeooo:paragraph-rsid="00a1a6fd"/>
    </style:style>
    <style:style style:name="P541" style:family="paragraph" style:parent-style-name="Standard" style:list-style-name="L23">
      <style:text-properties officeooo:rsid="0089664a" officeooo:paragraph-rsid="0089664a"/>
    </style:style>
    <style:style style:name="P542" style:family="paragraph" style:parent-style-name="Standard" style:list-style-name="L33">
      <style:text-properties officeooo:rsid="0089664a" officeooo:paragraph-rsid="0089664a"/>
    </style:style>
    <style:style style:name="P543" style:family="paragraph" style:parent-style-name="Standard" style:list-style-name="L23">
      <style:text-properties officeooo:rsid="005d86d0" officeooo:paragraph-rsid="005758b2"/>
    </style:style>
    <style:style style:name="P544" style:family="paragraph" style:parent-style-name="Standard" style:list-style-name="L23">
      <style:text-properties officeooo:rsid="0067b928" officeooo:paragraph-rsid="0067b928"/>
    </style:style>
    <style:style style:name="P545" style:family="paragraph" style:parent-style-name="Standard" style:list-style-name="L24">
      <style:text-properties officeooo:rsid="006e64bf" officeooo:paragraph-rsid="006e64bf"/>
    </style:style>
    <style:style style:name="P546" style:family="paragraph" style:parent-style-name="Standard" style:list-style-name="L24">
      <style:text-properties officeooo:rsid="006a5078" officeooo:paragraph-rsid="006a5078"/>
    </style:style>
    <style:style style:name="P547" style:family="paragraph" style:parent-style-name="Standard" style:list-style-name="L25">
      <style:text-properties officeooo:rsid="007004f0" officeooo:paragraph-rsid="007004f0"/>
    </style:style>
    <style:style style:name="P548" style:family="paragraph" style:parent-style-name="Standard" style:list-style-name="L26">
      <style:text-properties officeooo:rsid="007004f0" officeooo:paragraph-rsid="00744a4d"/>
    </style:style>
    <style:style style:name="P549" style:family="paragraph" style:parent-style-name="Standard" style:list-style-name="L26">
      <style:text-properties officeooo:rsid="00744a4d" officeooo:paragraph-rsid="00744a4d"/>
    </style:style>
    <style:style style:name="P550" style:family="paragraph" style:parent-style-name="Standard" style:list-style-name="L27">
      <style:text-properties officeooo:paragraph-rsid="0077ca79"/>
    </style:style>
    <style:style style:name="P551" style:family="paragraph" style:parent-style-name="Standard" style:list-style-name="L27">
      <style:text-properties officeooo:rsid="0077ca79" officeooo:paragraph-rsid="0077ca79"/>
    </style:style>
    <style:style style:name="P552" style:family="paragraph" style:parent-style-name="Standard" style:list-style-name="L27">
      <style:text-properties officeooo:rsid="0079b577" officeooo:paragraph-rsid="0079b577"/>
    </style:style>
    <style:style style:name="P553" style:family="paragraph" style:parent-style-name="Standard" style:list-style-name="L28">
      <style:text-properties officeooo:rsid="0079dab1" officeooo:paragraph-rsid="0079dab1"/>
    </style:style>
    <style:style style:name="P554" style:family="paragraph" style:parent-style-name="Standard" style:list-style-name="L29">
      <style:text-properties officeooo:rsid="008269ad" officeooo:paragraph-rsid="0080409e"/>
    </style:style>
    <style:style style:name="P555" style:family="paragraph" style:parent-style-name="Standard" style:list-style-name="L30">
      <style:text-properties officeooo:rsid="0085ea69" officeooo:paragraph-rsid="0085ea69"/>
    </style:style>
    <style:style style:name="P556" style:family="paragraph" style:parent-style-name="Standard" style:list-style-name="L34">
      <style:text-properties officeooo:rsid="0085ea69" officeooo:paragraph-rsid="00930fe7"/>
    </style:style>
    <style:style style:name="P557" style:family="paragraph" style:parent-style-name="Standard" style:list-style-name="L30">
      <style:text-properties officeooo:rsid="0080409e" officeooo:paragraph-rsid="008336a4"/>
    </style:style>
    <style:style style:name="P558" style:family="paragraph" style:parent-style-name="Standard" style:list-style-name="L31">
      <style:text-properties officeooo:rsid="0080409e" officeooo:paragraph-rsid="0080409e"/>
    </style:style>
    <style:style style:name="P559" style:family="paragraph" style:parent-style-name="Standard" style:list-style-name="L30">
      <style:text-properties officeooo:rsid="008336a4" officeooo:paragraph-rsid="008336a4"/>
    </style:style>
    <style:style style:name="P560" style:family="paragraph" style:parent-style-name="Standard" style:list-style-name="L32">
      <style:text-properties officeooo:rsid="008336a4" officeooo:paragraph-rsid="008336a4"/>
    </style:style>
    <style:style style:name="P561" style:family="paragraph" style:parent-style-name="Standard" style:list-style-name="L33">
      <style:text-properties officeooo:rsid="008336a4" officeooo:paragraph-rsid="008336a4"/>
    </style:style>
    <style:style style:name="P562" style:family="paragraph" style:parent-style-name="Standard" style:list-style-name="L37">
      <style:text-properties officeooo:rsid="008336a4" officeooo:paragraph-rsid="008336a4"/>
    </style:style>
    <style:style style:name="P563" style:family="paragraph" style:parent-style-name="Standard" style:list-style-name="L37">
      <style:text-properties officeooo:rsid="008336a4" officeooo:paragraph-rsid="009b04e5"/>
    </style:style>
    <style:style style:name="P564" style:family="paragraph" style:parent-style-name="Standard" style:list-style-name="L30">
      <style:text-properties officeooo:rsid="0087e2dc" officeooo:paragraph-rsid="0087e2dc"/>
    </style:style>
    <style:style style:name="P565" style:family="paragraph" style:parent-style-name="Standard" style:list-style-name="L31">
      <style:text-properties officeooo:rsid="008392b4" officeooo:paragraph-rsid="008392b4"/>
    </style:style>
    <style:style style:name="P566" style:family="paragraph" style:parent-style-name="Standard" style:list-style-name="L33">
      <style:text-properties officeooo:rsid="008392b4" officeooo:paragraph-rsid="008392b4"/>
    </style:style>
    <style:style style:name="P567" style:family="paragraph" style:parent-style-name="Standard" style:list-style-name="L33">
      <style:text-properties officeooo:rsid="008392b4" officeooo:paragraph-rsid="00930fe7"/>
    </style:style>
    <style:style style:name="P568" style:family="paragraph" style:parent-style-name="Standard" style:list-style-name="L31">
      <style:text-properties officeooo:rsid="0082ef1d" officeooo:paragraph-rsid="0082ef1d"/>
    </style:style>
    <style:style style:name="P569" style:family="paragraph" style:parent-style-name="Standard" style:list-style-name="L34">
      <style:text-properties officeooo:paragraph-rsid="00930fe7"/>
    </style:style>
    <style:style style:name="P570" style:family="paragraph" style:parent-style-name="Standard" style:list-style-name="L35">
      <style:text-properties officeooo:paragraph-rsid="00930fe7"/>
    </style:style>
    <style:style style:name="P571" style:family="paragraph" style:parent-style-name="Standard" style:list-style-name="L33">
      <style:text-properties officeooo:rsid="0089ae9c" officeooo:paragraph-rsid="0089ae9c"/>
    </style:style>
    <style:style style:name="P572" style:family="paragraph" style:parent-style-name="Standard" style:list-style-name="L33">
      <style:text-properties officeooo:rsid="0089ae9c" officeooo:paragraph-rsid="009454d4"/>
    </style:style>
    <style:style style:name="P573" style:family="paragraph" style:parent-style-name="Standard" style:list-style-name="L33">
      <style:text-properties officeooo:rsid="00913785" officeooo:paragraph-rsid="00913785"/>
    </style:style>
    <style:style style:name="P574" style:family="paragraph" style:parent-style-name="Standard" style:list-style-name="L33">
      <style:text-properties officeooo:rsid="00907f97" officeooo:paragraph-rsid="00907f97"/>
    </style:style>
    <style:style style:name="P575" style:family="paragraph" style:parent-style-name="Standard" style:list-style-name="L36">
      <style:text-properties officeooo:rsid="00907f97" officeooo:paragraph-rsid="00907f97"/>
    </style:style>
    <style:style style:name="P576" style:family="paragraph" style:parent-style-name="Standard" style:list-style-name="L36">
      <style:text-properties officeooo:paragraph-rsid="00907f97"/>
    </style:style>
    <style:style style:name="P577" style:family="paragraph" style:parent-style-name="Standard" style:list-style-name="L37">
      <style:text-properties officeooo:rsid="0099944a" officeooo:paragraph-rsid="009b04e5"/>
    </style:style>
    <style:style style:name="P578" style:family="paragraph" style:parent-style-name="Standard" style:list-style-name="L38">
      <style:text-properties officeooo:rsid="00ad094e" officeooo:paragraph-rsid="00ad094e"/>
    </style:style>
    <style:style style:name="P579" style:family="paragraph" style:parent-style-name="Standard" style:list-style-name="L38">
      <style:text-properties officeooo:rsid="00ad094e" officeooo:paragraph-rsid="00ada181"/>
    </style:style>
    <style:style style:name="P580" style:family="paragraph" style:parent-style-name="Standard" style:list-style-name="L39">
      <style:text-properties officeooo:rsid="00ad094e" officeooo:paragraph-rsid="00ad094e"/>
    </style:style>
    <style:style style:name="P581" style:family="paragraph" style:parent-style-name="Standard" style:list-style-name="L40">
      <style:text-properties officeooo:rsid="00b7d5fe" officeooo:paragraph-rsid="00b7d5fe"/>
    </style:style>
    <style:style style:name="P582" style:family="paragraph" style:parent-style-name="Standard" style:list-style-name="L41">
      <style:text-properties officeooo:rsid="00b837c4" officeooo:paragraph-rsid="00b837c4"/>
    </style:style>
    <style:style style:name="P583" style:family="paragraph" style:parent-style-name="Standard" style:list-style-name="L42">
      <style:text-properties officeooo:rsid="00b6cec8" officeooo:paragraph-rsid="00b6cec8"/>
    </style:style>
    <style:style style:name="P584" style:family="paragraph" style:parent-style-name="Standard" style:list-style-name="L43">
      <style:text-properties officeooo:rsid="00d24909" officeooo:paragraph-rsid="00d24909"/>
    </style:style>
    <style:style style:name="P585" style:family="paragraph" style:parent-style-name="Standard" style:list-style-name="L44">
      <style:text-properties officeooo:rsid="00d375c5" officeooo:paragraph-rsid="00d375c5"/>
    </style:style>
    <style:style style:name="P586" style:family="paragraph" style:parent-style-name="Standard" style:list-style-name="L44">
      <style:text-properties officeooo:rsid="00d375c5" officeooo:paragraph-rsid="011f4168"/>
    </style:style>
    <style:style style:name="P587" style:family="paragraph" style:parent-style-name="Standard" style:list-style-name="L44">
      <style:text-properties fo:font-weight="bold" officeooo:rsid="00d375c5" officeooo:paragraph-rsid="00d375c5" style:font-weight-asian="bold" style:font-weight-complex="bold"/>
    </style:style>
    <style:style style:name="P588" style:family="paragraph" style:parent-style-name="Standard" style:list-style-name="L14">
      <style:text-properties fo:font-weight="bold" officeooo:rsid="0039bf20" officeooo:paragraph-rsid="00fea319" style:font-weight-asian="bold" style:font-weight-complex="bold"/>
    </style:style>
    <style:style style:name="P589" style:family="paragraph" style:parent-style-name="Standard" style:list-style-name="L14">
      <style:text-properties fo:font-weight="bold" officeooo:rsid="0100c76d" officeooo:paragraph-rsid="0100c76d" style:font-weight-asian="bold" style:font-weight-complex="bold"/>
    </style:style>
    <style:style style:name="P590" style:family="paragraph" style:parent-style-name="Standard" style:list-style-name="L14">
      <style:text-properties fo:font-weight="bold" officeooo:rsid="0041004c" officeooo:paragraph-rsid="00fea319" style:font-weight-asian="bold" style:font-weight-complex="bold"/>
    </style:style>
    <style:style style:name="P591" style:family="paragraph" style:parent-style-name="Standard" style:list-style-name="L14">
      <style:text-properties fo:font-weight="bold" officeooo:rsid="004ccff6" officeooo:paragraph-rsid="00fea319" style:font-weight-asian="bold" style:font-weight-complex="bold"/>
    </style:style>
    <style:style style:name="P592"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593"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594"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44290" officeooo:paragraph-rsid="00f44290" style:text-blinking="false" style:font-size-asian="10.5pt" style:font-size-complex="12pt"/>
    </style:style>
    <style:style style:name="P595"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596"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8297e9" style:text-blinking="false" style:font-size-asian="10.5pt" style:font-size-complex="12pt"/>
    </style:style>
    <style:style style:name="P597"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3c793d" officeooo:paragraph-rsid="013c793d" style:text-blinking="false" style:font-size-asian="10.5pt" style:font-size-complex="12pt"/>
    </style:style>
    <style:style style:name="P598"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3c793d" officeooo:paragraph-rsid="013e26f8" style:text-blinking="false" style:font-size-asian="10.5pt" style:font-size-complex="12pt"/>
    </style:style>
    <style:style style:name="P599"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81830d" officeooo:paragraph-rsid="0181830d" style:text-blinking="false" style:font-size-asian="10.5pt" style:font-size-complex="12pt"/>
    </style:style>
    <style:style style:name="P600" style:family="paragraph" style:parent-style-name="Standard" style:list-style-name="L48">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601" style:family="paragraph" style:parent-style-name="Standard" style:list-style-name="L49">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602" style:family="paragraph" style:parent-style-name="Standard" style:list-style-name="L50">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603" style:family="paragraph" style:parent-style-name="Standard" style:list-style-name="L51">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604" style:family="paragraph" style:parent-style-name="Standard" style:list-style-name="L52">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605" style:family="paragraph" style:parent-style-name="Standard" style:list-style-name="L46">
      <style:text-properties fo:font-variant="normal" fo:text-transform="none" style:text-line-through-style="none" style:text-line-through-type="none" style:font-name="Slack-Lato" fo:font-size="11.25pt" fo:letter-spacing="normal" fo:font-style="normal" style:text-underline-style="none" fo:font-weight="normal" officeooo:rsid="010bb800" officeooo:paragraph-rsid="014d1806" style:text-blinking="false" style:font-size-asian="10.5pt" style:font-size-complex="12pt"/>
    </style:style>
    <style:style style:name="P606" style:family="paragraph" style:parent-style-name="Standard" style:list-style-name="L52">
      <style:text-properties fo:font-variant="normal" fo:text-transform="none" style:text-line-through-style="none" style:text-line-through-type="none" style:font-name="Slack-Lato" fo:font-size="11.25pt" fo:letter-spacing="normal" fo:font-style="normal" style:text-underline-style="none" fo:font-weight="normal" officeooo:rsid="014ccd4c" officeooo:paragraph-rsid="014ccd4c" style:text-blinking="false" style:font-size-asian="10.5pt" style:font-size-complex="12pt"/>
    </style:style>
    <style:style style:name="P607" style:family="paragraph" style:parent-style-name="Standard" style:list-style-name="L53">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608" style:family="paragraph" style:parent-style-name="Standard" style:list-style-name="L54">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609" style:family="paragraph" style:parent-style-name="Standard" style:list-style-name="L57">
      <style:text-properties fo:font-variant="normal" fo:text-transform="none" style:text-line-through-style="none" style:text-line-through-type="none" style:font-name="Slack-Lato" fo:font-size="10.5pt" fo:letter-spacing="normal" fo:font-style="normal" style:text-underline-style="none" fo:font-weight="normal" officeooo:rsid="01ae31a0" officeooo:paragraph-rsid="01bec2aa" style:text-blinking="false" style:font-size-asian="9.14999961853027pt" style:font-size-complex="10.5pt"/>
    </style:style>
    <style:style style:name="P610" style:family="paragraph" style:parent-style-name="Standard" style:list-style-name="L58">
      <style:text-properties fo:font-variant="normal" fo:text-transform="none" style:text-line-through-style="none" style:text-line-through-type="none" style:font-name="Slack-Lato" fo:font-size="10.5pt" fo:letter-spacing="normal" fo:font-style="normal" style:text-underline-style="none" fo:font-weight="normal" officeooo:rsid="01ae31a0" officeooo:paragraph-rsid="01bec2aa" style:text-blinking="false" style:font-size-asian="9.14999961853027pt" style:font-size-complex="10.5pt"/>
    </style:style>
    <style:style style:name="P611" style:family="paragraph" style:parent-style-name="Standard" style:list-style-name="L57">
      <style:text-properties fo:font-variant="normal" fo:text-transform="none" style:text-line-through-style="none" style:text-line-through-type="none" style:font-name="Slack-Lato" fo:font-size="10.5pt" fo:letter-spacing="normal" fo:font-style="normal" style:text-underline-style="none" fo:font-weight="normal" officeooo:rsid="01b01c73" officeooo:paragraph-rsid="01bec2aa" style:text-blinking="false" style:font-size-asian="9.14999961853027pt" style:font-size-complex="10.5pt"/>
    </style:style>
    <style:style style:name="P612" style:family="paragraph" style:parent-style-name="Standard" style:list-style-name="L58">
      <style:text-properties fo:font-variant="normal" fo:text-transform="none" style:text-line-through-style="none" style:text-line-through-type="none" style:font-name="Slack-Lato" fo:font-size="10.5pt" fo:letter-spacing="normal" fo:font-style="normal" style:text-underline-style="none" fo:font-weight="normal" officeooo:rsid="01b01c73" officeooo:paragraph-rsid="01bec2aa" style:text-blinking="false" style:font-size-asian="9.14999961853027pt" style:font-size-complex="10.5pt"/>
    </style:style>
    <style:style style:name="P613" style:family="paragraph" style:parent-style-name="Standard" style:list-style-name="L57">
      <style:text-properties fo:font-variant="normal" fo:text-transform="none" style:text-line-through-style="none" style:text-line-through-type="none" style:font-name="Slack-Lato" fo:font-size="10.5pt" fo:letter-spacing="normal" fo:font-style="normal" style:text-underline-style="none" fo:font-weight="normal" officeooo:rsid="01b06f8a" officeooo:paragraph-rsid="01bec2aa" style:text-blinking="false" style:font-size-asian="9.14999961853027pt" style:font-size-complex="10.5pt"/>
    </style:style>
    <style:style style:name="P614" style:family="paragraph" style:parent-style-name="Standard" style:list-style-name="L58">
      <style:text-properties fo:font-variant="normal" fo:text-transform="none" style:text-line-through-style="none" style:text-line-through-type="none" style:font-name="Slack-Lato" fo:font-size="10.5pt" fo:letter-spacing="normal" fo:font-style="normal" style:text-underline-style="none" fo:font-weight="normal" officeooo:rsid="01b06f8a" officeooo:paragraph-rsid="01bec2aa" style:text-blinking="false" style:font-size-asian="9.14999961853027pt" style:font-size-complex="10.5pt"/>
    </style:style>
    <style:style style:name="P615" style:family="paragraph" style:parent-style-name="Standard" style:list-style-name="L55">
      <style:text-properties fo:font-variant="normal" fo:text-transform="none" style:text-line-through-style="none" style:text-line-through-type="none" style:font-name="Slack-Lato" fo:font-size="10.5pt" fo:letter-spacing="normal" fo:font-style="normal" style:text-underline-style="none" fo:font-weight="normal" officeooo:rsid="01b4d7a6" officeooo:paragraph-rsid="01b4d7a6" style:text-blinking="false" style:font-size-asian="9.14999961853027pt" style:font-weight-asian="normal" style:font-size-complex="10.5pt" style:font-weight-complex="normal"/>
    </style:style>
    <style:style style:name="P616" style:family="paragraph" style:parent-style-name="Standard" style:list-style-name="L56">
      <style:text-properties fo:font-variant="normal" fo:text-transform="none" style:text-line-through-style="none" style:text-line-through-type="none" style:font-name="Slack-Lato" fo:font-size="10.5pt" fo:letter-spacing="normal" fo:font-style="normal" style:text-underline-style="none" fo:font-weight="normal" officeooo:rsid="01b5dc1d" officeooo:paragraph-rsid="01b5dc1d" style:text-blinking="false" style:font-size-asian="9.14999961853027pt" style:font-weight-asian="normal" style:font-size-complex="10.5pt" style:font-weight-complex="normal"/>
    </style:style>
    <style:style style:name="P617" style:family="paragraph" style:parent-style-name="Standard" style:list-style-name="L56">
      <style:text-properties fo:font-variant="normal" fo:text-transform="none" style:text-line-through-style="none" style:text-line-through-type="none" style:font-name="Slack-Lato" fo:font-size="10.5pt" fo:letter-spacing="normal" fo:font-style="normal" style:text-underline-style="none" fo:font-weight="normal" officeooo:rsid="01b5dc1d" officeooo:paragraph-rsid="01b73207" style:text-blinking="false" style:font-size-asian="9.14999961853027pt" style:font-weight-asian="normal" style:font-size-complex="10.5pt" style:font-weight-complex="normal"/>
    </style:style>
    <style:style style:name="P618" style:family="paragraph" style:parent-style-name="Standard" style:list-style-name="L53">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2042823" style:text-blinking="false" style:font-size-asian="10.5pt" style:font-size-complex="10.5pt"/>
    </style:style>
    <style:style style:name="P619" style:family="paragraph" style:parent-style-name="Standard" style:list-style-name="L59">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2042823" style:text-blinking="false" style:font-size-asian="10.5pt" style:font-size-complex="10.5pt"/>
    </style:style>
    <style:style style:name="P620" style:family="paragraph" style:parent-style-name="Standard" style:list-style-name="L59">
      <style:text-properties fo:font-variant="normal" fo:text-transform="none" style:text-line-through-style="none" style:text-line-through-type="none" style:font-name="Slack-Lato" fo:font-size="10.5pt" fo:letter-spacing="normal" fo:font-style="normal" style:text-underline-style="none" fo:font-weight="normal" officeooo:rsid="02042823" officeooo:paragraph-rsid="02042823" style:text-blinking="false" style:font-size-asian="10.5pt" style:font-size-complex="10.5pt"/>
    </style:style>
    <style:style style:name="P62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69abaf" officeooo:paragraph-rsid="0269abaf" style:text-blinking="false" style:font-size-asian="10.5pt" style:font-weight-asian="normal" style:font-size-complex="10.5pt" style:font-weight-complex="normal"/>
    </style:style>
    <style:style style:name="P62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7383ae" officeooo:paragraph-rsid="027383ae" style:text-blinking="false" style:font-size-asian="10.5pt" style:font-weight-asian="normal" style:font-size-complex="10.5pt" style:font-weight-complex="normal"/>
    </style:style>
    <style:style style:name="P62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7383ae" officeooo:paragraph-rsid="027383ae" style:text-blinking="false" style:font-size-asian="10.5pt" style:font-weight-asian="bold" style:font-size-complex="10.5pt" style:font-weight-complex="bold"/>
    </style:style>
    <style:style style:name="P624" style:family="paragraph" style:parent-style-name="Standard" style:list-style-name="L14">
      <style:text-properties officeooo:rsid="0100c76d" officeooo:paragraph-rsid="0100c76d"/>
    </style:style>
    <style:style style:name="P625" style:family="paragraph" style:parent-style-name="Standard" style:list-style-name="L14">
      <style:text-properties officeooo:rsid="00ff462b" officeooo:paragraph-rsid="00ff462b"/>
    </style:style>
    <style:style style:name="P626" style:family="paragraph" style:parent-style-name="Standard" style:list-style-name="L14">
      <style:text-properties officeooo:rsid="0181830d" officeooo:paragraph-rsid="0181830d"/>
    </style:style>
    <style:style style:name="P627" style:family="paragraph" style:parent-style-name="Standard" style:list-style-name="L14">
      <style:text-properties officeooo:rsid="01845863" officeooo:paragraph-rsid="01845863"/>
    </style:style>
    <style:style style:name="P628" style:family="paragraph" style:parent-style-name="Standard" style:list-style-name="L46">
      <style:text-properties officeooo:rsid="01071997" officeooo:paragraph-rsid="01071997"/>
    </style:style>
    <style:style style:name="P629" style:family="paragraph" style:parent-style-name="Standard" style:list-style-name="L46">
      <style:text-properties officeooo:rsid="01071997" officeooo:paragraph-rsid="010a032d"/>
    </style:style>
    <style:style style:name="P630" style:family="paragraph" style:parent-style-name="Standard" style:list-style-name="L46">
      <style:text-properties officeooo:rsid="01071997" officeooo:paragraph-rsid="014d1806"/>
    </style:style>
    <style:style style:name="P631" style:family="paragraph" style:parent-style-name="Standard" style:list-style-name="L46">
      <style:text-properties officeooo:rsid="01042038" officeooo:paragraph-rsid="01071997"/>
    </style:style>
    <style:style style:name="P632" style:family="paragraph" style:parent-style-name="Standard" style:list-style-name="L46">
      <style:text-properties officeooo:rsid="01042038" officeooo:paragraph-rsid="014d1806"/>
    </style:style>
    <style:style style:name="P633" style:family="paragraph" style:parent-style-name="Standard" style:list-style-name="L46">
      <style:text-properties officeooo:rsid="0109221d" officeooo:paragraph-rsid="010bb800"/>
    </style:style>
    <style:style style:name="P634" style:family="paragraph" style:parent-style-name="Standard" style:list-style-name="L46">
      <style:text-properties officeooo:rsid="0109221d" officeooo:paragraph-rsid="014d1806"/>
    </style:style>
    <style:style style:name="P635" style:family="paragraph" style:parent-style-name="Standard" style:list-style-name="L46">
      <style:text-properties officeooo:rsid="010bb800" officeooo:paragraph-rsid="010bb800"/>
    </style:style>
    <style:style style:name="P636" style:family="paragraph" style:parent-style-name="Standard" style:list-style-name="L56">
      <style:text-properties officeooo:rsid="01b5dc1d" officeooo:paragraph-rsid="01b5dc1d"/>
    </style:style>
    <style:style style:name="P637" style:family="paragraph" style:parent-style-name="Standard" style:list-style-name="L56">
      <style:text-properties officeooo:rsid="01b5dc1d" officeooo:paragraph-rsid="01b73207"/>
    </style:style>
    <style:style style:name="P638" style:family="paragraph" style:parent-style-name="Standard" style:list-style-name="L60">
      <style:text-properties officeooo:paragraph-rsid="027383ae"/>
    </style:style>
    <style:style style:name="P639" style:family="paragraph" style:parent-style-name="Standard" style:list-style-name="L60">
      <style:text-properties officeooo:rsid="027383ae" officeooo:paragraph-rsid="027383ae"/>
    </style:style>
    <style:style style:name="P640" style:family="paragraph" style:parent-style-name="Text_20_body" style:list-style-name="L33">
      <style:text-properties officeooo:rsid="008392b4" officeooo:paragraph-rsid="0085ea69"/>
    </style:style>
    <style:style style:name="P641" style:family="paragraph" style:parent-style-name="Text_20_body" style:list-style-name="L1">
      <style:paragraph-properties fo:margin-left="0.6772in" fo:margin-right="0in" fo:margin-top="0in" fo:margin-bottom="0in" loext:contextual-spacing="false" fo:text-indent="0in" style:auto-text-indent="false" fo:padding="0in" fo:border="none"/>
    </style:style>
    <style:style style:name="P642" style:family="paragraph" style:parent-style-name="Text_20_body" style:list-style-name="L1">
      <style:paragraph-properties fo:margin-left="0.6772in" fo:margin-right="0in" fo:margin-top="0in" fo:margin-bottom="0in" loext:contextual-spacing="false" fo:text-indent="0in" style:auto-text-indent="false" fo:padding="0in" fo:border="none"/>
      <style:text-properties style:language-asian="en" style:country-asian="US" loext:padding="0in" loext:border="none"/>
    </style:style>
    <style:style style:name="T1" style:family="text">
      <style:text-properties fo:font-weight="bold" style:font-weight-asian="bold" style:font-weight-complex="bold"/>
    </style:style>
    <style:style style:name="T2" style:family="text">
      <style:text-properties fo:font-weight="bold" officeooo:rsid="008db36e" style:font-weight-asian="bold" style:font-weight-complex="bold"/>
    </style:style>
    <style:style style:name="T3" style:family="text">
      <style:text-properties officeooo:rsid="0010672f"/>
    </style:style>
    <style:style style:name="T4" style:family="text">
      <style:text-properties officeooo:rsid="0016483d"/>
    </style:style>
    <style:style style:name="T5" style:family="text">
      <style:text-properties fo:language="en" fo:country="US" loext:padding="0in" loext:border="none"/>
    </style:style>
    <style:style style:name="T6" style:family="text">
      <style:text-properties style:language-asian="en" style:country-asian="US" loext:padding="0in" loext:border="none"/>
    </style:style>
    <style:style style:name="T7" style:family="text">
      <style:text-properties officeooo:rsid="00217a1f"/>
    </style:style>
    <style:style style:name="T8" style:family="text">
      <style:text-properties style:text-line-through-style="solid" style:text-line-through-type="single"/>
    </style:style>
    <style:style style:name="T9" style:family="text">
      <style:text-properties officeooo:rsid="004571d7"/>
    </style:style>
    <style:style style:name="T10" style:family="text">
      <style:text-properties officeooo:rsid="0048f0b9"/>
    </style:style>
    <style:style style:name="T11" style:family="text">
      <style:text-properties officeooo:rsid="0051e3a4"/>
    </style:style>
    <style:style style:name="T12" style:family="text">
      <style:text-properties officeooo:rsid="0052d138"/>
    </style:style>
    <style:style style:name="T13" style:family="text">
      <style:text-properties officeooo:rsid="0053f411"/>
    </style:style>
    <style:style style:name="T14" style:family="text">
      <style:text-properties officeooo:rsid="0058c3e7"/>
    </style:style>
    <style:style style:name="T15" style:family="text">
      <style:text-properties officeooo:rsid="005accd2"/>
    </style:style>
    <style:style style:name="T16" style:family="text">
      <style:text-properties officeooo:rsid="005d86d0"/>
    </style:style>
    <style:style style:name="T17" style:family="text">
      <style:text-properties officeooo:rsid="005fad0a"/>
    </style:style>
    <style:style style:name="T18" style:family="text">
      <style:text-properties officeooo:rsid="00611576"/>
    </style:style>
    <style:style style:name="T19" style:family="text">
      <style:text-properties officeooo:rsid="006a5078"/>
    </style:style>
    <style:style style:name="T20" style:family="text">
      <style:text-properties officeooo:rsid="006acf19"/>
    </style:style>
    <style:style style:name="T21" style:family="text">
      <style:text-properties officeooo:rsid="006b0e43"/>
    </style:style>
    <style:style style:name="T22" style:family="text">
      <style:text-properties officeooo:rsid="0073b5d3"/>
    </style:style>
    <style:style style:name="T23" style:family="text">
      <style:text-properties officeooo:rsid="00744a4d"/>
    </style:style>
    <style:style style:name="T24" style:family="text">
      <style:text-properties officeooo:rsid="00143786"/>
    </style:style>
    <style:style style:name="T25" style:family="text">
      <style:text-properties officeooo:rsid="0077ca79"/>
    </style:style>
    <style:style style:name="T26" style:family="text">
      <style:text-properties officeooo:rsid="007bc0d0"/>
    </style:style>
    <style:style style:name="T27" style:family="text">
      <style:text-properties officeooo:rsid="00808d8d"/>
    </style:style>
    <style:style style:name="T28" style:family="text">
      <style:text-properties officeooo:rsid="0082ef1d"/>
    </style:style>
    <style:style style:name="T29" style:family="text">
      <style:text-properties officeooo:rsid="008336a4"/>
    </style:style>
    <style:style style:name="T30" style:family="text">
      <style:text-properties officeooo:rsid="0085ea69"/>
    </style:style>
    <style:style style:name="T31" style:family="text">
      <style:text-properties officeooo:rsid="0087e2dc"/>
    </style:style>
    <style:style style:name="T32" style:family="text">
      <style:text-properties fo:font-weight="normal" officeooo:rsid="0082ef1d" style:font-weight-asian="normal" style:font-weight-complex="normal"/>
    </style:style>
    <style:style style:name="T33" style:family="text">
      <style:text-properties fo:font-weight="normal" officeooo:rsid="00bc66dd" style:font-weight-asian="normal" style:font-weight-complex="normal"/>
    </style:style>
    <style:style style:name="T34" style:family="text">
      <style:text-properties style:text-underline-style="none"/>
    </style:style>
    <style:style style:name="T35" style:family="text">
      <style:text-properties officeooo:rsid="0089950c"/>
    </style:style>
    <style:style style:name="T36" style:family="text">
      <style:text-properties officeooo:rsid="008db36e"/>
    </style:style>
    <style:style style:name="T37" style:family="text">
      <style:text-properties officeooo:rsid="009619ab"/>
    </style:style>
    <style:style style:name="T38" style:family="text">
      <style:text-properties officeooo:rsid="0099944a"/>
    </style:style>
    <style:style style:name="T39" style:family="text">
      <style:text-properties officeooo:rsid="009e7022"/>
    </style:style>
    <style:style style:name="T40" style:family="text">
      <style:text-properties officeooo:rsid="009eb94c"/>
    </style:style>
    <style:style style:name="T41" style:family="text">
      <style:text-properties officeooo:rsid="009ecfd2"/>
    </style:style>
    <style:style style:name="T42" style:family="text">
      <style:text-properties officeooo:rsid="00a38c6b"/>
    </style:style>
    <style:style style:name="T43" style:family="text">
      <style:text-properties officeooo:rsid="00a91b20"/>
    </style:style>
    <style:style style:name="T44" style:family="text">
      <style:text-properties officeooo:rsid="00a95ae8"/>
    </style:style>
    <style:style style:name="T45" style:family="text">
      <style:text-properties officeooo:rsid="00ada181"/>
    </style:style>
    <style:style style:name="T46" style:family="text">
      <style:text-properties officeooo:rsid="00ba1ad2"/>
    </style:style>
    <style:style style:name="T47" style:family="text">
      <style:text-properties officeooo:rsid="00ba9484"/>
    </style:style>
    <style:style style:name="T48" style:family="text">
      <style:text-properties officeooo:rsid="00bf3419"/>
    </style:style>
    <style:style style:name="T49" style:family="text">
      <style:text-properties officeooo:rsid="00c0d2d7"/>
    </style:style>
    <style:style style:name="T50" style:family="text">
      <style:text-properties officeooo:rsid="00c2ca3f"/>
    </style:style>
    <style:style style:name="T51" style:family="text">
      <style:text-properties officeooo:rsid="00cf24a5"/>
    </style:style>
    <style:style style:name="T52" style:family="text">
      <style:text-properties officeooo:rsid="00d11c46"/>
    </style:style>
    <style:style style:name="T53" style:family="text">
      <style:text-properties officeooo:rsid="00d5734b"/>
    </style:style>
    <style:style style:name="T54" style:family="text">
      <style:text-properties officeooo:rsid="00d62ad0"/>
    </style:style>
    <style:style style:name="T55" style:family="text">
      <style:text-properties officeooo:rsid="00d80df9"/>
    </style:style>
    <style:style style:name="T56" style:family="text">
      <style:text-properties officeooo:rsid="00d95210"/>
    </style:style>
    <style:style style:name="T57" style:family="text">
      <style:text-properties fo:font-size="12pt" style:text-underline-style="none" style:font-size-asian="10.5pt" style:font-size-complex="12pt"/>
    </style:style>
    <style:style style:name="T58" style:family="text">
      <style:text-properties fo:font-size="12pt" style:text-underline-style="none" officeooo:rsid="00e02303" style:font-size-asian="10.5pt" style:font-size-complex="12pt"/>
    </style:style>
    <style:style style:name="T59" style:family="text">
      <style:text-properties fo:font-size="12pt" style:text-underline-style="none" officeooo:rsid="00e29d94" style:font-size-asian="10.5pt" style:font-size-complex="12pt"/>
    </style:style>
    <style:style style:name="T60" style:family="text">
      <style:text-properties officeooo:rsid="00e29d94"/>
    </style:style>
    <style:style style:name="T61" style:family="text">
      <style:text-properties officeooo:rsid="00e85b33"/>
    </style:style>
    <style:style style:name="T62" style:family="text">
      <style:text-properties officeooo:rsid="00e9b031"/>
    </style:style>
    <style:style style:name="T63" style:family="text">
      <style:text-properties officeooo:rsid="00eca973"/>
    </style:style>
    <style:style style:name="T64" style:family="text">
      <style:text-properties officeooo:rsid="00ed180f"/>
    </style:style>
    <style:style style:name="T65" style:family="text">
      <style:text-properties fo:font-variant="normal" fo:text-transform="none" style:text-line-through-style="none" style:text-line-through-type="none" style:font-name="Slack-Lato" fo:font-size="11.25pt" fo:letter-spacing="normal" fo:font-style="normal" fo:font-weight="normal" style:text-blinking="false"/>
    </style:style>
    <style:style style:name="T66" style:family="text">
      <style:text-properties fo:font-variant="normal" fo:text-transform="none" style:text-line-through-style="none" style:text-line-through-type="none" style:font-name="Slack-Lato" fo:font-size="11.25pt" fo:letter-spacing="normal" fo:font-style="normal" fo:font-weight="normal" officeooo:rsid="00ef5ebd" style:text-blinking="false"/>
    </style:style>
    <style:style style:name="T67" style:family="text">
      <style:text-properties fo:font-variant="normal" fo:text-transform="none" style:text-line-through-style="none" style:text-line-through-type="none" style:font-name="Slack-Lato" fo:font-size="11.25pt" fo:letter-spacing="normal" fo:font-style="normal" style:text-underline-style="none" fo:font-weight="normal" officeooo:rsid="0155bfe0" style:text-blinking="false" style:font-size-asian="10.5pt" style:font-size-complex="12pt"/>
    </style:style>
    <style:style style:name="T68" style:family="text">
      <style:text-properties fo:font-variant="normal" fo:text-transform="none" style:text-line-through-style="none" style:text-line-through-type="none" style:font-name="Slack-Lato" fo:font-size="11.25pt" fo:letter-spacing="normal" fo:font-style="normal" style:text-underline-style="none" fo:font-weight="normal" officeooo:rsid="01587417" style:text-blinking="false" style:font-size-asian="10.5pt" style:font-size-complex="12pt"/>
    </style:style>
    <style:style style:name="T69" style:family="text">
      <style:text-properties fo:font-variant="normal" fo:text-transform="none" style:text-line-through-style="none" style:text-line-through-type="none" style:font-name="Slack-Lato" fo:font-size="11.25pt" fo:letter-spacing="normal" fo:font-style="normal" style:text-underline-style="none" fo:font-weight="normal" officeooo:rsid="015af4e1" style:text-blinking="false" style:font-size-asian="10.5pt" style:font-size-complex="12pt"/>
    </style:style>
    <style:style style:name="T70" style:family="text">
      <style:text-properties fo:font-variant="normal" fo:text-transform="none" style:text-line-through-style="none" style:text-line-through-type="none" style:font-name="Slack-Lato" fo:font-size="11.25pt" fo:letter-spacing="normal" fo:font-style="normal" style:text-underline-style="none" fo:font-weight="normal" officeooo:rsid="015bced7" style:text-blinking="false" style:font-size-asian="10.5pt" style:font-size-complex="12pt"/>
    </style:style>
    <style:style style:name="T71" style:family="text">
      <style:text-properties fo:font-variant="normal" fo:text-transform="none" style:text-line-through-style="none" style:text-line-through-type="none" style:font-name="Slack-Lato" fo:font-size="10.5pt" fo:letter-spacing="normal" fo:font-style="normal" style:text-underline-style="none" fo:font-weight="normal" style:text-blinking="false" style:font-size-asian="9.14999961853027pt" style:font-weight-asian="normal" style:font-size-complex="10.5pt" style:font-weight-complex="normal"/>
    </style:style>
    <style:style style:name="T72" style:family="text">
      <style:text-properties fo:font-variant="normal" fo:text-transform="none" style:text-line-through-style="none" style:text-line-through-type="none" style:font-name="Slack-Lato" fo:font-size="10.5pt" fo:letter-spacing="normal" fo:font-style="normal" style:text-underline-style="none" fo:font-weight="normal" officeooo:rsid="01b5dc1d" style:text-blinking="false" style:font-size-asian="9.14999961853027pt" style:font-weight-asian="normal" style:font-size-complex="10.5pt" style:font-weight-complex="normal"/>
    </style:style>
    <style:style style:name="T73" style:family="text">
      <style:text-properties fo:font-variant="normal" fo:text-transform="none" style:text-line-through-style="none" style:text-line-through-type="none" style:font-name="Slack-Lato" fo:font-size="10.5pt" fo:letter-spacing="normal" fo:font-style="normal" style:text-underline-style="none" fo:font-weight="normal" officeooo:rsid="01b73207" style:text-blinking="false" style:font-size-asian="9.14999961853027pt" style:font-weight-asian="normal" style:font-size-complex="10.5pt" style:font-weight-complex="normal"/>
    </style:style>
    <style:style style:name="T74" style:family="text">
      <style:text-properties fo:font-variant="normal" fo:text-transform="none" style:text-line-through-style="none" style:text-line-through-type="none" style:font-name="Slack-Lato" fo:font-size="10.5pt" fo:letter-spacing="normal" fo:font-style="normal" style:text-underline-style="none" fo:font-weight="normal" style:text-blinking="false" style:font-size-asian="10.5pt" style:font-weight-asian="normal" style:font-size-complex="10.5pt" style:font-weight-complex="normal"/>
    </style:style>
    <style:style style:name="T75" style:family="text">
      <style:text-properties fo:font-variant="normal" fo:text-transform="none" style:text-line-through-style="none" style:text-line-through-type="none" style:font-name="Slack-Lato" fo:font-size="10.5pt" fo:letter-spacing="normal" fo:font-style="normal" style:text-underline-style="none" fo:font-weight="normal" officeooo:rsid="027383ae" style:text-blinking="false" style:font-size-asian="10.5pt" style:font-weight-asian="normal" style:font-size-complex="10.5pt" style:font-weight-complex="normal"/>
    </style:style>
    <style:style style:name="T76" style:family="text">
      <style:text-properties officeooo:rsid="00ef5ebd"/>
    </style:style>
    <style:style style:name="T77" style:family="text">
      <style:text-properties officeooo:rsid="00f298d9"/>
    </style:style>
    <style:style style:name="T78" style:family="text">
      <style:text-properties officeooo:rsid="00fea319"/>
    </style:style>
    <style:style style:name="T79" style:family="text">
      <style:text-properties officeooo:rsid="0100c76d"/>
    </style:style>
    <style:style style:name="T80" style:family="text">
      <style:text-properties officeooo:rsid="01071997"/>
    </style:style>
    <style:style style:name="T81" style:family="text">
      <style:text-properties officeooo:rsid="0109221d"/>
    </style:style>
    <style:style style:name="T82" style:family="text">
      <style:text-properties officeooo:rsid="01102fae"/>
    </style:style>
    <style:style style:name="T83" style:family="text">
      <style:text-properties officeooo:rsid="01110245"/>
    </style:style>
    <style:style style:name="T84" style:family="text">
      <style:text-properties officeooo:rsid="0112167c"/>
    </style:style>
    <style:style style:name="T85" style:family="text">
      <style:text-properties officeooo:rsid="0113ca32"/>
    </style:style>
    <style:style style:name="T86" style:family="text">
      <style:text-properties officeooo:rsid="0115554d"/>
    </style:style>
    <style:style style:name="T87" style:family="text">
      <style:text-properties officeooo:rsid="011900c0"/>
    </style:style>
    <style:style style:name="T88" style:family="text">
      <style:text-properties officeooo:rsid="011dbf00"/>
    </style:style>
    <style:style style:name="T89" style:family="text">
      <style:text-properties officeooo:rsid="011e3908"/>
    </style:style>
    <style:style style:name="T90" style:family="text">
      <style:text-properties officeooo:rsid="011f3c76"/>
    </style:style>
    <style:style style:name="T91" style:family="text">
      <style:text-properties officeooo:rsid="0120ec87"/>
    </style:style>
    <style:style style:name="T92" style:family="text">
      <style:text-properties officeooo:rsid="0122ba9a"/>
    </style:style>
    <style:style style:name="T93" style:family="text">
      <style:text-properties officeooo:rsid="01335e17"/>
    </style:style>
    <style:style style:name="T94" style:family="text">
      <style:text-properties officeooo:rsid="01351210"/>
    </style:style>
    <style:style style:name="T95" style:family="text">
      <style:text-properties officeooo:rsid="0136cb30"/>
    </style:style>
    <style:style style:name="T96" style:family="text">
      <style:text-properties officeooo:rsid="013cab59"/>
    </style:style>
    <style:style style:name="T97" style:family="text">
      <style:text-properties officeooo:rsid="013f36ef"/>
    </style:style>
    <style:style style:name="T98" style:family="text">
      <style:text-properties officeooo:rsid="014beb9e"/>
    </style:style>
    <style:style style:name="T99" style:family="text">
      <style:text-properties officeooo:rsid="014ccd4c"/>
    </style:style>
    <style:style style:name="T100" style:family="text">
      <style:text-properties officeooo:rsid="01500cda"/>
    </style:style>
    <style:style style:name="T101" style:family="text">
      <style:text-properties officeooo:rsid="01505045"/>
    </style:style>
    <style:style style:name="T102" style:family="text">
      <style:text-properties officeooo:rsid="015d906f"/>
    </style:style>
    <style:style style:name="T103" style:family="text">
      <style:text-properties officeooo:rsid="016465a0"/>
    </style:style>
    <style:style style:name="T104" style:family="text">
      <style:text-properties fo:font-size="11.25pt" officeooo:rsid="0165770e" style:font-size-asian="10.5pt" style:font-size-complex="12pt"/>
    </style:style>
    <style:style style:name="T105" style:family="text">
      <style:text-properties officeooo:rsid="016602f0"/>
    </style:style>
    <style:style style:name="T106" style:family="text">
      <style:text-properties officeooo:rsid="0169aab7"/>
    </style:style>
    <style:style style:name="T107" style:family="text">
      <style:text-properties fo:font-style="italic" style:font-style-asian="italic" style:font-style-complex="italic"/>
    </style:style>
    <style:style style:name="T108" style:family="text">
      <style:text-properties fo:font-style="italic" style:font-style-asian="normal" style:font-style-complex="normal"/>
    </style:style>
    <style:style style:name="T109" style:family="text">
      <style:text-properties officeooo:rsid="018202f8"/>
    </style:style>
    <style:style style:name="T110" style:family="text">
      <style:text-properties officeooo:rsid="019110f8"/>
    </style:style>
    <style:style style:name="T111" style:family="text">
      <style:text-properties officeooo:rsid="019239aa"/>
    </style:style>
    <style:style style:name="T112" style:family="text">
      <style:text-properties officeooo:rsid="00d85150"/>
    </style:style>
    <style:style style:name="T113" style:family="text">
      <style:text-properties officeooo:rsid="019ec346"/>
    </style:style>
    <style:style style:name="T114" style:family="text">
      <style:text-properties officeooo:rsid="01ac7e92"/>
    </style:style>
    <style:style style:name="T115" style:family="text">
      <style:text-properties officeooo:rsid="01b76c99"/>
    </style:style>
    <style:style style:name="T116" style:family="text">
      <style:text-properties officeooo:rsid="01b9b377"/>
    </style:style>
    <style:style style:name="T117" style:family="text">
      <style:text-properties officeooo:rsid="01c4924d"/>
    </style:style>
    <style:style style:name="T118" style:family="text">
      <style:text-properties style:font-size-asian="8pt"/>
    </style:style>
    <style:style style:name="T119" style:family="text">
      <style:text-properties officeooo:rsid="00d85150" style:font-size-asian="8pt"/>
    </style:style>
    <style:style style:name="T120" style:family="text">
      <style:text-properties officeooo:rsid="0120ec87" style:font-size-asian="8pt"/>
    </style:style>
    <style:style style:name="T121" style:family="text">
      <style:text-properties officeooo:rsid="01c4af4b"/>
    </style:style>
    <style:style style:name="T122" style:family="text">
      <style:text-properties officeooo:rsid="01c83de3"/>
    </style:style>
    <style:style style:name="T123" style:family="text">
      <style:text-properties officeooo:rsid="01d65ca6"/>
    </style:style>
    <style:style style:name="T124" style:family="text">
      <style:text-properties officeooo:rsid="01d96619"/>
    </style:style>
    <style:style style:name="T125" style:family="text">
      <style:text-properties officeooo:rsid="01db9ca0"/>
    </style:style>
    <style:style style:name="T126" style:family="text">
      <style:text-properties officeooo:rsid="01dd936b"/>
    </style:style>
    <style:style style:name="T127" style:family="text">
      <style:text-properties officeooo:rsid="01e1cfd9"/>
    </style:style>
    <style:style style:name="T128" style:family="text">
      <style:text-properties officeooo:rsid="01e4c074"/>
    </style:style>
    <style:style style:name="T129" style:family="text">
      <style:text-properties officeooo:rsid="01e9db4e"/>
    </style:style>
    <style:style style:name="T130" style:family="text">
      <style:text-properties officeooo:rsid="01f32b74"/>
    </style:style>
    <style:style style:name="T131" style:family="text">
      <style:text-properties officeooo:rsid="01f55c10"/>
    </style:style>
    <style:style style:name="T132" style:family="text">
      <style:text-properties officeooo:rsid="01f75bea"/>
    </style:style>
    <style:style style:name="T133" style:family="text">
      <style:text-properties officeooo:rsid="0208dfc5"/>
    </style:style>
    <style:style style:name="T134" style:family="text">
      <style:text-properties officeooo:rsid="020f8d09"/>
    </style:style>
    <style:style style:name="T135" style:family="text">
      <style:text-properties officeooo:rsid="0212ef7a"/>
    </style:style>
    <style:style style:name="T136" style:family="text">
      <style:text-properties officeooo:rsid="021948b3"/>
    </style:style>
    <style:style style:name="T137" style:family="text">
      <style:text-properties officeooo:rsid="021d9c7c"/>
    </style:style>
    <style:style style:name="T138" style:family="text">
      <style:text-properties officeooo:rsid="021ed769"/>
    </style:style>
    <style:style style:name="T139" style:family="text">
      <style:text-properties style:font-weight-asian="normal" style:font-weight-complex="normal"/>
    </style:style>
    <style:style style:name="T140" style:family="text">
      <style:text-properties officeooo:rsid="0228e327"/>
    </style:style>
    <style:style style:name="T141" style:family="text">
      <style:text-properties officeooo:rsid="022fe528"/>
    </style:style>
    <style:style style:name="T142" style:family="text">
      <style:text-properties officeooo:rsid="023282eb"/>
    </style:style>
    <style:style style:name="T143" style:family="text">
      <style:text-properties officeooo:rsid="0233781a"/>
    </style:style>
    <style:style style:name="T144" style:family="text">
      <style:text-properties officeooo:rsid="02356261"/>
    </style:style>
    <style:style style:name="T145" style:family="text">
      <style:text-properties officeooo:rsid="023b7c1e"/>
    </style:style>
    <style:style style:name="T146" style:family="text">
      <style:text-properties officeooo:rsid="023e3ebb"/>
    </style:style>
    <style:style style:name="T147" style:family="text">
      <style:text-properties officeooo:rsid="024086f1"/>
    </style:style>
    <style:style style:name="T148" style:family="text">
      <style:text-properties officeooo:rsid="0246ef73"/>
    </style:style>
    <style:style style:name="T149" style:family="text">
      <style:text-properties officeooo:rsid="024862fc"/>
    </style:style>
    <style:style style:name="T150" style:family="text">
      <style:text-properties officeooo:rsid="024d30d9"/>
    </style:style>
    <style:style style:name="T151" style:family="text">
      <style:text-properties officeooo:rsid="024dc1c1"/>
    </style:style>
    <style:style style:name="T152" style:family="text">
      <style:text-properties officeooo:rsid="02561a68"/>
    </style:style>
    <style:style style:name="T153" style:family="text">
      <style:text-properties officeooo:rsid="02574ef4"/>
    </style:style>
    <style:style style:name="T154" style:family="text">
      <style:text-properties officeooo:rsid="025923e6"/>
    </style:style>
    <style:style style:name="T155" style:family="text">
      <style:text-properties officeooo:rsid="0013e2f4"/>
    </style:style>
    <style:style style:name="T156" style:family="text">
      <style:text-properties officeooo:rsid="00159a8a"/>
    </style:style>
    <style:style style:name="T157" style:family="text">
      <style:text-properties style:font-weight-asian="bold" style:font-weight-complex="bold"/>
    </style:style>
    <style:style style:name="T158" style:family="text">
      <style:text-properties officeooo:rsid="0269abaf" style:font-weight-asian="bold" style:font-weight-complex="bold"/>
    </style:style>
    <style:style style:name="T159" style:family="text">
      <style:text-properties officeooo:rsid="026ce5ba"/>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ime</text:p>
      <text:p text:style-name="P1">研究分野の萌芽とYouTubeコンテンツ数との関係</text:p>
      <text:p text:style-name="P1">研究分野とは？</text:p>
      <text:p text:style-name="P1">研究分野の萌芽と、その度合い・基準は？</text:p>
      <text:p text:style-name="P1">YouTubeコンテンツは？</text:p>
      <text:p text:style-name="P1">コンテンツ数の伸び</text:p>
      <text:p text:style-name="P1">各コンテンツのビュー・コメント・シェアの伸び</text:p>
      <text:p text:style-name="P1"/>
      <text:p text:style-name="P1">disciplines</text:p>
      <text:p text:style-name="P1">platforms and acts</text:p>
      <text:p text:style-name="P1">platforms and users</text:p>
      <text:p text:style-name="P1">other factors</text:p>
      <text:p text:style-name="P1">necessity and sufficiency</text:p>
      <text:p text:style-name="P1"/>
      <text:p text:style-name="P2">(특정 분야의?논문의?)</text:p>
      <text:p text:style-name="P2"><text:span text:style-name="T1">인지도</text:span>와 <text:span text:style-name="T1">관련 유튜브 컨텐츠</text:span> (시간적, 양적, 언어/지역적, )관계</text:p>
      <text:p text:style-name="P2">인지도: SNS언급 수</text:p>
      <text:p text:style-name="P2"/>
      <text:p text:style-name="P2">연도별 토픽의 누적 트윗 수vs누적 컨텐츠수</text:p>
      <text:p text:style-name="P2"/>
      <text:p text:style-name="P6">200409</text:p>
      <text:p text:style-name="P3">배경</text:p>
      <text:p text:style-name="P3">altmetrics과 논문의 피인용수는 상관관계가 낮다.</text:p>
      <text:p text:style-name="P3">altmetrics는 논문의 문헌bookmark와 SNS언급으로 구성된다.</text:p>
      <text:p text:style-name="P3">플랫폼별SNS언급수에서 Twitter압도적.</text:p>
      <text:p text:style-name="P3"/>
      <text:p text:style-name="P3">altmetrics를 논문의 연구,학술적 평가 이외의 평가지표로 쓰일 수 있다. (혹은 쓰이는게 바람직하다)</text:p>
      <text:p text:style-name="P3"/>
      <text:p text:style-name="P3">트위터의 논문 트윗 수, 리트윗 수</text:p>
      <text:p text:style-name="P3">유튜브의 논문(?) 컨텐츠 수, 뷰, 공유 수</text:p>
      <text:p text:style-name="P3"/>
      <text:p text:style-name="P3">내 의견</text:p>
      <text:p text:style-name="P3">유튜브 컨텐츠는 트윗보다도 훨씬 시간이 필요하며 정성이 필요한 작업.</text:p>
      <text:p text:style-name="P3">→1.더 관심을 끌기 쉽다 2.시청자에 대한 전달력이 높다</text:p>
      <text:p text:style-name="P3">→</text:p>
      <text:p text:style-name="P3">→유튜브 컨텐츠 수/뷰 공유 수는 트위터 수보다 논문/분야의 피인용수와 관련이 있다<text:span text:style-name="T3">(?)</text:span></text:p>
      <text:p text:style-name="P3"/>
      <text:p text:style-name="P3">가설</text:p>
      <text:p text:style-name="P8">1.애당초 유튜브에서 논문 직접 언급 비율은 매우 적다.</text:p>
      <text:p text:style-name="P8">1.1 애당초 유튜브에서 논문 키워드 언급 비율은 매우 적다.</text:p>
      <text:p text:style-name="P3">2.</text:p>
      <text:p text:style-name="P8">3. 근래 논문일수록 <text:s/>직접언급/키워드 언급 수가 높다.</text:p>
      <text:p text:style-name="P5">4. 일본 유튜버는 일본어 논문 키워드(일본어) 언급 비율이 외국 논문 키워드(영어) 언급 비율보다 높다.</text:p>
      <text:p text:style-name="P9">5. 분야에 따라 키워드 언급 비율에 유의차가 있다.</text:p>
      <text:p text:style-name="P3"/>
      <text:p text:style-name="P39">학술논문에 대한 유튜브 컨텐츠 配信状況</text:p>
      <text:p text:style-name="P3"/>
      <text:p text:style-name="P7">학협지 논문에 대한 altmetrics부여 상황</text:p>
      <text:p text:style-name="P7">시계열, 지역,언어 등 다각도 분석</text:p>
      <text:p text:style-name="P7"><text:soft-page-break/></text:p>
      <text:p text:style-name="P7">트위트가 주류</text:p>
      <text:p text:style-name="P7">알트메트릭스에 유튜브 포함 안함</text:p>
      <text:p text:style-name="P4">유튜브 컨텐츠는 트윗보다도 훨씬 시간이 필요하며 정성이 필요한 작업.</text:p>
      <text:p text:style-name="P4">→1.더 관심을 끌기 쉽다 2.시청자에 대한 전달력이 높다 3.정보량</text:p>
      <text:p text:style-name="P7"/>
      <text:p text:style-name="P7">논문에대한 SNS언급상에서, 트위트와 유튜브 컨텐츠의 효과에 차이가 있을 것이다.</text:p>
      <text:p text:style-name="P7">논문에 대한 유튜브 컨텐츠 상에서의 언급 조사해서 분석해보고 싶다.</text:p>
      <text:p text:style-name="P7"/>
      <text:p text:style-name="P7">유튜브가 직접 논문 거론하는 경우는 적고, 메타데이터에서 검출할수 있을지 미지수</text:p>
      <text:p text:style-name="P7">구글 <text:span text:style-name="T4">API사용해서 </text:span>키워드 검색-&gt;관련 분야 채널을 추려서 관련 컨텐츠 검색, 데이터 수집 후 분석</text:p>
      <text:p text:style-name="P7"/>
      <text:p text:style-name="P7">트윗 데이터의 경우와 비교 후 새로운 지견을 발견하고싶다.</text:p>
      <text:p text:style-name="P7"/>
      <text:p text:style-name="P7">아카이브와 </text:p>
      <text:p text:style-name="P7"/>
      <text:p text:style-name="P20">200430 <text:span text:style-name="T24">labmtg1</text:span></text:p>
      <text:p text:style-name="P74">-왜 비디오가 계속 만들어지고 있는거지?-&gt;아마 다른 응용논문의 허브 논문으로 작용하고 있기 때문에?-&gt;키워드 논문이 계속 만들어진다는건 피인용수의 증가 중임을 나타내는가?</text:p>
      <text:p text:style-name="P74">-url언급 비디오의 채널은 논문에 가까운 사람인가?(출판사, 연구팀, …)</text:p>
      <text:p text:style-name="P74">-YT만의 역할은?-&gt;다른 SNS의 효과에 대해서도 확인</text:p>
      <text:p text:style-name="P74">-포인트: 발아를 초기에 발견하는것? 아니면 논문의 확산을 검출하는것?</text:p>
      <text:p text:style-name="P74">-비디오가 게재되는 플랫폼도 중요: 대충 올리면 뷰카운트가 거의. 좋은 플랫폼에 올리면 논문 다운로드 수보다 많이 나올수도.</text:p>
      <text:p text:style-name="P7"/>
      <text:p text:style-name="P10">200507</text:p>
      <text:p text:style-name="P438"><text:span text:style-name="T6">仮説１：</text:span><text:span text:style-name="T5">YT</text:span><text:span text:style-name="T6">解説ビデオは、先に</text:span><text:span text:style-name="T5">Twitter</text:span><text:span text:style-name="T6">で盛り上がった論文に限って掲載される。​</text:span></text:p>
      <text:list xml:id="list3243196366" text:style-name="L1">
        <text:list-item>
          <text:p text:style-name="P641"><text:span text:style-name="T6">解説ビデオの論文に対して、</text:span><text:span text:style-name="T5">Twitter</text:span><text:span text:style-name="T6">の動向を分析する​</text:span></text:p>
        </text:list-item>
        <text:list-item>
          <text:p text:style-name="P642">解説ビデオの定義・「盛り上がり」の計測が課題</text:p>
        </text:list-item>
      </text:list>
      <text:p text:style-name="P40">1. altmetric it!에서 트위터 웹크롤링 자동화</text:p>
      <text:p text:style-name="P40">1.1 altmetric상의 논문 식별 번호를 자동화 불가능??</text:p>
      <text:p text:style-name="P40">(2 비디오 웹크롤링-&gt;수집하고있는 비디오 범위에 대해 고찰)</text:p>
      <text:p text:style-name="P40"/>
      <text:p text:style-name="P11">200518</text:p>
      <text:p text:style-name="P41">0논문/1Citation/2YT/3Twitter</text:p>
      <text:p text:style-name="P41"/>
      <text:p text:style-name="P41">2+3: 어느쪽이 먼저 등장하는가? 시기상 유의한 관계성이 있는가?</text:p>
      <text:p text:style-name="P41">1+2: 상관관계:</text:p>
      <text:p text:style-name="P41"><text:tab/>1) 동시</text:p>
      <text:p text:style-name="P41"><text:tab/>2) 시간차 ex YT(2015) Citation(2017)</text:p>
      <text:p text:style-name="P43">0: 키 논문 vs 파생형 논문</text:p>
      <text:p text:style-name="P43">2: 인기채널vs비인기채널</text:p>
      <text:p text:style-name="P44">2: 편집컨텐츠vs라이브</text:p>
      <text:p text:style-name="P45"/>
      <text:p text:style-name="P46">피인용 데이터 없이 일단 분석</text:p>
      <text:p text:style-name="P46">[science communication에 있어서 유튜브의 영향이 있다]</text:p>
      <text:p text:style-name="P46">ex) YT컨텐츠 증가</text:p>
      <text:p text:style-name="P46">→ 트윗 증가 / 긍정적 트윗 증가 / 오리지널 트윗 증가</text:p>
      <text:p text:style-name="P46"/>
      <text:p text:style-name="P12"><text:soft-page-break/>200519</text:p>
      <text:p text:style-name="P50">0. 데이터 수집</text:p>
      <text:p text:style-name="P53">논문 데이터셋 예시:</text:p>
      <text:list xml:id="list931339328" text:style-name="L2">
        <text:list-item>
          <text:p text:style-name="P483">cs.LG 19.01~19.03 → <text:s/>발표 후 1년 간 동향 관찰에 적합</text:p>
          <text:list>
            <text:list-item>
              <text:p text:style-name="P484"><text:a xlink:type="simple" xlink:href="https://arxiv.org/list/cs.LG/1903?skip=0&amp;show=5000" text:style-name="Internet_20_link" text:visited-style-name="Visited_20_Internet_20_Link"><text:span text:style-name="T8">https://arxiv.org/list/cs.LG/1903?skip=0&amp;show=5000</text:span></text:a></text:p>
            </text:list-item>
          </text:list>
        </text:list-item>
      </text:list>
      <text:p text:style-name="P48">채널 데이터셋 예시:</text:p>
      <text:list xml:id="list634247237" text:style-name="L3">
        <text:list-item>
          <text:p text:style-name="P485">논문 데이터셋으로 전체 검색(;)</text:p>
        </text:list-item>
        <text:list-item>
          <text:p text:style-name="P485">유명 ai채널?</text:p>
          <text:list>
            <text:list-item>
              <text:p text:style-name="P485">예를들어, 논문 데이터셋 내의 arxiv url 언급 컨텐츠가 n개 이상</text:p>
              <text:list>
                <text:list-item>
                  <text:p text:style-name="P487">+내용이 논문 해설 비디오</text:p>
                </text:list-item>
                <text:list-item>
                  <text:p text:style-name="P485">논문 데이터셋에 분야/기간이 있다면, 해당 채널의 분야에 대한 관심도 지표의 추이 측정 가능</text:p>
                </text:list-item>
              </text:list>
            </text:list-item>
            <text:list-item>
              <text:p text:style-name="P485">+ (구독자 수, 뷰 수… / 운영일) &gt; m</text:p>
            </text:list-item>
          </text:list>
        </text:list-item>
      </text:list>
      <text:p text:style-name="P48">비디오 데이터셋 예시</text:p>
      <text:list xml:id="list1586416943" text:style-name="L4">
        <text:list-item>
          <text:p text:style-name="P486">논문 데이터셋으로 전체 검색(;)</text:p>
        </text:list-item>
        <text:list-item>
          <text:p text:style-name="P486">채널 데이터셋에서 논문 관련 컨텐츠 검색</text:p>
          <text:list>
            <text:list-item>
              <text:p text:style-name="P486">키워드 → 프리프린트엔 키워드 없음…</text:p>
            </text:list-item>
            <text:list-item>
              <text:p text:style-name="P488">url</text:p>
            </text:list-item>
            <text:list-item>
              <text:p text:style-name="P488">타이틀 그대로</text:p>
            </text:list-item>
          </text:list>
        </text:list-item>
      </text:list>
      <text:p text:style-name="P52">인용 데이터셋 예시</text:p>
      <text:list xml:id="list1206360587" text:style-name="L5">
        <text:list-item>
          <text:p text:style-name="P489">arxiv→Semantic Scholar API</text:p>
        </text:list-item>
      </text:list>
      <text:list xml:id="list636976624" text:style-name="L6">
        <text:list-item>
          <text:list>
            <text:list-item>
              <text:p text:style-name="P492"><text:a xlink:type="simple" xlink:href="https://api.semanticscholar.org/" text:style-name="Internet_20_link" text:visited-style-name="Visited_20_Internet_20_Link">https://api.semanticscholar.org/</text:a></text:p>
            </text:list-item>
            <text:list-item>
              <text:p text:style-name="P490">Accessible Paper Identifiers and Examples:</text:p>
            </text:list-item>
          </text:list>
        </text:list-item>
      </text:list>
      <text:list xml:id="list381431203" text:style-name="L7">
        <text:list-item>
          <text:list>
            <text:list-item>
              <text:list>
                <text:list-item>
                  <text:p text:style-name="P491">S2 Paper ID : https://api.semanticscholar.org/v1/paper/0796f6cd7f0403a854d67d525e9b32af3b277331</text:p>
                </text:list-item>
                <text:list-item>
                  <text:p text:style-name="P491">DOI : https://api.semanticscholar.org/v1/paper/10.1038/nrn3241</text:p>
                </text:list-item>
                <text:list-item>
                  <text:p text:style-name="P491">ArXiv ID : https://api.semanticscholar.org/v1/paper/arXiv:1705.10311</text:p>
                </text:list-item>
                <text:list-item>
                  <text:p text:style-name="P491">MAG ID : https://api.semanticscholar.org/v1/paper/MAG:112218234</text:p>
                </text:list-item>
                <text:list-item>
                  <text:p text:style-name="P491">ACL ID : https://api.semanticscholar.org/v1/paper/ACL:W12-3903</text:p>
                </text:list-item>
                <text:list-item>
                  <text:p text:style-name="P491">PubMed ID : https://api.semanticscholar.org/v1/paper/PMID:19872477</text:p>
                </text:list-item>
                <text:list-item>
                  <text:p text:style-name="P491">Corpus ID : <text:a xlink:type="simple" xlink:href="https://api.semanticscholar.org/v1/paper/CorpusID:37220927" text:style-name="Internet_20_link" text:visited-style-name="Visited_20_Internet_20_Link">https://api.semanticscholar.org/v1/paper/CorpusID:37220927</text:a></text:p>
                </text:list-item>
              </text:list>
            </text:list-item>
          </text:list>
        </text:list-item>
      </text:list>
      <text:list xml:id="list112344648210293" text:continue-list="list1206360587" text:style-name="L5">
        <text:list-item>
          <text:p text:style-name="P489">Semantic Scholar JSON→ Scopus (API?)에서 발행 날짜 수집</text:p>
        </text:list-item>
      </text:list>
      <text:p text:style-name="P51"/>
      <text:p text:style-name="P47"/>
      <text:p text:style-name="P12">1. 유튜브 비디오 통계(정성적)</text:p>
      <text:p text:style-name="P47">데이터셋 예시</text:p>
      <text:list xml:id="list1931228944" text:style-name="L8">
        <text:list-item>
          <text:p text:style-name="P493">cs.ML분야 2016~2019</text:p>
          <text:list>
            <text:list-item>
              <text:p text:style-name="P493"><text:tab/></text:p>
            </text:list-item>
          </text:list>
        </text:list-item>
      </text:list>
      <text:p text:style-name="P47">기본 제공 속성</text:p>
      <text:list xml:id="list1261175832" text:style-name="L9">
        <text:list-item>
          <text:p text:style-name="P494">-채널</text:p>
        </text:list-item>
        <text:list-item>
          <text:p text:style-name="P494">-길이</text:p>
        </text:list-item>
        <text:list-item>
          <text:p text:style-name="P496">-공개일</text:p>
        </text:list-item>
        <text:list-item>
          <text:p text:style-name="P496">-라이브스트리밍?</text:p>
        </text:list-item>
        <text:list-item>
          <text:p text:style-name="P496">-카운트(누계)</text:p>
        </text:list-item>
      </text:list>
      <text:p text:style-name="P42">커스텀 속성</text:p>
      <text:list xml:id="list3016450221" text:style-name="L10">
        <text:list-item>
          <text:p text:style-name="P497">-유저 타입</text:p>
          <text:list>
            <text:list-item>
              <text:p text:style-name="P497">-개인</text:p>
              <text:list>
                <text:list-item>
                  <text:p text:style-name="P497">-일반인</text:p>
                </text:list-item>
                <text:list-item>
                  <text:p text:style-name="P497">-연구원</text:p>
                </text:list-item>
                <text:list-item>
                  <text:p text:style-name="P497">-전문가</text:p>
                </text:list-item>
                <text:list-item>
                  <text:p text:style-name="P497"><text:soft-page-break/>-저널리스트</text:p>
                </text:list-item>
                <text:list-item>
                  <text:p text:style-name="P497">-기타</text:p>
                </text:list-item>
              </text:list>
            </text:list-item>
            <text:list-item>
              <text:p text:style-name="P497">-조직</text:p>
              <text:list>
                <text:list-item>
                  <text:p text:style-name="P497">-연구기관</text:p>
                </text:list-item>
                <text:list-item>
                  <text:p text:style-name="P497">-펀드</text:p>
                </text:list-item>
                <text:list-item>
                  <text:p text:style-name="P497">-시민 조직</text:p>
                </text:list-item>
                <text:list-item>
                  <text:p text:style-name="P497">-정부기관</text:p>
                </text:list-item>
                <text:list-item>
                  <text:p text:style-name="P497">-비즈니스</text:p>
                </text:list-item>
                <text:list-item>
                  <text:p text:style-name="P497">-미디어</text:p>
                </text:list-item>
                <text:list-item>
                  <text:p text:style-name="P497">-저널/출판</text:p>
                </text:list-item>
                <text:list-item>
                  <text:p text:style-name="P497">-기타</text:p>
                </text:list-item>
              </text:list>
            </text:list-item>
            <text:list-item>
              <text:p text:style-name="P497">-기타</text:p>
            </text:list-item>
          </text:list>
        </text:list-item>
        <text:list-item>
          <text:p text:style-name="P498">내용</text:p>
          <text:list>
            <text:list-item>
              <text:p text:style-name="P498">논문 해설</text:p>
              <text:list>
                <text:list-item>
                  <text:p text:style-name="P498">대상 논문 수:단수/복수</text:p>
                </text:list-item>
                <text:list-item>
                  <text:p text:style-name="P498">해설 강도:집중/간단</text:p>
                </text:list-item>
              </text:list>
            </text:list-item>
            <text:list-item>
              <text:p text:style-name="P498">대화/인터뷰</text:p>
            </text:list-item>
            <text:list-item>
              <text:p text:style-name="P498">일상</text:p>
            </text:list-item>
          </text:list>
        </text:list-item>
        <text:list-item>
          <text:p text:style-name="P498">커뮤니케이션</text:p>
          <text:list>
            <text:list-item>
              <text:p text:style-name="P498">코멘트</text:p>
              <text:list>
                <text:list-item>
                  <text:p text:style-name="P498">→ 유저 타입 통계</text:p>
                  <text:list>
                    <text:list-item>
                      <text:p text:style-name="P498">샘플 전체 <text:span text:style-name="T7">vs 대상 논문 분야별 비디오 전체(논문 해설 비디오 한정) vs 채널별 비디오 전체</text:span></text:p>
                    </text:list-item>
                    <text:list-item>
                      <text:p text:style-name="P498"/>
                    </text:list-item>
                  </text:list>
                </text:list-item>
              </text:list>
            </text:list-item>
          </text:list>
        </text:list-item>
      </text:list>
      <text:p text:style-name="P49"/>
      <text:p text:style-name="P49"/>
      <text:p text:style-name="P13">2. 유튜브와 트윗 간 상호작용</text:p>
      <text:list xml:id="list625978794" text:style-name="L11">
        <text:list-item>
          <text:p text:style-name="P500">비디오 유무 그룹에 대한 트윗 통계 차이</text:p>
        </text:list-item>
      </text:list>
      <text:list xml:id="list1530791709" text:style-name="L12">
        <text:list-item>
          <text:p text:style-name="P499">()논문 데이터셋 대상 언급 비디오</text:p>
        </text:list-item>
        <text:list-item>
          <text:p text:style-name="P499">언급(혹은 집중 해설)비디오 대상 논문의 (같은 분야)전후 논문 <text:span text:style-name="T7">url취득</text:span></text:p>
        </text:list-item>
        <text:list-item>
          <text:p text:style-name="P495">url로 유튜브 전체 검색</text:p>
          <text:list>
            <text:list-item>
              <text:p text:style-name="P495">존재→ 그 이전(다음) 논문으로 시도</text:p>
            </text:list-item>
            <text:list-item>
              <text:p text:style-name="P495">비존재→ 논문 채택</text:p>
            </text:list-item>
          </text:list>
        </text:list-item>
        <text:list-item>
          <text:p text:style-name="P495">논문에 대해 altmetric twitter수집</text:p>
        </text:list-item>
        <text:list-item>
          <text:p text:style-name="P495">비디오 유 그룹과 무 그룹 간 트윗 통계 비교</text:p>
        </text:list-item>
      </text:list>
      <text:p text:style-name="P41"/>
      <text:p text:style-name="P14">200521</text:p>
      <text:p text:style-name="P57">논문 데이터셋→ 비디오 데이터셋 수집</text:p>
      <text:list xml:id="list4211198654" text:style-name="L13">
        <text:list-item>
          <text:p text:style-name="P502">논문 url로 유튜브 전체 검색 → 비디오 수집</text:p>
        </text:list-item>
        <text:list-item>
          <text:p text:style-name="P502">논문 altmetric twitter수집</text:p>
        </text:list-item>
        <text:list-item>
          <text:p text:style-name="P502">논문을 비디오 유무 그룹으로 나눠서</text:p>
        </text:list-item>
        <text:list-item>
          <text:p text:style-name="P502">(채널과 연결된 비디오(혹은 논문?) 수)</text:p>
        </text:list-item>
      </text:list>
      <text:p text:style-name="P57"/>
      <text:p text:style-name="P15">200525</text:p>
      <text:p text:style-name="P58">1.연구의 중요성</text:p>
      <text:p text:style-name="P58">1.1 altmetric연구의 연장? 왜소화가 걱정됨. 단순히 케이스 스터디로 고려되면 좀</text:p>
      <text:p text:style-name="P58">1.2 연구 과제로서 어필</text:p>
      <text:p text:style-name="P59">예를 들어 유튜브가 있어서 논문이 유명해진 사례같은 것</text:p>
      <text:p text:style-name="P56"/>
      <text:p text:style-name="P16"><text:soft-page-break/>200531</text:p>
      <text:p text:style-name="P60">videos</text:p>
      <text:p text:style-name="P60">content</text:p>
      <text:list xml:id="list2861800539" text:style-name="L14">
        <text:list-item>
          <text:p text:style-name="P503">paper_explanation: 대상 논문 해설을 예고/논문의 진척, 새로운 결과 등을 소개(/논문 저자)</text:p>
          <text:list>
            <text:list-item>
              <text:p text:style-name="P503">대상 논문 해설할 것을 예고, 논문 제목을 명시해야함</text:p>
            </text:list-item>
            <text:list-item>
              <text:p text:style-name="P503">논문 원문의 일부가 표시되어야 함</text:p>
            </text:list-item>
            <text:list-item>
              <text:p text:style-name="P503">논문을 그냥 읽는 것도 포함</text:p>
            </text:list-item>
            <text:list-item>
              <text:p text:style-name="P503">형식: 프레젠테이션, 판서, ...</text:p>
            </text:list-item>
            <text:list-item>
              <text:p text:style-name="P503">청중이 학술 관련자(학회 발표<text:span text:style-name="T9">)</text:span></text:p>
            </text:list-item>
          </text:list>
        </text:list-item>
        <text:list-item>
          <text:p text:style-name="P503">paper_supplementary: 논문 내에서 supplementary로 명시/description에서 supplementary, demo 등을 명시</text:p>
        </text:list-item>
        <text:list-item>
          <text:p text:style-name="P503">paper_application: 논문의 수법, 기술을 적용, 활용한 독자적인 결과 영상, 소개</text:p>
        </text:list-item>
        <text:list-item>
          <text:p text:style-name="P505">paper_assessment: (논문 소개 후에) 논문 평가가 주요 내용</text:p>
        </text:list-item>
        <text:list-item>
          <text:p text:style-name="P505">paper_reference: 주제의 일환으로 논문의 존재나 관련된 내용을 언급할 뿐, 논문의 해설되지 않음/영상 중 논문 언급이 없음/연구</text:p>
          <text:list>
            <text:list-item>
              <text:p text:style-name="P508">초두에 논문 해설할 것을 명시하지 않음</text:p>
            </text:list-item>
            <text:list-item>
              <text:p text:style-name="P510">description상에 reference로 명시되어 있음</text:p>
            </text:list-item>
            <text:list-item>
              <text:p text:style-name="P508">논문 언급 분량이 적음</text:p>
            </text:list-item>
            <text:list-item>
              <text:p text:style-name="P508">논문 본문이 표시될 수 있음</text:p>
            </text:list-item>
            <text:list-item>
              <text:p text:style-name="P508">프레젠테이션일수도 있음</text:p>
            </text:list-item>
          </text:list>
        </text:list-item>
        <text:list-item>
          <text:p text:style-name="P511">news: 논문이 주 내용이나, 홍보가 주 목적, 설명은 있으나 해설이 주 목적이 아님</text:p>
          <text:list>
            <text:list-item>
              <text:p text:style-name="P511">청중이 일반인</text:p>
            </text:list-item>
          </text:list>
        </text:list-item>
        <text:list-item>
          <text:p text:style-name="P511">dialogue</text:p>
        </text:list-item>
        <text:list-item>
          <text:p text:style-name="P511">routine: </text:p>
          <text:list>
            <text:list-item>
              <text:p text:style-name="P512">논문 읽는 자신의 일상을 보여주는(…<text:span text:style-name="T10">)</text:span></text:p>
            </text:list-item>
          </text:list>
        </text:list-item>
      </text:list>
      <text:p text:style-name="P61">channels</text:p>
      <text:p text:style-name="P61">user_type</text:p>
      <text:list xml:id="list2730634690" text:style-name="L15">
        <text:list-item>
          <text:p text:style-name="P507">individual_researchers: 연구 실적이 존재, 학생/교원/연구소 소속</text:p>
        </text:list-item>
        <text:list-item>
          <text:p text:style-name="P507">individual_citizens: 연관은 있으나 연구계에서의 역할이 불분명한 자. 연구조직 경영진 등</text:p>
        </text:list-item>
        <text:list-item>
          <text:p text:style-name="P507">individual_journalists: 종합적 이슈 소개</text:p>
        </text:list-item>
        <text:list-item>
          <text:p text:style-name="P507">individual_professionals: 전문직?</text:p>
        </text:list-item>
        <text:list-item>
          <text:p text:style-name="P507">researcher_community: 비영리 조직. 외부의 불특정 인물의 비교적 자유로운 참여가 가능</text:p>
        </text:list-item>
        <text:list-item>
          <text:p text:style-name="P507">researach_organization: 비영리 조직, 배타적 조직, 정식 조직</text:p>
        </text:list-item>
        <text:list-item>
          <text:p text:style-name="P507">funding</text:p>
        </text:list-item>
        <text:list-item>
          <text:p text:style-name="P507">public: 정부, 행정계</text:p>
        </text:list-item>
        <text:list-item>
          <text:p text:style-name="P507">publisher/journal</text:p>
        </text:list-item>
        <text:list-item>
          <text:p text:style-name="P514">civil_society: 시민사회조직</text:p>
        </text:list-item>
        <text:list-item>
          <text:p text:style-name="P507">media: 정식 사업 등록된 미디어</text:p>
        </text:list-item>
        <text:list-item>
          <text:p text:style-name="P507">business: 기업. 기업 내 연구조직은 이쪽.</text:p>
        </text:list-item>
        <text:list-item>
          <text:p text:style-name="P507">Others: 글쎄...</text:p>
        </text:list-item>
      </text:list>
      <text:p text:style-name="P60"/>
      <text:p text:style-name="P60"/>
      <text:p text:style-name="P63">クオーターの価格予測→研究費ありかも。</text:p>
      <text:p text:style-name="P63"/>
      <text:p text:style-name="P17">200604</text:p>
      <text:p text:style-name="P62">중간발표 코멘트</text:p>
      <text:p text:style-name="P62">처음에...</text:p>
      <text:p text:style-name="P62">1.처음에 비디오 예(content별)를 보여주면 관심 증가</text:p>
      <text:p text:style-name="P62">2.YT비디오 수가 늘고 있다는 걸 보여줌</text:p>
      <text:p text:style-name="P62">3.YT의 중요성 피력하면 연구 성립</text:p>
      <text:p text:style-name="P62"><text:soft-page-break/></text:p>
      <text:list xml:id="list672062486" text:style-name="L16">
        <text:list-item>
          <text:p text:style-name="P515">비디오가 만들어진 논문 비율 적음. 현재 비디오는 보급X. 앞으로 논문 평가에 비디오가 유효하다는 인식이 생기면 비디오 비율 증가할 가능성이 높다</text:p>
          <text:list>
            <text:list-item>
              <text:p text:style-name="P516">Nature Science 비디오도 현재 시행착오 수준</text:p>
            </text:list-item>
            <text:list-item>
              <text:p text:style-name="P516"/>
            </text:list-item>
          </text:list>
        </text:list-item>
        <text:list-item>
          <text:p text:style-name="P516">구체적으로 비디오가 논문에 공헌한 예(피인용 뿐 아니라, 대중 인식에 기여한 점 ex인공지능 붐 초기 비디오를 통한 대중화 기여 케이스는 없는가?)</text:p>
        </text:list-item>
        <text:list-item>
          <text:p text:style-name="P516">SNS플랫폼에 따른 유저 타입 ex</text:p>
          <text:list>
            <text:list-item>
              <text:p text:style-name="P516">트위터: 전문가가 많이 활동 ← 이건 어떻게? 선행연구</text:p>
            </text:list-item>
            <text:list-item>
              <text:p text:style-name="P516">유튜브: 일반인도 많이 활동 ← 예를들면, 채널구독자, 비디오코멘트 등으로 ?</text:p>
            </text:list-item>
          </text:list>
        </text:list-item>
      </text:list>
      <text:p text:style-name="P64"/>
      <text:p text:style-name="P62">결론: 죽기 직전까지 해라...</text:p>
      <text:p text:style-name="P62"/>
      <text:p text:style-name="P17">200605</text:p>
      <text:p text:style-name="P65">모티베이션:</text:p>
      <text:list xml:id="list1156504947" text:style-name="L17">
        <text:list-item>
          <text:p text:style-name="P518">유튜브상의 학술 관련 영상 수 추이</text:p>
          <text:list>
            <text:list-item>
              <text:p text:style-name="P517">비디오 수?</text:p>
              <text:list>
                <text:list-item>
                  <text:p text:style-name="P518">Q= arxiv.org/science.sciencemag.org/... </text:p>
                  <text:list>
                    <text:list-item>
                      <text:p text:style-name="P519">q=science.sciencemag.org / <text:span text:style-name="T11">science.sciencemag.org/content</text:span></text:p>
                      <text:list>
                        <text:list-item>
                          <text:p text:style-name="P521">2005: 0</text:p>
                        </text:list-item>
                        <text:list-item>
                          <text:p text:style-name="P521">2006: 1/<text:span text:style-name="T13">0</text:span></text:p>
                        </text:list-item>
                        <text:list-item>
                          <text:p text:style-name="P522">2007: <text:span text:style-name="T12">6</text:span>/0</text:p>
                        </text:list-item>
                        <text:list-item>
                          <text:p text:style-name="P522">2008: <text:span text:style-name="T12">36</text:span>/3</text:p>
                        </text:list-item>
                        <text:list-item>
                          <text:p text:style-name="P520">2009: 51/<text:span text:style-name="T11">22</text:span></text:p>
                        </text:list-item>
                        <text:list-item>
                          <text:p text:style-name="P520">2010: 64/<text:span text:style-name="T11">38</text:span></text:p>
                        </text:list-item>
                        <text:list-item>
                          <text:p text:style-name="P520">2011: 113/<text:span text:style-name="T11">62</text:span></text:p>
                        </text:list-item>
                        <text:list-item>
                          <text:p text:style-name="P520">2012: 207/<text:span text:style-name="T11">84</text:span></text:p>
                        </text:list-item>
                        <text:list-item>
                          <text:p text:style-name="P520">2013: 310/<text:span text:style-name="T11">137</text:span></text:p>
                        </text:list-item>
                        <text:list-item>
                          <text:p text:style-name="P520">2014: 420/<text:span text:style-name="T11">210</text:span></text:p>
                        </text:list-item>
                        <text:list-item>
                          <text:p text:style-name="P520">2015: 557/<text:span text:style-name="T11">253</text:span></text:p>
                        </text:list-item>
                        <text:list-item>
                          <text:p text:style-name="P520">2016: 973/<text:span text:style-name="T11">300</text:span></text:p>
                        </text:list-item>
                        <text:list-item>
                          <text:p text:style-name="P520">2017: 1414/<text:span text:style-name="T11">504</text:span></text:p>
                        </text:list-item>
                        <text:list-item>
                          <text:p text:style-name="P520">2018: 2194/<text:span text:style-name="T11">784</text:span></text:p>
                        </text:list-item>
                        <text:list-item>
                          <text:p text:style-name="P520">2019: 2223/<text:span text:style-name="T11">1270</text:span></text:p>
                        </text:list-item>
                      </text:list>
                    </text:list-item>
                  </text:list>
                </text:list-item>
              </text:list>
            </text:list-item>
            <text:list-item>
              <text:p text:style-name="P517">채널 수?</text:p>
              <text:list>
                <text:list-item>
                  <text:p text:style-name="P518">고유 채널을 보유한 저널 수</text:p>
                </text:list-item>
              </text:list>
            </text:list-item>
          </text:list>
        </text:list-item>
      </text:list>
      <text:p text:style-name="P65"/>
      <text:p text:style-name="P18">200606</text:p>
      <text:p text:style-name="P69"><text:span text:style-name="T17">유튜브 채널 랭킹:</text:span><text:a xlink:type="simple" xlink:href="https://socialblade.com/youtube/" text:style-name="Internet_20_link" text:visited-style-name="Visited_20_Internet_20_Link">https://socialblade.com/youtube/</text:a></text:p>
      <text:p text:style-name="P68"/>
      <text:p text:style-name="P68">Communication</text:p>
      <text:list xml:id="list953251042" text:style-name="L18">
        <text:list-item>
          <text:p text:style-name="P523">Science communication</text:p>
        </text:list-item>
        <text:list-item>
          <text:p text:style-name="P523">Scholarly communication</text:p>
        </text:list-item>
        <text:list-item>
          <text:p text:style-name="P523">Research communication: ?</text:p>
        </text:list-item>
      </text:list>
      <text:p text:style-name="P67"/>
      <text:p text:style-name="P66">배경</text:p>
      <text:p text:style-name="P68">과학에 있어서 커뮤니케이션</text:p>
      <text:list xml:id="list3344584604" text:style-name="L19">
        <text:list-item>
          <text:p text:style-name="P531">학술 커뮤니케이션의 시작: 저널 출간</text:p>
        </text:list-item>
        <text:list-item>
          <text:p text:style-name="P531">과학 커뮤니케이션의 대두: 뉴스, 잡지 등</text:p>
        </text:list-item>
      </text:list>
      <text:p text:style-name="P71">과학 커뮤니케이션: 최근 온라인 미디어가 주목</text:p>
      <text:list xml:id="list1709694299" text:style-name="L20">
        <text:list-item>
          <text:p text:style-name="P532"><text:soft-page-break/>altmetric</text:p>
          <text:list>
            <text:list-item>
              <text:p text:style-name="P533"><text:span text:style-name="T20">[</text:span>Shema, Bar-Ilan, &amp; Thelwall, 2014a,b<text:span text:style-name="T20">]</text:span>“Altmetrics . . . is a term to describe web-based metrics for the impact of scholarly material, with an emphasis on social media outlets as sources of data” .<text:span text:style-name="T155">(</text:span>Priem, J., Taraborelli, D., Groth, P., &amp; Neylon, C. (2010). Altmetrics: A manifesto. Retrieved from http://altmetrics.org/manifesto/<text:span text:style-name="T156">)</text:span></text:p>
            </text:list-item>
          </text:list>
        </text:list-item>
        <text:list-item>
          <text:p text:style-name="P536">Twitter</text:p>
          <text:list>
            <text:list-item>
              <text:p text:style-name="P534">[2018,Didegah et al.]논문 언급 트위터에 관한 정성적 연구: 대부분 비생산적,단순확산 목적, 봇</text:p>
            </text:list-item>
          </text:list>
        </text:list-item>
      </text:list>
      <text:p text:style-name="P67"/>
      <text:p text:style-name="P67">유튜브는 마케팅/수익 플랫폼</text:p>
      <text:list xml:id="list1676247180" text:style-name="L21">
        <text:list-item>
          <text:p text:style-name="P524">UGC<text:span text:style-name="T18">(유저, 소비자 컨텐츠)</text:span>→PGC<text:span text:style-name="T18">(기업, 브랜딩)</text:span>를 통한 마케팅/수익 플랫폼화<text:span text:style-name="T18">(2006)</text:span></text:p>
        </text:list-item>
        <text:list-item>
          <text:p text:style-name="P525"><text:span text:style-name="T19">[Borghol et al., 2012; Figueiredo et al., 2014]</text:span>비디오의 인기 <text:span text:style-name="T18">3</text:span>요소: <text:span text:style-name="T18">content factor(토픽, 전달 방식, 길이 등), content-agnostic factor(유저의 소셜 네트워크, 업로드 시기 등), recommendation system</text:span></text:p>
        </text:list-item>
        <text:list-item>
          <text:p text:style-name="P537"><text:span text:style-name="T20">[Figueiredo et al., 2011; Szabo and Huberman, 2010; Zhou et al., 2010]</text:span>rich-get-richer</text:p>
        </text:list-item>
      </text:list>
      <text:p text:style-name="P67"/>
      <text:p text:style-name="P37">과학/연구 관련 비디오 활동 및 그에 관한 연구도 증가</text:p>
      <text:list xml:id="list112343626816327" text:continue-list="list1709694299" text:style-name="L20">
        <text:list-item>
          <text:p text:style-name="P526">학술 커뮤니케이션における비디오：</text:p>
          <text:list>
            <text:list-item>
              <text:p text:style-name="P526">[2012,Kousha et al.]YT <text:span text:style-name="T16">Video citation: </text:span>Scopus, 2006~2011 → 증가세</text:p>
            </text:list-item>
          </text:list>
        </text:list-item>
      </text:list>
      <text:list xml:id="list217294698" text:style-name="L22">
        <text:list-item>
          <text:p text:style-name="P527">과학 커뮤니케이션における비디오：</text:p>
          <text:list>
            <text:list-item>
              <text:p text:style-name="P538">[2016,Welbourne et al.]과학 커뮤니케이션 비디오/채널 인기에 영향을 주는 인자 분석(컨텐츠, 유저 타입<text:span text:style-name="T15">)</text:span></text:p>
              <text:list>
                <text:list-item>
                  <text:p text:style-name="P538">UGC가 PGC보다 구독 훨씬 많음</text:p>
                </text:list-item>
                <text:list-item>
                  <text:p text:style-name="P539">regular communicator의 존재가 뷰카운트에 영향 큼</text:p>
                </text:list-item>
                <text:list-item>
                  <text:p text:style-name="P539">빠르게 전달하는 비디오가 뷰카운트 많음</text:p>
                </text:list-item>
              </text:list>
            </text:list-item>
          </text:list>
        </text:list-item>
      </text:list>
      <text:p text:style-name="P67"/>
      <text:p text:style-name="P37">한편, 과학 대중화의 학술적 영향력에 관한 연구</text:p>
      <text:list xml:id="list441252771" text:style-name="L23">
        <text:list-item>
          <text:p text:style-name="P528">트위터와 피인용</text:p>
          <text:list>
            <text:list-item>
              <text:p text:style-name="P529"><text:span text:style-name="T21">[2012,Eysenbach]</text:span>articles that are highly tweeted about are eleven times more likely to be highly cited than those that who few people tweeted.</text:p>
              <text:list>
                <text:list-item>
                  <text:p text:style-name="P540">Journal of Medical Internet Research, 2008~2011</text:p>
                </text:list-item>
              </text:list>
            </text:list-item>
            <text:list-item>
              <text:p text:style-name="P541">(2017,Finch et al.)AAS 1→20 <text:span text:style-name="T34">은 평균 피인용수 2.6→5.5 기대됨. IF높은 저널일수록 관계 약해짐.</text:span></text:p>
            </text:list-item>
            <text:list-item>
              <text:p text:style-name="P535"/>
            </text:list-item>
          </text:list>
        </text:list-item>
        <text:list-item>
          <text:p text:style-name="P543">altmetrics와 피인용수</text:p>
          <text:list>
            <text:list-item>
              <text:p text:style-name="P544">[2020,Murray et al.]dermatology journals 논문들의 AAS와 피인용수 상관 약함(.257)</text:p>
            </text:list-item>
          </text:list>
        </text:list-item>
        <text:list-item>
          <text:p text:style-name="P544">비디오와 피인용</text:p>
          <text:list>
            <text:list-item>
              <text:p text:style-name="P530">[201<text:span text:style-name="T14">9,Zong et al.</text:span>]<text:span text:style-name="T14">Video abstract: 피인용수 1.26배 기대</text:span></text:p>
            </text:list-item>
          </text:list>
        </text:list-item>
      </text:list>
      <text:p text:style-name="P70"/>
      <text:p text:style-name="P38">연구 관련 유튜브 비디오의 학술적 영향력에 관한 연구가 부족</text:p>
      <text:list xml:id="list1381343218" text:style-name="L24">
        <text:list-item>
          <text:p text:style-name="P545">[2016,Welbourne et al.]은 인기 상위 채널에서 비디오 샘플링. 하지만 대중적 인기 채널이 가지는 학술적 영향력에 관한 연구가 없다.</text:p>
        </text:list-item>
        <text:list-item>
          <text:p text:style-name="P546">비디오가 증가하고 있는 점은 명확하다.</text:p>
          <text:list>
            <text:list-item>
              <text:p text:style-name="P546">Science 검색 비디오 수</text:p>
            </text:list-item>
          </text:list>
        </text:list-item>
      </text:list>
      <text:p text:style-name="P72"/>
      <text:p text:style-name="P72">YT와 다른 SNS 플랫폼간 상호작용에 관한 연구가 없음</text:p>
      <text:p text:style-name="P72"/>
      <text:p text:style-name="P67"/>
      <text:p text:style-name="P67">research question</text:p>
      <text:list xml:id="list4117835691" text:style-name="L25">
        <text:list-item>
          <text:p text:style-name="P547">비디오 기반 SC의 <text:span text:style-name="T22">SC안에서의 역할</text:span></text:p>
        </text:list-item>
        <text:list-item>
          <text:p text:style-name="P547">비디오 기반 <text:span text:style-name="T22">SC와 학계 간의 상호 작용</text:span></text:p>
        </text:list-item>
      </text:list>
      <text:p text:style-name="P73"/>
      <text:p text:style-name="P73"/>
      <text:p text:style-name="P19"><text:soft-page-break/>200607</text:p>
      <text:p text:style-name="P73">연구 구상</text:p>
      <text:list xml:id="list3778771898" text:style-name="L26">
        <text:list-item>
          <text:p text:style-name="P548">비디오 기반 SC의 <text:span text:style-name="T22">SC안에서의 역할</text:span></text:p>
          <text:list>
            <text:list-item>
              <text:p text:style-name="P549">비디오 단독</text:p>
            </text:list-item>
            <text:list-item>
              <text:p text:style-name="P549">비디오와 다른 매체/플랫폼 SC와의 관계</text:p>
            </text:list-item>
          </text:list>
        </text:list-item>
        <text:list-item>
          <text:p text:style-name="P548">비디오 기반 <text:span text:style-name="T22">SC와 학계 간의 상호 작용</text:span></text:p>
          <text:list>
            <text:list-item>
              <text:p text:style-name="P548">비디오와 연구 분야과의 관계</text:p>
              <text:list>
                <text:list-item>
                  <text:p text:style-name="P549">비디오와 분야와의 연결고리: 키워드/채널 타입/</text:p>
                </text:list-item>
              </text:list>
            </text:list-item>
            <text:list-item>
              <text:p text:style-name="P548">비디오와 특정 논문들과의 관계</text:p>
              <text:list>
                <text:list-item>
                  <text:p text:style-name="P548">비디오와 논문과의 연결고리: 키워드/<text:span text:style-name="T23">url/</text:span></text:p>
                </text:list-item>
              </text:list>
            </text:list-item>
            <text:list-item>
              <text:p text:style-name="P548"/>
            </text:list-item>
          </text:list>
        </text:list-item>
      </text:list>
      <text:p text:style-name="P73"/>
      <text:p text:style-name="P75">Video articles</text:p>
      <text:list xml:id="list3108973744" text:style-name="L27">
        <text:list-item>
          <text:p text:style-name="P550"><text:span text:style-name="T25">Elsevier: </text:span><text:a xlink:type="simple" xlink:href="https://www.elsevier.com/authors/author-resources/research-elements" text:style-name="Internet_20_link" text:visited-style-name="Visited_20_Internet_20_Link">https://www.elsevier.com/authors/author-resources/research-elements</text:a></text:p>
          <text:list>
            <text:list-item>
              <text:p text:style-name="P551">여기서 video articles이란 supplementary video付き論稿</text:p>
            </text:list-item>
          </text:list>
        </text:list-item>
        <text:list-item>
          <text:p text:style-name="P550"><text:span text:style-name="T25">JoVE: </text:span><text:a xlink:type="simple" xlink:href="https://www.jove.com/" text:style-name="Internet_20_link" text:visited-style-name="Visited_20_Internet_20_Link">https://www.jove.com/</text:a></text:p>
          <text:list>
            <text:list-item>
              <text:p text:style-name="P552">IF:1.108(2018)</text:p>
            </text:list-item>
            <text:list-item>
              <text:p text:style-name="P552">peer reviewed</text:p>
            </text:list-item>
            <text:list-item>
              <text:p text:style-name="P552">pub-med indexed</text:p>
            </text:list-item>
            <text:list-item>
              <text:p text:style-name="P552">Video journal + science education</text:p>
            </text:list-item>
          </text:list>
        </text:list-item>
      </text:list>
      <text:p text:style-name="P76"/>
      <text:p text:style-name="P76">SC채널</text:p>
      <text:list xml:id="list466007159" text:style-name="L28">
        <text:list-item>
          <text:p text:style-name="P553">RC비디오도 있나?→논문 url언급하는 비디오 특징, 수 <text:span text:style-name="T26">← https?://~~를 url parse해서 도메인 집계</text:span></text:p>
        </text:list-item>
      </text:list>
      <text:p text:style-name="P77"/>
      <text:p text:style-name="P21">200608 <text:span text:style-name="T27">mentorochi</text:span></text:p>
      <text:p text:style-name="P78">1. journal마다 다름(?)</text:p>
      <text:p text:style-name="P78">2. 비디오수: 누적치가 아니라 증분</text:p>
      <text:p text:style-name="P78">3. &lt;아카데미아에 대한 영향&gt; 이게 구체적으로 뭐지? ex. 해외 공동 연구가 생겼다? 공저 수가 늘었다?</text:p>
      <text:p text:style-name="P78">3.1 &lt;실태 파악&gt;을 &lt;아카데미아에 대한 영향&gt;을 위한 스텝으로 만들어야</text:p>
      <text:p text:style-name="P78">4. video abstract 왜 만들기 시작했지??</text:p>
      <text:p text:style-name="P78"/>
      <text:p text:style-name="P78">200609</text:p>
      <text:p text:style-name="P78">아카데미아에 대한 영향 선행 연구</text:p>
      <text:list xml:id="list3884749738" text:style-name="L29">
        <text:list-item>
          <text:p text:style-name="P554">AAS → 피인용수 상관</text:p>
        </text:list-item>
      </text:list>
      <text:p text:style-name="P78"/>
      <text:p text:style-name="P21">200610</text:p>
      <text:p text:style-name="P79">리서치 메트릭스</text:p>
      <text:list xml:id="list457361475" text:style-name="L30">
        <text:list-item>
          <text:p text:style-name="P555">논문 레벨</text:p>
          <text:list>
            <text:list-item>
              <text:p text:style-name="P557"><text:span text:style-name="T28">저자수/기관수/</text:span><text:span text:style-name="T32">국제 공저수</text:span><text:span text:style-name="T28">/타이틀 길이/abstract길이/키워드 수/참고문헌 수/페이지수/피인용수(2019,Zong et al.)</text:span></text:p>
            </text:list-item>
            <text:list-item>
              <text:p text:style-name="P559"><text:s/><text:span text:style-name="T31">AAS</text:span></text:p>
            </text:list-item>
          </text:list>
        </text:list-item>
        <text:list-item>
          <text:p text:style-name="P559">저자 레벨</text:p>
          <text:list>
            <text:list-item>
              <text:p text:style-name="P559">총 피인용수</text:p>
            </text:list-item>
            <text:list-item>
              <text:p text:style-name="P564">h-index, g-index</text:p>
            </text:list-item>
          </text:list>
        </text:list-item>
        <text:list-item>
          <text:p text:style-name="P559">저널 레벨</text:p>
          <text:list>
            <text:list-item>
              <text:p text:style-name="P555">IF<text:span text:style-name="T31">(by JCR)</text:span></text:p>
            </text:list-item>
            <text:list-item>
              <text:p text:style-name="P564">CiteScore(by Scopus)(?)</text:p>
            </text:list-item>
          </text:list>
        </text:list-item>
      </text:list>
      <text:p text:style-name="P78"/>
      <text:p text:style-name="P78">선행 연구</text:p>
      <text:p text:style-name="P78">(2019,<text:span text:style-name="T28">Zong et al.</text:span>)</text:p>
      <text:list xml:id="list1746079925" text:style-name="L31">
        <text:list-item>
          <text:p text:style-name="P565"><text:soft-page-break/>분야: 물리학</text:p>
        </text:list-item>
        <text:list-item>
          <text:p text:style-name="P568">논문 속성: 저자수/기관수/국제 공저수/타이틀 길이/abstract길이/키워드 수/참고문헌 수/페이지수/피인용수</text:p>
        </text:list-item>
        <text:list-item>
          <text:p text:style-name="P568">속성간 <text:span text:style-name="T29">spearman 상관계수</text:span></text:p>
        </text:list-item>
        <text:list-item>
          <text:p text:style-name="P558"><text:span text:style-name="T28">video abstract 유무 → </text:span>피인용수, </text:p>
        </text:list-item>
      </text:list>
      <text:p text:style-name="P82"/>
      <text:p text:style-name="P82">Research Questions</text:p>
      <text:p text:style-name="P83">1. 비디오 기반 리서치 커뮤니케이션은 누가, 어떤 내용으로 발신하고 있는가?</text:p>
      <text:p text:style-name="P82"><text:span text:style-name="T41">2</text:span>. 비디오 기반 리서치 커뮤니케이션은 다른 플랫폼 기반 리서치 커뮤니케이션과 타입, 컨텐츠에 있어서 어떤 차이를 보이는가?</text:p>
      <text:p text:style-name="P82"><text:span text:style-name="T41">3</text:span>. 비디오 기반 리서치 커뮤니케이션은 리서치 메트릭에 유의한 상관, 영향력이 있는가?</text:p>
      <text:p text:style-name="P78"/>
      <text:p text:style-name="P80">리서치 메트릭스에 영향을 주는 요인<text:span text:style-name="T31">(?)</text:span></text:p>
      <text:list xml:id="list4093589672" text:style-name="L32">
        <text:list-item>
          <text:p text:style-name="P560">분야</text:p>
          <text:list>
            <text:list-item>
              <text:p text:style-name="P560">(2018,Didegah et al.)분야에 따른 트위터 유저 구성에 큰 차이</text:p>
            </text:list-item>
            <text:list-item>
              <text:p text:style-name="P560">(2018,Lamb et al.)Science communication is seen as critical for the disciplines of ecology and conservation, where research products are often used to shape policy and decision making.</text:p>
            </text:list-item>
          </text:list>
        </text:list-item>
      </text:list>
      <text:p text:style-name="P80"/>
      <text:p text:style-name="P80">실태: 커뮤니케이터 <text:span text:style-name="T38">타입/컨텐츠(/SNS네트워크?)</text:span></text:p>
      <text:list xml:id="list1641149555" text:style-name="L33">
        <text:list-item>
          <text:p text:style-name="P561">리서치 메트릭에 대한 커뮤니케이터 타입의 영향력</text:p>
          <text:list>
            <text:list-item>
              <text:p text:style-name="P640">선행 연구: <text:span text:style-name="T30">(2018,Didegah et al.)5분야에 대해 트위터 유저 타입 조사 </text:span>→<text:span text:style-name="T30"> </text:span>분야에 따라 커뮤니케이터 타입 구성이 다름이 예상된다</text:p>
            </text:list-item>
            <text:list-item>
              <text:p text:style-name="P566">동기 1: 유튜브 커뮤니케이션에 대해 유저 타입 조사가 된 적 없다</text:p>
            </text:list-item>
            <text:list-item>
              <text:p text:style-name="P566">동기 <text:span text:style-name="T30">2: </text:span>커뮤니케이터 타입은 논문의 리서치 커뮤니케이션 효과의 변수일 수 있다 <text:span text:style-name="T30">← 조사된 적 없다</text:span></text:p>
            </text:list-item>
            <text:list-item>
              <text:p text:style-name="P566">가설: 유튜브 리서치 커뮤니케이션에서 커뮤니케이터 타입 구성과 리서치 커뮤니케이션 효과는 유의한 상관이 있다.</text:p>
            </text:list-item>
            <text:list-item>
              <text:p text:style-name="P567">실험:</text:p>
            </text:list-item>
          </text:list>
        </text:list-item>
      </text:list>
      <text:list xml:id="list701577899" text:style-name="L34">
        <text:list-item>
          <text:list>
            <text:list-item>
              <text:list>
                <text:list-item>
                  <text:p text:style-name="P556">5분야에 대해, 소정 기간의 논문 데이터셋을 대상으로, 유튜브 커뮤니케이션을 일부 수집(ex.뷰카운트 정렬 후 4분위로 나누어서 각 분위에서 정해진 수만큼 추출)</text:p>
                </text:list-item>
                <text:list-item>
                  <text:p text:style-name="P569">각 비디오에 대해 커뮤니케이터 레이블 지정</text:p>
                </text:list-item>
                <text:list-item>
                  <text:p text:style-name="P569">분야별 커뮤니케이터 타입 구성 통계, <text:span text:style-name="T30">(2018,Didegah et al.)와 비교</text:span></text:p>
                </text:list-item>
                <text:list-item>
                  <text:p text:style-name="P569">(분야 횡단형으로?) 커뮤니케이터 타입별로 비디오 그룹화. 각 그룹의 대상 논문들에 대해 메트릭 통계</text:p>
                </text:list-item>
              </text:list>
            </text:list-item>
          </text:list>
        </text:list-item>
      </text:list>
      <text:list xml:id="list249596690" text:style-name="L35">
        <text:list-item>
          <text:list>
            <text:list-item>
              <text:list>
                <text:list-item>
                  <text:list>
                    <text:list-item>
                      <text:p text:style-name="P570">타입별 박스형</text:p>
                    </text:list-item>
                    <text:list-item>
                      <text:p text:style-name="P570">비디오 데이터셋이 작으면 분야 횡단형으로?</text:p>
                    </text:list-item>
                    <text:list-item>
                      <text:p text:style-name="P570">메트릭은 우선순위 1)논문 수준 2)저널 수준 3)저자 수준</text:p>
                    </text:list-item>
                  </text:list>
                </text:list-item>
              </text:list>
            </text:list-item>
          </text:list>
        </text:list-item>
      </text:list>
      <text:list xml:id="list112345024926457" text:continue-list="list701577899" text:style-name="L34">
        <text:list-item>
          <text:list>
            <text:list-item>
              <text:list>
                <text:list-item>
                  <text:p text:style-name="P569">음</text:p>
                </text:list-item>
              </text:list>
            </text:list-item>
          </text:list>
        </text:list-item>
      </text:list>
      <text:list xml:id="list112344424713736" text:continue-list="list1641149555" text:style-name="L33">
        <text:list-item>
          <text:p text:style-name="P542">컨텐츠(1차: RC/비RC)</text:p>
          <text:list>
            <text:list-item>
              <text:p text:style-name="P542">선행연구:<text:span text:style-name="T35">(2012,Kousha et al.)4분야 논문에 대해 논문내 인용하는 유튜브를 자연과학/인문학/사회과학 컨텐츠로 구별</text:span></text:p>
              <text:list>
                <text:list-item>
                  <text:p text:style-name="P571">Interdisciplinary citations 지적:</text:p>
                </text:list-item>
                <text:list-item>
                  <text:p text:style-name="P571">유튜브 비디오는 peer review가 없기 때문에 독자가 신뢰하지 않을 수 있다 ← 유저가 저널/출판인 경우엔 신뢰도가 높아지지 않을까? <text:span text:style-name="T36">← 신뢰도=뷰카운트/</text:span><text:span text:style-name="T2">논문에서의 인용</text:span></text:p>
                </text:list-item>
              </text:list>
            </text:list-item>
            <text:list-item>
              <text:p text:style-name="P573">선행연구:(2019,Zong et al.)비디오 개요(← 컨텐츠 중 하나) 유무 그룹별로 피인용수와의 상관</text:p>
            </text:list-item>
            <text:list-item>
              <text:p text:style-name="P572">동기1: <text:span text:style-name="T35">(2012,Kousha et al.)는 </text:span>피인용 유튜브가 대상이었으나, 논문 인용 유튜브에 대해선 이루어지지 않음(← 피인용 유튜브와 논문 인용 유튜브의 비는?)</text:p>
            </text:list-item>
            <text:list-item>
              <text:p text:style-name="P571">동기2: 컨텐츠 분류/조사는 이루어졌으나, 컨텐츠와 연구 지표와의 관계에 대한 연구는 비디오 개요 컨텐츠에 대한 분석이 유일</text:p>
            </text:list-item>
            <text:list-item>
              <text:p text:style-name="P571"><text:soft-page-break/>가설: 컨텐츠 별 연구 지표와의 상관성엔 유의한 차이가 있다 <text:span text:style-name="T37">(significant difference in correlation by content type)</text:span></text:p>
            </text:list-item>
            <text:list-item>
              <text:p text:style-name="P574">실험</text:p>
            </text:list-item>
          </text:list>
        </text:list-item>
      </text:list>
      <text:list xml:id="list518514540" text:style-name="L36">
        <text:list-item>
          <text:list>
            <text:list-item>
              <text:list>
                <text:list-item>
                  <text:p text:style-name="P575">비디오 수집, 샘플링</text:p>
                </text:list-item>
                <text:list-item>
                  <text:p text:style-name="P576">컨텐츠 분류</text:p>
                </text:list-item>
                <text:list-item>
                  <text:p text:style-name="P576">각 컨텐츠 별 그룹마다 인용 논문 그룹화,</text:p>
                </text:list-item>
              </text:list>
            </text:list-item>
          </text:list>
        </text:list-item>
      </text:list>
      <text:list xml:id="list2524624834" text:style-name="L37">
        <text:list-item>
          <text:p text:style-name="P562">커뮤니케이터 <text:span text:style-name="T38">SNS 네트워크</text:span></text:p>
          <text:list>
            <text:list-item>
              <text:p text:style-name="P563">선행연구:<text:span text:style-name="T38">(2012,Borghol et al.)에서 content-agnostic factor로서, 탑 랭크 비디오 업로더들은 상업적 채널, 대규모 소셜 네트워크를 가짐 ← 비디오 데이터셋이 어떤 기준으로 수집된건지 불명</text:span></text:p>
            </text:list-item>
            <text:list-item>
              <text:p text:style-name="P577"><text:s/>동기1: 탑 랭크 리서치 커뮤니케이션 비디오에 대해서도 성립하는가?<text:span text:style-name="T39">(왠지 상업/저널 채널일 듯..?)</text:span></text:p>
            </text:list-item>
            <text:list-item>
              <text:p text:style-name="P563">가설: 인기있는 리서치 커뮤니케이션 비디오들은 조직/대규모 소셜 네트워크를 가지는가?</text:p>
            </text:list-item>
            <text:list-item>
              <text:p text:style-name="P563">실험: 인기 상위 비디오와 그 밖의 비디오 그룹 간 유저 타입/소셜 네트워크 유무와 규모 분석 후 통계 검정</text:p>
            </text:list-item>
          </text:list>
        </text:list-item>
        <text:list-item>
          <text:p text:style-name="P563">비디오 통계와 리서치 메트릭스와의 관계</text:p>
          <text:list>
            <text:list-item>
              <text:p text:style-name="P563">실험</text:p>
              <text:list>
                <text:list-item>
                  <text:p text:style-name="P563">대상 논문에 대해, 관련 비디오 뷰카운트 합계와 논문 피인용수의 상관</text:p>
                </text:list-item>
              </text:list>
            </text:list-item>
          </text:list>
        </text:list-item>
      </text:list>
      <text:p text:style-name="P81"/>
      <text:p text:style-name="P81">공통 비디오 데이터셋</text:p>
      <text:p text:style-name="P81">축: 분야(<text:span text:style-name="T39">5분야?)</text:span></text:p>
      <text:p text:style-name="P84">q: DOI <text:span text:style-name="T40">|</text:span> URL</text:p>
      <text:p text:style-name="P84"/>
      <text:p text:style-name="P22">200612</text:p>
      <text:p text:style-name="P85">서론 모듈</text:p>
      <text:p text:style-name="P85">(Eysenbach,2012)Attentiveness to issues is a prerequisite for social change</text:p>
      <text:p text:style-name="P85"/>
      <text:p text:style-name="P85">모티베이션</text:p>
      <text:p text:style-name="P86">Eysenbach,2012가 지적하는 한계</text:p>
      <text:p text:style-name="P86"><text:span text:style-name="T42">1.</text:span>alternative metrics가 플랫폼기의 주 사용자의 관심을 중점적으로 포함, 그 밖의 사람들의 관심을 포함하지 않을 수 있다</text:p>
      <text:p text:style-name="P86">“<text:span text:style-name="T42">false negatives (many citations, but few tweetations) included a paper dealing with a low-income elderly population [Article ID 1256]</text:span>”</text:p>
      <text:p text:style-name="P87">2.피인용수 낮은 저널이나 트위터 기반이 없는 저널에 대해선 적용하기 어려울 수 있다</text:p>
      <text:p text:style-name="P87">3.학자/전문가들이 많이 접근하는 저널일수록</text:p>
      <text:p text:style-name="P87">4. 저널의 sns전략이 메트릭에 작용(자동 트윗 등) ← 유튜브는 이 영향을 받기 어렵다? 저널의 유튜브 홍보 전략이 작용</text:p>
      <text:p text:style-name="P87">5. 직접 트윗만 고려함. 간접 언급을 고려 안함 ← SNS네트워크 분석에 대한 동기</text:p>
      <text:p text:style-name="P87"/>
      <text:p text:style-name="P23">200614</text:p>
      <text:p text:style-name="P88">논문 데이터셋:cohort study?</text:p>
      <text:p text:style-name="P88">1.필드: 5분야?</text:p>
      <text:p text:style-name="P88">2.저널: IF + Ytchannel 유무</text:p>
      <text:p text:style-name="P88">3.기간: 2014←<text:span text:style-name="T44">Ave. cited half-life=6.5y / </text:span>2018←해설비디오 평균 322일</text:p>
      <text:p text:style-name="P88">4.샘플링: 예상 논문 18000편 → 분야별 3600편 → 비디오 600편</text:p>
      <text:p text:style-name="P88">비디오 데이터셋:</text:p>
      <text:p text:style-name="P88">Video article(x):활성화X</text:p>
      <text:p text:style-name="P88">Video abstract:</text:p>
      <text:p text:style-name="P88">YT：각 논문에 대해 DOI | url | 제목으로 유튜브 검색</text:p>
      <text:p text:style-name="P88"/>
      <text:p text:style-name="P88">(+arXiv?)</text:p>
      <text:p text:style-name="P88"/>
      <text:p text:style-name="P88">실험1:정성적 분류: </text:p>
      <text:p text:style-name="P88">-비디오:컨텐츠, 전달법</text:p>
      <text:p text:style-name="P88"><text:soft-page-break/>-유저:타입</text:p>
      <text:p text:style-name="P88">실험2: 정량적 분석: (분야별로)</text:p>
      <text:p text:style-name="P88">-유저 타입에 따른 나이, 구독, 뷰카운트, 비디오 수, ...</text:p>
      <text:p text:style-name="P88">-비디오 컨텐츠/전달법에 따른 뷰카운트/like카운트/...</text:p>
      <text:p text:style-name="P88">실험3: 각 논문에 대한 Initiator: 첫(+2번째, 3번째) 게시자/그 컨텐츠에 대해 분석:</text:p>
      <text:p text:style-name="P88">-유저: 아마 저자가 1위?</text:p>
      <text:p text:style-name="P88">-컨텐츠: supplementary 1위가 많을수도. 따라서 2위, 3위에 대해서 확인</text:p>
      <text:p text:style-name="P88">-전달법: ? 애당초 의미가 있나?</text:p>
      <text:p text:style-name="P88">실험4: 유저 영향력과 타 플랫폼의 관계</text:p>
      <text:p text:style-name="P88">-채널 정보에 타 플랫폼(홈페이지, SNS 등) 연동 비율</text:p>
      <text:p text:style-name="P88">-SNS유무 그룹화→채널 뷰카운트/비디오 평균 뷰카운트 등의 차이</text:p>
      <text:p text:style-name="P88">실험5: 리서치 메트릭스와의 관계</text:p>
      <text:p text:style-name="P88">-각 논문에 대해 비디오 수/뷰카운트/… 와 피인용수 회귀분석 <text:span text:style-name="T43">(누적치vs누적치)</text:span></text:p>
      <text:p text:style-name="P88">-각 비디오 속성에 채널 속성으로 가중치를 적용하여 결정계수를 높이기</text:p>
      <text:p text:style-name="P87"/>
      <text:p text:style-name="P24">200615 labmtg</text:p>
      <text:p text:style-name="P89">1.리서치퀘스쳔과 실험 목적이 일관성이 부족</text:p>
      <text:p text:style-name="P89">배경:YT비디오가 증가하고 있으나, 그게 중요한지 모른다</text:p>
      <text:p text:style-name="P89">리서치퀘스천: 비디오가 비전문가, 전문가와의 리서치 커뮤니케이션에 중요한가?</text:p>
      <text:p text:style-name="P89">실험1: 비디오 컨텐츠 / 채널 운영자 분석</text:p>
      <text:p text:style-name="P89">실험2: 비디오 있기만 하면 논문 전체(+고 피인용수 논문 서브셋)에 대해, 피인용수에 유의미한 증가를 기대할 수 있는가?</text:p>
      <text:p text:style-name="P89">실험3: (있다면← 없어도 됨: 피인용수 높은 논문 대상으로 좁히면 됨)비디오/채널 메트릭과 피인용수의 회귀분석 </text:p>
      <text:p text:style-name="P89"/>
      <text:p text:style-name="P25">200618</text:p>
      <text:p text:style-name="P90">Scopus논문에 대해 유튜브 검색 키</text:p>
      <text:p text:style-name="P90">ID로서</text:p>
      <text:list xml:id="list3313019779" text:style-name="L38">
        <text:list-item>
          <text:p text:style-name="P578">DOI</text:p>
        </text:list-item>
        <text:list-item>
          <text:p text:style-name="P578">doi.org/&lt;DOI&gt;의 리다이렉션 url</text:p>
        </text:list-item>
        <text:list-item>
          <text:p text:style-name="P579">제목<text:span text:style-name="T45">(Crawl 후 비디오 title/description에서 정확히 일치하는 비디오 한정)</text:span></text:p>
        </text:list-item>
        <text:list-item>
          <text:p text:style-name="P578">그 외의 각종 논문 게재 사이트</text:p>
          <text:list>
            <text:list-item>
              <text:p text:style-name="P578">구글 검색 후 </text:p>
            </text:list-item>
          </text:list>
        </text:list-item>
      </text:list>
      <text:p text:style-name="P90">넓은 의미로(관련 동영상)</text:p>
      <text:list xml:id="list2935832793" text:style-name="L39">
        <text:list-item>
          <text:p text:style-name="P580"><text:s/></text:p>
        </text:list-item>
        <text:list-item>
          <text:p text:style-name="P580">키워드</text:p>
        </text:list-item>
      </text:list>
      <text:p text:style-name="P90"/>
      <text:p text:style-name="P26">200619</text:p>
      <text:p text:style-name="P91">리다이렉션 프로그래밍 완료… 개힘드노…</text:p>
      <text:p text:style-name="P91"/>
      <text:p text:style-name="P27">200620</text:p>
      <text:p text:style-name="P92">life:크롤러방지 프로그램… 시발..</text:p>
      <text:p text:style-name="P92"/>
      <text:p text:style-name="P28">200621</text:p>
      <text:p text:style-name="P93">Health 2014, Physical 2014: Redirection None제거 완료</text:p>
      <text:p text:style-name="P93">Life 2014: Redirection None 제거 중</text:p>
      <text:p text:style-name="P93"/>
      <text:p text:style-name="P29">200622 mentorochi</text:p>
      <text:list xml:id="list1984548648" text:style-name="L40">
        <text:list-item>
          <text:p text:style-name="P581">Delivery style 레이블이 독자성이 높음. 어떤 객관적 방침(선행연구)으로 레이블을 정의했는가를 설명하는 것이 중요.</text:p>
        </text:list-item>
        <text:list-item>
          <text:p text:style-name="P581">레이블 관계 없이, 일단 ‘비디오 존재 ↔ 고 피인용’을 보여주면 좋음</text:p>
        </text:list-item>
      </text:list>
      <text:p text:style-name="P94"><text:soft-page-break/></text:p>
      <text:list xml:id="list2774431702" text:style-name="L41">
        <text:list-item>
          <text:p text:style-name="P582">arxiv 피인용수 크롤러 :크롤러방지… 니미시발!!</text:p>
        </text:list-item>
        <text:list-item>
          <text:p text:style-name="P582"/>
        </text:list-item>
        <text:list-item>
          <text:p text:style-name="P582">슬라이드 번호 넣자!</text:p>
        </text:list-item>
      </text:list>
      <text:p text:style-name="P95"/>
      <text:p text:style-name="P97">반드시 묻는 것: 피인용이 높아져서 비디오 등장? 비디오 등장이 피인용수를 부름? ← 이것의 판단은?</text:p>
      <text:p text:style-name="P97">(나)비디오 공개일과 피인용 시계열 데이터</text:p>
      <text:p text:style-name="P97">(坂田)저널 영향력 높을수록 피인용수 기대치 높은건 당연. 따라서 높은 저널 선택도 중요</text:p>
      <text:p text:style-name="P97"/>
      <text:p text:style-name="P95"/>
      <text:p text:style-name="P96">磯沼：배경과 모티베이션</text:p>
      <text:p text:style-name="P96">story: 더 흥미를 부르는 배경/가설이 있으면 좋음. 아무도 안했기 때문에 하는건 좀.</text:p>
      <text:p text:style-name="P96">예) 가설:’이런’ 논문이면 <text:span text:style-name="T46">YT가 유효하지 않을까? 스텝: 가설 해결을 위한 연구 구상</text:span></text:p>
      <text:p text:style-name="P96">step의 결론과 연구 목적이 괴리</text:p>
      <text:p text:style-name="P96"/>
      <text:p text:style-name="P95"/>
      <text:p text:style-name="P96">坂田：</text:p>
      <text:p text:style-name="P96">저널 선정도 중요. 좋은 저널이면 <text:span text:style-name="T47">citation 높을 것을 예상하고, 저널측에서 적극적으로 유튜브 홍보를 할 수도.</text:span></text:p>
      <text:p text:style-name="P96"><text:span text:style-name="T1">ＹＴの数を稼いだ(←</text:span><text:span text:style-name="T33"> 회귀분석을 위해선 데이터 확보 필요)</text:span>上で、象<text:span text:style-name="T1">論文の質を出来るだけ均質化</text:span><text:span text:style-name="T33">(저널)</text:span>する上では、Scientific Reportsのようなメガジャーナルに掲載された論文を対象とすることも考えられる。Scientific Reportsは、分野の分類も付いていますので、その面でも便利。 </text:p>
      <text:p text:style-name="P96">ＹＴではないが、雑誌の方から公開にあたって、ビジュアライズされたアブストラクトや、図を付けろという要求は、拡がってる。それと同じ傾向とも捉えられるのではないか。すなわち、主要な出版社も、論文の引用数を増やすのに、ビジュアルに意味があると考えているものと推測できる。 </text:p>
      <text:p text:style-name="P94"/>
      <text:p text:style-name="P99">Scientific report: ...broad open-access journals such as Nature Communications and Scientific Reports...</text:p>
      <text:p text:style-name="P94"/>
      <text:p text:style-name="P93">아이디어</text:p>
      <text:p text:style-name="P93">논문 데이터셋: 논문의 질을 균등화</text:p>
      <text:list xml:id="list1526666613" text:style-name="L42">
        <text:list-item>
          <text:p text:style-name="P583">저널: 임팩트팩터 고 그룹, 중 그룹, 저 그룹</text:p>
        </text:list-item>
      </text:list>
      <text:p text:style-name="P98"/>
      <text:p text:style-name="P30">200623</text:p>
      <text:p text:style-name="P102">배경:유튜브 리서치 커뮤니케이션의 대두를 <text:span text:style-name="T49">2축으로 어프로치</text:span></text:p>
      <text:p text:style-name="P104">1. 비주얼 커뮤니케이션의 대두: 연구원 본인에 의한 사이언스 커뮤니케이션 활동 증가</text:p>
      <text:p text:style-name="P104">2. <text:span text:style-name="T50">YT리서치 커뮤니케이션 증가: (연구원 본인 일부 포함)사이언스 커뮤니케이션 온갖 플레이어</text:span></text:p>
      <text:p text:style-name="P100"/>
      <text:p text:style-name="P100">디펜스…</text:p>
      <text:p text:style-name="P101"><text:span text:style-name="T48">Q</text:span>. <text:span text:style-name="T47">피인용이 높아져서 비디오 등장? 비디오 등장이 피인용수를 부름? ← 이것의 판단은?</text:span></text:p>
      <text:p text:style-name="P103">A. 実際のところ、</text:p>
      <text:p text:style-name="P103">そのため、論文の質をできるだけ均質化した上で、YT動画数を稼ぐために、Scientific Reportsのようなメガジャーナルに掲載された論文を対象とすることが、一つの案として考えられます。</text:p>
      <text:p text:style-name="P98"/>
      <text:p text:style-name="P33">200625 중간발표</text:p>
      <text:p text:style-name="P116">キム発表分質疑応答</text:p>
      <text:p text:style-name="P116">1. <text:s text:c="4"/>吉田先生</text:p>
      <text:p text:style-name="P116">Ø 動画有無で論文にやる気の有無が変わるため、データセットの質に偏りがあるのではないか。</text:p>
      <text:p text:style-name="P116">Ø キム：対策としてインパクトの高いメガジャーナルから論文を取得することを考えている。これにより論文の質と動画数を確保したいと考えている。また、分野の分類がついているため分析がしやすそう。</text:p>
      <text:p text:style-name="P116">Ø 納得。</text:p>
      <text:p text:style-name="P116"><text:soft-page-break/>Ø 手法(傾向スコアマッチングなど)が多くあるためいくつかトライしてみると良い。</text:p>
      <text:p text:style-name="P116">2. <text:s text:c="4"/>きみた先生</text:p>
      <text:p text:style-name="P116">Ø 効果的なリサーチコミュニケーションは被引用数のみを考えているか？他にもありそうではないか？</text:p>
      <text:p text:style-name="P116">Ø キム：今回被引用数への効果を考えている。ビブリオメトリクス、オルトメトリクスの他にも大衆的な認知度を利用していくことも考えている。定義自体が人それぞれになりうるので、最も信頼性の高い被引用数を中心として進めることを考えている。</text:p>
      <text:p text:style-name="P98"/>
      <text:p text:style-name="P31">200629</text:p>
      <text:p text:style-name="P105">일단 논문 데이터셋</text:p>
      <text:p text:style-name="P105">(균질화)+(유튜브 수 충분 확보)</text:p>
      <text:p text:style-name="P105">최상위 논문에 대해 10%</text:p>
      <text:p text:style-name="P105">전체에 대해 3%</text:p>
      <text:p text:style-name="P105">하위엔 아마 1%이하</text:p>
      <text:p text:style-name="P105"/>
      <text:p text:style-name="P106">Sci rep, Nature.: scopus 상에서 multidisciplinary로 일괄 분류</text:p>
      <text:p text:style-name="P54">Springer API로 논문 레벨 분류 취득 가능</text:p>
      <text:p text:style-name="P108">저널 레벨 분류였음… ㅅㅂ…</text:p>
      <text:p text:style-name="P107">http://api.springernature.com/meta/v2/json?q=doi:<text:span text:style-name="T1">&lt;DOI&gt;</text:span>&amp;api_key=<text:span text:style-name="T1">&lt;APIKEY&gt;</text:span></text:p>
      <text:p text:style-name="P105"/>
      <text:p text:style-name="P105"/>
      <text:p text:style-name="P32">200702 <text:span text:style-name="T51">mentorochi</text:span></text:p>
      <text:p text:style-name="P109">데이터셋도 중요하지만 결국 비디오의 효과에 대한 가설이 필요.</text:p>
      <text:p text:style-name="P109">가설이 아직 없다.</text:p>
      <text:p text:style-name="P110">비디오 있는 논문에 대해 효과를 먼저 검증하자.</text:p>
      <text:p text:style-name="P110">비디오 없는 논문은 일단 제쳐두고. </text:p>
      <text:p text:style-name="P105"/>
      <text:p text:style-name="P111"><text:span text:style-name="T52">WoS: </text:span>Xpath, xml</text:p>
      <text:p text:style-name="P111">abstract, keyword→ 논문 레벨 분야 분류? : 오오치상</text:p>
      <text:p text:style-name="P112">일단 저널 레벨 분야 분류로 실험 ㄱㄱ</text:p>
      <text:p text:style-name="P112"/>
      <text:p text:style-name="P113">Source list</text:p>
      <text:list xml:id="list1711948775" text:style-name="L43">
        <text:list-item>
          <text:p text:style-name="P584">Life science: Environmental + Earth and Planetary + Agricultural and Biological</text:p>
        </text:list-item>
      </text:list>
      <text:p text:style-name="P113"/>
      <table:table table:name="표1" table:style-name="표1">
        <table:table-column table:style-name="표1.A" table:number-columns-repeated="2"/>
        <table:table-column table:style-name="표1.C"/>
        <table:table-column table:style-name="표1.A"/>
        <table:table-column table:style-name="표1.E"/>
        <table:table-row>
          <table:table-cell table:style-name="표1.A1" office:value-type="string">
            <text:p text:style-name="P439">테마</text:p>
          </table:table-cell>
          <table:table-cell table:style-name="표1.A1" office:value-type="string">
            <text:p text:style-name="P439">Scopus subject area</text:p>
          </table:table-cell>
          <table:table-cell table:style-name="표1.A1" office:value-type="string">
            <text:p text:style-name="P442">필터</text:p>
          </table:table-cell>
          <table:table-cell table:style-name="표1.A1" office:value-type="string">
            <text:p text:style-name="P442">list</text:p>
          </table:table-cell>
          <table:table-cell table:style-name="표1.E1" office:value-type="string">
            <text:p text:style-name="Table_20_Contents">파일</text:p>
          </table:table-cell>
        </table:table-row>
        <table:table-row>
          <table:table-cell table:style-name="표1.A2" office:value-type="string">
            <text:p text:style-name="P439">Life<text:span text:style-name="T89">+Earth</text:span></text:p>
          </table:table-cell>
          <table:table-cell table:style-name="표1.A2" office:value-type="string">
            <text:p text:style-name="P113">Environmental + Earth and Planetary + Agricultural and Biological</text:p>
          </table:table-cell>
          <table:table-cell table:style-name="표1.A2" office:value-type="string">
            <text:p text:style-name="P450">Journals only</text:p>
          </table:table-cell>
          <table:table-cell table:style-name="표1.A2" office:value-type="string">
            <text:p text:style-name="P442">1000/<text:span text:style-name="T88">5684</text:span></text:p>
          </table:table-cell>
          <table:table-cell table:style-name="표1.E2" office:value-type="string">
            <text:p text:style-name="P439">source-results-life_science-citescore-2013.<text:span text:style-name="T54">xlsx</text:span></text:p>
          </table:table-cell>
        </table:table-row>
        <table:table-row>
          <table:table-cell table:style-name="표1.A2" office:value-type="string">
            <text:p text:style-name="P442">Math &amp; Computer Science</text:p>
          </table:table-cell>
          <table:table-cell table:style-name="표1.A2" office:value-type="string">
            <text:p text:style-name="P118">Computer Science + Mathmatics</text:p>
          </table:table-cell>
          <table:table-cell table:style-name="표1.A2" office:value-type="string">
            <text:p text:style-name="P446">Journals only</text:p>
          </table:table-cell>
          <table:table-cell table:style-name="표1.A2" office:value-type="string">
            <text:p text:style-name="P442">1000/3201</text:p>
          </table:table-cell>
          <table:table-cell table:style-name="표1.E2" office:value-type="string">
            <text:p text:style-name="P442">source-results-math_cs-citescore-2013.xlsx</text:p>
          </table:table-cell>
        </table:table-row>
      </table:table>
      <text:p text:style-name="P113"/>
      <text:p text:style-name="P34">200708</text:p>
      <text:p text:style-name="P117">일단 실험...</text:p>
      <text:p text:style-name="P117">저널: IF최상위 저널</text:p>
      <text:p text:style-name="P117">분야: Didegah et al.</text:p>
      <text:list xml:id="list806309789" text:style-name="L44">
        <text:list-item>
          <text:p text:style-name="P585">Social &amp; Humanities</text:p>
        </text:list-item>
        <text:list-item>
          <text:p text:style-name="P585">Biomed &amp; Health: </text:p>
        </text:list-item>
        <text:list-item>
          <text:p text:style-name="P586">Life &amp; Earth: <text:span text:style-name="T90">284.2개 채널</text:span></text:p>
        </text:list-item>
        <text:list-item>
          <text:p text:style-name="P585"><text:soft-page-break/>Physical &amp; Engineering</text:p>
        </text:list-item>
        <text:list-item>
          <text:p text:style-name="P587">Math &amp; Computer: <text:span text:style-name="T53">arXiv cs.LG결과가 있으므로, 이것 부터</text:span></text:p>
        </text:list-item>
      </text:list>
      <text:p text:style-name="P121">CiteScore상위 10%에서 추출: 320.1개 저널</text:p>
      <text:p text:style-name="P122">Scopus 검색</text:p>
      <text:p text:style-name="P124">SUBAREA(MATH OR COMP) AND</text:p>
      <text:p text:style-name="P124">PUBDATETXT(January 2014) AND</text:p>
      <text:p text:style-name="P124">ISSN(<text:span text:style-name="T55">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 OR 1751570X OR 1751-570X OR 15504859 OR 1550-4859 OR 09670661 OR 0967-0661 OR 03772217 OR 0377-2217 OR 09535438 OR 0953-5438 OR 10769757 OR 1076-9757 OR 10468188 OR 1046-8188 OR 03050548 OR 0305-0548 OR 14717727 OR 1471-7727 OR 0920654X OR 0920-654X OR 0749596X OR 0749-596X OR 18787789 OR 1878-7789 OR 08981221 OR 0898-1221 OR 15674223 OR 1567-4223 OR 0960085X OR 0960-085X OR 10772626 OR 1077-2626 OR 07421222 OR 0742-1222 OR 08883270 OR 0888-3270 OR 13675788 OR 1367-5788 OR 21682356 OR 2168-2356 OR 15455971 OR 1545-5971 OR 19391382 OR 1939-1382 OR 15209210 OR 1520-9210 OR 09591524 OR 0959-1524 OR 02191377 OR 0219-1377 OR 16191366 OR 1619-1366 OR 01676393 OR 0167-6393 OR 03640213 OR 0364-0213 OR 13864564 OR 1386-4564 OR 10848045 OR 1084-8045 OR 13811991 OR 1381-1991 OR 15392791 OR 1539-2791 OR 14635003 OR 1463-5003 OR 01651684 OR 0165-1684 OR 03625915 OR 0362-5915 OR 01640925 OR 0164-0925 OR 00015962 OR 0001-5962 OR 15740137 OR 1574-0137 OR 00981354 OR 0098-1354 OR 01679236 OR 0167-9236 OR 16625218 OR 1662-5218 OR 19391412 OR 1939-1412 OR 00295981 OR 0029-5981 OR 17481279 OR 1748-1279 OR 03779017 OR 0377-9017 OR 19364954 OR 1936-4954 OR 0888613X OR 0888-613X OR 17478405 OR 1747-8405 OR 09242716 OR 0924-2716 OR 00219991 OR 0021-9991 OR 08834237 OR 0883-4237 OR 1615147X OR 1615-147X OR 13872532 OR 1387-2532 OR 13891286 OR 1389-1286 OR 09259724 OR 0925-9724 OR 01650114 OR 0165-0114 OR 1066033X OR 1066-033X OR 15411672 OR 1541-1672 OR 10836101 OR 1083-6101 OR 01678655 OR 0167-8655 OR 10526234 OR 1052-6234 OR 08912017 OR 0891-2017 OR 0142694X OR 0142-694X OR 16625196 OR 1662-5196 OR 00190578 OR 0019-0578 OR 09240136 OR 0924-0136 OR 08936080 OR 0893-6080 OR 07365845 OR 0736-5845 OR 01676911 OR 0167-6911 OR 17568757 OR 1756-8757 OR 0968090X OR 0968-090X OR 03401200 OR 0340-1200 OR 01663615 OR 0166-3615 OR 21522715 OR 2152-2715 OR 17518644 OR 1751-8644 OR 1476072X OR 1476-072X OR 10715819 OR 1071-5819 OR 17582946 OR 1758-2946 OR 01641212 OR 0164-1212 OR 00225193 OR 0022-5193 OR 13845640 OR 1384-5640 OR 09218890 OR 0921-8890 OR 10730516 OR 1073-0516 OR 01677055 OR 0167-7055 OR 01681699 OR 0168-1699 OR 09521976 OR 0952-1976 OR 15513955 OR 1551-3955 OR 16153375 OR 1615-3375 OR 01421123 OR 0142-1123 OR 18777503 OR 1877-7503 OR 09249907 OR 0924-9907 OR 00160032 OR 0016-0032 OR 00255610 OR 0025-5610 OR 00804630 OR 0080-4630 OR 09628444 OR 0962-8444 OR 13645021 OR 1364-5021 OR 01622439 OR 0162-2439 OR 01389130 OR 0138-9130 OR 15443558 OR 1544-3558 OR 18686478 OR 1868-6478 OR 07370024 OR 0737-0024 OR 1574017X OR 1574-017X OR 09641726 OR 0964-1726 OR 09622802 OR 0962-2802 OR 09333657 OR 0933-3657 OR 14654644 OR 1465-4644 OR 13837133 OR 1383-7133 OR 16871820 OR 1687-1820 OR 10709908 OR 1070-9908 OR 08848173 OR 0884-8173 OR 07350015 OR 0735-0015 OR 08887985 OR 0888-7985 OR 02182025 OR 0218-2025 OR 0030364X OR 0030-364X OR 01678191 OR 0167-8191 OR 16174909 OR 1617-4909 OR 08956111 OR 0895-6111 OR 00457949 OR 0045-7949 OR 10512004 OR 1051-2004 OR 00188646 OR 0018-8646 OR 19328184 OR 1932-8184 OR 18754791 OR 1875-4791 OR 09574158 OR 0957-4158 OR 1383469X OR 1383-469X OR 01635808 OR 0163-5808 OR 19367228 OR 1936-7228 OR 15708705 OR 1570-8705 OR 00039527 OR 0003-9527 OR 01787675 OR 0178-7675 OR 03608352 OR 0360-8352 OR 01674048 OR 0167-4048 OR 15566056 OR 1556-6056 OR 20407939 OR 2040-7939 OR 10943420 OR 1094-3420 OR 14332833 OR 1433-2833 OR 00209910 OR 0020-9910 OR 08869383 OR 0886-9383 OR 07315090 OR 0731-5090 OR 20935374 OR 2093-5374 OR 03406253 OR 0340-6253 OR 00659266 OR 0065-9266 OR 00380644 OR 0038-0644 OR 09600833 OR 0960-0833 OR 01697439 OR 0169-7439 OR 02780070 OR 0278-0070 OR 00189340 OR 0018-9340 OR 02635577 OR 0263-5577 OR 15604292 OR 1560-4292 OR 00207683 OR 0020-7683 OR 19401493 OR 1940-1493 OR 00220000 OR 0022-0000 OR 01400118 OR 0140-0118 OR 0924090X OR 0924-090X OR 00738301 OR 0073-8301 OR 1569190X OR 1569-190X OR 1386145X OR 1386-145X OR 17487188 OR 1748-7188 OR 10645462 OR 1064-5462 OR 19360975 OR 1936-0975 OR 02730979 OR 0273-0979 OR 0926227X OR 0926-227X</text:span>)</text:p>
      <text:p text:style-name="P117"/>
      <text:p text:style-name="P35">200709 mentorochi</text:p>
      <text:p text:style-name="P123">유명 사이언스 커뮤니케이터가 언급한 논문의 피인용수/AAS가 급 증가한 케이스를 찾아내보면 어떤가?</text:p>
      <text:p text:style-name="P123"/>
      <text:p text:style-name="P123">석사 템플릿은 자유. Overleaf 템플릿이 쓰기 쉬울 듯</text:p>
      <text:p text:style-name="P123">노르마 없음. 50페이지면 충분</text:p>
      <text:p text:style-name="P123">영어 가능.</text:p>
      <text:p text:style-name="P123"/>
      <text:p text:style-name="P36"><text:soft-page-break/>200710</text:p>
      <text:p text:style-name="P126">math+comp 소스 5%만…<text:span text:style-name="T63">(155개)</text:span></text:p>
      <text:p text:style-name="P125">SUB<text:span text:style-name="T56">J</text:span>AREA(MATH OR COMP) AND PUBDATETXT(January 2014) AND <text:span text:style-name="T56">ISSN(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000-0000 OR 00000000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0000-0000 OR 00000000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text:span></text:p>
      <text:p text:style-name="P127"/>
      <text:p text:style-name="P128">1401~03 리다이렉션 크롤링 완료.</text:p>
      <text:p text:style-name="P128">Err처리 필요.</text:p>
      <text:p text:style-name="P127"/>
      <text:p text:style-name="P132">200711</text:p>
      <text:p text:style-name="P129">1401~1406 리다이렉션 크롤링 완료.</text:p>
      <text:p text:style-name="P129">Err처리 필요.</text:p>
      <text:p text:style-name="P129"/>
      <text:p text:style-name="P133">200716</text:p>
      <text:p text:style-name="P135">해야할 일</text:p>
      <text:p text:style-name="P135">1 pdf링크 채우기</text:p>
      <text:p text:style-name="P135">2 잘못된 리다이렉션 수정</text:p>
      <text:p text:style-name="P129"/>
      <text:p text:style-name="P134">200719</text:p>
      <text:p text:style-name="P130">비디오 수집 시작: 1월</text:p>
      <text:p text:style-name="P131">videos <text:span text:style-name="T34">는 모두 필터 적용</text:span></text:p>
      <text:p text:style-name="P136">1. DOI</text:p>
      <text:p text:style-name="P138">search_20200719_111900.txt</text:p>
      <text:p text:style-name="P138">videos_20200719_145026.txt<text:span text:style-name="T61">(필터x)</text:span> <text:span text:style-name="T60">+13</text:span></text:p>
      <text:p text:style-name="P136">2. redirection</text:p>
      <text:p text:style-name="P138">search_20200719_131640.txt</text:p>
      <text:p text:style-name="P138">videos_20200719_185202.txt</text:p>
      <text:p text:style-name="P136">3. title</text:p>
      <text:p text:style-name="P137">search_20200719_133736.txt</text:p>
      <text:p text:style-name="P137">videos_20200719_190933.txt</text:p>
      <text:p text:style-name="P136">총 1<text:span text:style-name="T62">3</text:span>편</text:p>
      <text:p text:style-name="P136"/>
      <text:p text:style-name="P136">2월</text:p>
      <text:p text:style-name="P146"><text:span text:style-name="T57">1. </text:span><text:span text:style-name="T58">D</text:span><text:span text:style-name="T57">OI</text:span></text:p>
      <text:p text:style-name="P138">search_20200719_201448.txt</text:p>
      <text:p text:style-name="P146"><text:soft-page-break/><text:span text:style-name="T57">videos_20200719_202104.txt </text:span><text:span text:style-name="T59">+7</text:span></text:p>
      <text:p text:style-name="P147"><text:span text:style-name="T59">2. </text:span><text:span text:style-name="T57">redirection</text:span></text:p>
      <text:p text:style-name="P147">search_20200719_203509.txt</text:p>
      <text:p text:style-name="P148">videos_20200719_203850.txt +2</text:p>
      <text:p text:style-name="P138"/>
      <text:p text:style-name="P145">200720 <text:span text:style-name="T76">labmtg</text:span></text:p>
      <text:p text:style-name="P139">3. title</text:p>
      <text:p text:style-name="P139">search_20200720_094049.txt</text:p>
      <text:p text:style-name="P144">videos_20200721_180320.txt +0</text:p>
      <text:p text:style-name="P144"/>
      <text:p text:style-name="P139"/>
      <text:p text:style-name="P139">발표…</text:p>
      <text:p text:style-name="P139"/>
      <text:p text:style-name="P139">한 것:</text:p>
      <text:p text:style-name="P140">2013 scopus computer science + mathematics분야 CiteScore상위5% 저널<text:span text:style-name="T64">(155개)</text:span>에서</text:p>
      <text:p text:style-name="P140">1401(1618편)~1402(1529편) 논고 3147편 중 22편(0.70%) 언급 비디오 22개 수집</text:p>
      <text:p text:style-name="P140">방법: doi/redirection/title이 비디오 타이틀/설명문에 정확히 언급됨</text:p>
      <text:p text:style-name="P140"/>
      <text:p text:style-name="P140">1901~1903 arXiv CS.LG언급 (55/1676 = 3.28%)보다 훨씬 못한 수치</text:p>
      <text:p text:style-name="P140"/>
      <text:p text:style-name="P140">가설</text:p>
      <text:p text:style-name="P55">1. 포함 분야의 차이: 머신러닝이 인기 소분야라서 (← 2014 데이터셋에도 최상위 머신러닝은 포함되어 있으므로 기각)</text:p>
      <text:p text:style-name="P141">2. 분야 인기의 차이: 당시 머신러닝은 비인기 분야</text:p>
      <text:p text:style-name="P140"><text:span text:style-name="T63">3</text:span>. 시간: 과거엔 유튜브 리서치 커뮤니케이션이 덜 활성화 되어있어서 + 과거 논문은 주목받기 힘들어서</text:p>
      <text:p text:style-name="P142">4. 플랫폼 차이: 당시엔 리서치 커뮤니케이션 플랫폼으로 유튜브가 활성화 되지 않음.</text:p>
      <text:p text:style-name="P55"><text:span text:style-name="T63">4</text:span>. 출판 단계: 저널 출판된 시점의 논문은 이미 늦어서?(← 그전 단계 비디오가 발견되지 않았기 때문에 기각)</text:p>
      <text:p text:style-name="P140"/>
      <text:p text:style-name="P140">사카타 비디오</text:p>
      <text:p text:style-name="P140"><text:a xlink:type="simple" xlink:href="https://www.youtube.com/watch?v=rH7lSdX_fpY" text:style-name="Internet_20_link" text:visited-style-name="Visited_20_Internet_20_Link"><text:span text:style-name="T65">https://www.youtube.com/watch?v=rH7lSdX_fpY</text:span></text:a></text:p>
      <text:p text:style-name="P149"/>
      <text:p text:style-name="P149">앞으로의 후보</text:p>
      <text:p text:style-name="P150">1. 연도를 앞당긴다</text:p>
      <text:p text:style-name="P150">2014는 넘 과거… 최근으로 올수록 활발해지는 모습이 보이면… 뭐가 좋지? 당연한거 아닌가?</text:p>
      <text:p text:style-name="P150">2. 분야 변화</text:p>
      <text:p text:style-name="P150">머신 러닝으로만 좁힌다? 음;</text:p>
      <text:p text:style-name="P150">아니면 대분야를 바꾼다. 흠</text:p>
      <text:p text:style-name="P210">3. 논문 중심이 아닌, 커뮤니케이터 중심으로?</text:p>
      <text:p text:style-name="P150">논문 → 커뮤니케이터</text:p>
      <text:p text:style-name="P150">비디오 대부분이 활동량 적은 일반인(저자 등)이기 때문에, 의미있는 효과가 보이지 않는다.</text:p>
      <text:p text:style-name="P150">커뮤니케이터 → 논문</text:p>
      <text:p text:style-name="P150">먼저 영향력 있는 커뮤니케이터를 선정하고 그의 컨텐츠에서 논문 언급을 찾는게 나을듯.</text:p>
      <text:p text:style-name="P150">단 리서치 커뮤니케이터는 수가 적으므로 사이언스 커뮤니케이터가 나을듯.</text:p>
      <text:p text:style-name="P151">ex. 유명 사이언스 커뮤니케이터의 논문 언급</text:p>
      <text:p text:style-name="P152">1.(이후)논문 스코어 변화</text:p>
      <text:p text:style-name="P152">2.(이전)성공적인 유튜브 사이언스 커뮤니케이션이 성립하는 배경()</text:p>
      <text:p text:style-name="P149"/>
      <text:p text:style-name="P152">문제:</text:p>
      <text:p text:style-name="P152">1. 사이언스 커뮤니케이션에선 출처를 안남기는 경우가 많다 (Kurzgesagt – In a Nutshell채널)</text:p>
      <text:p text:style-name="P143"><text:span text:style-name="T65">→</text:span><text:span text:style-name="T66"> 학술관계자(저널/회의 등) 채널 비디오를 중심으로</text:span></text:p>
      <text:p text:style-name="P152"><text:soft-page-break/></text:p>
      <text:p text:style-name="P152">할일:</text:p>
      <text:p text:style-name="P152">일단 커뮤니케이터를 찾는다.</text:p>
      <text:p text:style-name="P152">-학술지 운영 채널</text:p>
      <text:p text:style-name="P152">-비디오 저널</text:p>
      <text:p text:style-name="P152"/>
      <text:p text:style-name="P152">랩미팅</text:p>
      <text:list xml:id="list2579984556" text:style-name="L45">
        <text:list-item>
          <text:p text:style-name="P592">코로나 상황 등에서 비디오 리서치 커뮤니케이션의 이의는 분명 있다.</text:p>
        </text:list-item>
        <text:list-item>
          <text:p text:style-name="P592">경향 스코어:<text:span text:style-name="T77">if/H-index의 동향이 서로 다름. 동시에 맞추는건 어려울것.</text:span></text:p>
        </text:list-item>
        <text:list-item>
          <text:p text:style-name="P593">事後チェックもあり：예를 들어 인용수가 증가한 논문이 특별 논문에 편중되어 있을 수 있다. 사후에 체크해보면 알수 있다. 사전에 모든걸 다 맞추는것도 어렵고, 결과도 그대로 안나올수도.</text:p>
        </text:list-item>
        <text:list-item>
          <text:p text:style-name="P594">한정 비디오: 일부 사용자에게만 보여지게 한 비디오 존재 가능성. 그런게 활발한 채널은, 앞으로도 비디오를 통한 커뮤니케이션 활성화가 기대됨.</text:p>
        </text:list-item>
      </text:list>
      <text:p text:style-name="P153"/>
      <text:p text:style-name="P211">200721</text:p>
      <text:p text:style-name="P154"/>
      <text:p text:style-name="P155">3월</text:p>
      <text:p text:style-name="P155">1. doi</text:p>
      <text:p text:style-name="P155">search_20200721_181653.txt</text:p>
      <text:p text:style-name="P155">videos_20200721_184014.txt +14</text:p>
      <text:p text:style-name="P155">2. redirection</text:p>
      <text:p text:style-name="P156">search_20200721_184632.txt</text:p>
      <text:p text:style-name="P157">videos_20200721_190251.txt +9</text:p>
      <text:p text:style-name="P157">3. title</text:p>
      <text:p text:style-name="P158">search_20200721_191317.txt</text:p>
      <text:p text:style-name="P158">videos_20200721_191536.txt +0</text:p>
      <text:p text:style-name="P158"/>
      <text:p text:style-name="P157"/>
      <text:p text:style-name="P212">200722</text:p>
      <text:p text:style-name="P159">비디오 content</text:p>
      <text:list xml:id="list112345678805832" text:continue-list="list2861800539" text:style-name="L14">
        <text:list-item>
          <text:p text:style-name="P504">paper_explanation: 대상 논문 해설을 예고/논문의 진척, 새로운 결과 등을 소개(/논문 저자)</text:p>
          <text:list>
            <text:list-item>
              <text:p text:style-name="P588"><text:span text:style-name="T78">(음성or설명문)</text:span>대상 논문 해설할 것을 예고 <text:span text:style-name="T78">or</text:span> <text:span text:style-name="T78">(시각)</text:span>논문 제목을 명시해야함</text:p>
            </text:list-item>
            <text:list-item>
              <text:p text:style-name="P588">논문 원문<text:span text:style-name="T78">(Fig/Table)</text:span>의 일부가 표시되어야 함</text:p>
            </text:list-item>
            <text:list-item>
              <text:p text:style-name="P504">논문을 그냥 읽는 것도 포함</text:p>
            </text:list-item>
            <text:list-item>
              <text:p text:style-name="P504">형식: 프레젠테이션, 판서, ...</text:p>
            </text:list-item>
            <text:list-item>
              <text:p text:style-name="P504">청중이 학술 관련자(학회 발표<text:span text:style-name="T9">)</text:span></text:p>
            </text:list-item>
          </text:list>
        </text:list-item>
        <text:list-item>
          <text:p text:style-name="P504">paper_<text:span text:style-name="T79">linked_</text:span>supplementary: 논문 내에서 supplementary로 명시/description에서 supplementary, demo 등을 명시</text:p>
          <text:list>
            <text:list-item>
              <text:p text:style-name="P588"><text:span text:style-name="T78">(대상 논문)</text:span>논문 내/논문 사이트에서 <text:span text:style-name="T78">supplementary 비디오 명시</text:span></text:p>
            </text:list-item>
          </text:list>
        </text:list-item>
        <text:list-item>
          <text:p text:style-name="P624">paper_supplementary</text:p>
          <text:list>
            <text:list-item>
              <text:p text:style-name="P589">(대상 논문)논문 내/논문 사이트에서 명시 없음</text:p>
            </text:list-item>
            <text:list-item>
              <text:p text:style-name="P501">(대상 논문)영상이 논문 내 자료 원본 혹은 그 연장선(애니메이션 등)일때</text:p>
            </text:list-item>
          </text:list>
        </text:list-item>
        <text:list-item>
          <text:p text:style-name="P504">paper_application: 논문의 수법, 기술을 적용, 활용한 독자적인 결과 영상, 소개</text:p>
          <text:list>
            <text:list-item>
              <text:p text:style-name="P625"/>
            </text:list-item>
          </text:list>
        </text:list-item>
        <text:list-item>
          <text:p text:style-name="P506">paper_assessment: (논문 소개 후에) 논문 평가가 주요 내용</text:p>
        </text:list-item>
        <text:list-item>
          <text:p text:style-name="P506">paper_reference: 주제의 일환으로 논문의 존재나 관련된 내용을 언급할 뿐, 논문의 해설되지 않음/영상 중 논문 언급이 없음/연구</text:p>
          <text:list>
            <text:list-item>
              <text:p text:style-name="P590">초두에 논문 해설할 것을 명시하지 않음</text:p>
            </text:list-item>
            <text:list-item>
              <text:p text:style-name="P591">description상에 reference로 명시되어 있음</text:p>
            </text:list-item>
            <text:list-item>
              <text:p text:style-name="P509">논문 언급 분량이 적음<text:span text:style-name="T79">(얼마나 적음?)</text:span></text:p>
            </text:list-item>
            <text:list-item>
              <text:p text:style-name="P509"><text:soft-page-break/>논문 본문이 표시될 수 있음</text:p>
            </text:list-item>
            <text:list-item>
              <text:p text:style-name="P509">아예 논문과 관계 없는 영상일 수 있음</text:p>
            </text:list-item>
          </text:list>
        </text:list-item>
        <text:list-item>
          <text:p text:style-name="P513">news: 논문이 주 내용이나, 홍보가 주 목적, 설명은 있으나 해설이 주 목적이 아님</text:p>
          <text:list>
            <text:list-item>
              <text:p text:style-name="P626">preview비디오 포함</text:p>
            </text:list-item>
            <text:list-item>
              <text:p text:style-name="P627">dissemination목적. </text:p>
            </text:list-item>
            <text:list-item>
              <text:p text:style-name="P513">홍보 대상은 논문 자체/논문과 관련된 프로젝트 등일수 있음.</text:p>
            </text:list-item>
          </text:list>
        </text:list-item>
      </text:list>
      <text:p text:style-name="P430"/>
      <text:p text:style-name="P430">목적/취지가 이어지는 영상이라면, 전체의 비주얼/오디오 스타일을 감안하여 통일.</text:p>
      <text:p text:style-name="P430"/>
      <text:p text:style-name="P431">인기 채널 의해 언급되는 케이스</text:p>
      <text:list xml:id="list1190436083" text:style-name="L46">
        <text:list-item>
          <text:p text:style-name="P628">assessment</text:p>
          <text:list>
            <text:list-item>
              <text:p text:style-name="P631">OuGtd8nhm6Y, xRuZDG0QgH8 : 훗날 자세히 언급되는 케이스</text:p>
            </text:list-item>
          </text:list>
        </text:list-item>
        <text:list-item>
          <text:p text:style-name="P628">reference</text:p>
          <text:list>
            <text:list-item>
              <text:p text:style-name="P629">AO6NkJcfYNc, <text:span text:style-name="T81">Xx0SsffdMBw: 전문가?</text:span></text:p>
            </text:list-item>
            <text:list-item>
              <text:p text:style-name="P633">bTUvI-a8uGA, AgIG22l5oOM: 유사과학? 음모론?</text:p>
            </text:list-item>
            <text:list-item>
              <text:p text:style-name="P635"><text:span text:style-name="T80">5tkLCzvD3uo, </text:span>cjRK1KK3nA8: 과학채널</text:p>
            </text:list-item>
          </text:list>
        </text:list-item>
      </text:list>
      <text:p text:style-name="P431"/>
      <text:p text:style-name="P432"/>
      <text:p text:style-name="P160">3개월치 비디오 라벨링 완료</text:p>
      <text:p text:style-name="P155"/>
      <text:p text:style-name="P213">2007<text:span text:style-name="T84">2</text:span>3</text:p>
      <text:p text:style-name="P155"/>
      <text:p text:style-name="P161">4월</text:p>
      <text:p text:style-name="P161">1. doi</text:p>
      <text:p text:style-name="P161">search_20200722_024418.txt</text:p>
      <text:p text:style-name="P161">videos_20200723_024558.txt +29</text:p>
      <text:p text:style-name="P161">2. redirection</text:p>
      <text:p text:style-name="P161">search_20200723_025350.<text:span text:style-name="T82">txt</text:span></text:p>
      <text:p text:style-name="P162">videos_20200723_025719.txt +3</text:p>
      <text:p text:style-name="P161">3. title</text:p>
      <text:p text:style-name="P163">search_20200723_030646.txt</text:p>
      <text:p text:style-name="P163">videos_20200723_032614.txt <text:span text:style-name="T83">+0</text:span></text:p>
      <text:p text:style-name="P153"/>
      <text:p text:style-name="P214">200724</text:p>
      <text:p text:style-name="P164">5월</text:p>
      <text:p text:style-name="P166">1.doi</text:p>
      <text:p text:style-name="P165">search_20200724_094200.txt</text:p>
      <text:p text:style-name="P165">videos_20200724_095857.txt <text:span text:style-name="T85">+35</text:span></text:p>
      <text:p text:style-name="P166">2.redirection</text:p>
      <text:p text:style-name="P167">search_20200724_100521.txt</text:p>
      <text:p text:style-name="P168">videos_20200724_101008.txt +1</text:p>
      <text:p text:style-name="P168">3. title</text:p>
      <text:p text:style-name="P169">Skip.</text:p>
      <text:p text:style-name="P169"/>
      <text:p text:style-name="P169">6월</text:p>
      <text:p text:style-name="P169">1.<text:span text:style-name="T86">doi</text:span></text:p>
      <text:p text:style-name="P172">search_20200724_102249.txt</text:p>
      <text:p text:style-name="P173">videos_20200725_135128.txt +21</text:p>
      <text:p text:style-name="P173"/>
      <text:p text:style-name="P169"/>
      <text:p text:style-name="P215">200724</text:p>
      <text:p text:style-name="P170">visual_style</text:p>
      <text:list xml:id="list3772377720" text:style-name="L47">
        <text:list-item>
          <text:p text:style-name="P595"><text:soft-page-break/>creative</text:p>
          <text:list>
            <text:list-item>
              <text:p text:style-name="P595">논문과 직접 관련 없는(또는 관계를 알 수 없는) 컨텐츠가 포함</text:p>
            </text:list-item>
            <text:list-item>
              <text:p text:style-name="P595">raw video + 논문 자료 외의 컨텐츠가 포함됨</text:p>
            </text:list-item>
            <text:list-item>
              <text:p text:style-name="P595">비디오의 이어붙이기는 포함<text:span text:style-name="T87">x</text:span></text:p>
            </text:list-item>
            <text:list-item>
              <text:p text:style-name="P595">촬영 비디오/논문 자료가 가공됨</text:p>
            </text:list-item>
          </text:list>
        </text:list-item>
        <text:list-item>
          <text:p text:style-name="P595">presentation</text:p>
          <text:list>
            <text:list-item>
              <text:p text:style-name="P595">논문에 제시된 자료를 정적/동적 화면의 나열로 설명</text:p>
            </text:list-item>
            <text:list-item>
              <text:p text:style-name="P597">(소개 슬라이드→ 비디오)의 반복도 포함</text:p>
              <text:list>
                <text:list-item>
                  <text:p text:style-name="P597">단 2번 이상 반복되어야 함. (소개→비디오)는 <text:span text:style-name="T97">raw취급</text:span></text:p>
                </text:list-item>
              </text:list>
            </text:list-item>
            <text:list-item>
              <text:p text:style-name="P597">비디오 클립만 이어붙이는건 비포함(<text:span text:style-name="T96">raw</text:span>)</text:p>
            </text:list-item>
            <text:list-item>
              <text:p text:style-name="P599">음성으로 설명하면서 동적 화면이 나열되는건 → 비포함! raw로</text:p>
              <text:list>
                <text:list-item>
                  <text:p text:style-name="P599">음성은 음성 레이블로 설명. raw+narrative</text:p>
                </text:list-item>
              </text:list>
            </text:list-item>
          </text:list>
        </text:list-item>
        <text:list-item>
          <text:p text:style-name="P595">raw: 촬영된 비디오를 가공 없이 게재</text:p>
          <text:list>
            <text:list-item>
              <text:p text:style-name="P598">비디오 클립만 이어붙이는 것 포함</text:p>
            </text:list-item>
            <text:list-item>
              <text:p text:style-name="P595">논문 자료의 비디오/애니메이션 판도 포함</text:p>
            </text:list-item>
            <text:list-item>
              <text:p text:style-name="P595">정지된 논문 자료를 한장을 보여주는건 <text:span text:style-name="T109">fixed, 여러장을 나열하면 raw?</text:span></text:p>
            </text:list-item>
          </text:list>
        </text:list-item>
        <text:list-item>
          <text:p text:style-name="P595">fixed</text:p>
          <text:list>
            <text:list-item>
              <text:p text:style-name="P595">(본질적으로)고정된 화면</text:p>
            </text:list-item>
            <text:list-item>
              <text:p text:style-name="P596">정지된 논문 자료를 한장을 보여줌</text:p>
            </text:list-item>
          </text:list>
        </text:list-item>
      </text:list>
      <text:p text:style-name="P153"/>
      <text:p text:style-name="P171">합성 음성도 꽤 있음. 분류 해볼까?</text:p>
      <text:p text:style-name="P171">말하는 속도에도 편차가 있음. 음성 레이블링 끝나면 측정해보는게 좋을듯.</text:p>
      <text:p text:style-name="P153"/>
      <text:p text:style-name="P173">6월</text:p>
      <text:p text:style-name="P173">2.redirection</text:p>
      <text:p text:style-name="P173">search_20200725_135753.txt</text:p>
      <text:p text:style-name="P173">videos_20200725_140523.txt +9</text:p>
      <text:p text:style-name="P173"/>
      <text:p text:style-name="P218">200725</text:p>
      <text:p text:style-name="P173"/>
      <text:p text:style-name="P174">Life &amp; Earth: 284.2개 채널 → (N/A, 공백 제거)278개</text:p>
      <text:p text:style-name="P223"><text:span text:style-name="T91">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text:span><text:soft-page-break/><text:span text:style-name="T56">OR 09621075 OR 1752-4563 OR 17524563 OR 0094-8276 OR 00948276 OR 0263-4929 OR 02634929 OR 1568-7767 OR 15687767 OR 0024-3590 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 OR 1045-6740 OR 10456740 OR 0040-5752 OR 00405752 OR 0168-1923 OR 01681923 OR 0166-445X OR 0166445X OR 0950-091X OR 0950091X OR 0964-4733 OR 09644733 OR 0165-0009 OR 01650009 OR 0266-4658 OR 02664658 OR 1811-5209 OR 18115209 OR 0004-6280 OR 00046280 OR 1871-1014 OR 18711014 OR 0308-8146 OR 03088146 OR 1759-6653 OR 17596653 OR 0267-8179 OR 02678179 OR 0024-4937 OR 00244937 OR 1433-8319 OR 14338319 OR 0031-9317 OR 00319317 OR 0309-1333 OR 03091333 OR 0961-9534 OR 09619534 OR 1385-8947 OR 13858947 OR 1758-0463 OR 17580463 OR 0740-0020 OR 07400020 OR 0965-1748 OR 09651748 OR 0949-7714 OR 09497714 OR 0047-2484 OR 00472484 OR 0304-4203 OR 03044203 OR 0267-8357 OR 02678357 OR 0030-1299 OR 00301299 OR 0032-0935 OR 00320935 OR 0305-7364 OR 03057364 OR 1994-0416 OR 19940416 OR 1877-3435 OR 18773435 OR 0921-8009 OR 09218009 OR 0013-9351 OR 00139351 OR 1010-061X OR 1010061X OR 0305-1838 OR 03051838 OR 1726-4170 OR 17264170 OR 0936-577X OR 0936577X OR 1064-3389 OR 10643389 OR 1449-2288 OR 14492288 OR 1436-2228 OR 14362228 OR 1874-2130 OR 18742130 OR 0829-318X OR 0829318X OR 0167-8809 OR 01678809 OR 0899-8418 OR 08998418 OR 1745-3925 OR 17453925 OR 0003-2654 OR 00032654 OR 1687-7969 OR 16877969 OR 0892-7014 OR 08927014 OR 0168-2563 OR 01682563 OR 0360-1323 OR 03601323 OR 1090-5138 OR 10905138 OR 1757-1693 OR 17571693 OR 0019-1035 OR 00191035 OR 0166-5162 OR 01665162 OR 0095-3628 OR 00953628 OR 0168-9452 OR 01689452 OR 1045-2249 OR 10452249 OR 0010-7999 OR 00107999 OR 1432-9840 OR 14329840 OR 1863-5407 OR 18635407 OR 0999-193X OR 0999193X OR 2210-6340 OR 22106340 OR 1471-0358 OR 14710358 OR 0022-0949 OR 00220949 OR 0022-3670 OR 00223670 OR 0940-6360 OR 09406360 OR 0167-6857 OR 01676857 OR 0386-2208 OR 03862208 OR 1322-7130 OR 13227130 OR 0001-8244 OR 00018244 OR 0966-0844 OR 09660844 OR 1532-0456 OR 15320456 OR 0301-4215 OR 03014215 OR 1568-9883 OR 15689883 OR 1540-7063 OR 15407063 OR 0021-8561 OR 00218561 OR 0959-6526 OR 09596526 OR 1726-2135 OR 17262135 OR 1525-755X OR 1525755X OR 0924-7963 OR 09247963 OR 2212-2672 OR 22122672 OR 1100-9233 OR 11009233 OR 0032-7786 OR 00327786 OR 1352-2310 OR 13522310 OR 1867-1381 OR 18671381 OR 0045-6535 OR 00456535 OR 1476-945X OR 1476945X OR 0098-8472 OR 00988472 OR 1462-9011 OR 14629011 OR 0148-0227 OR 01480227 OR 0094-8373 OR 00948373 OR 1323-3580 OR 13233580 OR 0048-9697 OR 00489697 OR 0307-6970 OR 03076970 OR 0956-053X OR 0956053X OR 0043-1397 OR 00431397 OR 0300-3256 OR 03003256 OR 0065-2881 OR 00652881 OR 1387-3547 OR 13873547 OR 0195-9255 OR 01959255 OR 1758-2229 OR 17582229 OR 1520-541X OR 1520541X OR 0266-1144 OR 02661144 OR 1052-5173 OR 10525173 OR 0921-2973 OR 09212973 OR 0173-9565 OR 01739565 OR 2041-210X OR 2041210X OR 0027-0644 OR 00270644 OR 0029-8549 OR 00298549 OR 0166-8595 OR 01668595 OR 0280-6495 OR 02806495 OR 0001-706X OR 0001706X OR 1367-9430 OR 13679430 OR 1814-9324 OR 18149324 OR 0197-9337 OR 01979337 OR 0361-0128 OR 03610128 OR 0016-6480 OR 00166480 OR 0921-8181 OR 09218181 OR 1526-3800 OR 15263800 OR 0959-6836 OR 09596836 OR 1754-1611 OR 17541611 OR 1387-6473 OR 13876473)</text:span></text:p>
      <text:p text:style-name="P173">→ 6267건: 너무 많네… 소스를 줄이자. <text:span text:style-name="T91">math+comp </text:span>똑같이 상위 155개</text:p>
      <text:p text:style-name="P224"><text:span text:style-name="T91">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OR 09621075 OR 1752-4563 OR 17524563 OR 0094-8276 OR 00948276 OR 0263-4929 OR 02634929 OR 1568-7767 OR 15687767 OR 0024-3590 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text:span></text:p>
      <text:p text:style-name="P173">→<text:span text:style-name="T92"> 4299건: 실화? 상위 80개로</text:span></text:p>
      <text:p text:style-name="P225"><text:span text:style-name="T91">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text:span><text:soft-page-break/><text:span text:style-name="T56">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text:span></text:p>
      <text:p text:style-name="P173">→ 2391건: 60개로</text:p>
      <text:p text:style-name="P173">아니 잠깐만; 그냥 위에서 차례대로 해나가면 만개도 할 수 있자나;</text:p>
      <text:p text:style-name="P226"><text:span text:style-name="T91">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text:span></text:p>
      <text:p text:style-name="P173">→ 1444건 </text:p>
      <text:p text:style-name="P173"/>
      <text:p text:style-name="P216">200727</text:p>
      <text:p text:style-name="P175">Life+Earth</text:p>
      <text:p text:style-name="P175">2월</text:p>
      <text:p text:style-name="P175">1.doi</text:p>
      <text:p text:style-name="P176">search_20200727_004741.txt</text:p>
      <text:p text:style-name="P176">videos_20200727_004847.txt +3</text:p>
      <text:p text:style-name="P176">2.redirection</text:p>
      <text:p text:style-name="P177">search_20200727_005328.txt</text:p>
      <text:p text:style-name="P177">videos_20200727_005440.txt +3</text:p>
      <text:p text:style-name="P177"/>
      <text:p text:style-name="P177">1월</text:p>
      <text:p text:style-name="P177">1.doi</text:p>
      <text:p text:style-name="P178">search_20200727_010226.txt</text:p>
      <text:p text:style-name="P178">videos_20200727_010400.txt +22</text:p>
      <text:p text:style-name="P175"/>
      <text:p text:style-name="P179">炎上：페미니즘 옹호 영상에 인용되는 케이스</text:p>
      <text:list xml:id="list104204332" text:style-name="L48">
        <text:list-item>
          <text:p text:style-name="P600">8N-tkrxAEWw</text:p>
        </text:list-item>
      </text:list>
      <text:p text:style-name="P173"/>
      <text:p text:style-name="P181">(idx_video &gt;= 76부터)</text:p>
      <text:p text:style-name="P182">video_visual: 전체적 영상 스타일</text:p>
      <text:p text:style-name="P181"><text:span text:style-name="T93">paper_visual</text:span>: 대상 논문이 소개되는 파트의 영상만을 고려. 영상 전체의 구성이 아님.</text:p>
      <text:list xml:id="list394146205" text:style-name="L49">
        <text:list-item>
          <text:p text:style-name="P601">논문이 소개되는 파트의 정의</text:p>
          <text:list>
            <text:list-item>
              <text:p text:style-name="P601">영상에 논문 제목<text:span text:style-name="T93">|저자|기관이 표시</text:span></text:p>
            </text:list-item>
            <text:list-item>
              <text:p text:style-name="P601">음성으로 상동 내용을 정확히 언급</text:p>
            </text:list-item>
            <text:list-item>
              <text:p text:style-name="P601">파트가 확인되지 않을 경우, <text:span text:style-name="T94">none처리</text:span></text:p>
            </text:list-item>
          </text:list>
        </text:list-item>
      </text:list>
      <text:p text:style-name="P182">audio_style: 전체적 음성 스타일</text:p>
      <text:p text:style-name="P182"/>
      <text:p text:style-name="P183">idx 151까지 레이블링 완료</text:p>
      <text:p text:style-name="P181"/>
      <text:p text:style-name="P217">200728</text:p>
      <text:p text:style-name="P181"><text:soft-page-break/>2.<text:span text:style-name="T95">redirection</text:span></text:p>
      <text:p text:style-name="P184">search_20200728_101953.txt</text:p>
      <text:p text:style-name="P184">videos_20200728_102246.txt +11</text:p>
      <text:p text:style-name="P184"/>
      <text:p text:style-name="P185">3월</text:p>
      <text:p text:style-name="P185">1.doi</text:p>
      <text:p text:style-name="P186">search_20200728_102857.txt</text:p>
      <text:p text:style-name="P186">videos_20200728_103853.txt +24</text:p>
      <text:p text:style-name="P186">2.redirection</text:p>
      <text:p text:style-name="P187">search_20200728_104428.txt</text:p>
      <text:p text:style-name="P187">videos_20200728_105902.txt +7</text:p>
      <text:p text:style-name="P181"/>
      <text:p text:style-name="P188">4월</text:p>
      <text:p text:style-name="P188">1.doi</text:p>
      <text:p text:style-name="P188">search_20200728_110649.txt</text:p>
      <text:p text:style-name="P189"/>
      <text:p text:style-name="P219">200729</text:p>
      <text:p text:style-name="P189">videos_20200729_173802.txt +6</text:p>
      <text:p text:style-name="P219"/>
      <text:p text:style-name="P189">2.redirection</text:p>
      <text:p text:style-name="P190">search_20200729_174051.txt</text:p>
      <text:p text:style-name="P190">videos_20200729_174756.txt +3</text:p>
      <text:p text:style-name="P190"/>
      <text:p text:style-name="P190">5월</text:p>
      <text:p text:style-name="P191">1.doi</text:p>
      <text:p text:style-name="P191">search_20200729_175057.txt</text:p>
      <text:p text:style-name="P191">videos_20200729_175632.txt +3</text:p>
      <text:p text:style-name="P191">2.redirection</text:p>
      <text:p text:style-name="P192">search_20200729_175828.txt</text:p>
      <text:p text:style-name="P192">videos_20200729_180418.txt +8</text:p>
      <text:p text:style-name="P188"/>
      <text:p text:style-name="P193">시발 라벨링 다날렸다!!!!</text:p>
      <text:p text:style-name="P188"/>
      <text:p text:style-name="P194">idx&lt;=134 그룹</text:p>
      <text:p text:style-name="P188"/>
      <text:p text:style-name="P220">200730 <text:span text:style-name="T102">mentorochi</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82">N​</text:p>
          </table:table-cell>
          <table:table-cell table:style-name="Table1.A1" office:value-type="string">
            <text:p text:style-name="P482">%​</text:p>
          </table:table-cell>
          <table:table-cell table:style-name="Table1.A1" office:value-type="string">
            <text:p text:style-name="P482">Engagement​</text:p>
          </table:table-cell>
          <table:table-cell table:style-name="Table1.A1" office:value-type="string">
            <text:p text:style-name="P482">Group By​</text:p>
          </table:table-cell>
        </table:table-row>
        <table:table-row>
          <table:table-cell table:style-name="Table1.A1" office:value-type="string">
            <text:p text:style-name="P482">11​</text:p>
          </table:table-cell>
          <table:table-cell table:style-name="Table1.A1" office:value-type="string">
            <text:p text:style-name="P482">8.2​</text:p>
          </table:table-cell>
          <table:table-cell table:style-name="Table1.A1" office:value-type="string">
            <text:p text:style-name="P482">paper_explanation​</text:p>
          </table:table-cell>
          <table:table-cell table:style-name="Table1.A1" office:value-type="string">
            <text:p text:style-name="P482">paper_explanation​</text:p>
          </table:table-cell>
        </table:table-row>
        <table:table-row>
          <table:table-cell table:style-name="Table1.A1" office:value-type="string">
            <text:p text:style-name="P482">1​</text:p>
          </table:table-cell>
          <table:table-cell table:style-name="Table1.A1" office:value-type="string">
            <text:p text:style-name="P482">0.7​</text:p>
          </table:table-cell>
          <table:table-cell table:style-name="Table1.A1" office:value-type="string">
            <text:p text:style-name="P482">paper_linked_supplementary​</text:p>
          </table:table-cell>
          <table:table-cell table:style-name="Table1.A1" table:number-rows-spanned="2" office:value-type="string">
            <text:p text:style-name="P482">paper_supplementary​</text:p>
          </table:table-cell>
        </table:table-row>
        <table:table-row>
          <table:table-cell table:style-name="Table1.A1" office:value-type="string">
            <text:p text:style-name="P482">30​</text:p>
          </table:table-cell>
          <table:table-cell table:style-name="Table1.A1" office:value-type="string">
            <text:p text:style-name="P482">22.4​</text:p>
          </table:table-cell>
          <table:table-cell table:style-name="Table1.A1" office:value-type="string">
            <text:p text:style-name="P482">paper_supplementary​</text:p>
          </table:table-cell>
          <table:covered-table-cell/>
        </table:table-row>
        <table:table-row>
          <table:table-cell table:style-name="Table1.A1" office:value-type="string">
            <text:p text:style-name="P482">1​</text:p>
          </table:table-cell>
          <table:table-cell table:style-name="Table1.A1" office:value-type="string">
            <text:p text:style-name="P482">0.7​</text:p>
          </table:table-cell>
          <table:table-cell table:style-name="Table1.A1" office:value-type="string">
            <text:p text:style-name="P482">paper_application​</text:p>
          </table:table-cell>
          <table:table-cell table:style-name="Table1.A1" table:number-rows-spanned="2" office:value-type="string">
            <text:p text:style-name="P482">paper_assessment​</text:p>
          </table:table-cell>
        </table:table-row>
        <table:table-row>
          <table:table-cell table:style-name="Table1.A1" office:value-type="string">
            <text:p text:style-name="P482">3​</text:p>
          </table:table-cell>
          <table:table-cell table:style-name="Table1.A1" office:value-type="string">
            <text:p text:style-name="P482">2.<text:span text:style-name="T98">2</text:span>​</text:p>
          </table:table-cell>
          <table:table-cell table:style-name="Table1.A1" office:value-type="string">
            <text:p text:style-name="P482">paper_assessment​</text:p>
          </table:table-cell>
          <table:covered-table-cell/>
        </table:table-row>
        <table:table-row>
          <table:table-cell table:style-name="Table1.A1" office:value-type="string">
            <text:p text:style-name="P482">88​</text:p>
          </table:table-cell>
          <table:table-cell table:style-name="Table1.A1" office:value-type="string">
            <text:p text:style-name="P482">65.7​</text:p>
          </table:table-cell>
          <table:table-cell table:style-name="Table1.A1" office:value-type="string">
            <text:p text:style-name="P482">paper_reference​</text:p>
          </table:table-cell>
          <table:table-cell table:style-name="Table1.A1" office:value-type="string">
            <text:p text:style-name="P482">paper_reference​</text:p>
          </table:table-cell>
        </table:table-row>
      </table:table>
      <text:p text:style-name="P188"/>
      <text:p text:style-name="P195"/>
      <text:p text:style-name="P197">2페이지:arXiv비교</text:p>
      <text:p text:style-name="P197">arxiv 설명비디오가 압도적으로 높다.→ 논문 자체에 관심을 가지고 (제대로 읽고) 제작하는 사람이 많다.</text:p>
      <text:p text:style-name="P197"/>
      <text:p text:style-name="P197"><text:span text:style-name="T101">과거엔 비디오 커뮤니케이션 비인기 + (</text:span>최근 논문에만 관심이 높다. 옛날 논문엔 관심<text:span text:style-name="T101">x)</text:span></text:p>
      <text:p text:style-name="P195"/>
      <text:p text:style-name="P195"><text:span text:style-name="T100">3</text:span>페이지: 경과년수과 뷰, 라이크</text:p>
      <text:list xml:id="list2497877984" text:style-name="L50">
        <text:list-item>
          <text:p text:style-name="P602">y값: 대체로 0주변, 과학채널의 reference 비디오에 한해서 높은 케이스</text:p>
        </text:list-item>
        <text:list-item>
          <text:p text:style-name="P602">x값:</text:p>
          <text:list>
            <text:list-item>
              <text:p text:style-name="P602"><text:soft-page-break/>reference: 전체적으로 꾸준히</text:p>
            </text:list-item>
            <text:list-item>
              <text:p text:style-name="P602">supplementary: 당연히 논문 발표 즈음에 공개</text:p>
            </text:list-item>
            <text:list-item>
              <text:p text:style-name="P602">explanation, assessment: 3년 즈음부터 공개</text:p>
            </text:list-item>
          </text:list>
        </text:list-item>
        <text:list-item>
          <text:p text:style-name="P602"/>
        </text:list-item>
      </text:list>
      <text:p text:style-name="P195"/>
      <text:p text:style-name="P195"><text:span text:style-name="T100">4</text:span>페이지: 스케일</text:p>
      <text:list xml:id="list4109505407" text:style-name="L51">
        <text:list-item>
          <text:p text:style-name="P603">대체로 플랫</text:p>
        </text:list-item>
        <text:list-item>
          <text:p text:style-name="P603"><text:span text:style-name="T8">6년이 지난 시점에서도 참고문헌으로 인용되는 비디오: 성장률이 매우 빠름</text:span> 스케일때문에 그렇게 보일뿐</text:p>
        </text:list-item>
        <text:list-item>
          <text:p text:style-name="P603">최신 동영상에서 </text:p>
        </text:list-item>
      </text:list>
      <text:p text:style-name="P195"/>
      <text:p text:style-name="P196"><text:span text:style-name="T100">5</text:span>페이지: Like/dislike ratio</text:p>
      <text:p text:style-name="P196">reference: </text:p>
      <text:p text:style-name="P180">炎上：페미니즘 옹호 영상에 인용되는 케이스</text:p>
      <text:p text:style-name="P433">인기 채널: 과학채널, 유사과학(?<text:span text:style-name="T98">)</text:span></text:p>
      <text:p text:style-name="P433"/>
      <text:p text:style-name="P434">assessment: 바이오인포마틱스 연구원에 의한 전문 리뷰</text:p>
      <text:list xml:id="list112345886499195" text:continue-list="list1190436083" text:style-name="L46">
        <text:list-item>
          <text:p text:style-name="P630">assessment</text:p>
          <text:list>
            <text:list-item>
              <text:p text:style-name="P632">OuGtd8nhm6Y, xRuZDG0QgH8 : 훗날 자세히 언급되는 케이스</text:p>
            </text:list-item>
          </text:list>
        </text:list-item>
        <text:list-item>
          <text:p text:style-name="P630">reference</text:p>
          <text:list>
            <text:list-item>
              <text:p text:style-name="P630">AO6NkJcfYNc, <text:span text:style-name="T81">Xx0SsffdMBw: 전문가?</text:span></text:p>
            </text:list-item>
            <text:list-item>
              <text:p text:style-name="P634">bTUvI-a8uGA, AgIG22l5oOM: 유사과학? 음모론?</text:p>
            </text:list-item>
            <text:list-item>
              <text:p text:style-name="P605"><text:span text:style-name="T80">5tkLCzvD3uo, </text:span>cjRK1KK3nA8: 과학채널</text:p>
            </text:list-item>
          </text:list>
        </text:list-item>
      </text:list>
      <text:p text:style-name="P195"/>
      <text:p text:style-name="P195">향후:</text:p>
      <text:p text:style-name="P195">논문 메트릭 동향과 연관시키기</text:p>
      <text:list xml:id="list668702478" text:style-name="L52">
        <text:list-item>
          <text:p text:style-name="P606">altmetric</text:p>
          <text:list>
            <text:list-item>
              <text:p text:style-name="P604"><text:span text:style-name="T99">(</text:span>논문 레벨<text:span text:style-name="T99">)비디오 활동과 트윗 활동</text:span></text:p>
            </text:list-item>
            <text:list-item>
              <text:p text:style-name="P606">(분야 레벨)</text:p>
            </text:list-item>
          </text:list>
        </text:list-item>
      </text:list>
      <text:p text:style-name="P198"/>
      <text:p text:style-name="P199"/>
      <text:p text:style-name="P199">로그 축</text:p>
      <text:p text:style-name="P199">최근 논문에 대해서 비디오 수가 많으면 비디오 커뮤니케이션의 활성화 증거</text:p>
      <text:p text:style-name="P199">→ (중요해진다)</text:p>
      <text:p text:style-name="P199">→ 어떤식으로 이루어지고있는가</text:p>
      <text:p text:style-name="P199">→ (알았다)</text:p>
      <text:p text:style-name="P199">→ 리서치 커뮤니케이션의 의의에 반하는 활동이 있음을 알았다</text:p>
      <text:p text:style-name="P199">→ 예를 들면 비디오 / 채널 지표를 제안</text:p>
      <text:p text:style-name="P199"/>
      <text:p text:style-name="P435"><text:span text:style-name="T67">뷰카운트로 박스플롯: 어떤 종류의 비디오가 </text:span><text:span text:style-name="T69">み</text:span><text:span text:style-name="T68">られやすいか？</text:span></text:p>
      <text:p text:style-name="P200">(라이크/뷰, 디스라이크/뷰 …)</text:p>
      <text:p text:style-name="P200">그 후에 라이크,디스라이크 액션이 이어진다.</text:p>
      <text:p text:style-name="P200"/>
      <text:p text:style-name="P435"><text:span text:style-name="T68">애당초 일반인에게 리서치 커뮤니케이션는 어떻게 이루어져왔는가? 유튜브, 트윗은 최근? </text:span><text:span text:style-name="T69">TV의 리서치 커뮤니케이션은 </text:span><text:span text:style-name="T70">어떤가?</text:span></text:p>
      <text:p text:style-name="P200"/>
      <text:p text:style-name="P221">200731</text:p>
      <text:p text:style-name="P201"/>
      <text:p text:style-name="P201">6월</text:p>
      <text:p text:style-name="P201">1.doi</text:p>
      <text:p text:style-name="P201">search_20200731_174417.txt</text:p>
      <text:p text:style-name="P203"><text:soft-page-break/>videos_20200731_175054.txt +18</text:p>
      <text:p text:style-name="P203">2.redirection</text:p>
      <text:p text:style-name="P204">search_20200731_183739.txt</text:p>
      <text:p text:style-name="P205">videos_20200731_195218.txt +5</text:p>
      <text:p text:style-name="P205"/>
      <text:p text:style-name="P208">comp: idx &lt;= 143</text:p>
      <text:p text:style-name="P209">life+earth: 나머지</text:p>
      <text:p text:style-name="P205"/>
      <text:p text:style-name="P222">200802</text:p>
      <text:p text:style-name="P202"/>
      <table:table table:name="Table2" table:style-name="Table2">
        <table:table-column table:style-name="Table2.A" table:number-columns-repeated="2"/>
        <table:table-column table:style-name="Table2.C"/>
        <table:table-column table:style-name="Table2.A"/>
        <table:table-column table:style-name="Table2.E"/>
        <table:table-row>
          <table:table-cell table:style-name="Table2.A1" office:value-type="string">
            <text:p text:style-name="P440">테마</text:p>
          </table:table-cell>
          <table:table-cell table:style-name="Table2.A1" office:value-type="string">
            <text:p text:style-name="P440">Scopus subject area</text:p>
          </table:table-cell>
          <table:table-cell table:style-name="Table2.A1" office:value-type="string">
            <text:p text:style-name="P443">필터</text:p>
          </table:table-cell>
          <table:table-cell table:style-name="Table2.A1" office:value-type="string">
            <text:p text:style-name="P443">list</text:p>
          </table:table-cell>
          <table:table-cell table:style-name="Table2.E1" office:value-type="string">
            <text:p text:style-name="P451">파일</text:p>
          </table:table-cell>
        </table:table-row>
        <table:table-row>
          <table:table-cell table:style-name="Table2.A2" office:value-type="string">
            <text:p text:style-name="P440">Life<text:span text:style-name="T89">+Earth</text:span></text:p>
          </table:table-cell>
          <table:table-cell table:style-name="Table2.A2" office:value-type="string">
            <text:p text:style-name="P114">Environmental + Earth and Planetary + Agricultural and Biological</text:p>
          </table:table-cell>
          <table:table-cell table:style-name="Table2.A2" office:value-type="string">
            <text:p text:style-name="P448">Journals<text:span text:style-name="T103">+Conference Proceedings</text:span></text:p>
          </table:table-cell>
          <table:table-cell table:style-name="Table2.A2" office:value-type="string">
            <text:p text:style-name="P452">1000/5734</text:p>
          </table:table-cell>
          <table:table-cell table:style-name="Table2.E2" office:value-type="string">
            <text:p text:style-name="P444">source-results-<text:span text:style-name="T117">life</text:span>-citescore-201<text:span text:style-name="T103">8</text:span>.xlsx</text:p>
          </table:table-cell>
        </table:table-row>
        <table:table-row>
          <table:table-cell table:style-name="Table2.A2" office:value-type="string">
            <text:p text:style-name="P443">Math &amp; Computer Science</text:p>
          </table:table-cell>
          <table:table-cell table:style-name="Table2.A2" office:value-type="string">
            <text:p text:style-name="P119">Computer Science + Mathmatics</text:p>
          </table:table-cell>
          <table:table-cell table:style-name="Table2.A2" office:value-type="string">
            <text:p text:style-name="P447">Journals<text:span text:style-name="T103">+Conference Proceedings</text:span></text:p>
          </table:table-cell>
          <table:table-cell table:style-name="Table2.A2" office:value-type="string">
            <text:p text:style-name="P443">1000/<text:span text:style-name="T103">3427</text:span></text:p>
          </table:table-cell>
          <table:table-cell table:style-name="Table2.E2" office:value-type="string">
            <text:p text:style-name="P443">source-results-math_cs-citescore-201<text:span text:style-name="T103">8</text:span>.xls<text:span text:style-name="T130">x</text:span></text:p>
          </table:table-cell>
        </table:table-row>
        <table:table-row>
          <table:table-cell table:style-name="Table2.A2" office:value-type="string">
            <text:p text:style-name="P455">Social Science + Humanities</text:p>
          </table:table-cell>
          <table:table-cell table:style-name="Table2.A2" office:value-type="string">
            <text:p text:style-name="P437">Arts and Humanities + Social Sciences</text:p>
          </table:table-cell>
          <table:table-cell table:style-name="Table2.A2" office:value-type="string">
            <text:p text:style-name="P455">J + CP</text:p>
          </table:table-cell>
          <table:table-cell table:style-name="Table2.A2" office:value-type="string">
            <text:p text:style-name="P455">1000/9322</text:p>
          </table:table-cell>
          <table:table-cell table:style-name="Table2.E2" office:value-type="string">
            <text:p text:style-name="P455">source-results-soc_hum-citescore-2018.xlsx</text:p>
          </table:table-cell>
        </table:table-row>
      </table:table>
      <text:p text:style-name="P202"/>
      <text:p text:style-name="P206">상위5%: 171개 중</text:p>
      <text:p text:style-name="P207">ISSN없음:15개</text:p>
      <text:p text:style-name="P207"/>
      <text:p text:style-name="P227">SUB<text:span text:style-name="T56">J</text:span>AREA(MATH OR COMP) AND PUBDATETXT(January 201<text:span text:style-name="T105">9</text:span>) AND <text:span text:style-name="T56">ISSN(15487660 OR 1548-7660 OR 15710645 OR 1571-0645 OR 01628828 OR 0162-8828 OR 09205691 OR 0920-5691 OR 15672190 OR 1567-2190 OR 19358237 OR 1935-8237 OR 01636804 OR 0163-6804 OR 1089778X OR 1089-778X OR 15662535 OR 1566-2535 OR 21682267 OR 2168-2267 OR 15361284 OR 1536-1284 OR 17590876 OR 1759-0876 OR 09624929 OR 0962-4929 OR 00189219 OR 0018-9219 OR 15722740 OR 1572-2740 OR 07338716 OR 0733-8716 OR 03600300 OR 0360-0300 OR 02767783 OR 0276-7783 OR 08908044 OR 0890-8044 OR 2162237X OR 2162-237X OR 10967516 OR 1096-7516 OR 17444292 OR 1744-4292 OR 10636706 OR 1063-6706 OR 19493053 OR 1949-3053 OR 10535888 OR 1053-5888 OR 08936080 OR 0893-6080 OR 1551305X OR 1551-305X OR 15566013 OR 1556-6013 OR 10577149 OR 1057-7149 OR 15523098 OR 1552-3098 OR 00361445 OR 0036-1445 OR 15540669 OR 1554-0669 OR 02683962 OR 0268-3962 OR 17452759 OR 1745-2759 OR 02780062 OR 0278-0062 OR 21682216 OR 2168-2216 OR 02783649 OR 0278-3649 OR 10946705 OR 1094-6705 OR 16720229 OR 1672-0229 OR 13618415 OR 1361-8415 OR 02684012 OR 0268-4012 OR 15361276 OR 1536-1276 OR 18844049 OR 1884-4049 OR 07300301 OR 0730-0301 OR 10836101 OR 1083-6101 OR 22145796 OR 2214-5796 OR 03601315 OR 0360-1315 OR 19391374 OR 1939-1374 OR 15249050 OR 1524-9050 OR 09638687 OR 0963-8687 OR 15740137 OR 1574-0137 OR 00985589 OR 0098-5589 OR 09242716 OR 0924-2716 OR 11343060 OR 1134-3060 OR 19324553 OR 1932-4553 OR 00200255 OR 0020-0255 OR 00313203 OR 0031-3203 OR 19493045 OR 1949-3045 OR 09574174 OR 0957-4174 OR 00189286 OR 0018-9286 OR 13501917 OR 1350-1917 OR 15700844 OR 1570-0844 OR 08940347 OR 0894-0347 OR 09507051 OR 0950-7051 OR 10939687 OR 1093-9687 OR 15513203 OR 1551-3203 OR 1556603X OR 1556-603X OR 1053587X OR 1053-587X OR 13674803 OR 1367-4803 OR 09241868 OR 0924-1868 OR 10834435 OR 1083-4435 OR 0968090X OR 0968-090X OR 14675463 OR 1467-5463 OR 0960085X OR 0960-085X OR 10414347 OR 1041-4347 OR 03787206 OR 0378-7206 OR 15499618 OR 1549-9618 OR 10848045 OR 1084-8045 OR 15708268 OR 1570-8268 OR 07475632 OR 0747-5632 OR 23274662 OR 2327-4662 OR 15455971 OR 1545-5971 OR 15209210 OR 1520-9210 OR 10459219 OR 1045-9219 OR 01290657 OR 0129-0657 OR 21682194 OR 2168-2194 OR 15564959 OR 1556-4959 OR 08883270 OR 0888-3270 OR 0003486X OR 0003-486X OR 15361233 OR 1536-1233 OR 11786949 OR 1178-6949 OR 15684946 OR 1568-4946 OR 03064379 OR 0306-4379 OR 23569336 OR 2356-9336 OR 03742830 OR 0374-2830 OR 00457825 OR 0045-7825 OR 1531636X OR 1531-636X OR 17262135 OR 1726-2135 OR 21695172 OR 2169-5172 OR 03605442 OR 0360-5442 OR 1554057X OR 1554-057X OR 21687161 OR 2168-7161 OR 00189340 OR 0018-9340 OR 02692821 OR 0269-2821 OR 01464833 OR 0146-4833 OR 01679236 OR 0167-9236 OR 13648152 OR 1364-8152 OR 22106502 OR 2210-6502 OR 21606455 OR 2160-6455 OR 2045824X OR 2045-824X OR 03064573 OR 0306-4573 OR 07365845 OR 0736-5845 OR 1991959X OR 1991-959X OR 00189545 OR 0018-9545 OR 21686750 OR 2168-6750 OR 09252312 OR 0925-2312 OR 07342071 OR 0734-2071 OR 21576904 OR 2157-6904 OR 09505849 OR 0950-5849 OR 10477047 OR 1047-7047 OR 08848173 OR 0884-8173 OR 02786125 OR 0278-6125 OR 07378017 OR 0737-8017 OR 0167739X OR 0167-739X OR 15708705 OR 1570-8705 OR 00043702 OR 0004-3702 OR 00104655 OR 0010-4655 OR 07370024 OR 0737-0024 OR 01651684 OR 0165-1684 OR 01663615 OR 0166-3615 OR 11108665 OR 1110-8665 OR 13873326 OR 1387-3326 OR 10692509 OR 1069-2509 OR 10715819 OR 1071-5819 OR 17582946 OR 1758-2946 OR 1751570X OR 1751-570X OR 0924090X OR 0924-090X OR 14740346 OR 1474-0346 OR 09240136 OR 0924-0136 OR 21508097 OR 2150-8097 OR 10196781 OR 1019-6781 OR 03772217 OR 0377-2217 OR 19317883 OR 1931-7883 OR 23256818 OR 2325-6818 OR 09218890 OR 0921-8890 OR 21682291 OR 2168-2291 OR 23301635 OR 2330-1635 OR 00983500 OR 0098-3500 OR 00104485 OR 0010-4485 OR 15369323 OR 1536-9323 OR 15392791 OR 1539-2791 OR 1553734X OR 1553-734X OR 18669956 OR 1866-9956 OR 10075704 OR 1007-5704 OR 10772626 OR 1077-2626 OR 00190578 OR 0019-0578)</text:span></text:p>
      <text:p text:style-name="P207">→<text:span text:style-name="T105"> 2602건. 둘로 나눠서 하자.</text:span></text:p>
      <text:p text:style-name="P207"/>
      <text:p text:style-name="P228"><text:soft-page-break/>SUB<text:span text:style-name="T56">J</text:span>AREA(MATH OR COMP) AND PUBDATETXT(January 201<text:span text:style-name="T105">9</text:span>) AND <text:span text:style-name="T56">ISSN(15487660 OR 1548-7660 OR 15710645 OR 1571-0645 OR 01628828 OR 0162-8828 OR 09205691 OR 0920-5691 OR 15672190 OR 1567-2190 OR 19358237 OR 1935-8237 OR 01636804 OR 0163-6804 OR 1089778X OR 1089-778X OR 15662535 OR 1566-2535 OR 21682267 OR 2168-2267 OR 15361284 OR 1536-1284 OR 17590876 OR 1759-0876 OR 09624929 OR 0962-4929 OR 00189219 OR 0018-9219 OR 15722740 OR 1572-2740 OR 07338716 OR 0733-8716 OR 03600300 OR 0360-0300 OR 02767783 OR 0276-7783 OR 08908044 OR 0890-8044 OR 2162237X OR 2162-237X OR 10967516 OR 1096-7516 OR 17444292 OR 1744-4292 OR 10636706 OR 1063-6706 OR 19493053 OR 1949-3053 OR 10535888 OR 1053-5888 OR 08936080 OR 0893-6080 OR 1551305X OR 1551-305X OR 15566013 OR 1556-6013 OR 10577149 OR 1057-7149 OR 15523098 OR 1552-3098 OR 00361445 OR 0036-1445 OR 15540669 OR 1554-0669 OR 02683962 OR 0268-3962 OR 17452759 OR 1745-2759 OR 02780062 OR 0278-0062 OR 21682216 OR 2168-2216 OR 02783649 OR 0278-3649 OR 10946705 OR 1094-6705 OR 16720229 OR 1672-0229 OR 13618415 OR 1361-8415 OR 02684012 OR 0268-4012 OR 15361276 OR 1536-1276 OR 18844049 OR 1884-4049 OR 07300301 OR 0730-0301 OR 10836101 OR 1083-6101 OR 22145796 OR 2214-5796 OR 03601315 OR 0360-1315 OR 19391374 OR 1939-1374 OR 15249050 OR 1524-9050 OR 09638687 OR 0963-8687 OR 15740137 OR 1574-0137 OR 00985589 OR 0098-5589 OR 09242716 OR 0924-2716 OR 11343060 OR 1134-3060 OR 19324553 OR 1932-4553 OR 00200255 OR 0020-0255 OR 00313203 OR 0031-3203)</text:span></text:p>
      <text:p text:style-name="P228">→<text:span text:style-name="T106"> 753건</text:span></text:p>
      <text:p text:style-name="P228"/>
      <text:p text:style-name="P228">SUB<text:span text:style-name="T56">J</text:span>AREA(MATH OR COMP) AND PUBDATETXT(January 201<text:span text:style-name="T105">9</text:span>) AND <text:span text:style-name="T56">ISSN(19493045 OR 1949-3045 OR 09574174 OR 0957-4174 OR 00189286 OR 0018-9286 OR 13501917 OR 1350-1917 OR 15700844 OR 1570-0844 OR 08940347 OR 0894-0347 OR 09507051 OR 0950-7051 OR 10939687 OR 1093-9687 OR 15513203 OR 1551-3203 OR 1556603X OR 1556-603X OR 1053587X OR 1053-587X OR 13674803 OR 1367-4803 OR 09241868 OR 0924-1868 OR 10834435 OR 1083-4435 OR 0968090X OR 0968-090X OR 14675463 OR 1467-5463 OR 0960085X OR 0960-085X OR 10414347 OR 1041-4347 OR 03787206 OR 0378-7206 OR 15499618 OR 1549-9618 OR 10848045 OR 1084-8045 OR 15708268 OR 1570-8268 OR 07475632 OR 0747-5632 OR 23274662 OR 2327-4662 OR 15455971 OR 1545-5971 OR 15209210 OR 1520-9210 OR 10459219 OR 1045-9219 OR 01290657 OR 0129-0657 OR 21682194 OR 2168-2194 OR 15564959 OR 1556-4959 OR 08883270 OR 0888-3270 OR 0003486X OR 0003-486X OR 15361233 OR 1536-1233 OR 11786949 OR 1178-6949 OR 15684946 OR 1568-4946 OR 03064379 OR 0306-4379 OR 23569336 OR 2356-9336 OR 03742830 OR 0374-2830 OR 00457825 OR 0045-7825 OR 1531636X OR 1531-636X OR 17262135 OR 1726-2135 OR 21695172 OR 2169-5172 OR 03605442 OR 0360-5442 OR 1554057X OR 1554-057X OR 21687161 OR 2168-7161 OR 00189340 OR 0018-9340 OR 02692821 OR 0269-2821 OR 01464833 OR 0146-4833 OR 01679236 OR 0167-9236 OR 13648152 OR 1364-8152 OR 22106502 OR 2210-6502 OR 21606455 OR 2160-6455 OR 2045824X OR 2045-824X OR 03064573 OR 0306-4573 OR 07365845 OR 0736-5845 OR 1991959X OR 1991-959X OR 00189545 OR 0018-9545 OR 21686750 OR 2168-6750 OR 09252312 OR 0925-2312 OR 07342071 OR 0734-2071 OR 21576904 OR 2157-6904 OR 09505849 OR 0950-5849 OR 10477047 OR 1047-7047 OR 08848173 OR 0884-8173 OR 02786125 OR 0278-6125 OR 07378017 OR 0737-8017 OR 0167739X OR 0167-739X OR 15708705 OR 1570-8705 OR 00043702 OR 0004-3702 OR 00104655 OR 0010-4655 OR 07370024 OR 0737-0024 OR 01651684 OR 0165-1684 OR 01663615 OR 0166-3615 OR 11108665 OR 1110-8665 OR 13873326 OR 1387-3326 OR 10692509 OR 1069-2509 OR 10715819 OR 1071-5819 OR 17582946 OR 1758-2946 OR 1751570X OR 1751-570X OR 0924090X OR 0924-090X OR 14740346 OR 1474-0346 OR 09240136 OR 0924-0136 OR 21508097 OR 2150-8097 OR 10196781 OR 1019-6781 OR 03772217 OR 0377-2217 OR 19317883 OR 1931-7883 OR 23256818 OR 2325-6818 OR 09218890 OR 0921-8890 OR 21682291 OR 2168-2291 OR 23301635 OR 2330-1635 OR 00983500 OR 0098-3500 OR 00104485 OR 0010-4485 OR 15369323 OR 1536-9323 OR 15392791 OR 1539-2791 OR 1553734X OR 1553-734X OR 18669956 OR 1866-9956 OR 10075704 OR 1007-5704 OR 10772626 OR 1077-2626 OR 00190578 OR 0019-0578)</text:span></text:p>
      <text:p text:style-name="P228">→<text:span text:style-name="T106"> 1849</text:span><text:span text:style-name="T104">건</text:span></text:p>
      <text:p text:style-name="P234"/>
      <text:p text:style-name="P235">cs+math 2019</text:p>
      <text:p text:style-name="P238">1월</text:p>
      <text:p text:style-name="P235">1. doi</text:p>
      <text:p text:style-name="P235">search_20200802_150832.txt</text:p>
      <text:p text:style-name="P236">videos_20200802_155628.txt +6</text:p>
      <text:p text:style-name="P236">2.redirection</text:p>
      <text:p text:style-name="P237">search_20200802_155832.txt</text:p>
      <text:p text:style-name="P240">videos_20200802_162522.txt +9</text:p>
      <text:p text:style-name="P240"/>
      <text:p text:style-name="P381">200803</text:p>
      <text:p text:style-name="P241"/>
      <text:p text:style-name="P245"><text:span text:style-name="T108">수정: </text:span><text:span text:style-name="T107">update_videos_by_list_videos()</text:span> in <text:span text:style-name="T107">main.py</text:span> </text:p>
      <text:p text:style-name="P245">→ 복수의 idx_paper 포함하는 비디오는 paper별로 row생성.</text:p>
      <text:p text:style-name="P245"/>
      <text:p text:style-name="P246">2014 비디오엔 복수의 paper를 참조하는 row 없음</text:p>
      <text:p text:style-name="P246">(select * from scopus_videos_2014 where match(idx_paper) against (','))</text:p>
      <text:p text:style-name="P241"/>
      <text:p text:style-name="P241">2월</text:p>
      <text:p text:style-name="P241">1.doi</text:p>
      <text:p text:style-name="P242">search_20200803_161143.txt</text:p>
      <text:p text:style-name="P243">videos_20200803_162600.txt +0</text:p>
      <text:p text:style-name="P243">2.redirection</text:p>
      <text:p text:style-name="P244">search_20200803_165644.txt</text:p>
      <text:p text:style-name="P244">videos_20200803_170634.txt +15</text:p>
      <text:p text:style-name="P250"/>
      <text:p text:style-name="P382">200804</text:p>
      <text:p text:style-name="P247"><text:soft-page-break/>3월</text:p>
      <text:p text:style-name="P248">1.doi</text:p>
      <text:p text:style-name="P248">search_20200804_162247.txt</text:p>
      <text:p text:style-name="P248">videos_20200804_163010.txt +11</text:p>
      <text:p text:style-name="P248">2.redirection</text:p>
      <text:p text:style-name="P249">search_20200804_163216.txt</text:p>
      <text:p text:style-name="P249">videos_20200804_164026.txt +5</text:p>
      <text:p text:style-name="P249"/>
      <text:p text:style-name="P249"/>
      <text:p text:style-name="P383">200805</text:p>
      <text:p text:style-name="P252">비디오 메트릭 분석</text:p>
      <text:list xml:id="list2357909973" text:style-name="L53">
        <text:list-item>
          <text:p text:style-name="P607">히트맵</text:p>
        </text:list-item>
      </text:list>
      <text:p text:style-name="P252"/>
      <text:p text:style-name="P252">추가 분석</text:p>
      <text:list xml:id="list3167832646" text:style-name="L54">
        <text:list-item>
          <text:p text:style-name="P608">저널: 특정 분야에 대해 비디오가 많은가?</text:p>
          <text:list>
            <text:list-item>
              <text:p text:style-name="P608">대분야 아래의 소분야</text:p>
            </text:list-item>
            <text:list-item>
              <text:p text:style-name="P608">비디오→ 저널 조인 후 저널의 소분야 획득</text:p>
            </text:list-item>
          </text:list>
        </text:list-item>
        <text:list-item>
          <text:p text:style-name="P608">논문: 비디오 유뮤 그룹의 피인용수</text:p>
          <text:list>
            <text:list-item>
              <text:p text:style-name="P608">비디오 유: content 그룹화 후 분석</text:p>
            </text:list-item>
          </text:list>
        </text:list-item>
      </text:list>
      <text:p text:style-name="P251"/>
      <text:p text:style-name="P253">column name 획득:</text:p>
      <text:p text:style-name="P253">SELECT `COLUMN_NAME` FROM `INFORMATION_SCHEMA`.`COLUMNS` WHERE `TABLE_SCHEMA`='ytcrawl0' AND `TABLE_NAME`='scopus_videos_2014'</text:p>
      <text:p text:style-name="P251"/>
      <text:p text:style-name="P251">4월</text:p>
      <text:p text:style-name="P251">1.doi</text:p>
      <text:p text:style-name="P254">search_20200805_164635.txt</text:p>
      <text:p text:style-name="P254">videos_20200805_165631.txt +7</text:p>
      <text:p text:style-name="P255">2.redirection</text:p>
      <text:p text:style-name="P256">search_20200805_175023.txt</text:p>
      <text:p text:style-name="P256">videos_20200805_180834.txt +3</text:p>
      <text:p text:style-name="P258">GCP: APIkey, API enable필요</text:p>
      <text:p text:style-name="P258"/>
      <text:p text:style-name="P387">200805</text:p>
      <text:p text:style-name="P239"/>
      <text:p text:style-name="P239"/>
      <text:p text:style-name="P384">200806 <text:span text:style-name="T111">mentorochi</text:span></text:p>
      <text:p text:style-name="P259">1.논문 해설 비디오에 dislike붙이는 경우는?</text:p>
      <text:p text:style-name="P259">2.일반 비디오에 비해서 dislike보다는 like이 붙기 쉬운 경향이 보인 것 아닌가?</text:p>
      <text:p text:style-name="P234">→ 리서치 퀘스천 방향성에 맞게 해석</text:p>
      <text:p text:style-name="P234"/>
      <text:p text:style-name="P234">과제감</text:p>
      <text:p text:style-name="P234">1.논문 이해 확산</text:p>
      <text:p text:style-name="P234">2.비디오 공개 목적에 룰이 없다</text:p>
      <text:p text:style-name="P234">3.전문가에 의한 비디오 별로 인기가 없다</text:p>
      <text:p text:style-name="P234"/>
      <text:p text:style-name="P234">의의가 있다!→ 의의엔 어떤게 있지? 여러 측면의 의의<text:span text:style-name="T110">ex.일반인에게(알트메트릭스)/전문가에게(피인용수)/...</text:span></text:p>
      <text:p text:style-name="P385">의의에 대해서 구체적으로 생각해두는게 중요</text:p>
      <text:p text:style-name="P234"/>
      <text:p text:style-name="P386">200807</text:p>
      <text:p text:style-name="P257">5월</text:p>
      <text:p text:style-name="P257">1.doi</text:p>
      <text:p text:style-name="P260">search_20200807_114451.txt</text:p>
      <text:p text:style-name="P261">videos_20200807_115422.txt +10</text:p>
      <text:p text:style-name="P262">2.redirection</text:p>
      <text:p text:style-name="P263">search_20200807_115917.txt</text:p>
      <text:p text:style-name="P263">videos_20200807_120657.txt +1</text:p>
      <text:p text:style-name="P263"><text:soft-page-break/></text:p>
      <text:p text:style-name="P263">6월</text:p>
      <text:p text:style-name="P263">1.doi</text:p>
      <text:p text:style-name="P264">search_20200807_121054.txt</text:p>
      <text:p text:style-name="P265">videos_20200807_121942.txt +11</text:p>
      <text:p text:style-name="P234"/>
      <text:p text:style-name="P388">200808</text:p>
      <text:p text:style-name="P266">17년도 math에 대해서도 해보자</text:p>
      <text:p text:style-name="P266">소스: comp+math,2016metric,journal+conference → 3427건</text:p>
      <text:p text:style-name="P266">5%→ 171.35 → 171건 → na:3건 제거→ 168건</text:p>
      <text:p text:style-name="P266"/>
      <text:p text:style-name="P230"><text:span text:style-name="T112">SUBJAREA(MATH OR COMP) AND PUBDATETXT(January 201</text:span>7<text:span text:style-name="T112">) AND ISSN(</text:span>15710645 OR 1571-0645 OR 01628828 OR 0162-8828 OR 02767783 OR 0276-7783 OR 17590876 OR 1759-0876 OR 17444292 OR 1744-4292 OR 01636804 OR 0163-6804 OR 09205691 OR 0920-5691 OR 10636919 OR 1063-6919 OR 19328346 OR 1932-8346 OR 1551305X OR 1551-305X OR 00832057 OR 0083-2057 OR 1089778X OR 1089-778X OR 03600300 OR 0360-0300 OR 19358237 OR 1935-8237 OR 14675463 OR 1467-5463 OR 09624929 OR 0962-4929 OR 15513203 OR 1551-3203 OR 07338716 OR 0733-8716 OR 15361284 OR 1536-1284 OR 10636706 OR 1063-6706 OR 00189219 OR 0018-9219 OR 18844049 OR 1884-4049 OR 19493053 OR 1949-3053 OR 00000000 OR 0000-0000 OR 15540669 OR 1554-0669 OR 21682267 OR 2168-2267 OR 00000000 OR 0000-0000 OR 21695172 OR 2169-5172 OR 08908044 OR 0890-8044 OR 15662535 OR 1566-2535 OR 18750362 OR 1875-0362 OR 2162237X OR 2162-237X OR 10477047 OR 1047-7047 OR 02783649 OR 0278-3649 OR 07300301 OR 0730-0301 OR 13674803 OR 1367-4803 OR 0167739X OR 0167-739X OR 10836101 OR 1083-6101 OR 00985589 OR 0098-5589 OR 10577149 OR 1057-7149 OR 03601315 OR 0360-1315 OR 01290657 OR 0129-0657 OR 10967516 OR 1096-7516 OR 13618415 OR 1361-8415 OR 19493045 OR 1949-3045 OR 00000000 OR 0000-0000 OR 15499618 OR 1549-9618 OR 00043702 OR 0004-3702 OR 21687161 OR 2168-7161 OR 15361276 OR 1536-1276 OR 13501917 OR 1350-1917 OR 0749596X OR 0749-596X OR 15672190 OR 1567-2190 OR 19324553 OR 1932-4553 OR 09242716 OR 0924-2716 OR 07378017 OR 0737-8017 OR 00189286 OR 0018-9286 OR 02684012 OR 0268-4012 OR 00313203 OR 0031-3203 OR 0960085X OR 0960-085X OR 10459219 OR 1045-9219 OR 15523098 OR 1552-3098 OR 08936080 OR 0893-6080 OR 10939687 OR 1093-9687 OR 01679236 OR 0167-9236 OR 15566013 OR 1556-6013 OR 10414347 OR 1041-4347 OR 19353812 OR 1935-3812 OR 1053587X OR 1053-587X OR 15487660 OR 1548-7660 OR 10834435 OR 1083-4435 OR 00200255 OR 0020-0255 OR 22106502 OR 2210-6502 OR 07342071 OR 0734-2071 OR 10730516 OR 1073-0516 OR 1049331X OR 1049-331X OR 15740137 OR 1574-0137 OR 15361233 OR 1536-1233 OR 10946705 OR 1094-6705 OR 09638687 OR 0963-8687 OR 13648152 OR 1364-8152 OR 09574174 OR 0957-4174 OR 02780062 OR 0278-0062 OR 10692509 OR 1069-2509 OR 15564959 OR 1556-4959 OR 09507051 OR 0950-7051 OR 02692821 OR 0269-2821 OR 1556603X OR 1556-603X OR 15209210 OR 1520-9210 OR 13697412 OR 1369-7412 OR 08912017 OR 0891-2017 OR 23274662 OR 2327-4662 OR 21508097 OR 2150-8097 OR 07365845 OR 0736-5845 OR 14717727 OR 1471-7727 OR 1553734X OR 1553-734X OR 00000000 OR 0000-0000 OR 00010782 OR 0001-0782 OR 15722740 OR 1572-2740 OR 19391374 OR 1939-1374 OR 03787206 OR 0378-7206 OR 02705257 OR 0270-5257 OR 00361445 OR 0036-1445 OR 03605442 OR 0360-5442 OR 15369323 OR 1536-9323 OR 00100285 OR 0010-0285 OR 21686750 OR 2168-6750 OR 0968090X OR 0968-090X OR 2045824X OR 2045-824X OR 00103640 OR 0010-3640 OR 00104655 OR 0010-4655 OR 15249050 OR 1524-9050 OR 07421222 OR 0742-1222 OR 00000000 OR 0000-0000 OR 08883270 OR 0888-3270 OR 21576904 OR 2157-6904 OR 00071102 OR 0007-1102 OR 23255870 OR 2325-5870 OR 15499596 OR 1549-9596 OR 11343060 OR 1134-3060 OR 00000000 OR 0000-0000 OR 15708268 OR 1570-8268 OR 10848045 OR 1084-8045 OR 0003486X OR 0003-486X OR 09259724 OR 0925-9724 OR 21682194 OR 2168-2194 OR 10772626 OR 1077-2626 OR 03050548 OR 0305-0548 OR 00000000 OR 0000-0000 OR 1531636X OR 1531-636X OR 01928651 OR 0192-8651 OR 15411672 OR 1541-1672 OR 15455971 OR 1545-5971 OR 16174909 OR 1617-4909 OR 09295593 OR 0929-5593 OR 09521976 OR 0952-1976 OR 17517575 OR 1751-7575 OR 10636692 OR 1063-6692 OR 17262135 OR 1726-2135 OR 15700844 OR 1570-0844 OR 00015962 OR 0001-5962 OR 23268298 OR 2326-8298 OR 03742830 OR 0374-2830 OR 00457825 OR 0045-7825 OR 10773142 OR 1077-3142 OR 13845810 OR 1384-5810 OR 16625196 OR 1662-5196 OR 21682216 OR 2168-2216 OR 00045411 OR 0004-5411 OR 19424787 OR 1942-4787 OR 00905364 OR 0090-5364 OR 10769757 OR 1076-9757 OR 02683962 OR 0268-3962 OR 02182025 OR 0218-2025 OR 1751570X OR 1751-570X OR 01651684 OR 0165-1684 OR 16875893 OR 1687-5893 OR 10635203 OR 1063-5203 OR 10075704 OR 1007-5704 OR 07475632 OR 0747-5632 OR 03064379 OR 0306-4379 OR 0888613X OR 0888-613X OR 17582946 OR 1758-2946 OR 20511310 OR 2051-1310 OR 15708705 OR 1570-8705 OR 08852308 OR 0885-2308 OR 00189545 OR 0018-9545 OR 09505849 OR 0950-5849 OR 09591524 OR 0959-1524)</text:p>
      <text:p text:style-name="P234"/>
      <text:p text:style-name="P267">1월</text:p>
      <text:p text:style-name="P267">1.doi</text:p>
      <text:p text:style-name="P267">search_20200808_195132.txt</text:p>
      <text:p text:style-name="P267">videos_20200808_195749.txt +22</text:p>
      <text:p text:style-name="P267"/>
      <text:p text:style-name="P267">2월</text:p>
      <text:p text:style-name="P267">1.doi</text:p>
      <text:p text:style-name="P268">search_20200808_200920.txt</text:p>
      <text:p text:style-name="P268">videos_20200808_202849.txt <text:span text:style-name="T113">+16</text:span></text:p>
      <text:p text:style-name="P268"/>
      <text:p text:style-name="P269">3월</text:p>
      <text:p text:style-name="P269">1.doi</text:p>
      <text:p text:style-name="P270">search_20200808_203230.txt</text:p>
      <text:p text:style-name="P270">videos_20200808_204832.txt +17</text:p>
      <text:p text:style-name="P270"/>
      <text:p text:style-name="P270">아… search 쿼리 당 1페이지만 비디오 검색중이었음… 하…</text:p>
      <text:p text:style-name="P270">수정 완료…</text:p>
      <text:p text:style-name="P270"><text:soft-page-break/></text:p>
      <text:p text:style-name="P389">200809</text:p>
      <text:p text:style-name="P271"><text:span text:style-name="T107">main.py</text:span> search_by_domains()</text:p>
      <text:p text:style-name="P271">문제는 나중에 추가된 도메인에 대해 비디오 아이디를 어떤 식으로 확보할 것이냐.</text:p>
      <text:p text:style-name="P271">→ 추가된 도메인을 따로 보관해야 하나?</text:p>
      <text:p text:style-name="P271">→ 도메인이 추가된 시점을 보관해두자.</text:p>
      <text:p text:style-name="P271"/>
      <text:p text:style-name="P272">130701-130710</text:p>
      <text:p text:style-name="P273">search_20200809_165430.txt</text:p>
      <text:p text:style-name="P272">130710-130721</text:p>
      <text:p text:style-name="P272">search_20200809_172138.txt</text:p>
      <text:p text:style-name="P273"/>
      <text:p text:style-name="P274">1701 redirection 처리 완료</text:p>
      <text:p text:style-name="P274"/>
      <text:p text:style-name="P390">200810</text:p>
      <text:p text:style-name="P275">4월</text:p>
      <text:p text:style-name="P275">1.doi</text:p>
      <text:p text:style-name="P275">search_20200810_104358.txt</text:p>
      <text:p text:style-name="P275">videos_20200810_105151.txt +17</text:p>
      <text:p text:style-name="P275"/>
      <text:p text:style-name="P275">5월</text:p>
      <text:p text:style-name="P275">1.doi</text:p>
      <text:p text:style-name="P425">search_20200810_105326.txt</text:p>
      <text:p text:style-name="P425">videos_20200810_105931.txt</text:p>
      <text:p text:style-name="P276">search_20200810_111517.txt</text:p>
      <text:p text:style-name="P276">videos_20200810_112716.txt +1</text:p>
      <text:p text:style-name="P276"/>
      <text:p text:style-name="P276">6월</text:p>
      <text:p text:style-name="P277">1.doi</text:p>
      <text:p text:style-name="P277">search_20200810_112813.txt</text:p>
      <text:p text:style-name="P277">videos_20200810_114305.txt <text:span text:style-name="T114">+2</text:span></text:p>
      <text:p text:style-name="P275"/>
      <text:p text:style-name="P391">200811</text:p>
      <text:p text:style-name="P313">비디오 유무 그룹의 피인용수</text:p>
      <text:p text:style-name="P313">1. 논문에 출판 연월 등록</text:p>
      <text:p text:style-name="P313">2. <text:line-break/>비디오는</text:p>
      <text:list xml:id="list1788287099" text:style-name="L55">
        <text:list-item>
          <text:p text:style-name="P615">현재까지의 모든 비디오?</text:p>
        </text:list-item>
        <text:list-item>
          <text:p text:style-name="P615">논문 발행 후 일정 기간 이내 비디오?(1년?)</text:p>
        </text:list-item>
      </text:list>
      <text:p text:style-name="P312"/>
      <text:p text:style-name="P314">200811.ipynb</text:p>
      <text:p text:style-name="P314">피인용 존재하는 논문<text:span text:style-name="T115">(dropna)</text:span></text:p>
      <text:list xml:id="list105679207" text:style-name="L56">
        <text:list-item>
          <text:p text:style-name="P616">2019comp 전체 / 비디오 유 그룹 비교</text:p>
          <text:list>
            <text:list-item>
              <text:p text:style-name="P616">t-test에서 p=0.202 → 유의하지 않음</text:p>
            </text:list-item>
          </text:list>
        </text:list-item>
        <text:list-item>
          <text:p text:style-name="P616">2014comp 전체 / 비디오 유 그룹 비교</text:p>
          <text:list>
            <text:list-item>
              <text:p text:style-name="P636"><text:span text:style-name="T72">t-</text:span><text:span text:style-name="T71">test에서 p=0.003 → 유의함</text:span></text:p>
            </text:list-item>
          </text:list>
        </text:list-item>
      </text:list>
      <text:p text:style-name="P314">→ 약 1년 정도 경과의 논문에 대해서 비디오의 피인용수에 대한 영향력은 미미하나, 시간이 지날수록 유의한 영향력을 보인다?</text:p>
      <text:list xml:id="list112344405629819" text:continue-numbering="true" text:style-name="L56">
        <text:list-header>
          <text:p text:style-name="P617"/>
        </text:list-header>
        <text:list-item>
          <text:p text:style-name="P617">2019comp 비디오 무 / 비디오 유 그룹 비교</text:p>
          <text:list>
            <text:list-item>
              <text:p text:style-name="P637"><text:span text:style-name="T71">t-test에서 p=0.</text:span><text:span text:style-name="T73">199</text:span><text:span text:style-name="T71"> → 유의하지 않음</text:span></text:p>
            </text:list-item>
          </text:list>
        </text:list-item>
        <text:list-item>
          <text:p text:style-name="P617">2014comp 비디오 무 / 비디오 유 그룹 비교</text:p>
          <text:list>
            <text:list-item>
              <text:p text:style-name="P637"><text:span text:style-name="T71">t-test에서 p=0.00</text:span><text:span text:style-name="T73">2</text:span><text:span text:style-name="T71"> → 유의함</text:span></text:p>
            </text:list-item>
          </text:list>
        </text:list-item>
      </text:list>
      <text:p text:style-name="P436"><text:span text:style-name="T72">→</text:span><text:span text:style-name="T73"> 2019년에 대해선, 비디오의 영향력은 미미</text:span></text:p>
      <text:p text:style-name="P278"/>
      <text:p text:style-name="P392">200812</text:p>
      <text:p text:style-name="P285">1701-1706 comp redirection처리 완료</text:p>
      <text:p text:style-name="P285"/>
      <text:p text:style-name="P281"><text:soft-page-break/>1월</text:p>
      <text:p text:style-name="P279">2.<text:span text:style-name="T116">redirection</text:span></text:p>
      <text:p text:style-name="P282">search_20200812_154734.txt</text:p>
      <text:p text:style-name="P282">videos_20200812_155751.txt +8</text:p>
      <text:p text:style-name="P282"/>
      <text:p text:style-name="P282">2월</text:p>
      <text:p text:style-name="P282">2.redirection</text:p>
      <text:p text:style-name="P282">search_20200812_160147.txt</text:p>
      <text:p text:style-name="P282">videos_20200812_161325.txt +2</text:p>
      <text:p text:style-name="P282"/>
      <text:p text:style-name="P282">3월 </text:p>
      <text:p text:style-name="P282">2.redirection</text:p>
      <text:p text:style-name="P282">search_20200812_161431.txt</text:p>
      <text:p text:style-name="P282">videos_20200812_162307.txt +7</text:p>
      <text:p text:style-name="P282"/>
      <text:p text:style-name="P282">4월</text:p>
      <text:p text:style-name="P282">2.redirection</text:p>
      <text:p text:style-name="P283">search_20200812_162354.txt</text:p>
      <text:p text:style-name="P283">videos_20200812_163405.txt +8</text:p>
      <text:p text:style-name="P283"/>
      <text:p text:style-name="P283">5월</text:p>
      <text:p text:style-name="P283">2.redirection</text:p>
      <text:p text:style-name="P284">search_20200812_163518.txt</text:p>
      <text:p text:style-name="P284">videos_20200812_164230.txt +8</text:p>
      <text:p text:style-name="P280"/>
      <text:p text:style-name="P393">200814</text:p>
      <text:p text:style-name="P286">altmetric확인</text:p>
      <text:p text:style-name="P286">-redirection에서 가능</text:p>
      <text:list xml:id="list2065572204" text:style-name="L57">
        <text:list-item>
          <text:p text:style-name="P609">academic.oup.com/bib/article/</text:p>
        </text:list-item>
        <text:list-item>
          <text:p text:style-name="P609">academic.oup.com/bioinformatics/article/</text:p>
        </text:list-item>
        <text:list-item>
          <text:p text:style-name="P609">annals.math.princeton.edu/</text:p>
        </text:list-item>
        <text:list-item>
          <text:p text:style-name="P609">biologydirect.biomedcentral.com/articles/</text:p>
        </text:list-item>
        <text:list-item>
          <text:p text:style-name="P609">bmcbioinformatics.biomedcentral.com/articles/</text:p>
        </text:list-item>
        <text:list-item>
          <text:p text:style-name="P609">cambridge.org/core/journals/</text:p>
        </text:list-item>
        <text:list-item>
          <text:p text:style-name="P609">content.iospress.com/articles/</text:p>
        </text:list-item>
        <text:list-item>
          <text:p text:style-name="P609">gmd.copernicus.org/articles/</text:p>
        </text:list-item>
        <text:list-item>
          <text:p text:style-name="P611">journals.plos.org/ploscompbiol/article?id=</text:p>
        </text:list-item>
        <text:list-item>
          <text:p text:style-name="P613">journals.sagepub.com/doi/</text:p>
        </text:list-item>
        <text:list-item>
          <text:p text:style-name="P613">link.springer.com/article/</text:p>
        </text:list-item>
        <text:list-item>
          <text:p text:style-name="P613">nature.com/articles/</text:p>
        </text:list-item>
        <text:list-item>
          <text:p text:style-name="P613">onlinelibrary.wiley.com/doi/abs/</text:p>
        </text:list-item>
        <text:list-item>
          <text:p text:style-name="P613">projecteuclid.org/</text:p>
        </text:list-item>
        <text:list-item>
          <text:p text:style-name="P613">pubs.acs.org/doi/</text:p>
        </text:list-item>
        <text:list-item>
          <text:p text:style-name="P613">pubsonline.informs.org/doi/abs/</text:p>
        </text:list-item>
      </text:list>
      <text:p text:style-name="P286">-redirection에서 altmetric it 불가, 미지원</text:p>
      <text:list xml:id="list616673449" text:style-name="L58">
        <text:list-item>
          <text:p text:style-name="P610">dl.acm.org/doi/</text:p>
        </text:list-item>
        <text:list-item>
          <text:p text:style-name="P612">ieeexplore.ieee.org/document/</text:p>
        </text:list-item>
        <text:list-item>
          <text:p text:style-name="P612">inderscience.com/offer.php?id=</text:p>
        </text:list-item>
        <text:list-item>
          <text:p text:style-name="P614">misq.org/</text:p>
        </text:list-item>
        <text:list-item>
          <text:p text:style-name="P614"/>
        </text:list-item>
        <text:list-item>
          <text:p text:style-name="P614"/>
        </text:list-item>
      </text:list>
      <text:p text:style-name="P280"/>
      <text:p text:style-name="P394">200814</text:p>
      <text:p text:style-name="P287">5월</text:p>
      <text:p text:style-name="P287">1.doi</text:p>
      <text:p text:style-name="P427">search_20200814_194945.txt</text:p>
      <text:p text:style-name="P287">videos_20200814_200126.txt +11</text:p>
      <text:p text:style-name="P279"/>
      <text:p text:style-name="P287"><text:soft-page-break/>6월</text:p>
      <text:p text:style-name="P287">1.doi</text:p>
      <text:p text:style-name="P288">search_20200814_200411.txt</text:p>
      <text:p text:style-name="P288">videos_20200814_201126.txt +9</text:p>
      <text:p text:style-name="P288"/>
      <text:p text:style-name="P395">200816</text:p>
      <text:p text:style-name="P289">2019 life 상위 5%: 287개</text:p>
      <text:p text:style-name="P289">nan 2개 → 285개</text:p>
      <text:p text:style-name="P289">140개씩 나눠서 검색</text:p>
      <text:p text:style-name="P289"/>
      <text:p text:style-name="P233"><text:span text:style-name="T119">SUBJAREA(</text:span><text:span text:style-name="T120">AGRI OR EART OR ENVI</text:span><text:span text:style-name="T119">) AND PUBDATETXT(January 201</text:span><text:span text:style-name="T118">9</text:span><text:span text:style-name="T119">) AND ISSN(</text:span>17545692 OR 1754-5692 OR 15460738 OR 1546-0738 OR 15435008 OR 1543-5008 OR 15602745 OR 1560-2745 OR 15710645 OR 1571-0645 OR 1758678X OR 1758-678X OR 19411405 OR 1941-1405 OR 87551209 OR 8755-1209 OR 00664170 OR 0066-4170 OR 1461023X OR 1461-023X OR 01695347 OR 0169-5347 OR 17520894 OR 1752-0894 OR 16144961 OR 1614-4961 OR 09263373 OR 0926-3373 OR 13601385 OR 1360-1385 OR 14747596 OR 1474-7596 OR 07374038 OR 0737-4038 OR 01660616 OR 0166-0616 OR 14647931 OR 1464-7931 OR 01492195 OR 0149-2195 OR 09354956 OR 0935-4956 OR 2055026X OR 2055-026X OR 00664286 OR 0066-4286 OR 17517362 OR 1751-7362 OR 10635157 OR 1063-5157 OR 19411413 OR 1941-1413 OR 14639262 OR 1463-9262 OR 16742052 OR 1674-2052 OR 21993971 OR 2199-3971 OR 10404651 OR 1040-4651 OR 00916765 OR 0091-6765 OR 10643389 OR 1064-3389 OR 15409295 OR 1540-9295 OR 17444292 OR 1744-4292 OR 09593780 OR 0959-3780 OR 20530196 OR 2053-0196 OR 03062619 OR 0306-2619 OR 13541013 OR 1354-1013 OR 00670049 OR 0067-0049 OR 00315850 OR 0031-5850 OR 09609822 OR 0960-9822 OR 24519294 OR 2451-9294 OR 00129615 OR 0012-9615 OR 0028646X OR 0028-646X OR 00386308 OR 0038-6308 OR 00128252 OR 0012-8252 OR 13695266 OR 1369-5266 OR 1342937X OR 1342-937X OR 00344257 OR 0034-4257 OR 1755098X OR 1755-098X OR 00030007 OR 0003-0007 OR 14677644 OR 1467-7644 OR 14672960 OR 1467-2960 OR 00431354 OR 0043-1354 OR 13858947 OR 1385-8947 OR 21658102 OR 2165-8102 OR 03043894 OR 0304-3894 OR 20418205 OR 2041-8205 OR 07352689 OR 0735-2689 OR 15414337 OR 1541-4337 OR 18645631 OR 1864-5631 OR 1755263X OR 1755-263X OR 07483007 OR 0748-3007 OR 00119164 OR 0011-9164 OR 09628436 OR 0962-8436 OR 00320889 OR 0032-0889 OR 09242244 OR 0924-2244 OR 08888892 OR 0888-8892 OR 15449173 OR 1544-9173 OR 21618313 OR 2161-8313 OR 09608524 OR 0960-8524 OR 17577780 OR 1757-7780 OR 22104224 OR 2210-4224 OR 00000000 OR 0000-0000 OR 17571693 OR 1757-1693 OR 10408398 OR 1040-8398 OR 01604120 OR 0160-4120 OR 1466822X OR 1466-822X OR 01962892 OR 0196-2892 OR 13835742 OR 1383-5742 OR 13876473 OR 1387-6473 OR 01795953 OR 0179-5953 OR 09242716 OR 0924-2716 OR 2041210X OR 2041-210X OR 00220957 OR 0022-0957 OR 01407791 OR 0140-7791 OR 15691705 OR 1569-1705 OR 10937404 OR 1093-7404 OR 09607412 OR 0960-7412 OR 13504177 OR 1350-4177 OR 13233580 OR 1323-3580 OR 00063568 OR 0006-3568 OR 17438977 OR 1743-8977 OR 22141588 OR 2214-1588 OR 18663508 OR 1866-3508 OR 03088146 OR 0308-8146 OR 09621083 OR 0962-1083 OR 00000000 OR 0000-0000 OR 16807316 OR 1680-7316 OR 15537390 OR 1553-7390 OR 03405761 OR 0340-5761 OR 17453925 OR 1745-3925 OR 17740746 OR 1774-0746 OR 0004637X OR 0004-637X OR 0268005X OR 0268-005X OR 14622912 OR 1462-2912 OR 08866236 OR 0886-6236 OR 00220477 OR 0022-0477 OR 00261165 OR 0026-1165 OR 00380717 OR 0038-0717 OR 18773435 OR 1877-3435 OR 22120416 OR 2212-0416 OR 00218901 OR 0021-8901 OR 01692046 OR 0169-2046 OR 00032670 OR 0003-2670 OR 00000000 OR 0000-0000 OR 15698432 OR 1569-8432 OR 00358711 OR 0035-8711 OR 02698463 OR 0269-8463 OR 09746773 OR 0974-6773 OR 10860266 OR 1086-0266 OR 09596526 OR 0959-6526 OR 00447447 OR 0044-7447 OR 01665162 OR 0166-5162 OR 17262135 OR 1726-2135 OR 22126864 OR 2212-6864 OR 09067590 OR 0906-7590 OR 03605442 OR 0360-5442 OR 00917613 OR 0091-7613 OR 03076970 OR 0307-6970 OR 00000000 OR 0000-0000 OR 0012821X OR 0012-821X OR 13648152 OR 1364-8152 OR 14629011 OR 1462-9011 OR 0022538X OR 0022-538X OR 00139351 OR 0013-9351 OR 20518153 OR 2051-8153 OR 00218790 OR 0021-8790 OR 08948755 OR 0894-8755 OR 00796611 OR 0079-6611)</text:p>
      <text:p text:style-name="P233">:4036건 → 상위 60개</text:p>
      <text:p text:style-name="P233"/>
      <text:p text:style-name="P233"><text:span text:style-name="T119">SUBJAREA(</text:span><text:span text:style-name="T120">AGRI OR EART OR ENVI</text:span><text:span text:style-name="T119">) AND PUBDATETXT(January 201</text:span><text:span text:style-name="T118">9</text:span><text:span text:style-name="T119">) AND ISSN(</text:span>1754-5692 OR 17545692 OR 1546-0738 OR 15460738 OR 1543-5008 OR 15435008 OR 1560-2745 OR 15602745 OR 1571-0645 OR 15710645 OR 1758-678X OR 1758678X OR 1941-1405 OR 19411405 OR 8755-1209 OR 87551209 OR 0066-4170 OR 00664170 OR 1461-023X OR 1461023X OR 0169-5347 OR 01695347 OR 1752-0894 OR 17520894 OR 1614-4961 OR 16144961 OR 0926-3373 OR 09263373 OR 1360-1385 OR 13601385 OR 1474-7596 OR 14747596 OR 0737-4038 OR 07374038 OR 0166-0616 OR 01660616 OR 1464-7931 OR 14647931 OR 0149-2195 OR 01492195 OR 0935-4956 OR 09354956 OR 2055-026X OR 2055026X OR 0066-4286 OR 00664286 OR 1751-7362 OR 17517362 OR 1063-5157 OR 10635157 OR 1941-1413 OR 19411413 OR 1463-9262 OR 14639262 OR 1674-2052 OR 16742052 OR 2199-3971 OR 21993971 OR 1040-4651 OR 10404651 OR 0091-6765 OR 00916765 OR 1064-3389 OR 10643389 OR 1540-9295 OR 15409295 OR 1744-4292 OR 17444292 OR 0959-3780 OR 09593780 OR 2053-0196 OR 20530196 OR 0306-2619 OR 03062619 OR 1354-1013 OR 13541013 OR 0067-0049 OR 00670049 OR 0031-5850 OR 00315850 OR 0960-9822 OR 09609822 OR 2451-9294 OR 24519294 OR 0012-9615 OR 00129615 OR 0028-646X OR 0028646X OR 0038-6308 OR 00386308 OR 0012-8252 OR 00128252 OR 1369-5266 OR 13695266 OR 1342-937X OR 1342937X OR 0034-4257 OR 00344257 OR 1755-098X OR 1755098X OR 0003-0007 OR 00030007 OR 1467-7644 OR 14677644 OR 1467-2960 OR 14672960 OR 0043-1354 OR 00431354 OR 1385-8947 OR 13858947 OR 2165-8102 OR 21658102 OR 0304-3894 OR 03043894 OR 2041-8205 OR 20418205 OR 0735-2689 OR 07352689 OR 1541-4337 OR 15414337)</text:p>
      <text:p text:style-name="P233">:<text:span text:style-name="T121">1240건</text:span></text:p>
      <text:p text:style-name="P233"/>
      <text:p text:style-name="P289"/>
      <text:p text:style-name="P290">2019 life <text:span text:style-name="T122">scopus_preprocess 완료</text:span></text:p>
      <text:p text:style-name="P290"/>
      <text:p text:style-name="P290">1월</text:p>
      <text:p text:style-name="P290">1.doi</text:p>
      <text:p text:style-name="P291">search_20200816_223901.txt</text:p>
      <text:p text:style-name="P291">videos_20200816_224447.txt +13</text:p>
      <text:p text:style-name="P290">2.redirection</text:p>
      <text:p text:style-name="P292">search_20200816_224613.txt</text:p>
      <text:p text:style-name="P292">videos_20200816_225237.txt +12</text:p>
      <text:p text:style-name="P292"><text:soft-page-break/></text:p>
      <text:p text:style-name="P396">200818</text:p>
      <text:p text:style-name="P293">2019 comp 6월</text:p>
      <text:p text:style-name="P293">2.redirection</text:p>
      <text:p text:style-name="P295">search_20200818_124202.txt</text:p>
      <text:p text:style-name="P296">videos_20200818_125256.txt +2</text:p>
      <text:p text:style-name="P294"/>
      <text:p text:style-name="P295">2017 comp 6월</text:p>
      <text:p text:style-name="P295">2.redirection</text:p>
      <text:p text:style-name="P295">search_20200818_125458.txt</text:p>
      <text:p text:style-name="P296">videos_20200818_130503.txt +12</text:p>
      <text:p text:style-name="P288"/>
      <text:p text:style-name="P297">2019 life</text:p>
      <text:p text:style-name="P297">2월</text:p>
      <text:p text:style-name="P297">1.doi</text:p>
      <text:p text:style-name="P297">search_20200818_221835.txt</text:p>
      <text:p text:style-name="P297">videos_20200818_222435.txt +13</text:p>
      <text:p text:style-name="P297">2.redirection</text:p>
      <text:p text:style-name="P297">search_20200818_222538.txt</text:p>
      <text:p text:style-name="P297">videos_20200818_223319.txt +20</text:p>
      <text:p text:style-name="P297"/>
      <text:p text:style-name="P397">200820</text:p>
      <text:p text:style-name="P298">3월</text:p>
      <text:p text:style-name="P298">1.doi</text:p>
      <text:p text:style-name="P301">search_20200820_214954.txt</text:p>
      <text:p text:style-name="P301">videos_20200820_215544.txt <text:span text:style-name="T123">+9</text:span></text:p>
      <text:p text:style-name="P298">2.redirection</text:p>
      <text:p text:style-name="P300">search_20200820_213320.txt</text:p>
      <text:p text:style-name="P301">videos_20200820_214716.txt +35</text:p>
      <text:p text:style-name="P298"/>
      <text:p text:style-name="P298">4월</text:p>
      <text:p text:style-name="P298">1.doi</text:p>
      <text:p text:style-name="P302">search_20200820_215756.txt</text:p>
      <text:p text:style-name="P302">videos_20200820_220348.txt +116 <text:span text:style-name="T124">(!)</text:span></text:p>
      <text:p text:style-name="P298">2.redirection</text:p>
      <text:p text:style-name="P303">search_20200820_220903.txt</text:p>
      <text:p text:style-name="P303">videos_20200820_222648.txt <text:span text:style-name="T125">+32</text:span></text:p>
      <text:p text:style-name="P303"/>
      <text:p text:style-name="P304">5월</text:p>
      <text:p text:style-name="P304">1.<text:span text:style-name="T126">doi</text:span></text:p>
      <text:p text:style-name="P306">search_20200822_134618.txt</text:p>
      <text:p text:style-name="P306">videos_20200822_135044.txt +19</text:p>
      <text:p text:style-name="P305">2.redirection</text:p>
      <text:p text:style-name="P307">search_20200822_135130.txt</text:p>
      <text:p text:style-name="P307">videos_20200822_135602.txt <text:span text:style-name="T127">+34</text:span></text:p>
      <text:p text:style-name="P305">6월</text:p>
      <text:p text:style-name="P305">1.doi</text:p>
      <text:p text:style-name="P308">search_20200822_135715.txt</text:p>
      <text:p text:style-name="P308">videos_20200822_140108.txt +13</text:p>
      <text:p text:style-name="P305">2.redirection</text:p>
      <text:p text:style-name="P309">search_20200822_140308.txt</text:p>
      <text:p text:style-name="P310">videos_20200822_140801.txt <text:span text:style-name="T128">+35</text:span></text:p>
      <text:p text:style-name="P303"/>
      <text:p text:style-name="P398">200824</text:p>
      <text:p text:style-name="P311">comp 2018, 2016, 2015도 모아볼까?</text:p>
      <text:p text:style-name="P311"/>
      <text:p text:style-name="P298">2018</text:p>
      <text:p text:style-name="P299"/>
      <table:table table:name="표2" table:style-name="표2">
        <table:table-column table:style-name="표2.A" table:number-columns-repeated="2"/>
        <table:table-column table:style-name="표2.C"/>
        <table:table-column table:style-name="표2.A"/>
        <table:table-column table:style-name="표2.E"/>
        <text:soft-page-break/>
        <table:table-row>
          <table:table-cell table:style-name="표2.A1" office:value-type="string">
            <text:p text:style-name="P441">테마</text:p>
          </table:table-cell>
          <table:table-cell table:style-name="표2.A1" office:value-type="string">
            <text:p text:style-name="P441">Scopus subject area</text:p>
          </table:table-cell>
          <table:table-cell table:style-name="표2.A1" office:value-type="string">
            <text:p text:style-name="P445">필터</text:p>
          </table:table-cell>
          <table:table-cell table:style-name="표2.A1" office:value-type="string">
            <text:p text:style-name="P445">list</text:p>
          </table:table-cell>
          <table:table-cell table:style-name="표2.E1" office:value-type="string">
            <text:p text:style-name="P454">파일</text:p>
          </table:table-cell>
        </table:table-row>
        <table:table-row>
          <table:table-cell table:style-name="표2.A2" office:value-type="string">
            <text:p text:style-name="P441">Life<text:span text:style-name="T89">+Earth</text:span></text:p>
          </table:table-cell>
          <table:table-cell table:style-name="표2.A2" office:value-type="string">
            <text:p text:style-name="P115">Environmental + Earth and Planetary + Agricultural and Biological</text:p>
          </table:table-cell>
          <table:table-cell table:style-name="표2.A2" office:value-type="string">
            <text:p text:style-name="P449">Journals<text:span text:style-name="T103">+Conference Proceedings</text:span></text:p>
          </table:table-cell>
          <table:table-cell table:style-name="표2.A2" office:value-type="string">
            <text:p text:style-name="P453"/>
          </table:table-cell>
          <table:table-cell table:style-name="표2.E2" office:value-type="string">
            <text:p text:style-name="P445"/>
          </table:table-cell>
        </table:table-row>
        <table:table-row>
          <table:table-cell table:style-name="표2.A2" office:value-type="string">
            <text:p text:style-name="P445">Math &amp; Computer Science</text:p>
          </table:table-cell>
          <table:table-cell table:style-name="표2.A2" office:value-type="string">
            <text:p text:style-name="P120">Computer Science + Mathmatics</text:p>
          </table:table-cell>
          <table:table-cell table:style-name="표2.A2" office:value-type="string">
            <text:p text:style-name="P449">Journals<text:span text:style-name="T103">+Conference Proceedings</text:span></text:p>
          </table:table-cell>
          <table:table-cell table:style-name="표2.A2" office:value-type="string">
            <text:p text:style-name="P445">1000/<text:span text:style-name="T103">3427</text:span></text:p>
          </table:table-cell>
          <table:table-cell table:style-name="표2.E2" office:value-type="string">
            <text:p text:style-name="P445">source-results-math_cs-citescore-2017.xlsx</text:p>
          </table:table-cell>
        </table:table-row>
      </table:table>
      <text:p text:style-name="P299">소스5%→ 171건 → ISSN미존재 14건 →<text:span text:style-name="T129"> 157건</text:span></text:p>
      <text:p text:style-name="P298">문서 2195건. 반으로 나누자.</text:p>
      <text:p text:style-name="P231"/>
      <text:p text:style-name="P229">SUBJAREA(MATH OR COMP) AND PUBDATETXT(January 2018) AND ISSN(10636919 OR 1063-6919 OR 15710645 OR 1571-0645 OR 17590876 OR 1759-0876 OR 15722740 OR 1572-2740 OR 01636804 OR 0163-6804 OR 01628828 OR 0162-8828 OR 1089778X OR 1089-778X OR 19358237 OR 1935-8237 OR 15487660 OR 1548-7660 OR 09205691 OR 0920-5691 OR 1551305X OR 1551-305X OR 15540669 OR 1554-0669 OR 15672190 OR 1567-2190 OR 10535888 OR 1053-5888 OR 02767783 OR 0276-7783 OR 10636706 OR 1063-6706 OR 03600300 OR 0360-0300 OR 15361284 OR 1536-1284 OR 17444292 OR 1744-4292 OR 07338716 OR 0733-8716 OR 00189219 OR 0018-9219 OR 23256818 OR 2325-6818 OR 15662535 OR 1566-2535 OR 18844049 OR 1884-4049 OR 19493053 OR 1949-3053 OR 2162237X OR 2162-237X OR 21695172 OR 2169-5172 OR 21682267 OR 2168-2267 OR 09624929 OR 0962-4929 OR 08908044 OR 0890-8044 OR 13674803 OR 1367-4803 OR 15513203 OR 1551-3203 OR 10836101 OR 1083-6101 OR 10946705 OR 1094-6705 OR 19324553 OR 1932-4553 OR 15740137 OR 1574-0137 OR 07342071 OR 0734-2071 OR 02783649 OR 0278-3649 OR 09242716 OR 0924-2716 OR 08936080 OR 0893-6080 OR 23274662 OR 2327-4662 OR 10967516 OR 1096-7516 OR 1556603X OR 1556-603X OR 03601315 OR 0360-1315 OR 10577149 OR 1057-7149 OR 15566013 OR 1556-6013 OR 07300301 OR 0730-0301 OR 01464833 OR 0146-4833 OR 13501917 OR 1350-1917 OR 01290657 OR 0129-0657 OR 2045824X OR 2045-824X OR 15361276 OR 1536-1276 OR 00200255 OR 0020-0255 OR 10459219 OR 1045-9219 OR 00361445 OR 0036-1445 OR 13618415 OR 1361-8415 OR 00832057 OR 0083-2057 OR 10939687 OR 1093-9687 OR 09574174 OR 0957-4174 OR 21687161 OR 2168-7161 OR 19493045 OR 1949-3045 OR 10414347 OR 1041-4347 OR 15523098 OR 1552-3098 OR 1053587X OR 1053-587X OR 02780062 OR 0278-0062 OR 09638687 OR 0963-8687 OR 15499618 OR 1549-9618 OR 14675463 OR 1467-5463 OR 23255870 OR 2325-5870 OR 02684012 OR 0268-4012)</text:p>
      <text:p text:style-name="P298"/>
      <text:p text:style-name="P229">SUBJAREA(MATH OR COMP) AND PUBDATETXT(January 2018) AND ISSN(02692821 OR 0269-2821 OR 15513955 OR 1551-3955 OR 00985589 OR 0098-5589 OR 03787206 OR 0378-7206 OR 23268298 OR 2326-8298 OR 0960085X OR 0960-085X OR 0167739X OR 0167-739X OR 09507051 OR 0950-7051 OR 00313203 OR 0031-3203 OR 17452759 OR 1745-2759 OR 00189286 OR 0018-9286 OR 08940347 OR 0894-0347 OR 02705257 OR 0270-5257 OR 13648152 OR 1364-8152 OR 16720229 OR 1672-0229 OR 10834435 OR 1083-4435 OR 21686750 OR 2168-6750 OR 15564959 OR 1556-4959 OR 07378017 OR 0737-8017 OR 1049331X OR 1049-331X OR 0003486X OR 0003-486X OR 15249050 OR 1524-9050 OR 0968090X OR 0968-090X OR 01679236 OR 0167-9236 OR 21682194 OR 2168-2194 OR 19391374 OR 1939-1374 OR 22106502 OR 2210-6502 OR 22145796 OR 2214-5796 OR 03605442 OR 0360-5442 OR 15361233 OR 1536-1233 OR 00071102 OR 0007-1102 OR 00104655 OR 0010-4655 OR 15209210 OR 1520-9210 OR 21682216 OR 2168-2216 OR 10848045 OR 1084-8045 OR 1553734X OR 1553-734X OR 10668888 OR 1066-8888 OR 15324435 OR 1532-4435 OR 21508097 OR 2150-8097 OR 02683962 OR 0268-3962 OR 07475632 OR 0747-5632 OR 10692509 OR 1069-2509 OR 17262135 OR 1726-2135 OR 13697412 OR 1369-7412 OR 15708268 OR 1570-8268 OR 11343060 OR 1134-3060 OR 03742830 OR 0374-2830 OR 00457825 OR 0045-7825 OR 16625196 OR 1662-5196 OR 15455971 OR 1545-5971 OR 08883270 OR 0888-3270 OR 09505849 OR 0950-5849 OR 09591524 OR 0959-1524 OR 01651684 OR 0165-1684 OR 01663615 OR 0166-3615 OR 15700844 OR 1570-0844 OR 21576904 OR 2157-6904 OR 03772217 OR 0377-2217 OR 1991959X OR 1991-959X OR 10477047 OR 1047-7047 OR 15499596 OR 1549-9596 OR 15708705 OR 1570-8705 OR 09376429 OR 0937-6429 OR 10772626 OR 1077-2626 OR 00043702 OR 0004-3702 OR 10075704 OR 1007-5704 OR 00103640 OR 0010-3640 OR 13845810 OR 1384-5810 OR 20511310 OR 2051-1310 OR 08912017 OR 0891-2017 OR 03050548 OR 0305-0548 OR 17582946 OR 1758-2946 OR 0743166X OR 0743-166X OR 09659978 OR 0965-9978 OR 18669956 OR 1866-9956 OR 00010782 OR 0001-0782 OR 01787675 OR 0178-7675 OR 1531636X OR 1531-636X OR 00189340 OR 0018-9340 OR 00189545 OR 0018-9545 OR 03064379 OR 0306-4379 OR 17419174 OR 1741-9174 OR 00190578 OR 0019-0578 OR 1383469X OR 1383-469X OR 16174909 OR 1617-4909 OR 12302384 OR 1230-2384 OR 07370024 OR 0737-0024 OR 19328184 OR 1932-8184)</text:p>
      <text:p text:style-name="P298"/>
      <text:p text:style-name="P316"/>
      <text:p text:style-name="P316">소스: 2019 soc+hum 9322건 5%→ 466건 → 공백20건 → 446건</text:p>
      <text:p text:style-name="P316"/>
      <text:p text:style-name="P232"><text:span text:style-name="T112">SUBJAREA(ARTS </text:span>AND SOCI<text:span text:style-name="T112">) AND PUBDATETXT(January 201</text:span>9<text:span text:style-name="T112">) AND ISSN(</text:span>15460738 OR 1546-0738 OR 1758678X OR 1758-678X OR 01492195 OR 0149-2195 OR 00346543 OR 0034-6543 OR 10967516 OR 1096-7516 OR 09593780 OR 0959-3780 OR 17512395 OR 1751-2395 OR 22136657 OR 2213-6657 OR 02683962 OR 0268-3962 OR 10946705 OR 1094-6705 OR 03091325 OR 0309-1325 OR 00018392 OR 0001-8392 OR 02684012 OR 0268-4012 OR 00223514 OR 0022-3514 OR 17577780 OR 1757-7780 OR 03601315 OR 0360-1315 OR 22104224 OR 2210-4224 OR 02615177 OR 0261-5177 OR 00925853 OR 0092-5853 OR 1747938X OR 1747-938X OR 0740624X OR 0740-624X OR 03059006 OR 0305-9006 OR 17521378 OR 1752-1378 OR 00031224 OR 0003-1224 OR 09241868 OR 0924-1868 OR 01622889 OR 0162-2889 OR 0968090X OR 0968-090X OR 0960085X OR 0960-085X OR 07475632 OR 0747-5632 OR 02732297 OR 0273-2297 OR 18773435 OR 1877-3435 OR 22120416 OR 2212-0416 OR 00472875 OR 0047-2875 OR 09644563 OR 0964-4563 OR 01441647 OR 0144-1647 OR 10694730 OR 1069-4730 OR 00220663 OR 0022-0663 OR 00447447 OR 0044-7447 OR 00778923 OR 0077-8923 OR 00208183 OR 0020-8183 OR 08943796 OR 0894-3796 OR 10531858 OR 1053-1858 OR 02692821 OR 0269-2821 OR 01679236 OR 0167-9236 OR 14629011 OR 1462-9011 OR 09600035 OR 0960-0035 OR 10508406 OR 1050-8406 OR 10489843 OR 1048-9843 OR 01912615 OR 0191-2615 OR 22120947 OR 2212-0947 OR 0013189X OR 0013-189X OR 03064573 OR 0306-4573 OR 15248380 OR 1524-8380 OR 03601323 OR 0360-1323 OR 00111384 OR 0011-1384 OR 1369118X OR 1369-118X OR 10853278 OR 1085-3278 OR 10477047 OR 1047-7047 OR 10881980 OR 1088-1980 OR 00130095 OR 0013-0095 OR 02773791 OR 0277-3791 OR 00043702 OR 0004-3702 OR 00093920 OR 0009-3920 OR 09644733 OR 0964-4733 OR 01989715 OR 0198-9715 OR <text:soft-page-break/>10715819 OR 1071-5819 OR 17582946 OR 1758-2946 OR 00935301 OR 0093-5301 OR 00029602 OR 0002-9602 OR 10590161 OR 1059-0161 OR 14682702 OR 1468-2702 OR 00224537 OR 0022-4537 OR 10630732 OR 1063-0732 OR 00491241 OR 0049-1241 OR 21682291 OR 2168-2291 OR 14691930 OR 1469-1930 OR 23301635 OR 2330-1635 OR 00071013 OR 0007-1013 OR 17508592 OR 1750-8592 OR 10452354 OR 1045-2354 OR 13501763 OR 1350-1763 OR 03066150 OR 0306-6150 OR 07484518 OR 0748-4518 OR 14614448 OR 1461-4448 OR 00076503 OR 0007-6503 OR 10662243 OR 1066-2243 OR 00472484 OR 0047-2484 OR 00224871 OR 0022-4871 OR 15561623 OR 1556-1623 OR 17540739 OR 1754-0739 OR 15499596 OR 1549-9596 OR 13665545 OR 1366-5545 OR 13683500 OR 1368-3500 OR 21670811 OR 2167-0811 OR 01973975 OR 0197-3975 OR 10963480 OR 1096-3480 OR 00333352 OR 0033-3352 OR 00346535 OR 0034-6535 OR 22119124 OR 2211-9124 OR 09212973 OR 0921-2973 OR 03091333 OR 0309-1333 OR 01959255 OR 0195-9255 OR 00187267 OR 0018-7267 OR 00205850 OR 0020-5850 OR 17511577 OR 1751-1577 OR 00224308 OR 0022-4308 OR 00380407 OR 0038-0407 OR 1537260X OR 1537-260X OR 15353958 OR 1535-3958 OR 00018791 OR 0001-8791 OR 00246301 OR 0024-6301 OR 00438871 OR 0043-8871 OR 00104140 OR 0010-4140 OR 15604292 OR 1560-4292 OR 03054403 OR 0305-4403 OR 15733750 OR 1573-3750 OR 09594752 OR 0959-4752 OR 03057267 OR 0305-7267 OR 00664812 OR 0066-4812 OR 01426001 OR 0142-6001 OR 01979337 OR 0197-9337 OR 00144029 OR 0014-4029 OR 00343404 OR 0034-3404 OR 09257535 OR 0925-7535 OR 08944393 OR 0894-4393 OR 01402382 OR 0140-2382 OR 00030554 OR 0003-0554 OR 10964037 OR 1096-4037 OR 00100277 OR 0010-0277 OR 01674048 OR 0167-4048 OR 01623737 OR 0162-3737 OR 03069192 OR 0306-9192 OR 15561607 OR 1556-1607 OR 03091317 OR 0309-1317 OR 13619209 OR 1361-9209 OR 00411655 OR 0041-1655 OR 18735991 OR 1873-5991 OR 10402446 OR 1040-2446 OR 00028312 OR 0002-8312 OR 01436228 OR 0143-6228 OR 00936502 OR 0093-6502 OR 08927537 OR 0892-7537 OR 0162895X OR 0162-895X OR 17592879 OR 1759-2879 OR 01622439 OR 0162-2439 OR 02779536 OR 0277-9536 OR 18624065 OR 1862-4065 OR 00113204 OR 0011-3204 OR 00913367 OR 0091-3367 OR 00220027 OR 0022-0027 OR 00267902 OR 0026-7902 OR 10699384 OR 1069-9384 OR 09670106 OR 0967-0106 OR 09658564 OR 0965-8564 OR 10503293 OR 1050-3293 OR 0361476X OR 0361-476X OR 0142694X OR 0142-694X OR 10905138 OR 1090-5138 OR 23248378 OR 2324-8378 OR 10455736 OR 1045-5736 OR 00222194 OR 0022-2194 OR 01607383 OR 0160-7383 OR 00100285 OR 0010-0285 OR 03085147 OR 0308-5147 OR 09697764 OR 0969-7764 OR 09521895 OR 0952-1895 OR 00187208 OR 0018-7208 OR 01602896 OR 0160-2896 OR 13658816 OR 1365-8816 OR 01674544 OR 0167-4544 OR 00219916 OR 0021-9916 OR 00472352 OR 0047-2352 OR 00223433 OR 0022-3433 OR 13540688 OR 1354-0688 OR 00987921 OR 0098-7921 OR 1060586X OR 1060-586X OR 03616843 OR 0361-6843 OR 14719037 OR 1471-9037 OR 09337954 OR 0933-7954 OR 0269994X OR 0269-994X OR 1554351X OR 1554-351X OR 00121649 OR 0012-1649 OR 20438206 OR 2043-8206 OR 03044130 OR 0304-4130 OR 10548289 OR 1054-8289 OR 0749596X OR 0749-596X OR 09669582 OR 0966-9582 OR 07339496 OR 0733-9496 OR 07418825 OR 0741-8825 OR 24520748 OR 2452-0748 OR 10471987 OR 1047-1987 OR 00420980 OR 0042-0980 OR 00014575 OR 0001-4575 OR 00189448 OR 0018-9448 OR 10603743 OR 1060-3743 OR 10795014 OR 1079-5014 OR 13563467 OR 1356-3467 OR 0190292X OR 0190-292X OR 09692290 OR 0969-2290 OR 13546783 OR 1354-6783 OR 00202754 OR 0020-2754 OR 24694452 OR 2469-4452 OR 02642751 OR 0264-2751 OR 09644016 OR 0964-4016 OR 03603989 OR 0360-3989 OR 08854122 OR 0885-4122 OR 02768739 OR 0276-8739 OR 02648377 OR 0264-8377 OR 17439884 OR 1743-9884 OR 15213269 OR 1521-3269 OR 14730952 OR 1473-0952 OR 13608746 OR 1360-8746 OR 21622671 OR 2162-2671 OR 22120955 OR 2212-0955 OR 00040002 OR 0004-0002 OR 00071234 OR 0007-1234 OR 15386473 OR 1538-6473 OR 15263800 OR 1526-3800 OR 00224499 OR 0022-4499 OR 01944363 OR 0194-4363 OR 01477307 OR 0147-7307 OR 03080110 OR 0308-0110 OR 10584609 OR 1058-4609 OR 00340553 OR 0034-0553 OR 17485983 OR 1748-5983 OR 10705511 OR 1070-5511 OR 22106707 OR 2210-6707 OR 00440094 OR 0044-0094 OR 00940496 OR 0094-0496 OR 00027162 OR 0002-7162 OR 0969594X OR 0969-594X OR 10596011 OR 1059-6011 OR 19391382 OR 1939-1382 OR 14717727 OR 1471-7727 OR 02680939 OR 0268-0939 OR 00222445 OR 0022-2445 OR 09666923 OR 0966-6923 OR 09601627 OR 0960-1627 OR 19313896 OR 1931-3896 OR 0093934X OR 0093-934X OR 00070955 OR 0007-0955 OR 21522715 OR 2152-2715 OR 22384782 OR 2238-4782 OR 13540661 OR 1354-0661 OR 13899341 OR 1389-9341 OR 08912432 OR 0891-2432 OR 13846175 OR 1384-6175 OR 13538292 OR 1353-8292 OR 21579288 OR 2157-9288 OR 00273171 OR 0027-3171 OR 00333298 OR 0033-3298 OR 14687941 OR 1468-7941 OR 09582029 OR 0958-2029 OR 03788733 OR 0378-8733 OR 03613682 OR 0361-3682 OR 03009483 OR 0300-9483 OR 22114645 OR 2211-4645 OR 10725369 OR 1072-5369 OR 13621688 OR 1362-1688 OR 17450101 OR 1745-0101 OR 03014207 OR 0301-4207 OR 00380385 OR 0038-0385 OR 17568757 OR 1756-8757 OR 0967070X OR 0967-070X OR 00036870 OR 0003-6870 OR 19317913 OR 1931-7913 OR 08912017 OR 0891-2017 OR 11763647 OR 1176-3647 OR 02667215 OR 0266-7215 OR 00147370 OR 0014-7370 OR 00167398 OR 0016-7398 OR 00057916 OR 0005-7916 OR 15586898 OR 1558-6898 OR 15448444 OR 1544-8444 OR 09636625 OR 0963-6625 OR 14751461 OR 1475-1461 OR 09205489 OR 0920-5489 OR 02116820 OR 0211-6820 OR 09730826 OR 0973-0826 OR 21924376 OR 2192-4376 OR 00163287 OR 0016-3287 OR 21520828 OR 2152-0828 OR 03063127 OR 0306-3127 OR 00494488 OR 0049-4488 OR 19650175 OR 1965-0175 OR 23339683 OR 2333-9683 OR 13657305 OR 1365-7305 OR 1357034X OR 1357-034X OR 09529136 OR 0952-9136 OR 11343478 OR 1134-3478 OR 08852006 OR 0885-2006 OR 09562478 OR 0956-2478 OR 10601538 OR 1060-1538 OR 00167185 OR 0016-7185 OR 00189359 OR 0018-9359 OR 15553434 OR 1555-3434 OR 07430167 OR 0743-0167 OR 03088839 OR 0308-8839 OR 23290382 OR 2329-0382 OR 00070998 OR 0007-0998 OR 14744740 OR 1474-4740 OR 10169040 OR 1016-9040 OR 18764517 OR 1876-4517 OR 02787393 OR 0278-7393 OR 00221031 OR 0022-1031 OR 02678179 OR 0267-8179 OR 20501579 OR 2050-1579 OR 00294624 OR 0029-4624 OR 00368326 OR 0036-8326 OR 17470919 OR 1747-0919 OR 00377791 OR 0037-7791 OR 00811750 OR 0081-1750 OR 13573322 OR 1357-3322 OR 03075079 OR 0307-5079 OR 13249347 OR 1324-9347 OR 14703629 OR 1470-3629 OR 09588221 OR 0958-8221 OR 10226877 OR 1022-6877 OR 09596836 OR 0959-6836 OR 09696997 OR 0969-6997 OR 00219886 OR 0021-9886 OR 01655515 OR 0165-5515 OR 09641998 OR 0964-1998 OR 10943501 OR 1094-3501 OR 0308597X OR 0308-597X OR 18688527 OR 1868-8527 OR 09680802 OR 0968-0802 OR 23249935 OR 2324-9935 OR 02573032 OR 0257-3032 OR 15839583 OR 1583-9583 OR 0096140X OR 0096-140X OR 00029483 OR 0002-9483 OR 15710882 OR 1571-0882 OR 08867356 OR 0886-7356 OR 17422876 OR 1742-2876 OR 15573060 OR 1557-3060 OR 02637758 OR 0263-7758 OR 09632719 OR 0963-2719 OR 18891861 OR 1889-1861 OR 17498198 OR 1749-8198 OR 14702266 OR 1470-2266 OR 13684302 OR 1368-4302 OR 08406529 OR 0840-6529 OR 00181560 OR 0018-1560 OR 15568318 OR 1556-8318 OR 14325012 OR 1432-5012 OR 10508392 OR 1050-8392 OR 00224405 OR 0022-4405 OR 10283153 OR 1028-3153 OR 00238333 OR 0023-8333 OR 00323217 OR 0032-3217 OR 15317714 OR 1531-7714 OR 08351813 OR 0835-1813 OR 01389130 OR 0138-9130 OR 00377732 OR 0037-7732 OR 00380199 OR 0038-0199 OR 00389765 OR 0038-9765 OR 07418329 OR 0741-8329 OR 02699931 OR 0269-9931 OR 00703370 OR 0070-3370 OR 22120122 OR 2212-0122 OR 13515993 OR 1351-5993 OR 13864564 OR 1386-4564 OR 10992340 OR 1099-2340 OR 14710358 OR 1471-0358 OR 02664909 OR 0266-4909 OR 00961523 OR 0096-1523 OR 10505350 OR 1050-5350 OR 19371888 OR 1937-1888 OR 00472891 OR 0047-2891 OR 01909320 OR 0190-9320 OR 22105395 OR 2210-5395 OR 14761270 OR 1476-1270 OR 0742051X OR 0742-051X OR 15412040 OR 1541-2040 OR 00019909 OR 0001-9909 OR 02750740 OR 0275-0740 OR 02782626 OR 0278-2626 OR 07370008 OR 0737-0008 OR 17521505 OR 1752-1505 OR 17508487 OR 1750-8487 OR 13510347 OR 1351-0347 OR 13684310 OR 1368-4310 OR 2161783X OR 2161-783X OR 00204277 OR 0020-4277 OR 02650487 OR 0265-0487 OR 20950055 OR 2095-0055 OR 19401612 OR 1940-1612 OR 07900627 OR 0790-0627 OR 1369183X OR 1369-183X OR 15388220 OR 1538-8220 OR 18412394 OR 1841-2394 OR 16624025 OR 1662-4025 OR 03400727 OR 0340-0727 OR 0033362X OR 0033-362X OR 18415261 OR 1841-5261 OR 15597431 OR 1559-7431 OR 0734371X OR 0734-371X OR 00398322 OR 0039-8322 OR 10838155 OR 1083-8155 OR 00040894 OR 0004-0894 OR 10253866 OR 1025-3866 OR 02610183 OR 0261-0183 OR 14713012 OR 1471-3012 OR 0308518X OR 0308-518X OR 09638180 OR 0963-8180 OR 20575637 OR 2057-5637 OR 09654313 OR 0965-4313 OR 14651165 OR 1465-1165 OR 13645579 OR 1364-5579 OR 10967494 OR 1096-7494 OR 10126902 OR 1012-6902 OR 14923831 OR 1492-3831 OR 00208833 OR 0020-8833 OR 08837252 OR 0883-7252 OR 03043878 OR 0304-3878 OR <text:soft-page-break/>1753318X OR 1753-318X OR 09638016 OR 0963-8016 OR 08997667 OR 0899-7667 OR 08992363 OR 0899-2363 OR 07419325 OR 0741-9325 OR 02602105 OR 0260-2105 OR 0091732X OR 0091-732X OR 25784218 OR 2578-4218 OR 10888438 OR 1088-8438 OR 00380261 OR 0038-0261 OR 03085961 OR 0308-5961 OR 07308884 OR 0730-8884 OR 09500170 OR 0950-0170 OR 0044118X OR 0044-118X OR 01674943 OR 0167-4943 OR 10999809 OR 1099-9809 OR 09595236 OR 0959-5236 OR 00140139 OR 0014-0139 OR 09262644 OR 0926-2644 OR 19440391 OR 1944-0391 OR 02784254 OR 0278-4254 OR 00224146 OR 0022-4146 OR 00941190 OR 0094-1190 OR 14648849 OR 1464-8849 OR 15386341 OR 1538-6341 OR 09626298 OR 0962-6298 OR 01676393 OR 0167-6393 OR 02722631 OR 0272-2631 OR 13624806 OR 1362-4806 OR 14616688 OR 1461-6688)</text:p>
      <text:p text:style-name="P315">→<text:span text:style-name="T131"> 문서 436건 (적네?)</text:span></text:p>
      <text:p text:style-name="P315"/>
      <text:p text:style-name="P399">200826</text:p>
      <text:p text:style-name="P371">2018 <text:span text:style-name="T132">comp</text:span></text:p>
      <text:p text:style-name="P372">1월</text:p>
      <text:p text:style-name="P372">1.doi</text:p>
      <text:p text:style-name="P429">search_20200826_152658.txt</text:p>
      <text:p text:style-name="P428">videos_20200826_153711.txt <text:span text:style-name="T132">+10</text:span></text:p>
      <text:p text:style-name="P318">2.redirection</text:p>
      <text:p text:style-name="P319">search_20200826_154213.txt</text:p>
      <text:p text:style-name="P319">videos_20200826_155026.txt +7</text:p>
      <text:p text:style-name="P319"/>
      <text:p text:style-name="P319">2월</text:p>
      <text:p text:style-name="P320">1.doi</text:p>
      <text:p text:style-name="P321">search_20200826_155129.txt</text:p>
      <text:p text:style-name="P321">videos_20200826_160550.txt +18</text:p>
      <text:p text:style-name="P319"/>
      <text:p text:style-name="P400">200827</text:p>
      <text:p text:style-name="P373">2.redirection</text:p>
      <text:p text:style-name="P373">search_20200827_151442.txt</text:p>
      <text:p text:style-name="P373">videos_20200827_152104.txt +3</text:p>
      <text:p text:style-name="P373"/>
      <text:p text:style-name="P373">3월</text:p>
      <text:p text:style-name="P373">1.doi</text:p>
      <text:p text:style-name="P374">search_20200827_152239.txt</text:p>
      <text:p text:style-name="P374">videos_20200827_155118.txt +13</text:p>
      <text:p text:style-name="P322">2.redirection</text:p>
      <text:p text:style-name="P323">search_20200827_155633.txt +2</text:p>
      <text:p text:style-name="P319"/>
      <text:p text:style-name="P401">200830</text:p>
      <text:p text:style-name="P324">4월</text:p>
      <text:p text:style-name="P324">1.doi</text:p>
      <text:p text:style-name="P324">search_20200830_113932.txt</text:p>
      <text:p text:style-name="P325">videos_20200830_115854.txt +25</text:p>
      <text:p text:style-name="P325">2.redirection</text:p>
      <text:p text:style-name="P325"/>
      <text:p text:style-name="P318"/>
      <text:p text:style-name="P402">200902</text:p>
      <text:p text:style-name="P317">소스: 2019 soc+hum 9322건 5%→ 466건 → 공백20건 → 446건</text:p>
      <text:p text:style-name="P315"/>
      <text:p text:style-name="P403">200904</text:p>
      <text:p text:style-name="P327">비디오 메트릭 분석</text:p>
      <text:list xml:id="list112343997698861" text:continue-list="list2357909973" text:style-name="L53">
        <text:list-item>
          <text:p text:style-name="P618">카운트</text:p>
          <text:list>
            <text:list-item>
              <text:p text:style-name="P618">카운트간 히트맵 <text:span text:style-name="T133">ok</text:span></text:p>
            </text:list-item>
            <text:list-item>
              <text:p text:style-name="P618">나이에 따른 카운트 증가 양상(모델화)</text:p>
              <text:list>
                <text:list-item>
                  <text:p text:style-name="P618">비디오 레이블-비디오 나이-채널 구독자수의 함수?</text:p>
                </text:list-item>
              </text:list>
            </text:list-item>
          </text:list>
        </text:list-item>
        <text:list-item>
          <text:p text:style-name="P618">레이블</text:p>
          <text:list>
            <text:list-item>
              <text:p text:style-name="P618">컨텐츠/비주얼/음성 구성비</text:p>
            </text:list-item>
          </text:list>
        </text:list-item>
      </text:list>
      <text:p text:style-name="P327"/>
      <text:p text:style-name="P327">추가 분석</text:p>
      <text:list xml:id="list19353787" text:style-name="L59">
        <text:list-item>
          <text:p text:style-name="P619"><text:soft-page-break/>논문</text:p>
          <text:list>
            <text:list-item>
              <text:p text:style-name="P620">비디오 언급 비율 <text:span text:style-name="T133">ok</text:span></text:p>
            </text:list-item>
            <text:list-item>
              <text:p text:style-name="P619">피인용수 <text:span text:style-name="T133">ok</text:span></text:p>
            </text:list-item>
            <text:list-item>
              <text:p text:style-name="P620">AAS <text:span text:style-name="T133">ok</text:span></text:p>
            </text:list-item>
            <text:list-item>
              <text:p text:style-name="P619"/>
            </text:list-item>
          </text:list>
        </text:list-item>
        <text:list-item>
          <text:p text:style-name="P619">저널</text:p>
          <text:list>
            <text:list-item>
              <text:p text:style-name="P619">분야별 비디오 있는 논문 비율: 비디오가 집중되는 대분야/소분야 <text:span text:style-name="T133">ok</text:span></text:p>
            </text:list-item>
            <text:list-item>
              <text:p text:style-name="P619">분야에 따른 비디오의 영향력 비교</text:p>
              <text:list>
                <text:list-item>
                  <text:p text:style-name="P619"/>
                </text:list-item>
              </text:list>
            </text:list-item>
          </text:list>
        </text:list-item>
        <text:list-item>
          <text:p text:style-name="P619"/>
        </text:list-item>
      </text:list>
      <text:p text:style-name="P326"/>
      <text:p text:style-name="P326"/>
      <text:p text:style-name="P404">200908</text:p>
      <text:p text:style-name="P328">2019 life 비디오 레이블 대상 idx 100개 추출</text:p>
      <text:p text:style-name="P328">random.sample(range(0, 351), 100)</text:p>
      <text:p text:style-name="P328">[2, 3, 6, 10, 12, 17, 18, 38, 43, 50, 55, 56, 59, 67, 72, 73, <text:span text:style-name="T139">78, 86, 88, 90, 93, 94, 101, 108, 109, 110, 113, 116, 120, 122, 124, 128, 129, 130, 139, 140, 142, 145, 150, 153, 158, 159, 161, 163, 165, 166, 171, 175, 178, 181, 184, 190, 195, 199, 208, 209, 214, 217, 222, 223, 230, 232, 233, 238, 246, 247, 254, 256, 258, 264, 267, 270, 271, 275, 277, 281, 284, 286, 291, 292, 297, 298, 299, 300, 303, 305, 310, 311, 314, 316, 317, 318, 324, 326, 327, 330, 333, 334, 340, 343]</text:span></text:p>
      <text:p text:style-name="P328"/>
      <text:p text:style-name="P329">발표...하자</text:p>
      <text:p text:style-name="P329"/>
      <text:p text:style-name="P330">테이블 channels 업데이트 완료: 2014 comp, 2014 life, 2019 comp, 2019 life</text:p>
      <text:p text:style-name="P330"/>
      <text:p text:style-name="P405">200909</text:p>
      <table:table table:name="표3" table:style-name="표3">
        <table:table-column table:style-name="표3.A"/>
        <table:table-column table:style-name="표3.B"/>
        <table:table-column table:style-name="표3.C" table:number-columns-repeated="2"/>
        <table:table-row>
          <table:table-cell table:style-name="표3.A1" office:value-type="string">
            <text:p text:style-name="P458">年度・分野</text:p>
          </table:table-cell>
          <table:table-cell table:style-name="표3.A1" office:value-type="string">
            <text:p text:style-name="P457">2019 comp</text:p>
          </table:table-cell>
          <table:table-cell table:style-name="표3.A1" office:value-type="string">
            <text:p text:style-name="P457">2017 comp</text:p>
          </table:table-cell>
          <table:table-cell table:style-name="표3.D1" office:value-type="string">
            <text:p text:style-name="P457">2014 comp</text:p>
          </table:table-cell>
        </table:table-row>
        <table:table-row>
          <table:table-cell table:style-name="표3.A2" office:value-type="string">
            <text:p text:style-name="P458">論稿数</text:p>
          </table:table-cell>
          <table:table-cell table:style-name="표3.A2" office:value-type="string">
            <text:p text:style-name="P459">14330</text:p>
          </table:table-cell>
          <table:table-cell table:style-name="표3.A2" office:value-type="string">
            <text:p text:style-name="P459">11353</text:p>
          </table:table-cell>
          <table:table-cell table:style-name="표3.D2" office:value-type="string">
            <text:p text:style-name="P459">9336</text:p>
          </table:table-cell>
        </table:table-row>
        <table:table-row>
          <table:table-cell table:style-name="표3.A2" office:value-type="string">
            <text:p text:style-name="P461">内、<text:span text:style-name="T135">AAS無し・未発見</text:span></text:p>
          </table:table-cell>
          <table:table-cell table:style-name="표3.A2" office:value-type="string">
            <text:p text:style-name="P459">1273(8.9%)</text:p>
          </table:table-cell>
          <table:table-cell table:style-name="표3.A2" office:value-type="string">
            <text:p text:style-name="P459">384(3.4%)</text:p>
          </table:table-cell>
          <table:table-cell table:style-name="표3.D2" office:value-type="string">
            <text:p text:style-name="P459">31<text:span text:style-name="T134">4</text:span>(3.4%)</text:p>
          </table:table-cell>
        </table:table-row>
        <table:table-row>
          <table:table-cell table:style-name="표3.A2" office:value-type="string">
            <text:p text:style-name="P458">対象論稿数</text:p>
          </table:table-cell>
          <table:table-cell table:style-name="표3.A2" office:value-type="string">
            <text:p text:style-name="P462">13057</text:p>
          </table:table-cell>
          <table:table-cell table:style-name="표3.A2" office:value-type="string">
            <text:p text:style-name="P462">10969</text:p>
          </table:table-cell>
          <table:table-cell table:style-name="표3.D2" office:value-type="string">
            <text:p text:style-name="P462">9022</text:p>
          </table:table-cell>
        </table:table-row>
        <table:table-row>
          <table:table-cell table:style-name="표3.A2" office:value-type="string">
            <text:p text:style-name="P464">内、動画付き論稿数</text:p>
          </table:table-cell>
          <table:table-cell table:style-name="표3.A2" office:value-type="string">
            <text:p text:style-name="P462">62(0.5%)</text:p>
          </table:table-cell>
          <table:table-cell table:style-name="표3.A2" office:value-type="string">
            <text:p text:style-name="P462">71(0.6%)</text:p>
          </table:table-cell>
          <table:table-cell table:style-name="표3.D2" office:value-type="string">
            <text:p text:style-name="P462">100(1.1%)</text:p>
          </table:table-cell>
        </table:table-row>
      </table:table>
      <text:p text:style-name="P331"/>
      <table:table table:name="표5" table:style-name="표5">
        <table:table-column table:style-name="표5.A"/>
        <table:table-column table:style-name="표5.B"/>
        <table:table-column table:style-name="표5.C" table:number-columns-repeated="2"/>
        <table:table-row>
          <table:table-cell table:style-name="표5.A1" office:value-type="string">
            <text:p text:style-name="P458">年度・分野</text:p>
          </table:table-cell>
          <table:table-cell table:style-name="표5.A1" office:value-type="string">
            <text:p text:style-name="P458">2019 comp</text:p>
          </table:table-cell>
          <table:table-cell table:style-name="표5.A1" office:value-type="string">
            <text:p text:style-name="P458">2017 comp</text:p>
          </table:table-cell>
          <table:table-cell table:style-name="표5.D1" office:value-type="string">
            <text:p text:style-name="P458">2014 comp</text:p>
          </table:table-cell>
        </table:table-row>
        <table:table-row>
          <table:table-cell table:style-name="표5.A2" office:value-type="string">
            <text:p text:style-name="P458">論稿数</text:p>
          </table:table-cell>
          <table:table-cell table:style-name="표5.A2" office:value-type="string">
            <text:p text:style-name="P460">14330</text:p>
          </table:table-cell>
          <table:table-cell table:style-name="표5.A2" office:value-type="string">
            <text:p text:style-name="P460">11353</text:p>
          </table:table-cell>
          <table:table-cell table:style-name="표5.D2" office:value-type="string">
            <text:p text:style-name="P460">9336</text:p>
          </table:table-cell>
        </table:table-row>
        <table:table-row>
          <table:table-cell table:style-name="표5.A2" office:value-type="string">
            <text:p text:style-name="P461">内、<text:span text:style-name="T135">AAS無し・未発見</text:span></text:p>
          </table:table-cell>
          <table:table-cell table:style-name="표5.A2" office:value-type="string">
            <text:p text:style-name="P460"><text:span text:style-name="T135">10948</text:span>(<text:span text:style-name="T135">76.4</text:span>%)</text:p>
          </table:table-cell>
          <table:table-cell table:style-name="표5.A2" office:value-type="string">
            <text:p text:style-name="P460"><text:span text:style-name="T135">7935</text:span>(<text:span text:style-name="T135">69.9</text:span>%)</text:p>
          </table:table-cell>
          <table:table-cell table:style-name="표5.D2" office:value-type="string">
            <text:p text:style-name="P460"><text:span text:style-name="T135">6039</text:span>(<text:span text:style-name="T135">64.7</text:span>%)</text:p>
          </table:table-cell>
        </table:table-row>
        <table:table-row>
          <table:table-cell table:style-name="표5.A2" office:value-type="string">
            <text:p text:style-name="P458">対象論稿数</text:p>
          </table:table-cell>
          <table:table-cell table:style-name="표5.A2" office:value-type="string">
            <text:p text:style-name="P469">3382</text:p>
          </table:table-cell>
          <table:table-cell table:style-name="표5.A2" office:value-type="string">
            <text:p text:style-name="P469">3418</text:p>
          </table:table-cell>
          <table:table-cell table:style-name="표5.D2" office:value-type="string">
            <text:p text:style-name="P469">3297</text:p>
          </table:table-cell>
        </table:table-row>
        <table:table-row>
          <table:table-cell table:style-name="표5.A2" office:value-type="string">
            <text:p text:style-name="P464">内、動画付き論稿数</text:p>
          </table:table-cell>
          <table:table-cell table:style-name="표5.A2" office:value-type="string">
            <text:p text:style-name="P463"><text:span text:style-name="T135">37</text:span>(<text:span text:style-name="T135">1.1</text:span>%)</text:p>
          </table:table-cell>
          <table:table-cell table:style-name="표5.A2" office:value-type="string">
            <text:p text:style-name="P463"><text:span text:style-name="T135">52</text:span>(<text:span text:style-name="T135">1.5%</text:span>)</text:p>
          </table:table-cell>
          <table:table-cell table:style-name="표5.D2" office:value-type="string">
            <text:p text:style-name="P463"><text:span text:style-name="T135">60</text:span>(<text:span text:style-name="T135">1.8</text:span>%)</text:p>
          </table:table-cell>
        </table:table-row>
      </table:table>
      <text:p text:style-name="P331"/>
      <table:table table:name="표4" table:style-name="표4">
        <table:table-column table:style-name="표4.A"/>
        <table:table-column table:style-name="표4.B"/>
        <table:table-column table:style-name="표4.C" table:number-columns-repeated="4"/>
        <table:table-column table:style-name="표4.B"/>
        <table:table-column table:style-name="표4.C"/>
        <table:table-column table:style-name="표4.I"/>
        <table:table-column table:style-name="표4.C"/>
        <table:table-column table:style-name="표4.K"/>
        <table:table-row>
          <table:table-cell table:style-name="표4.A1" office:value-type="string">
            <text:p text:style-name="P467">Year</text:p>
          </table:table-cell>
          <table:table-cell table:style-name="표4.A1" table:number-columns-spanned="5" office:value-type="string">
            <text:p text:style-name="P465">2019</text:p>
          </table:table-cell>
          <table:covered-table-cell/>
          <table:covered-table-cell/>
          <table:covered-table-cell/>
          <table:covered-table-cell/>
          <table:table-cell table:style-name="표4.G1" table:number-columns-spanned="5" office:value-type="string">
            <text:p text:style-name="P465">2014</text:p>
          </table:table-cell>
          <table:covered-table-cell/>
          <table:covered-table-cell/>
          <table:covered-table-cell/>
          <table:covered-table-cell/>
        </table:table-row>
        <table:table-row>
          <table:table-cell table:style-name="표4.A2" office:value-type="string">
            <text:p text:style-name="P467">Set</text:p>
          </table:table-cell>
          <table:table-cell table:style-name="표4.A2" office:value-type="string">
            <text:p text:style-name="P467">w/o video</text:p>
          </table:table-cell>
          <table:table-cell table:style-name="표4.A2" office:value-type="string">
            <text:p text:style-name="P470">exp</text:p>
          </table:table-cell>
          <table:table-cell table:style-name="표4.A2" office:value-type="string">
            <text:p text:style-name="P470">news</text:p>
          </table:table-cell>
          <table:table-cell table:style-name="표4.A2" office:value-type="string">
            <text:p text:style-name="P470">sup</text:p>
          </table:table-cell>
          <table:table-cell table:style-name="표4.A2" office:value-type="string">
            <text:p text:style-name="P470">ref</text:p>
          </table:table-cell>
          <table:table-cell table:style-name="표4.A2" office:value-type="string">
            <text:p text:style-name="P467">w/o video</text:p>
          </table:table-cell>
          <table:table-cell table:style-name="표4.A2" office:value-type="string">
            <text:p text:style-name="P470">exp</text:p>
          </table:table-cell>
          <table:table-cell table:style-name="표4.A2" office:value-type="string">
            <text:p text:style-name="P470">news</text:p>
          </table:table-cell>
          <table:table-cell table:style-name="표4.A2" office:value-type="string">
            <text:p text:style-name="P470">sup</text:p>
          </table:table-cell>
          <table:table-cell table:style-name="표4.K2" office:value-type="string">
            <text:p text:style-name="P470">ref</text:p>
          </table:table-cell>
        </table:table-row>
        <table:table-row>
          <table:table-cell table:style-name="표4.A2" office:value-type="string">
            <text:p text:style-name="P467">Mean</text:p>
          </table:table-cell>
          <table:table-cell table:style-name="표4.A2" office:value-type="string">
            <text:p text:style-name="P470">0.<text:span text:style-name="T136">4</text:span></text:p>
          </table:table-cell>
          <table:table-cell table:style-name="표4.A2" office:value-type="string">
            <text:p text:style-name="P474">0.9</text:p>
          </table:table-cell>
          <table:table-cell table:style-name="표4.A2" office:value-type="string">
            <text:p text:style-name="P474">1.1</text:p>
          </table:table-cell>
          <table:table-cell table:style-name="표4.A2" office:value-type="string">
            <text:p text:style-name="P474">0.2</text:p>
          </table:table-cell>
          <table:table-cell table:style-name="표4.A2" office:value-type="string">
            <text:p text:style-name="P474">1.5</text:p>
          </table:table-cell>
          <table:table-cell table:style-name="표4.A2" office:value-type="string">
            <text:p text:style-name="P474">0.5</text:p>
          </table:table-cell>
          <table:table-cell table:style-name="표4.A2" office:value-type="string">
            <text:p text:style-name="P474">0.9</text:p>
          </table:table-cell>
          <table:table-cell table:style-name="표4.A2" office:value-type="string">
            <text:p text:style-name="P467">-</text:p>
          </table:table-cell>
          <table:table-cell table:style-name="표4.A2" office:value-type="string">
            <text:p text:style-name="P474">0.5</text:p>
          </table:table-cell>
          <table:table-cell table:style-name="표4.K2" office:value-type="string">
            <text:p text:style-name="P474">1.6</text:p>
          </table:table-cell>
        </table:table-row>
        <table:table-row>
          <table:table-cell table:style-name="표4.A2" office:value-type="string">
            <text:p text:style-name="P465">P-value</text:p>
          </table:table-cell>
          <table:table-cell table:style-name="표4.A2" office:value-type="string">
            <text:p text:style-name="P465">-</text:p>
          </table:table-cell>
          <table:table-cell table:style-name="표4.A2" office:value-type="string">
            <text:p text:style-name="P474">0.0002</text:p>
          </table:table-cell>
          <table:table-cell table:style-name="표4.A2" office:value-type="string">
            <text:p text:style-name="P474">0.0012</text:p>
          </table:table-cell>
          <table:table-cell table:style-name="표4.A2" office:value-type="string">
            <text:p text:style-name="P474">0.1057</text:p>
          </table:table-cell>
          <table:table-cell table:style-name="표4.A2" office:value-type="string">
            <text:p text:style-name="P474">0.0000</text:p>
          </table:table-cell>
          <table:table-cell table:style-name="표4.A2" office:value-type="string">
            <text:p text:style-name="P465">-</text:p>
          </table:table-cell>
          <table:table-cell table:style-name="표4.A2" office:value-type="string">
            <text:p text:style-name="P474">0.0008</text:p>
          </table:table-cell>
          <table:table-cell table:style-name="표4.A2" office:value-type="string">
            <text:p text:style-name="P470">-</text:p>
          </table:table-cell>
          <table:table-cell table:style-name="표4.A2" office:value-type="string">
            <text:p text:style-name="P474">0.7001</text:p>
          </table:table-cell>
          <table:table-cell table:style-name="표4.K2" office:value-type="string">
            <text:p text:style-name="P474">0.0000</text:p>
          </table:table-cell>
        </table:table-row>
      </table:table>
      <text:p text:style-name="P328"/>
      <table:table table:name="표6" table:style-name="표6">
        <table:table-column table:style-name="표6.A"/>
        <table:table-column table:style-name="표6.B"/>
        <table:table-column table:style-name="표6.C"/>
        <table:table-row>
          <table:table-cell table:style-name="표6.A1" office:value-type="string">
            <text:p text:style-name="P472">ラベル</text:p>
          </table:table-cell>
          <table:table-cell table:style-name="표6.A1" office:value-type="string">
            <text:p text:style-name="P456">言及目的</text:p>
          </table:table-cell>
          <table:table-cell table:style-name="표6.C1" office:value-type="string">
            <text:p text:style-name="P456">説明</text:p>
          </table:table-cell>
        </table:table-row>
        <table:table-row>
          <table:table-cell table:style-name="표6.A2" office:value-type="string">
            <text:p text:style-name="P472">exp</text:p>
          </table:table-cell>
          <table:table-cell table:style-name="표6.A2" office:value-type="string">
            <text:p text:style-name="P473">論文解説動画</text:p>
          </table:table-cell>
          <table:table-cell table:style-name="표6.C2" office:value-type="string">
            <text:p text:style-name="P456">対象論文の背景・手法・結果等の解説を目的とする動画。学会発表等を含む。</text:p>
          </table:table-cell>
        </table:table-row>
        <text:soft-page-break/>
        <table:table-row>
          <table:table-cell table:style-name="표6.A2" office:value-type="string">
            <text:p text:style-name="P472">news</text:p>
          </table:table-cell>
          <table:table-cell table:style-name="표6.A2" office:value-type="string">
            <text:p text:style-name="P473">論文紹介動画</text:p>
          </table:table-cell>
          <table:table-cell table:style-name="표6.C2" office:value-type="string">
            <text:p text:style-name="P472">論文の出版や内容を簡単に説明する動画。 Video abstract, preview, review, science news等を含む。</text:p>
          </table:table-cell>
        </table:table-row>
        <table:table-row>
          <table:table-cell table:style-name="표6.A2" office:value-type="string">
            <text:p text:style-name="P472">sup</text:p>
          </table:table-cell>
          <table:table-cell table:style-name="표6.A2" office:value-type="string">
            <text:p text:style-name="P473">補足資料</text:p>
          </table:table-cell>
          <table:table-cell table:style-name="표6.C2" office:value-type="string">
            <text:p text:style-name="P456">論文内資料の動画バージョンのみを取り扱う。</text:p>
          </table:table-cell>
        </table:table-row>
        <table:table-row>
          <table:table-cell table:style-name="표6.A2" office:value-type="string">
            <text:p text:style-name="P472">ref</text:p>
          </table:table-cell>
          <table:table-cell table:style-name="표6.A2" office:value-type="string">
            <text:p text:style-name="P473">参照動画</text:p>
          </table:table-cell>
          <table:table-cell table:style-name="표6.C2" office:value-type="string">
            <text:p text:style-name="P456">動画の公開目的や主張の裏付け、もしくは言及目的が不明なケース。</text:p>
          </table:table-cell>
        </table:table-row>
      </table:table>
      <text:p text:style-name="P328"/>
      <text:p text:style-name="P328"/>
      <text:p text:style-name="P406">200910</text:p>
      <text:p text:style-name="P332">교수</text:p>
      <text:p text:style-name="P332">1.</text:p>
      <text:p text:style-name="P332">비디오가 ↔ 피인용 인과관계??</text:p>
      <text:p text:style-name="P332">-예를 들어, 어떤 종류의 비디오가 공개되면 이후 피인용수 증가율이 유의하게 변한다든지?! 이거 어떻게 안됨? 해보셈! ← 어떻게요…;</text:p>
      <text:p text:style-name="P332"/>
      <text:p text:style-name="P332">2. 저널의 질</text:p>
      <text:p text:style-name="P332">사이트스코어 <text:span text:style-name="T137">5%라 해도</text:span></text:p>
      <text:p text:style-name="P333">1위랑 맨밑과는 차이가 완전 큼.</text:p>
      <text:p text:style-name="P333">-비디오가 집중되는 저널은?</text:p>
      <text:p text:style-name="P333">-피인용수 분포와 저널 스코어 분포(?<text:span text:style-name="T138">)</text:span></text:p>
      <text:p text:style-name="P333">-저널스코어 <text:span text:style-name="T138">↔ 논문 수 히스토그램?</text:span></text:p>
      <text:p text:style-name="P334">-상위1%씩 잘라서 플롯해보면, 실은 최상위1%만 비디오 만들어지는거 아님?</text:p>
      <text:p text:style-name="P333">-제작 업체가 특정 저널에 </text:p>
      <text:p text:style-name="P328"/>
      <text:p text:style-name="P328">미우라</text:p>
      <text:p text:style-name="P328"><text:span text:style-name="T138">1. </text:span>채널이 저자? 대중 커뮤니케이터?</text:p>
      <text:p text:style-name="P328"/>
      <text:p text:style-name="P407">200918</text:p>
      <text:p text:style-name="P335">1. 저널 스코어 분석</text:p>
      <text:p text:style-name="P335">-2014 comp 논문의 저널 스코어 박스플롯(?)</text:p>
      <text:p text:style-name="P426">-스코어별 세부 그룹화 후</text:p>
      <text:p text:style-name="P335">1.1 비디오 논문의 저널 스코어 분석</text:p>
      <text:p text:style-name="P335">-2014 comp 비디오 논문의 저널 스코어 박스 플롯 → 비디오 없는 논문 저널 스코어 박스플롯과 비교</text:p>
      <text:p text:style-name="P335"/>
      <text:p text:style-name="P335">2. 저널 분석</text:p>
      <text:p text:style-name="P335">비디오 논문의 저널 추출 → 특정 저널에 집중되거나 하지 않나? → 집중된다면 그 저널들의 공통점은?(소분야 등)</text:p>
      <text:p text:style-name="P335"/>
      <text:p text:style-name="P335">3. 채널 분석</text:p>
      <text:p text:style-name="P328"/>
      <text:p text:style-name="P408">200921</text:p>
      <text:p text:style-name="P336">2019 life 레이블 계속</text:p>
      <text:p text:style-name="P328"/>
      <text:p text:style-name="P409">20092<text:span text:style-name="T140">4</text:span></text:p>
      <text:p text:style-name="P337">2019 life 레이블 완료...</text:p>
      <text:p text:style-name="P328"/>
      <text:p text:style-name="P410">200928 mentorochi</text:p>
      <text:p text:style-name="P338">1. 하나의 저널 안에서 비디오 유무에 따른 피인용수 차이는?</text:p>
      <text:p text:style-name="P338">1.1 비디오의 커뮤니케이터는 누구인가? 저자? 유튜버? ← 저널 측의 간섭이 없는 저널들로 모아서</text:p>
      <text:p text:style-name="P338">2.</text:p>
      <text:p text:style-name="P338"/>
      <text:p text:style-name="P338">3. 석사논문 주제</text:p>
      <text:p text:style-name="P338">3.1 비디오의 목적 영향력</text:p>
      <text:p text:style-name="P328"><text:soft-page-break/></text:p>
      <text:p text:style-name="P328">4. 비디오 타이틀/설명문에 대해서 <text:span text:style-name="T141">s-transformers 사용해서 어떤 비디오가 만들어지는지 분석!</text:span></text:p>
      <text:p text:style-name="P328"/>
      <text:p text:style-name="P411">201003</text:p>
      <text:p text:style-name="P339">발표내용 정리</text:p>
      <text:p text:style-name="P339">1.비디오 공개 시점과 논문 메트릭스(200827)</text:p>
      <text:p text:style-name="P339">1.1 2014 comp의 비디오 시기별 citation</text:p>
      <text:p text:style-name="P339">→ 결론이…</text:p>
      <text:p text:style-name="P339">1.2 동 AAS</text:p>
      <text:p text:style-name="P339">→ 결론이… </text:p>
      <text:p text:style-name="P339"/>
      <text:p text:style-name="P339">2. 저널 스코어와 비디오 분포(200918)</text:p>
      <text:p text:style-name="P339">2.1 2014 <text:span text:style-name="T142">comp (비디오 전체)</text:span></text:p>
      <text:p text:style-name="P339">→ 최상위 저널에 집중 없이, 저널 스코어 전체에 걸쳐 분포. 비디오 집중 저널이 존재 → 혹시 분야에 대해 집중 현상?</text:p>
      <text:p text:style-name="P342"/>
      <table:table table:name="표8" table:style-name="표8">
        <table:table-column table:style-name="표8.A"/>
        <table:table-column table:style-name="표8.B"/>
        <table:table-column table:style-name="표8.C"/>
        <table:table-column table:style-name="표8.D" table:number-columns-repeated="4"/>
        <table:table-column table:style-name="표8.H"/>
        <table:table-column table:style-name="표8.I"/>
        <table:table-row>
          <table:table-cell table:style-name="표8.A1" office:value-type="string">
            <text:p text:style-name="P476"/>
          </table:table-cell>
          <table:table-cell table:style-name="표8.A1" office:value-type="string">
            <text:p text:style-name="P476">Percentile</text:p>
          </table:table-cell>
          <table:table-cell table:style-name="표8.A1" office:value-type="string">
            <text:p text:style-name="P476">~1%</text:p>
          </table:table-cell>
          <table:table-cell table:style-name="표8.A1" office:value-type="string">
            <text:p text:style-name="P476">1~2%</text:p>
          </table:table-cell>
          <table:table-cell table:style-name="표8.A1" office:value-type="string">
            <text:p text:style-name="P476">2~3%</text:p>
          </table:table-cell>
          <table:table-cell table:style-name="표8.A1" office:value-type="string">
            <text:p text:style-name="P476">3~4%</text:p>
          </table:table-cell>
          <table:table-cell table:style-name="표8.A1" office:value-type="string">
            <text:p text:style-name="P476">4~5%</text:p>
          </table:table-cell>
          <table:table-cell table:style-name="표8.A1" office:value-type="string">
            <text:p text:style-name="P476">Mean</text:p>
          </table:table-cell>
          <table:table-cell table:style-name="표8.I1" office:value-type="string">
            <text:p text:style-name="P476">STD</text:p>
          </table:table-cell>
        </table:table-row>
        <table:table-row>
          <table:table-cell table:style-name="표8.A2" table:number-rows-spanned="2" office:value-type="string">
            <text:p text:style-name="P476">2014</text:p>
          </table:table-cell>
          <table:table-cell table:style-name="표8.A2" office:value-type="string">
            <text:p text:style-name="P476">動画付ジャーナル数</text:p>
          </table:table-cell>
          <table:table-cell table:style-name="표8.A2" office:value-type="string">
            <text:p text:style-name="P476">6</text:p>
          </table:table-cell>
          <table:table-cell table:style-name="표8.A2" office:value-type="string">
            <text:p text:style-name="P476">10</text:p>
          </table:table-cell>
          <table:table-cell table:style-name="표8.A2" office:value-type="string">
            <text:p text:style-name="P476">7</text:p>
          </table:table-cell>
          <table:table-cell table:style-name="표8.A2" office:value-type="string">
            <text:p text:style-name="P476">6</text:p>
          </table:table-cell>
          <table:table-cell table:style-name="표8.A2" office:value-type="string">
            <text:p text:style-name="P476">6</text:p>
          </table:table-cell>
          <table:table-cell table:style-name="표8.A2" office:value-type="string">
            <text:p text:style-name="P476">7.0</text:p>
          </table:table-cell>
          <table:table-cell table:style-name="표8.I2" office:value-type="string">
            <text:p text:style-name="P476">1.55</text:p>
          </table:table-cell>
        </table:table-row>
        <table:table-row>
          <table:covered-table-cell/>
          <table:table-cell table:style-name="표8.A2" office:value-type="string">
            <text:p text:style-name="P477">動画付論稿数</text:p>
          </table:table-cell>
          <table:table-cell table:style-name="표8.A2" office:value-type="string">
            <text:p text:style-name="P476">25</text:p>
          </table:table-cell>
          <table:table-cell table:style-name="표8.A2" office:value-type="string">
            <text:p text:style-name="P476">28</text:p>
          </table:table-cell>
          <table:table-cell table:style-name="표8.A2" office:value-type="string">
            <text:p text:style-name="P476">19</text:p>
          </table:table-cell>
          <table:table-cell table:style-name="표8.A2" office:value-type="string">
            <text:p text:style-name="P476">11</text:p>
          </table:table-cell>
          <table:table-cell table:style-name="표8.A2" office:value-type="string">
            <text:p text:style-name="P476">19</text:p>
          </table:table-cell>
          <table:table-cell table:style-name="표8.A2" office:value-type="string">
            <text:p text:style-name="P476">20.4</text:p>
          </table:table-cell>
          <table:table-cell table:style-name="표8.I2" office:value-type="string">
            <text:p text:style-name="P476">5.85</text:p>
          </table:table-cell>
        </table:table-row>
        <table:table-row>
          <table:table-cell table:style-name="표8.A2" table:number-rows-spanned="2" office:value-type="string">
            <text:p text:style-name="P476">2019</text:p>
          </table:table-cell>
          <table:table-cell table:style-name="표8.A2" office:value-type="string">
            <text:p text:style-name="P476">動画付ジャーナル数</text:p>
          </table:table-cell>
          <table:table-cell table:style-name="표8.A2" office:value-type="string">
            <text:p text:style-name="P476">9</text:p>
          </table:table-cell>
          <table:table-cell table:style-name="표8.A2" office:value-type="string">
            <text:p text:style-name="P476">8</text:p>
          </table:table-cell>
          <table:table-cell table:style-name="표8.A2" office:value-type="string">
            <text:p text:style-name="P476">7</text:p>
          </table:table-cell>
          <table:table-cell table:style-name="표8.A2" office:value-type="string">
            <text:p text:style-name="P476">3</text:p>
          </table:table-cell>
          <table:table-cell table:style-name="표8.A2" office:value-type="string">
            <text:p text:style-name="P476">9</text:p>
          </table:table-cell>
          <table:table-cell table:style-name="표8.A2" office:value-type="string">
            <text:p text:style-name="P476">7.2</text:p>
          </table:table-cell>
          <table:table-cell table:style-name="표8.I2" office:value-type="string">
            <text:p text:style-name="P476">2.23</text:p>
          </table:table-cell>
        </table:table-row>
        <table:table-row>
          <table:covered-table-cell/>
          <table:table-cell table:style-name="표8.A2" office:value-type="string">
            <text:p text:style-name="P477">動画付論稿数</text:p>
          </table:table-cell>
          <table:table-cell table:style-name="표8.A2" office:value-type="string">
            <text:p text:style-name="P476">13</text:p>
          </table:table-cell>
          <table:table-cell table:style-name="표8.A2" office:value-type="string">
            <text:p text:style-name="P476">10</text:p>
          </table:table-cell>
          <table:table-cell table:style-name="표8.A2" office:value-type="string">
            <text:p text:style-name="P476">14</text:p>
          </table:table-cell>
          <table:table-cell table:style-name="표8.A2" office:value-type="string">
            <text:p text:style-name="P476">4</text:p>
          </table:table-cell>
          <table:table-cell table:style-name="표8.A2" office:value-type="string">
            <text:p text:style-name="P476">23</text:p>
          </table:table-cell>
          <table:table-cell table:style-name="표8.A2" office:value-type="string">
            <text:p text:style-name="P476">12.8</text:p>
          </table:table-cell>
          <table:table-cell table:style-name="표8.I2" office:value-type="string">
            <text:p text:style-name="P476">6.18</text:p>
          </table:table-cell>
        </table:table-row>
      </table:table>
      <text:p text:style-name="P342"/>
      <text:p text:style-name="P339"/>
      <text:p text:style-name="P339">2.2 <text:span text:style-name="T142">2014, 2019 비교(비디오 1년 이내)</text:span></text:p>
      <text:p text:style-name="P339">2.2.1 플롯</text:p>
      <text:p text:style-name="P339">2.2.1.1 2014<text:span text:style-name="T142">comp</text:span></text:p>
      <text:p text:style-name="P339">논문 비율 67/9336 = 0.7%</text:p>
      <text:p text:style-name="P339">비디오 비율 79/143 = 55%</text:p>
      <text:p text:style-name="P339">소분야 비율 18/43 = 42%</text:p>
      <text:p text:style-name="P339">저널 비율 25/134 = 19% ← 분야보다는 저널에 대한 집중 현상</text:p>
      <text:p text:style-name="P339">→ 최상위1% 보다는 상위 2~3%에 집중</text:p>
      <text:p text:style-name="P339"/>
      <text:p text:style-name="P339">2.2.1.2 2019<text:span text:style-name="T143">comp</text:span></text:p>
      <text:p text:style-name="P340">논문 비율 50/14330 = 0.3%</text:p>
      <text:p text:style-name="P340">비디오 비율 63/79 = 80%</text:p>
      <text:p text:style-name="P340">소분야 비율 20/46 = 44%</text:p>
      <text:p text:style-name="P340">저널 비율 26/133 = 20% ← 소분야, 저널 비율이 2014와 흡사.</text:p>
      <text:p text:style-name="P340">→ <text:s/>마찬가지로 최상위1%보단 2~3%에 집중</text:p>
      <text:p text:style-name="P340"/>
      <text:p text:style-name="P340">→ 2.2.1 결론: 최상위에 집중되지 않는다. 비디오 커뮤니케이션의 활성 지표로, 소분야, 저널 비율은 44%, 20%를 기록</text:p>
      <text:p text:style-name="P340"/>
      <table:table table:name="표7" table:style-name="표7">
        <table:table-column table:style-name="표7.A"/>
        <table:table-column table:style-name="표7.B" table:number-columns-repeated="2"/>
        <table:table-row>
          <table:table-cell table:style-name="표7.A1" office:value-type="string">
            <text:p text:style-name="P478">年度・分野</text:p>
          </table:table-cell>
          <table:table-cell table:style-name="표7.A1" office:value-type="string">
            <text:p text:style-name="P478">2019 comp</text:p>
          </table:table-cell>
          <table:table-cell table:style-name="표7.C1" office:value-type="string">
            <text:p text:style-name="P478">2014 comp</text:p>
          </table:table-cell>
        </table:table-row>
        <table:table-row>
          <table:table-cell table:style-name="표7.A2" office:value-type="string">
            <text:p text:style-name="P479">早期動画付き論稿数</text:p>
            <text:p text:style-name="P479">（全論稿数）</text:p>
          </table:table-cell>
          <table:table-cell table:style-name="표7.A2" office:value-type="string">
            <text:p text:style-name="P478">50(14330)</text:p>
          </table:table-cell>
          <table:table-cell table:style-name="표7.C2" office:value-type="string">
            <text:p text:style-name="P478">67(9336)</text:p>
          </table:table-cell>
        </table:table-row>
        <table:table-row>
          <table:table-cell table:style-name="표7.A2" office:value-type="string">
            <text:p text:style-name="P479">早期動画数（全動画数）</text:p>
          </table:table-cell>
          <table:table-cell table:style-name="표7.A2" office:value-type="string">
            <text:p text:style-name="P478">63<text:span text:style-name="T147">(79)</text:span></text:p>
          </table:table-cell>
          <table:table-cell table:style-name="표7.C2" office:value-type="string">
            <text:p text:style-name="P478">79<text:span text:style-name="T147">(143)</text:span></text:p>
          </table:table-cell>
        </table:table-row>
        <table:table-row>
          <table:table-cell table:style-name="표7.A2" office:value-type="string">
            <text:p text:style-name="P478">早期動画付きScopus 詳細分野数（全数）</text:p>
          </table:table-cell>
          <table:table-cell table:style-name="표7.A2" office:value-type="string">
            <text:p text:style-name="P478">20<text:span text:style-name="T147">(46)</text:span></text:p>
          </table:table-cell>
          <table:table-cell table:style-name="표7.C2" office:value-type="string">
            <text:p text:style-name="P478">18<text:span text:style-name="T147">(43)</text:span></text:p>
          </table:table-cell>
        </table:table-row>
        <table:table-row>
          <table:table-cell table:style-name="표7.A2" office:value-type="string">
            <text:p text:style-name="P478">早期動画付き ジャーナル数</text:p>
            <text:p text:style-name="P478"><text:soft-page-break/>（全ジャーナル数）</text:p>
          </table:table-cell>
          <table:table-cell table:style-name="표7.A2" office:value-type="string">
            <text:p text:style-name="P478">26<text:span text:style-name="T147">(133)</text:span></text:p>
          </table:table-cell>
          <table:table-cell table:style-name="표7.C2" office:value-type="string">
            <text:p text:style-name="P478">25<text:span text:style-name="T147">(134)</text:span></text:p>
          </table:table-cell>
        </table:table-row>
      </table:table>
      <text:p text:style-name="P340"/>
      <text:p text:style-name="P340"/>
      <text:p text:style-name="P340">2.2.2 저널 목록와 비디오 수</text:p>
      <text:p text:style-name="P340">2.2.2.1 2014<text:span text:style-name="T143">comp</text:span></text:p>
      <text:p text:style-name="P340">→ 로보틱스, 데이터 사이언스, 소프트웨어</text:p>
      <text:p text:style-name="P340">2.2.2.2 2019<text:span text:style-name="T143">comp</text:span></text:p>
      <text:p text:style-name="P340">→ 컴퓨터 비전, 계산 생물학 부상</text:p>
      <text:p text:style-name="P340">→ 2.2.2 결론: 비디오 커뮤니케이션 주제, 분야를 클러스터링 해보면?</text:p>
      <text:p text:style-name="P340"/>
      <text:p text:style-name="P340">2.2.3 초기 <text:span text:style-name="T143">dedicated 비디오</text:span></text:p>
      <text:p text:style-name="P340">2.2.3.1 2014<text:span text:style-name="T143">comp</text:span></text:p>
      <text:p text:style-name="P340">논문 비율 5/9336 = 0.1%</text:p>
      <text:p text:style-name="P340">비디오 5/16 = 31% (총 <text:span text:style-name="T144">dedicated 비디오 16건 중 5건</text:span>)</text:p>
      <text:p text:style-name="P340">→ 분야가 모두 머신 러닝 쪽</text:p>
      <text:p text:style-name="P340">2.2.3.2 2019<text:span text:style-name="T143">comp</text:span></text:p>
      <text:p text:style-name="P340">논문 12/14330 = 0.1%</text:p>
      <text:p text:style-name="P341">비디오 15/19 = 79% (총 <text:span text:style-name="T144">dedicated 비디오 15건 중 19건</text:span>)</text:p>
      <text:p text:style-name="P340">→ 분야가 컴퓨터 비전 + 생물학/화학</text:p>
      <text:p text:style-name="P341">2.2.3 결론:</text:p>
      <text:p text:style-name="P341">- 0.1%의 논문에 대해 초기 <text:span text:style-name="T144">dedicated 비디오 발생, 주제는 머신러닝에서 생물/화학쪽으로 확장 중</text:span></text:p>
      <text:p text:style-name="P341"/>
      <text:p text:style-name="P341">3. 저널 소분야와 비디오 논문 수(200905)</text:p>
      <text:p text:style-name="P344">3.1 비디오 전체</text:p>
      <text:p text:style-name="P344">→ 2014, 2019 둘 다, 비디오 집중되는 소분야, 전혀 없는 소분야가 존재</text:p>
      <text:p text:style-name="P344">→ 소분야의 비디오 논문 수의 기대치는 해당 소분야 전체 논문 수에 비례하는 경향(당연? 그 안에서도 소밀이 존재함을 분석할 필요)</text:p>
      <text:p text:style-name="P344">3.2 초기 비디오</text:p>
      <text:p text:style-name="P344">음 결과가 딱히…</text:p>
      <text:p text:style-name="P344"/>
      <text:p text:style-name="P344">4. 저널 논문 수와 비디오 논문수(201004)</text:p>
      <text:p text:style-name="P344">일단 2,3만 준비해보자. 양이 장난아닐듯...</text:p>
      <text:p text:style-name="P344"/>
      <text:p text:style-name="P412">201005 <text:span text:style-name="T146">Mentorochi</text:span></text:p>
      <text:p text:style-name="P341">-전체 논문 수와 비디오 논문 수</text:p>
      <text:p text:style-name="P341">임팩트가 큰 논문에 비디오 잘 붙고, 그렇지 않으면 비디오 없겠지 </text:p>
      <text:p text:style-name="P341">임팩트 있는 논문 수는 매년 비슷. 따라서 전체 논문 수가 커지든 작아지든 비디오 논문 수는 정해져있다</text:p>
      <text:p text:style-name="P341"/>
      <text:p text:style-name="P341">-분야에 따른 비디오 목적과 메트릭 관계</text:p>
      <text:p text:style-name="P341">1. 비디오 없는 논문엔 퀄리티의 편차가 클 것.</text:p>
      <text:p text:style-name="P341">비디오 붙은 논문은 이미 고퀄리티 논문일 것.</text:p>
      <text:p text:style-name="P341">같은 (고)품질의 논문에 대해 비디오 유무에 따른 피인용수 비교 ← 하나의 저널 안에서 비교 불가? 예를 들면 <text:span text:style-name="T145">news 비디오</text:span></text:p>
      <text:p text:style-name="P346"/>
      <text:p text:style-name="P345">2. <text:span text:style-name="T146">comp와 life의 수치 차이.</text:span></text:p>
      <text:p text:style-name="P347">AAS의 경우, 비디오 없는 논문의 중앙치와 exp 있는 논문의 중앙치를 비교했을 때, comp에선 0.7~0.8, life에선 2.0정도 차이</text:p>
      <text:p text:style-name="P345">→ AASにおける動画の効果が、compよりlifeで効く→「AAS目当てならlife系の動画の作り方を参考したらよい」が言える</text:p>
      <text:p text:style-name="P345"/>
      <text:p text:style-name="P347">앞으로 할 일:</text:p>
      <text:p text:style-name="P347"><text:soft-page-break/>논문이기 때문에 가설과 검증의 프로세스가 필요</text:p>
      <text:p text:style-name="P347">그러기 위해선 지금까지 했던 것들을 글로 정리해야.</text:p>
      <text:p text:style-name="P347">더 나아가서 논문 목차</text:p>
      <text:p text:style-name="P341"/>
      <text:p text:style-name="P413">201006</text:p>
      <text:p text:style-name="P348"/>
      <text:p text:style-name="P348"/>
      <table:table table:name="표9" table:style-name="표9">
        <table:table-column table:style-name="표9.A"/>
        <table:table-column table:style-name="표9.B"/>
        <table:table-column table:style-name="표9.C"/>
        <table:table-column table:style-name="표9.D" table:number-columns-repeated="4"/>
        <table:table-column table:style-name="표9.C"/>
        <table:table-column table:style-name="표9.D" table:number-columns-repeated="2"/>
        <table:table-column table:style-name="표9.K"/>
        <table:table-column table:style-name="표9.L"/>
        <table:table-row>
          <table:table-cell table:style-name="표9.A1" table:number-columns-spanned="2" office:value-type="string">
            <text:p text:style-name="P468">Year</text:p>
          </table:table-cell>
          <table:covered-table-cell/>
          <table:table-cell table:style-name="표9.A1" table:number-columns-spanned="5" office:value-type="string">
            <text:p text:style-name="P466">2019</text:p>
          </table:table-cell>
          <table:covered-table-cell/>
          <table:covered-table-cell/>
          <table:covered-table-cell/>
          <table:covered-table-cell/>
          <table:table-cell table:style-name="표9.H1" table:number-columns-spanned="5" office:value-type="string">
            <text:p text:style-name="P466">2014</text:p>
          </table:table-cell>
          <table:covered-table-cell/>
          <table:covered-table-cell/>
          <table:covered-table-cell/>
          <table:covered-table-cell/>
        </table:table-row>
        <table:table-row>
          <table:table-cell table:style-name="표9.A2" table:number-columns-spanned="2" office:value-type="string">
            <text:p text:style-name="P468">Set</text:p>
          </table:table-cell>
          <table:covered-table-cell/>
          <table:table-cell table:style-name="표9.A2" office:value-type="string">
            <text:p text:style-name="P468">w/o video</text:p>
          </table:table-cell>
          <table:table-cell table:style-name="표9.A2" office:value-type="string">
            <text:p text:style-name="P471">exp</text:p>
          </table:table-cell>
          <table:table-cell table:style-name="표9.A2" office:value-type="string">
            <text:p text:style-name="P471">news</text:p>
          </table:table-cell>
          <table:table-cell table:style-name="표9.A2" office:value-type="string">
            <text:p text:style-name="P471">sup</text:p>
          </table:table-cell>
          <table:table-cell table:style-name="표9.A2" office:value-type="string">
            <text:p text:style-name="P471">ref</text:p>
          </table:table-cell>
          <table:table-cell table:style-name="표9.A2" office:value-type="string">
            <text:p text:style-name="P468">w/o video</text:p>
          </table:table-cell>
          <table:table-cell table:style-name="표9.A2" office:value-type="string">
            <text:p text:style-name="P471">exp</text:p>
          </table:table-cell>
          <table:table-cell table:style-name="표9.A2" office:value-type="string">
            <text:p text:style-name="P471">news</text:p>
          </table:table-cell>
          <table:table-cell table:style-name="표9.A2" office:value-type="string">
            <text:p text:style-name="P471">sup</text:p>
          </table:table-cell>
          <table:table-cell table:style-name="표9.L2" office:value-type="string">
            <text:p text:style-name="P471">ref</text:p>
          </table:table-cell>
        </table:table-row>
        <table:table-row>
          <table:table-cell table:style-name="표9.A2" table:number-rows-spanned="2" office:value-type="string">
            <text:p text:style-name="P480">Comp</text:p>
          </table:table-cell>
          <table:table-cell table:style-name="표9.A2" office:value-type="string">
            <text:p text:style-name="P468">Mean</text:p>
          </table:table-cell>
          <table:table-cell table:style-name="표9.A2" office:value-type="string">
            <text:p text:style-name="P471">0.<text:span text:style-name="T136">4</text:span></text:p>
          </table:table-cell>
          <table:table-cell table:style-name="표9.A2" office:value-type="string">
            <text:p text:style-name="P475">0.9</text:p>
          </table:table-cell>
          <table:table-cell table:style-name="표9.A2" office:value-type="string">
            <text:p text:style-name="P475">1.1</text:p>
          </table:table-cell>
          <table:table-cell table:style-name="표9.A2" office:value-type="string">
            <text:p text:style-name="P475">0.2</text:p>
          </table:table-cell>
          <table:table-cell table:style-name="표9.A2" office:value-type="string">
            <text:p text:style-name="P475">1.5</text:p>
          </table:table-cell>
          <table:table-cell table:style-name="표9.A2" office:value-type="string">
            <text:p text:style-name="P475">0.5</text:p>
          </table:table-cell>
          <table:table-cell table:style-name="표9.A2" office:value-type="string">
            <text:p text:style-name="P475">0.9</text:p>
          </table:table-cell>
          <table:table-cell table:style-name="표9.A2" office:value-type="string">
            <text:p text:style-name="P468">-</text:p>
          </table:table-cell>
          <table:table-cell table:style-name="표9.A2" office:value-type="string">
            <text:p text:style-name="P475">0.5</text:p>
          </table:table-cell>
          <table:table-cell table:style-name="표9.L2" office:value-type="string">
            <text:p text:style-name="P475">1.6</text:p>
          </table:table-cell>
        </table:table-row>
        <table:table-row>
          <table:covered-table-cell/>
          <table:table-cell table:style-name="표9.A2" office:value-type="string">
            <text:p text:style-name="P466">P-value</text:p>
          </table:table-cell>
          <table:table-cell table:style-name="표9.A2" office:value-type="string">
            <text:p text:style-name="P466">-</text:p>
          </table:table-cell>
          <table:table-cell table:style-name="표9.A2" office:value-type="string">
            <text:p text:style-name="P475">0.0002</text:p>
          </table:table-cell>
          <table:table-cell table:style-name="표9.A2" office:value-type="string">
            <text:p text:style-name="P475">0.0012</text:p>
          </table:table-cell>
          <table:table-cell table:style-name="표9.A2" office:value-type="string">
            <text:p text:style-name="P475">0.1057</text:p>
          </table:table-cell>
          <table:table-cell table:style-name="표9.A2" office:value-type="string">
            <text:p text:style-name="P475">0.0000</text:p>
          </table:table-cell>
          <table:table-cell table:style-name="표9.A2" office:value-type="string">
            <text:p text:style-name="P466">-</text:p>
          </table:table-cell>
          <table:table-cell table:style-name="표9.A2" office:value-type="string">
            <text:p text:style-name="P475">0.0008</text:p>
          </table:table-cell>
          <table:table-cell table:style-name="표9.A2" office:value-type="string">
            <text:p text:style-name="P471">-</text:p>
          </table:table-cell>
          <table:table-cell table:style-name="표9.A2" office:value-type="string">
            <text:p text:style-name="P475">0.7001</text:p>
          </table:table-cell>
          <table:table-cell table:style-name="표9.L2" office:value-type="string">
            <text:p text:style-name="P475">0.0000</text:p>
          </table:table-cell>
        </table:table-row>
        <table:table-row>
          <table:table-cell table:style-name="표9.A2" table:number-rows-spanned="2" office:value-type="string">
            <text:p text:style-name="P480">Life</text:p>
          </table:table-cell>
          <table:table-cell table:style-name="표9.A2" office:value-type="string">
            <text:p text:style-name="P468">Mean</text:p>
          </table:table-cell>
          <table:table-cell table:style-name="표9.A2" office:value-type="string">
            <text:p text:style-name="P480">0.9</text:p>
          </table:table-cell>
          <table:table-cell table:style-name="표9.A2" office:value-type="string">
            <text:p text:style-name="P480">1.7</text:p>
          </table:table-cell>
          <table:table-cell table:style-name="표9.A2" office:value-type="string">
            <text:p text:style-name="P480">1.1</text:p>
          </table:table-cell>
          <table:table-cell table:style-name="표9.A2" office:value-type="string">
            <text:p text:style-name="P480">1.0</text:p>
          </table:table-cell>
          <table:table-cell table:style-name="표9.A2" office:value-type="string">
            <text:p text:style-name="P480">1.2</text:p>
          </table:table-cell>
          <table:table-cell table:style-name="표9.A2" office:value-type="string">
            <text:p text:style-name="P480">1.5</text:p>
          </table:table-cell>
          <table:table-cell table:style-name="표9.A2" office:value-type="string">
            <text:p text:style-name="P480">1.9</text:p>
          </table:table-cell>
          <table:table-cell table:style-name="표9.A2" office:value-type="string">
            <text:p text:style-name="P480">1.6</text:p>
          </table:table-cell>
          <table:table-cell table:style-name="표9.A2" office:value-type="string">
            <text:p text:style-name="P480">1.8</text:p>
          </table:table-cell>
          <table:table-cell table:style-name="표9.L2" office:value-type="string">
            <text:p text:style-name="P480">1.8</text:p>
          </table:table-cell>
        </table:table-row>
        <table:table-row>
          <table:covered-table-cell/>
          <table:table-cell table:style-name="표9.A2" office:value-type="string">
            <text:p text:style-name="P466">P-value</text:p>
          </table:table-cell>
          <table:table-cell table:style-name="표9.A2" office:value-type="string">
            <text:p text:style-name="P466">-</text:p>
          </table:table-cell>
          <table:table-cell table:style-name="표9.A2" office:value-type="string">
            <text:p text:style-name="P481">0.0000</text:p>
          </table:table-cell>
          <table:table-cell table:style-name="표9.A2" office:value-type="string">
            <text:p text:style-name="P481">0.0104</text:p>
          </table:table-cell>
          <table:table-cell table:style-name="표9.A2" office:value-type="string">
            <text:p text:style-name="P481">0.7005</text:p>
          </table:table-cell>
          <table:table-cell table:style-name="표9.A2" office:value-type="string">
            <text:p text:style-name="P481">0.0002</text:p>
          </table:table-cell>
          <table:table-cell table:style-name="표9.A2" office:value-type="string">
            <text:p text:style-name="P466">-</text:p>
          </table:table-cell>
          <table:table-cell table:style-name="표9.A2" office:value-type="string">
            <text:p text:style-name="P481">0.0255</text:p>
          </table:table-cell>
          <table:table-cell table:style-name="표9.A2" office:value-type="string">
            <text:p text:style-name="P481">0.1902</text:p>
          </table:table-cell>
          <table:table-cell table:style-name="표9.A2" office:value-type="string">
            <text:p text:style-name="P481">0.1578</text:p>
          </table:table-cell>
          <table:table-cell table:style-name="표9.L2" office:value-type="string">
            <text:p text:style-name="P481">0.0000</text:p>
          </table:table-cell>
        </table:table-row>
      </table:table>
      <text:p text:style-name="P343"/>
      <text:p text:style-name="P414">201010</text:p>
      <text:p text:style-name="P349">자… 여태 한걸 정리해보자</text:p>
      <text:p text:style-name="P349"/>
      <text:p text:style-name="P414">-가장 먼저 한건 4월 발표</text:p>
      <text:p text:style-name="P349">-아카이브 논문의 월별 인용수 증분, 트윗 증분, 비디오 플레이타임 증분 그래프</text:p>
      <text:p text:style-name="P349">-비디오 메트릭 간 상관계수 히트맵</text:p>
      <text:p text:style-name="P349"/>
      <text:p text:style-name="P415">-200604 labmtg</text:p>
      <text:p text:style-name="P351">arxiv 19.01~03</text:p>
      <text:p text:style-name="P351">-비디오 통계(목적 레이블 그룹별)</text:p>
      <text:p text:style-name="P351"><text:tab/>-출판일/공개일 시간차</text:p>
      <text:p text:style-name="P351"><text:tab/>-뷰카운트</text:p>
      <text:p text:style-name="P351"><text:tab/>-비디오 길이</text:p>
      <text:p text:style-name="P351">-히스토그램: 레이블 그룹 x 비디오 속성 별 히스토그램</text:p>
      <text:p text:style-name="P351">-트윗과 비디오 뷰카운트의 시계열 플롯(개소리?)</text:p>
      <text:p text:style-name="P415"><text:span text:style-name="T148">-200625 </text:span>중간 발표</text:p>
      <text:p text:style-name="P351">2</text:p>
      <text:p text:style-name="P349"/>
      <text:p text:style-name="P416">-200730</text:p>
      <text:p text:style-name="P352">비디오 속성-타임델타 플롯</text:p>
      <text:p text:style-name="P352">-뷰/라이크/뷰(스케일화)/라이크(스케일화)</text:p>
      <text:p text:style-name="P352">like/dislike ratio 비디오 목적별 박스플롯</text:p>
      <text:p text:style-name="P352">-지표로 (like-dislike) / like은 어떠한가…</text:p>
      <text:p text:style-name="P352"/>
      <text:p text:style-name="P416">-200819</text:p>
      <text:p text:style-name="P339">비디오 유무와 논문 메트릭스</text:p>
      <text:p text:style-name="P339"/>
      <text:p text:style-name="P416">-200827</text:p>
      <text:p text:style-name="P339">비디오 타임델타에 따른 논문 메트릭스(←<text:span text:style-name="T149"> 90일 간격이 아닌 360일 간격으로 시도해봄이?)</text:span></text:p>
      <text:p text:style-name="P339"/>
      <text:p text:style-name="P416">-200904</text:p>
      <text:p text:style-name="P352">비디오 목적 그룹별 논문 메트릭스</text:p>
      <text:p text:style-name="P352">목적x타임델타 별 논문 메트릭스 (← 샘플 부족)</text:p>
      <text:p text:style-name="P352"/>
      <text:p text:style-name="P416">-200905</text:p>
      <text:p text:style-name="P339"><text:soft-page-break/>소분야별 전체 논문 수/비디오 논문수</text:p>
      <text:p text:style-name="P339">-초기 비디오 논문 수의 비교를 통한 연도별 비디오 활성도 추이(결론:비슷<text:span text:style-name="T149">)</text:span></text:p>
      <text:p text:style-name="P339">-<text:span text:style-name="T149">dedicated videos나 not supplementary videos끼리만 비교(결론: 2019가 우세)</text:span></text:p>
      <text:p text:style-name="P339"/>
      <text:p text:style-name="P416">-200914</text:p>
      <text:p text:style-name="P352">비디오 스타일 레이블링을 통한 Reference video 분석(결론:Presentation형식이 호평받음, 기울기가 큼)</text:p>
      <text:p text:style-name="P352"/>
      <text:p text:style-name="P416">-200918</text:p>
      <text:p text:style-name="P352">저널스코어와 비디오 저널 수, 비디오 논문 수(결론: 스코어에 대해 균등하게 분배)</text:p>
      <text:p text:style-name="P352">-스코어 3~4%만 유의하게 부족</text:p>
      <text:p text:style-name="P352">-소분야보다는 저널에 더 편향적</text:p>
      <text:p text:style-name="P352"/>
      <text:p text:style-name="P416">-200924</text:p>
      <text:p text:style-name="P352">Life 레이블링 완료. 위의 분석 재탕 가능^오^</text:p>
      <text:p text:style-name="P352">Comp와 Life 분석 비교</text:p>
      <text:p text:style-name="P352">-비디오 유무와 논문 메트릭스</text:p>
      <text:p text:style-name="P352"/>
      <text:p text:style-name="P416">-200930</text:p>
      <text:p text:style-name="P339">분야 비교</text:p>
      <text:p text:style-name="P339">-비디오 목적 그룹별 논문 메트릭스</text:p>
      <text:p text:style-name="P339"/>
      <text:p text:style-name="P411">-<text:span text:style-name="T149">201004</text:span></text:p>
      <text:p text:style-name="P339">저널별 논문 수와 비디오 논문 수</text:p>
      <text:p text:style-name="P339">-저널 내 비디오 논문 수는 저널 내 전체 논문 수에 비례하는 경향</text:p>
      <text:p text:style-name="P339">-전체 논문 수 %별 나누어 분석하면 명확해질 듯<text:span text:style-name="T149">(비디오 저널 발생 빈도, 전체 논문 내 비율 둘 다)</text:span></text:p>
      <text:p text:style-name="P339">-<text:span text:style-name="T149">360, 720, … 로 플롯해가면 비디오 발생 과정 데몬스트레이션 가능(← 이는 스코어-비디오 논문 플롯에도 가능)</text:span></text:p>
      <text:p text:style-name="P339"/>
      <text:p text:style-name="P417">201013</text:p>
      <text:p text:style-name="P353">가설을 세울까...? 가설이 뭐지 먹는건가 연애랑 비슷한건가</text:p>
      <text:p text:style-name="P418">가설: 학술적/대중적 인지도 향상에 효과적인 비디오 형식이 존재한다</text:p>
      <text:p text:style-name="P353">다른사람들은 어떤 가설을 세우고 결론을 내지</text:p>
      <text:p text:style-name="P353"/>
      <text:p text:style-name="P357">제목: 유튜브 비디오 메타 데이터를 이용한 비디오 리서치 커뮤니케이션이 리서치 메트릭스에 미치는 영향의 추정에 관한 연구</text:p>
      <text:p text:style-name="P353"/>
      <text:p text:style-name="P353">-배경/목적: …そこで本研究では、…</text:p>
      <text:p text:style-name="P353">--비디오 리서치 커뮤니케이션이 논문/저널/분야에 미치는 학술적/대중적 영향을 정량적으로 추정하고, 대상과 목적에 따른 효과적인 커뮤니케이션 방식을 제안함으로써, 비디오가 효율적인 리서치 커뮤니케이션 수단으로 자리매김함에 공헌함을 목적으로 한다.</text:p>
      <text:p text:style-name="P353"/>
      <text:p text:style-name="P353">-방법/제안</text:p>
      <text:p text:style-name="P358">--이 연구에선 타겟으로 하는 비디오 시청자를 학술적 전문가/비전문가의 두 케이스로 상정하여, 비디오 리서치 커뮤니케이션의 리서치 메트릭스 영향을 평가한다.</text:p>
      <text:p text:style-name="P358">--구체적으로는 특정 시기, 분야의 일정 비율의 피인용 상위 저널에서 샘플한 논문의 피인용수 및 <text:span text:style-name="T150">AAS</text:span>를, 논문 언급 비디오가 존재하는 그룹과 존재하지 않는 그룹으로 나누어, 지표 분포의 그룹 간 유의적인 차가 있는지 정량적으로 검증한다.</text:p>
      <text:p text:style-name="P358">--그 후, 비디오 커뮤니케이션의 목적 및 영상/음성 스타일에 따라 그룹을 세분화, 동 지표의 분포를 비교하여, 상정하는 시청자에 따른 보다 효과적인 비디오 형식을 제안한다.</text:p>
      <text:p text:style-name="P358">--한편 비디오 메타 데이터 분석을 통해 마케팅의 관점에서 리서치 비디오 형식에 따른 시장 수요를(?) 측정한다.</text:p>
      <text:p text:style-name="P358"><text:span text:style-name="T151">(?)</text:span>--더 나아가 비디오 리서치 커뮤니케이션의 활성도 지표를 제안하고, 그를 이용해 시기/분야/저널에 있어서 비디오 리서치 커뮤니케이션의 활성도를 평가한다.</text:p>
      <text:p text:style-name="P353"/>
      <text:p text:style-name="P353"><text:soft-page-break/>-결과</text:p>
      <text:p text:style-name="P354"/>
      <text:p text:style-name="P354">--피인용수와 <text:span text:style-name="T151">AAS에 대해, 비디오의 유무는 유의차가 확인되었으며,</text:span></text:p>
      <text:p text:style-name="P354">---특히 비디오 목적에 따른 피인용수 및 <text:span text:style-name="T151">AAS 분포가 다름을 관측했다.</text:span></text:p>
      <text:p text:style-name="P353">--또한 유튜브 비디오 리서치 커뮤니케이션의 유의한 효과가 관측될 때까지 걸리는 시간 및 비디오 발생 속도를 측정했으며</text:p>
      <text:p text:style-name="P355">--연구자 및 연구 기관은 이번 연구를 이용해 비디오 리서치 커뮤니케이션 투자의 가부 및 전략의 근거로 사용함으로써, 목적에 따른 효과를 극대화하도록 한정된 연구 자원을 배분 소비할 수 있다.</text:p>
      <text:p text:style-name="P353"/>
      <text:p text:style-name="P417">201014</text:p>
      <text:p text:style-name="P353">목차를 써볼까?!</text:p>
      <text:p text:style-name="P353"/>
      <text:p text:style-name="P353">제1장 서론 <text:span text:style-name="T152">p4</text:span></text:p>
      <text:p text:style-name="P353">1.1　はじめに <text:span text:style-name="T152">p2</text:span></text:p>
      <text:p text:style-name="P353">1.2　研究の貢献 <text:span text:style-name="T152">p1</text:span></text:p>
      <text:p text:style-name="P353">1.3　本論文の構成 <text:span text:style-name="T152">p1</text:span></text:p>
      <text:p text:style-name="P353">제2장 관련 연구 <text:span text:style-name="T152">p8</text:span></text:p>
      <text:p text:style-name="P359">2.1 YTサイエンスコミュニケーションに関わる研究</text:p>
      <text:p text:style-name="P360">2.2 サイエンスコミュニケーションとリサーチメトリックスの関係に関わる研究</text:p>
      <text:p text:style-name="P360">2.3 本研究の位置付け</text:p>
      <text:p text:style-name="P356"/>
      <text:p text:style-name="P353">제3장 제안 수법</text:p>
      <text:p text:style-name="P361">3.1 提案手法の概要</text:p>
      <text:p text:style-name="P361">3.2　提案手法の詳細</text:p>
      <text:p text:style-name="P361">3.2.1　データセットの取得</text:p>
      <text:p text:style-name="P366">3.2.1.1 Scopus</text:p>
      <text:p text:style-name="P366">3.2.1.2 YouTube</text:p>
      <text:p text:style-name="P361">3.2.2　Boxplot</text:p>
      <text:p text:style-name="P361">3.2.3 Scaled View – Timedelta</text:p>
      <text:p text:style-name="P361">3.2.4 Area plot (#papers, CiteScore – <text:span text:style-name="T154">Journals, Sub-subjects</text:span>)</text:p>
      <text:p text:style-name="P362">3.2.5 SentenceTransformers</text:p>
      <text:p text:style-name="P353"/>
      <text:p text:style-name="P353">제4장 실험 및 결과</text:p>
      <text:p text:style-name="P362">4.1 실험 방법</text:p>
      <text:p text:style-name="P362">4.1.1 실험 목적</text:p>
      <text:p text:style-name="P362">4.1.2 실험 개요</text:p>
      <text:p text:style-name="P362">4.1.3 실험 데이터셋 개요</text:p>
      <text:p text:style-name="P362">4.1.4 실험 조건</text:p>
      <text:p text:style-name="P362">4.1.5 실험 평가</text:p>
      <text:p text:style-name="P362">4.2 실험 결과</text:p>
      <text:p text:style-name="P362">4.2.1 비디오 유무 및 비디오 목적에 따른 지표 분포<text:span text:style-name="T153">(</text:span>Boxplot<text:span text:style-name="T153">)</text:span></text:p>
      <text:p text:style-name="P362">4.2.2 비디오의 인기 지표 <text:span text:style-name="T153">(</text:span>ScaledView- Timedelta<text:span text:style-name="T153">)</text:span></text:p>
      <text:p text:style-name="P362">4.2.3 비디오 발생원 분포 Area plot</text:p>
      <text:p text:style-name="P366">4.2.3.1 저널</text:p>
      <text:p text:style-name="P366">4.2.3.2 유튜브 채널</text:p>
      <text:p text:style-name="P362">4.3.4 비디오 논문 경향 SentenceTransformers</text:p>
      <text:p text:style-name="P353"/>
      <text:p text:style-name="P353">제5장 고찰</text:p>
      <text:p text:style-name="P363">5.1 비디오와 논문 지표의 관계</text:p>
      <text:p text:style-name="P364">5.2 비디오 목적과 스타일</text:p>
      <text:p text:style-name="P365">5.3 비디오 발생원</text:p>
      <text:p text:style-name="P365"><text:soft-page-break/>5.4 비디오 논문 경향</text:p>
      <text:p text:style-name="P353"/>
      <text:p text:style-name="P353">제6장 결론</text:p>
      <text:p text:style-name="P353"/>
      <text:p text:style-name="P353"/>
      <text:p text:style-name="P419">201018</text:p>
      <text:p text:style-name="P367">채널 레이블 시작:</text:p>
      <text:p text:style-name="P367">2014 comp 50개 완료</text:p>
      <text:p text:style-name="P353"/>
      <text:p text:style-name="P423"><text:span text:style-name="T157">20</text:span><text:span text:style-name="T158">1107</text:span></text:p>
      <text:p text:style-name="P339">유저타입으로 할수있는것</text:p>
      <text:p text:style-name="P339">-컨텐츠x유저타입 비율 히트맵형식</text:p>
      <text:p text:style-name="P339">-시간-스케일드뷰</text:p>
      <text:p text:style-name="P339"/>
      <text:p text:style-name="P420">201118 <text:span text:style-name="T159">labmtg</text:span></text:p>
      <text:p text:style-name="P368">유튜버 속성으로도 나눌수 있다:</text:p>
      <text:p text:style-name="P368">구독자 수, 비디오 수</text:p>
      <text:p text:style-name="P368"/>
      <text:p text:style-name="P421">201125</text:p>
      <text:p text:style-name="P424">피드백: 「萌芽的」즉 도전적, 개척적 연구임을 서론에서 어필</text:p>
      <text:p text:style-name="P370">坂田先生：キム君は、データの制約があるなかでは、よくやっていると思います。論文指標の代表のcitationを左右する大きな要素はほかにある（例えば、掲載Journalの質）中で、本来的に、明確な関係性を見い出しにくいところが課題です。萌芽的な研究であることを序論でアピールすることが必要です。</text:p>
      <text:p text:style-name="P369"/>
      <text:p text:style-name="P369">논문 전개와 실험을 대응:</text:p>
      <text:p text:style-name="P369"/>
      <text:p text:style-name="P350">자… 여태 한걸 정리해보자</text:p>
      <text:p text:style-name="P350"/>
      <text:p text:style-name="P375">-가장 먼저 한건 4월 발표</text:p>
      <text:p text:style-name="P375">-아카이브 논문의 월별 인용수 증분, 트윗 증분, 비디오 플레이타임 증분 그래프</text:p>
      <text:p text:style-name="P375">-비디오 메트릭 간 상관계수 히트맵</text:p>
      <text:p text:style-name="P375"/>
      <text:p text:style-name="P376">-200604 labmtg</text:p>
      <text:p text:style-name="P376">arxiv 19.01~03</text:p>
      <text:p text:style-name="P376">-비디오 통계(목적 레이블 그룹별)</text:p>
      <text:p text:style-name="P376"><text:tab/>-출판일/공개일 시간차</text:p>
      <text:p text:style-name="P376"><text:tab/>-뷰카운트</text:p>
      <text:p text:style-name="P376"><text:tab/>-비디오 길이</text:p>
      <text:p text:style-name="P376">-히스토그램: 레이블 그룹 x 비디오 속성 별 히스토그램</text:p>
      <text:p text:style-name="P376">-트윗과 비디오 뷰카운트의 시계열 플롯(개소리?)</text:p>
      <text:p text:style-name="P376"/>
      <text:p text:style-name="P376"><text:span text:style-name="T148">-200625 </text:span>중간 발표</text:p>
      <text:p text:style-name="P375"/>
      <text:p text:style-name="P377">-200730</text:p>
      <text:p text:style-name="P377">비디오 속성-타임델타 플롯</text:p>
      <text:p text:style-name="P377">-뷰/라이크/뷰(스케일화)/라이크(스케일화)</text:p>
      <text:p text:style-name="P377">like/dislike ratio 비디오 목적별 박스플롯</text:p>
      <text:p text:style-name="P377">-지표로 (like-dislike) / like은 어떠한가…</text:p>
      <text:p text:style-name="P377"/>
      <text:p text:style-name="P377">-200819</text:p>
      <text:p text:style-name="P378">비디오 유무와 논문 메트릭스</text:p>
      <text:p text:style-name="P378"/>
      <text:p text:style-name="P377"><text:soft-page-break/>-200827</text:p>
      <text:p text:style-name="P378">비디오 타임델타에 따른 논문 메트릭스(←<text:span text:style-name="T149"> 90일 간격이 아닌 360일 간격으로 시도해봄이?)</text:span></text:p>
      <text:p text:style-name="P378"/>
      <text:p text:style-name="P377">-200904</text:p>
      <text:p text:style-name="P377">비디오 목적 그룹별 논문 메트릭스</text:p>
      <text:p text:style-name="P377">목적x타임델타 별 논문 메트릭스 (← 샘플 부족)</text:p>
      <text:p text:style-name="P377"/>
      <text:p text:style-name="P377">-200905</text:p>
      <text:p text:style-name="P378">소분야별 전체 논문 수/비디오 논문수</text:p>
      <text:p text:style-name="P378">-초기 비디오 논문 수의 비교를 통한 연도별 비디오 활성도 추이(결론:비슷<text:span text:style-name="T149">)</text:span></text:p>
      <text:p text:style-name="P378">-<text:span text:style-name="T149">dedicated videos나 not supplementary videos끼리만 비교(결론: 2019가 우세)</text:span></text:p>
      <text:p text:style-name="P378"/>
      <text:p text:style-name="P377">-200914</text:p>
      <text:p text:style-name="P377">비디오 스타일 레이블링을 통한 Reference video 분석(결론:Presentation형식이 호평받음, 기울기가 큼)</text:p>
      <text:p text:style-name="P377"/>
      <text:p text:style-name="P377">-200918</text:p>
      <text:p text:style-name="P377">저널스코어와 비디오 저널 수, 비디오 논문 수(결론: 스코어에 대해 균등하게 분배)</text:p>
      <text:p text:style-name="P377">-스코어 3~4%만 유의하게 부족</text:p>
      <text:p text:style-name="P377">-소분야보다는 저널에 더 편향적</text:p>
      <text:p text:style-name="P377"/>
      <text:p text:style-name="P377">-200924</text:p>
      <text:p text:style-name="P377">Life 레이블링 완료. 위의 분석 재탕 가능^오^</text:p>
      <text:p text:style-name="P377">Comp와 Life 분석 비교</text:p>
      <text:p text:style-name="P377">-비디오 유무와 논문 메트릭스</text:p>
      <text:p text:style-name="P377"/>
      <text:p text:style-name="P377">-200930</text:p>
      <text:p text:style-name="P378">분야 비교</text:p>
      <text:p text:style-name="P378">-비디오 목적 그룹별 논문 메트릭스</text:p>
      <text:p text:style-name="P378"/>
      <text:p text:style-name="P378">-<text:span text:style-name="T149">201004</text:span></text:p>
      <text:p text:style-name="P378">저널별 논문 수와 비디오 논문 수</text:p>
      <text:p text:style-name="P378">-저널 내 비디오 논문 수는 저널 내 전체 논문 수에 비례하는 경향</text:p>
      <text:p text:style-name="P378">-전체 논문 수 %별 나누어 분석하면 명확해질 듯<text:span text:style-name="T149">(비디오 저널 발생 빈도, 전체 논문 내 비율 둘 다)</text:span></text:p>
      <text:p text:style-name="P378">-<text:span text:style-name="T149">360, 720, … 로 플롯해가면 비디오 발생 과정 데몬스트레이션 가능(← 이는 스코어-비디오 논문 플롯에도 가능)</text:span></text:p>
      <text:p text:style-name="P379"/>
      <text:p text:style-name="P379"/>
      <text:p text:style-name="P422">201202</text:p>
      <text:p text:style-name="P380"/>
      <text:p text:style-name="P380">動画ビューと被引用数の傾向スコアマッチングで回帰分析しようぜ</text:p>
      <text:p text:style-name="P380">相関だけじゃなく因果関係が言えるから。私）言えるか？？</text:p>
      <text:p text:style-name="P379"/>
      <text:p text:style-name="P623">201207 mentorochi</text:p>
      <text:list xml:id="list3101406553" text:style-name="L60">
        <text:list-item>
          <text:p text:style-name="P638"><text:span text:style-name="T75">인트로 써서 보여주세요</text:span></text:p>
        </text:list-item>
        <text:list-item>
          <text:p text:style-name="P639"><text:span text:style-name="T74">제목 정해주세요</text:span></text:p>
        </text:list-item>
        <text:list-item>
          <text:p text:style-name="P639"><text:span text:style-name="T74">뷰카운트-지표 에 관해: 레이블 별로 플롯해서 상관계수 내보세요.</text:span></text:p>
        </text:list-item>
      </text:list>
      <text:p text:style-name="P622"/>
      <text:p text:style-name="P622"/>
      <text:p text:style-name="P622"/>
      <text:p text:style-name="P379"/>
      <text:p text:style-name="P37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Droid Sans Mono" svg:font-family="'Droid Sans Mono', monospace, monospace, 'Droid Sans Fallback'"/>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JP Regular" style:font-family-asian="'Noto Sans CJK JP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06T10:27:19.463791035</meta:creation-date>
    <dc:date>2020-12-07T11:23:43.222428833</dc:date>
    <meta:editing-duration>P4DT20H48M5S</meta:editing-duration>
    <meta:editing-cycles>385</meta:editing-cycles>
    <meta:generator>LibreOffice/6.4.6.2$Linux_X86_64 LibreOffice_project/40$Build-2</meta:generator>
    <meta:document-statistic meta:table-count="11" meta:image-count="0" meta:object-count="0" meta:page-count="43" meta:paragraph-count="1697" meta:word-count="26947" meta:character-count="96035" meta:non-whitespace-character-count="81884"/>
  </office:meta>
</office:document-meta>
</file>